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8d181"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763a2"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8d181"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8d181" officeooo:paragraph-rsid="0008d181"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8d181" officeooo:paragraph-rsid="0075fd08"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d6790" officeooo:paragraph-rsid="003d6790"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9c7e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13a34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74ee1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cce9d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2eaa55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9cf8f"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bb1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4e2dbe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66263d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6694c6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6acbec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89fab6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9f1bfd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541be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224746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4bfc2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812d4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9c7e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e6dd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ae8d3" officeooo:paragraph-rsid="000ae8d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4aca6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10454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0ae8d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b478c" officeooo:paragraph-rsid="001e7bf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b478c" officeooo:paragraph-rsid="09f5c67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493a9" officeooo:paragraph-rsid="002493a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a2c12" officeooo:paragraph-rsid="002a2c1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a2c12" officeooo:paragraph-rsid="04f6b02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d4acc" officeooo:paragraph-rsid="002d4ac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2eb3d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2f4ef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44a4e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4feaaf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03b163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6ba5d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fe668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cd2a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6a8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9e1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42536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4b9e3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af720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b1fee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cce9d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11372f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118194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a1e021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0f984" officeooo:paragraph-rsid="0061c25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671c0" officeooo:paragraph-rsid="006671c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b78a9" officeooo:paragraph-rsid="006b78a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710877" officeooo:paragraph-rsid="0071087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78b604" officeooo:paragraph-rsid="0078b60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8259b" officeooo:paragraph-rsid="00b8259b"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224746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89e0d6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00ae8d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016f76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0cce9d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66263d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6694c6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89fab68"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9f1bfd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8dec0" officeooo:paragraph-rsid="0008d18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61c256" officeooo:paragraph-rsid="0060f98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bf828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c82e3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cea73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d1289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d1f22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69f61a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e272a" officeooo:paragraph-rsid="05154c8f"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e272a" officeooo:paragraph-rsid="0a1f1be9"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cb88f4" officeooo:paragraph-rsid="00cb88f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d5a201" officeooo:paragraph-rsid="00d5a20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6ba5d3" officeooo:paragraph-rsid="016ba5d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6ba5d3" officeooo:paragraph-rsid="09a51fa2"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ecfb97" officeooo:paragraph-rsid="0129f2b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3b79a" officeooo:paragraph-rsid="0129f2b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6686" officeooo:paragraph-rsid="01fe668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8b1a" officeooo:paragraph-rsid="01fe8b1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0d7f3" officeooo:paragraph-rsid="02223e4f"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8e847f"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e9089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722665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724182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728148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729b93d"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729e82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7226650"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7a8befd"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80b9865"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67dac3" officeooo:paragraph-rsid="0267dac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6ad679" officeooo:paragraph-rsid="026ad679"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5ed92" officeooo:paragraph-rsid="0722665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df0c8" officeooo:paragraph-rsid="030df0c8"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f6853" officeooo:paragraph-rsid="030f685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014518" officeooo:paragraph-rsid="02014518"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3ac086d"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5f6c1c2"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2fbb4c"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31a34d"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33e08f"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30852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aa67d1c"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22551d5" officeooo:paragraph-rsid="0737fec9"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2551d5" officeooo:paragraph-rsid="0737fec9"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37fec9"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46c410"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56081f"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ab8e428"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115ad4" officeooo:paragraph-rsid="0737fec9"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0be16" officeooo:paragraph-rsid="071617d2"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0be16" officeooo:paragraph-rsid="0746c410"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31e924" officeooo:paragraph-rsid="076d779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34bf49" officeooo:paragraph-rsid="0746c410"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1f64e1" officeooo:paragraph-rsid="071f64e1"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215bc4" officeooo:paragraph-rsid="07215bc4"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2184b9" officeooo:paragraph-rsid="072184b9"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2625e" officeooo:paragraph-rsid="0733e08f"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2625e" officeooo:paragraph-rsid="093207ef"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2c47a3" officeooo:paragraph-rsid="0746c41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5a5fdd" officeooo:paragraph-rsid="075a5fdd"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7e8244" officeooo:paragraph-rsid="077e824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7e8244" officeooo:paragraph-rsid="0aab9829"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7800190" officeooo:paragraph-rsid="0780019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780f0a8" officeooo:paragraph-rsid="0780f0a8"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a2fe98" officeooo:paragraph-rsid="07a2fe9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226650" officeooo:paragraph-rsid="0724182f"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08521" officeooo:paragraph-rsid="0731a34d"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a8befd" officeooo:paragraph-rsid="07a8befd"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7db73" officeooo:paragraph-rsid="07c8c907"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4e0a0" officeooo:paragraph-rsid="07c8c907"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4e0a0" officeooo:paragraph-rsid="07df02aa"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c8c907" officeooo:paragraph-rsid="07c8c907"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6b857c" officeooo:paragraph-rsid="0815a608"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df02aa" officeooo:paragraph-rsid="07df02a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df02aa" officeooo:paragraph-rsid="07e52049"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df02aa" officeooo:paragraph-rsid="07ea19f1"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99c7c" officeooo:paragraph-rsid="07e99c7c"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99c7c" officeooo:paragraph-rsid="07ea19f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d2d0f6" officeooo:paragraph-rsid="07c8c907"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33ef1b" officeooo:paragraph-rsid="0746c410"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c30e9a" officeooo:paragraph-rsid="09c30e9a"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9a046" officeooo:paragraph-rsid="0989a046"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a7454" officeooo:paragraph-rsid="098a7454"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95b3a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8da71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c84a7" officeooo:paragraph-rsid="098b8326"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a51fa2" officeooo:paragraph-rsid="09a51fa2"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dce9b2" officeooo:paragraph-rsid="07de6dd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666ba" officeooo:paragraph-rsid="09d750d6"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1c3255" officeooo:paragraph-rsid="0ab6488e"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5ac97c" officeooo:paragraph-rsid="0ab8e428"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c8c907"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d433d2" officeooo:paragraph-rsid="09424e6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2ff1ce" officeooo:paragraph-rsid="0ac01f71"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1852318"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2ae87e5"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307ec6a"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3112faa"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81bda91"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83fe6ec"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841c78f"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b399df0"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1852318"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12b79" officeooo:paragraph-rsid="0315aa19"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335c51b"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33f5061"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9681cda"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8eed9f9"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1ce0ff4" officeooo:paragraph-rsid="030f6853"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e9cf2" officeooo:paragraph-rsid="03112faa"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06ce5" officeooo:paragraph-rsid="031419e9"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06ce5" officeooo:paragraph-rsid="095b923d"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031aaa0a"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323e065"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95cdd9f"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9763278"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9763278"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25bc2" officeooo:paragraph-rsid="03446be8"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25bc2" officeooo:paragraph-rsid="035534ae"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25bc2" officeooo:paragraph-rsid="08a34337"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25bc2" officeooo:paragraph-rsid="0b824aab"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25bc2" officeooo:paragraph-rsid="0b82c9d7"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35dabd1"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8962683"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89a07cf"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399a45" officeooo:paragraph-rsid="03399a45"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3f5061" officeooo:paragraph-rsid="033f5061"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226650"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c8c907"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de6dd5"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df02aa"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f0c802"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7f2282b"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10b24" officeooo:paragraph-rsid="09424e69"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ac853" officeooo:paragraph-rsid="07226650"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e27796" officeooo:paragraph-rsid="07226650"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e27796" officeooo:paragraph-rsid="0b07ebc5"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cc36e9" officeooo:paragraph-rsid="07226650"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b6eade" officeooo:paragraph-rsid="07b6eade"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c8c907" officeooo:paragraph-rsid="07faa7ff"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df02aa" officeooo:paragraph-rsid="07e52049"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0f189" officeooo:paragraph-rsid="07e8ac2f"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0f189" officeooo:paragraph-rsid="09d750d6"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e0f189" officeooo:paragraph-rsid="07ea19f1"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feec8c" officeooo:paragraph-rsid="07feec8c"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feec8c" officeooo:paragraph-rsid="08026b23"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0395e3" officeooo:paragraph-rsid="080395e3"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1bda91" officeooo:paragraph-rsid="081bda91"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1fe061" officeooo:paragraph-rsid="081fe061"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50c5c0" officeooo:paragraph-rsid="0850c5c0"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717689" officeooo:paragraph-rsid="08717689"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7ede77" officeooo:paragraph-rsid="087ede77"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3db56" officeooo:paragraph-rsid="0883db56"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3db56" officeooo:paragraph-rsid="0886310a"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6310a" officeooo:paragraph-rsid="0886310a"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86f36" officeooo:paragraph-rsid="08886f36"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89b6f" officeooo:paragraph-rsid="08889b6f"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889d33" officeooo:paragraph-rsid="08889d33"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edabd" officeooo:paragraph-rsid="089e0d65"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8af5890"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8afcbe1"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3600e6d"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b9a68d8"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3784d" officeooo:paragraph-rsid="08b9e2cc"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e3784d" officeooo:paragraph-rsid="08d589c0"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87056b" officeooo:paragraph-rsid="08ff6640"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87056b" officeooo:paragraph-rsid="09035c2e"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9ef89c" officeooo:paragraph-rsid="08ef8adb"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379a4" officeooo:paragraph-rsid="08fada3c"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bf85a6" officeooo:paragraph-rsid="08bf85a6"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bf85a6" officeooo:paragraph-rsid="0907c7bd"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c043c4" officeooo:paragraph-rsid="08c043c4"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d669b8" officeooo:paragraph-rsid="03675e0c"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d669b8" officeooo:paragraph-rsid="0ba5a04b"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08f3078e"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08f74322"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08f83ab1"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0bcec8fd"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55e9e" officeooo:paragraph-rsid="08f55e9e"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ca99b" officeooo:paragraph-rsid="08fca99b"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f6640" officeooo:paragraph-rsid="08ff6640"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f3af86" officeooo:paragraph-rsid="094db6cb"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4db6cb" officeooo:paragraph-rsid="094db6cb"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4ff876" officeooo:paragraph-rsid="094ff876"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57cd5c" officeooo:paragraph-rsid="0957cd5c"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58e17b" officeooo:paragraph-rsid="0958e17b"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60f08e" officeooo:paragraph-rsid="0960f08e"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9763278" officeooo:paragraph-rsid="09763278"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af5890" officeooo:paragraph-rsid="08af5890"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6eddb6f"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80b9865"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80daf62"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82621b3"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8137e06"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34d7e" officeooo:paragraph-rsid="07c1bace"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5ed92" officeooo:paragraph-rsid="0255ed92"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7a63f" officeooo:paragraph-rsid="0257a63f"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7a63f" officeooo:paragraph-rsid="080b9865"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0dfa6a" officeooo:paragraph-rsid="080dfa6a"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0dfa6a" officeooo:paragraph-rsid="0b12e108"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f07bf" officeooo:paragraph-rsid="080b9865"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045ed7" officeooo:paragraph-rsid="09045ed7"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ef8adb" officeooo:paragraph-rsid="08ef8adb"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77fee" officeooo:paragraph-rsid="08ef8adb"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86da18" officeooo:paragraph-rsid="0186da18"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8972c9" officeooo:paragraph-rsid="0187c63a"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8972c9" officeooo:paragraph-rsid="018972c9"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4c68d92" officeooo:paragraph-rsid="04c68d92"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9c61ca" officeooo:paragraph-rsid="04c84d17"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8ce476" officeooo:paragraph-rsid="018c8ad4"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89ac8" officeooo:paragraph-rsid="09d89ac8"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a1313" officeooo:paragraph-rsid="09da1313"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bfe57" officeooo:paragraph-rsid="09dbfe57"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d4c99" officeooo:paragraph-rsid="09dd4c99"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d4c99" officeooo:paragraph-rsid="0af2478a"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18d69" officeooo:paragraph-rsid="09e18d69"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9e489e2"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aef7330"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116d4" officeooo:paragraph-rsid="00ed6dae"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2059f6d"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6bc04f6"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01d8a4"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13e697"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1cf1ca"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3d8ee6b"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1e893a"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2c26a4"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3da9094"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31e78c"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335d53"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4336baa"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a6fe864"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1b2977" officeooo:paragraph-rsid="0a75b603"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4061533" officeooo:paragraph-rsid="04061533"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3d8ee6b"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408dfb5"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40cae0d"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40b2a35"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40d2ba7"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a743a72"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3d8ee6b"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5a54440" officeooo:paragraph-rsid="05a54440"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c6669" officeooo:paragraph-rsid="03d8ee6b"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c6669" officeooo:paragraph-rsid="03dc6669"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3de5214"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44bc3fc"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453b023"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4a02d7c"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4680306"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4718f73"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6c684b7"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5eaf995"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a866259"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a973eda"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453b023" officeooo:paragraph-rsid="0453b023"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fccdc" officeooo:paragraph-rsid="03dfccdc"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fccdc" officeooo:paragraph-rsid="0481c3a8"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fccdc" officeooo:paragraph-rsid="0483986a"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bedbbe" officeooo:paragraph-rsid="08eed9f9"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019175" officeooo:paragraph-rsid="0b02f3e7"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be16b0c" officeooo:paragraph-rsid="0be16b0c"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8d181" style:font-size-asian="12pt" style:font-style-asian="italic" style:font-weight-asian="normal" style:font-size-complex="12pt" style:font-style-complex="italic" style:font-weight-complex="normal"/>
    </style:style>
    <style:style style:name="P3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812d40" officeooo:paragraph-rsid="0aafe83f" style:font-size-asian="12pt" style:font-style-asian="italic" style:font-weight-asian="normal" style:font-size-complex="12pt" style:font-style-complex="italic" style:font-weight-complex="normal"/>
    </style:style>
    <style:style style:name="P33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2625e" officeooo:paragraph-rsid="0733e08f" fo:background-color="transparent"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2625e" officeooo:paragraph-rsid="0731a34d" fo:background-color="transparent"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a1c68" officeooo:paragraph-rsid="0733e08f" fo:background-color="transparent"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6006d" officeooo:paragraph-rsid="0733e08f" fo:background-color="transparent"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221ac7" officeooo:paragraph-rsid="0746c410" fo:background-color="transparent"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8fa76" officeooo:paragraph-rsid="0ab6488e" fo:background-color="transparent"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ddbffa" officeooo:paragraph-rsid="09e4d173" fo:background-color="transparent"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026b23" officeooo:paragraph-rsid="0b02f3e7" fo:background-color="transparent"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94acd0" style:font-size-asian="9pt" style:font-style-asian="italic" style:font-weight-asian="normal" style:font-size-complex="9pt" style:font-style-complex="italic" style:font-weight-complex="normal"/>
    </style:style>
    <style:style style:name="P3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8eea19" style:font-size-asian="9pt" style:font-style-asian="italic" style:font-weight-asian="normal" style:font-size-complex="9pt" style:font-style-complex="italic" style:font-weight-complex="normal"/>
    </style:style>
    <style:style style:name="P3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4dadd9" style:font-size-asian="9pt" style:font-style-asian="italic" style:font-weight-asian="normal" style:font-size-complex="9pt" style:font-style-complex="italic" style:font-weight-complex="normal"/>
    </style:style>
    <style:style style:name="P3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1b6680" officeooo:paragraph-rsid="0762935b" fo:background-color="#ffff00"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0ae8d3" officeooo:paragraph-rsid="000ae8d3" style:font-size-asian="10.5pt" style:font-style-asian="normal" style:font-weight-asian="bold" style:font-size-complex="12pt" style:font-style-complex="normal" style:font-weight-complex="bold"/>
    </style:style>
    <style:style style:name="P3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0ae8d3" officeooo:paragraph-rsid="0016f765" style:font-size-asian="10.5pt" style:font-style-asian="normal" style:font-weight-asian="bold" style:font-size-complex="12pt" style:font-style-complex="normal" style:font-weight-complex="bold"/>
    </style:style>
    <style:style style:name="P3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0ae8d3" officeooo:paragraph-rsid="004aca6a" style:font-size-asian="10.5pt" style:font-style-asian="normal" style:font-weight-asian="bold" style:font-size-complex="12pt" style:font-style-complex="normal" style:font-weight-complex="bold"/>
    </style:style>
    <style:style style:name="P350"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bold" officeooo:rsid="000ae8d3" officeooo:paragraph-rsid="004aca6a" style:font-size-asian="10.5pt" style:font-style-asian="normal" style:font-weight-asian="bold" style:font-size-complex="12pt" style:font-style-complex="normal" style:font-weight-complex="bold"/>
    </style:style>
    <style:style style:name="P3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3d2bdf" officeooo:paragraph-rsid="003d2bdf" style:font-size-asian="10.5pt" style:font-style-asian="normal" style:font-weight-asian="bold" style:font-size-complex="12pt" style:font-style-complex="normal" style:font-weight-complex="bold"/>
    </style:style>
    <style:style style:name="P3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178aea" officeooo:paragraph-rsid="003d2bdf" style:font-size-asian="10.5pt" style:font-style-asian="normal" style:font-weight-asian="bold" style:font-size-complex="12pt" style:font-style-complex="normal" style:font-weight-complex="bold"/>
    </style:style>
    <style:style style:name="P3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0078b604" style:font-size-asian="10.5pt" style:font-style-asian="normal" style:font-weight-asian="bold" style:font-size-complex="12pt" style:font-style-complex="normal" style:font-weight-complex="bold"/>
    </style:style>
    <style:style style:name="P3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0b8259b" style:font-size-asian="10.5pt" style:font-style-asian="normal" style:font-weight-asian="bold" style:font-size-complex="12pt" style:font-style-complex="normal" style:font-weight-complex="bold"/>
    </style:style>
    <style:style style:name="P3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6ba5d3" style:font-size-asian="10.5pt" style:font-style-asian="normal" style:font-weight-asian="bold" style:font-size-complex="12pt" style:font-style-complex="normal" style:font-weight-complex="bold"/>
    </style:style>
    <style:style style:name="P3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fe6686" style:font-size-asian="10.5pt" style:font-style-asian="normal" style:font-weight-asian="bold" style:font-size-complex="12pt" style:font-style-complex="normal" style:font-weight-complex="bold"/>
    </style:style>
    <style:style style:name="P3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2493a9" officeooo:paragraph-rsid="002493a9" style:font-size-asian="10.5pt" style:font-style-asian="normal" style:font-weight-asian="bold" style:font-size-complex="12pt" style:font-style-complex="normal" style:font-weight-complex="bold"/>
    </style:style>
    <style:style style:name="P35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104547" officeooo:paragraph-rsid="00104547" style:font-size-asian="10.5pt" style:font-style-asian="normal" style:font-weight-asian="bold" style:font-size-complex="12pt" style:font-style-complex="normal" style:font-weight-complex="bold"/>
    </style:style>
    <style:style style:name="P35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11f3c7" officeooo:paragraph-rsid="0011f3c7"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7b242" style:font-size-asian="12pt" style:font-style-asian="normal" style:font-weight-asian="bold" style:font-size-complex="12pt" style:font-style-complex="normal" style:font-weight-complex="bold"/>
    </style:style>
    <style:style style:name="P3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9cf8f" style:font-size-asian="12pt" style:font-style-asian="normal" style:font-weight-asian="bold" style:font-size-complex="12pt" style:font-style-complex="normal" style:font-weight-complex="bold"/>
    </style:style>
    <style:style style:name="P3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7bc1948" style:font-size-asian="12pt" style:font-style-asian="normal" style:font-weight-asian="bold" style:font-size-complex="12pt" style:font-style-complex="normal" style:font-weight-complex="bold"/>
    </style:style>
    <style:style style:name="P3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830ba76" style:font-size-asian="12pt" style:font-style-asian="normal" style:font-weight-asian="bold" style:font-size-complex="12pt" style:font-style-complex="normal" style:font-weight-complex="bold"/>
    </style:style>
    <style:style style:name="P3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b4ccd1" officeooo:paragraph-rsid="08b4ccd1" style:font-size-asian="12pt" style:font-style-asian="normal" style:font-weight-asian="bold" style:font-size-complex="12pt" style:font-style-complex="normal" style:font-weight-complex="bold"/>
    </style:style>
    <style:style style:name="P3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bd3b5c" officeooo:paragraph-rsid="08bd3b5c" style:font-size-asian="12pt" style:font-style-asian="normal" style:font-weight-asian="bold" style:font-size-complex="12pt" style:font-style-complex="normal" style:font-weight-complex="bold"/>
    </style:style>
    <style:style style:name="P3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186da18" officeooo:paragraph-rsid="0186da18" style:font-size-asian="12pt" style:font-style-asian="normal" style:font-weight-asian="bold" style:font-size-complex="12pt" style:font-style-complex="normal" style:font-weight-complex="bold"/>
    </style:style>
    <style:style style:name="P36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18c8ad4" officeooo:paragraph-rsid="04c84d17" style:font-size-asian="12pt" style:font-style-asian="normal" style:font-weight-asian="bold" style:font-size-complex="12pt" style:font-style-complex="normal" style:font-weight-complex="bold"/>
    </style:style>
    <style:style style:name="P3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18b622d" officeooo:paragraph-rsid="018b622d" style:font-size-asian="12pt" style:font-style-asian="normal" style:font-weight-asian="bold" style:font-size-complex="12pt" style:font-style-complex="normal" style:font-weight-complex="bold"/>
    </style:style>
    <style:style style:name="P3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18eddcf" officeooo:paragraph-rsid="018eddcf" style:font-size-asian="12pt" style:font-style-asian="normal" style:font-weight-asian="bold" style:font-size-complex="12pt" style:font-style-complex="normal" style:font-weight-complex="bold"/>
    </style:style>
    <style:style style:name="P3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4867d9f" officeooo:paragraph-rsid="04867d9f" style:font-size-asian="12pt" style:font-style-asian="normal" style:font-weight-asian="bold" style:font-size-complex="12pt" style:font-style-complex="normal" style:font-weight-complex="bold"/>
    </style:style>
    <style:style style:name="P37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1512ce" officeooo:paragraph-rsid="081512ce" fo:background-color="transparent" style:font-size-asian="10.5pt" style:font-style-asian="normal" style:font-weight-asian="bold" style:font-size-complex="12pt" style:font-style-complex="normal" style:font-weight-complex="bold"/>
    </style:style>
    <style:style style:name="P3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ba1de0" officeooo:paragraph-rsid="0820d77c" fo:background-color="transparent" style:font-size-asian="12pt" style:font-style-asian="normal" style:font-weight-asian="bold" style:font-size-complex="12pt" style:font-style-complex="normal" style:font-weight-complex="bold"/>
    </style:style>
    <style:style style:name="P37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fo:font-weight="normal" officeooo:paragraph-rsid="082621b3" style:font-size-asian="12pt" style:font-size-complex="12pt"/>
    </style:style>
    <style:style style:name="P37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fo:font-weight="normal" officeooo:rsid="082621b3" officeooo:paragraph-rsid="082621b3" style:font-size-asian="12pt" style:font-size-complex="12pt"/>
    </style:style>
    <style:style style:name="P3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fo:font-weight="normal" officeooo:paragraph-rsid="0ac01f71"/>
    </style:style>
    <style:style style:name="P376"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0009c7e7" style:font-size-asian="10.5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0018dec0" style:font-size-asian="10.5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2a2c12" officeooo:paragraph-rsid="002a2c12" style:font-size-asian="10.5pt" style:font-style-asian="italic" style:font-weight-asian="normal" style:font-size-complex="1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6ef716" officeooo:paragraph-rsid="006ef716" style:font-size-asian="10.5pt" style:font-style-asian="italic" style:font-weight-asian="normal" style:font-size-complex="12pt" style:font-style-complex="italic" style:font-weight-complex="normal"/>
    </style:style>
    <style:style style:name="P38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4b9e38" officeooo:paragraph-rsid="0129f2bb" style:font-size-asian="10.5pt" style:font-style-asian="italic" style:font-weight-asian="normal" style:font-size-complex="12pt" style:font-style-complex="italic" style:font-weight-complex="normal"/>
    </style:style>
    <style:style style:name="P3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171d63e" officeooo:paragraph-rsid="01852318" style:font-size-asian="12pt" style:font-style-asian="italic" style:font-weight-asian="normal" style:font-size-complex="12pt" style:font-style-complex="italic" style:font-weight-complex="normal"/>
    </style:style>
    <style:style style:name="P382"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1ce0ff4" officeooo:paragraph-rsid="030f6853" style:font-size-asian="12pt" style:font-style-asian="italic" style:font-weight-asian="normal" style:font-size-complex="12pt" style:font-style-complex="italic" style:font-weight-complex="normal"/>
    </style:style>
    <style:style style:name="P3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7c8c907" officeooo:paragraph-rsid="07feec8c" style:font-size-asian="12pt" style:font-style-asian="italic" style:font-weight-asian="normal" style:font-size-complex="12pt" style:font-style-complex="italic" style:font-weight-complex="normal"/>
    </style:style>
    <style:style style:name="P3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85a4e0a" officeooo:paragraph-rsid="085a4e0a" style:font-size-asian="12pt" style:font-style-asian="italic" style:font-weight-asian="normal" style:font-size-complex="12pt" style:font-style-complex="italic" style:font-weight-complex="normal"/>
    </style:style>
    <style:style style:name="P3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87ede77" officeooo:paragraph-rsid="087ede77" style:font-size-asian="12pt" style:font-style-asian="italic" style:font-weight-asian="normal" style:font-size-complex="12pt" style:font-style-complex="italic" style:font-weight-complex="normal"/>
    </style:style>
    <style:style style:name="P3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886310a" officeooo:paragraph-rsid="0886310a" style:font-size-asian="12pt" style:font-style-asian="italic" style:font-weight-asian="normal" style:font-size-complex="12pt" style:font-style-complex="italic" style:font-weight-complex="normal"/>
    </style:style>
    <style:style style:name="P3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8876330" officeooo:paragraph-rsid="08876330" style:font-size-asian="12pt" style:font-style-asian="italic" style:font-weight-asian="normal" style:font-size-complex="12pt" style:font-style-complex="italic" style:font-weight-complex="normal"/>
    </style:style>
    <style:style style:name="P38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9e678b" officeooo:paragraph-rsid="02059f6d" style:font-size-asian="12pt" style:font-style-asian="italic" style:font-weight-asian="normal" style:font-size-complex="12pt" style:font-style-complex="italic" style:font-weight-complex="normal"/>
    </style:style>
    <style:style style:name="P3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3d8ee6b" officeooo:paragraph-rsid="03d8ee6b" style:font-size-asian="12pt" style:font-style-asian="italic" style:font-weight-asian="normal" style:font-size-complex="12pt" style:font-style-complex="italic" style:font-weight-complex="normal"/>
    </style:style>
    <style:style style:name="P3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3dfe92c" officeooo:paragraph-rsid="03dfe92c" style:font-size-asian="12pt" style:font-style-asian="italic" style:font-weight-asian="normal" style:font-size-complex="12pt" style:font-style-complex="italic" style:font-weight-complex="normal"/>
    </style:style>
    <style:style style:name="P391"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263d4f3" officeooo:paragraph-rsid="081fe061" fo:background-color="transparent" style:font-size-asian="10.5pt" style:font-style-asian="italic" style:font-weight-asian="normal" style:font-size-complex="12pt" style:font-style-complex="italic" style:font-weight-complex="normal"/>
    </style:style>
    <style:style style:name="P3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none" fo:font-weight="normal" officeooo:rsid="0780f0a8" officeooo:paragraph-rsid="0aafe83f"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00763a2" officeooo:paragraph-rsid="0008d181" style:font-size-asian="14pt" style:font-style-asian="normal" style:font-weight-asian="bold" style:font-size-complex="14pt" style:font-style-complex="normal" style:font-weight-complex="bold"/>
    </style:style>
    <style:style style:name="P39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0b8259b" style:font-size-asian="14pt" style:font-style-asian="normal" style:font-weight-asian="bold" style:font-size-complex="14pt" style:font-style-complex="normal" style:font-weight-complex="bold"/>
    </style:style>
    <style:style style:name="P39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6ba5d3" style:font-size-asian="14pt" style:font-style-asian="normal" style:font-weight-asian="bold" style:font-size-complex="14pt" style:font-style-complex="normal" style:font-weight-complex="bold"/>
    </style:style>
    <style:style style:name="P39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fe6686" style:font-size-asian="14pt" style:font-style-asian="normal" style:font-weight-asian="bold" style:font-size-complex="14pt" style:font-style-complex="normal" style:font-weight-complex="bold"/>
    </style:style>
    <style:style style:name="P39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08d181" officeooo:paragraph-rsid="003d4170" style:font-size-asian="14pt" style:font-style-asian="normal" style:font-weight-asian="bold" style:font-size-complex="14pt" style:font-style-complex="normal" style:font-weight-complex="bold"/>
    </style:style>
    <style:style style:name="P398"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399" style:family="paragraph" style:parent-style-name="Standard">
      <style:paragraph-properties fo:text-align="center"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40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acfa72" officeooo:paragraph-rsid="0820d77c" style:font-size-asian="14pt" style:font-style-asian="normal" style:font-weight-asian="bold" style:font-size-complex="14pt" style:font-style-complex="normal" style:font-weight-complex="bold"/>
    </style:style>
    <style:style style:name="P40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dc8ea8" officeooo:paragraph-rsid="00dc8ea8" style:font-size-asian="14pt" style:font-style-asian="normal" style:font-weight-asian="bold" style:font-size-complex="14pt" style:font-style-complex="normal" style:font-weight-complex="bold"/>
    </style:style>
    <style:style style:name="P40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11a8a6c" style:font-size-asian="14pt" style:font-style-asian="normal" style:font-weight-asian="bold" style:font-size-complex="14pt" style:font-style-complex="normal" style:font-weight-complex="bold"/>
    </style:style>
    <style:style style:name="P40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0c89625" style:font-size-asian="14pt" style:font-style-asian="normal" style:font-weight-asian="bold" style:font-size-complex="14pt" style:font-style-complex="normal" style:font-weight-complex="bold"/>
    </style:style>
    <style:style style:name="P40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9d2f1d" officeooo:paragraph-rsid="07226650" style:font-size-asian="14pt" style:font-style-asian="normal" style:font-weight-asian="bold" style:font-size-complex="14pt" style:font-style-complex="normal" style:font-weight-complex="bold"/>
    </style:style>
    <style:style style:name="P40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71d63e" officeooo:paragraph-rsid="01852318" style:font-size-asian="14pt" style:font-style-asian="normal" style:font-weight-asian="bold" style:font-size-complex="14pt" style:font-style-complex="normal" style:font-weight-complex="bold"/>
    </style:style>
    <style:style style:name="P40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2e042b5" officeooo:paragraph-rsid="02e042b5" style:font-size-asian="14pt" style:font-style-asian="normal" style:font-weight-asian="bold" style:font-size-complex="14pt" style:font-style-complex="normal" style:font-weight-complex="bold"/>
    </style:style>
    <style:style style:name="P40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8bd3b5c" officeooo:paragraph-rsid="08bd3b5c" style:font-size-asian="14pt" style:font-style-asian="normal" style:font-weight-asian="bold" style:font-size-complex="14pt" style:font-style-complex="normal" style:font-weight-complex="bold"/>
    </style:style>
    <style:style style:name="P40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paragraph-rsid="087e061c" style:font-size-asian="14pt" style:font-style-asian="normal" style:font-size-complex="14pt" style:font-style-complex="normal"/>
    </style:style>
    <style:style style:name="P40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5edabd" officeooo:paragraph-rsid="08adecba" style:font-size-asian="14pt" style:font-style-asian="normal" style:font-weight-asian="normal" style:font-size-complex="14pt" style:font-style-complex="normal" style:font-weight-complex="normal"/>
    </style:style>
    <style:style style:name="P41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81512ce" officeooo:paragraph-rsid="081512ce" fo:background-color="transparent" style:font-size-asian="14pt" style:font-style-asian="normal" style:font-weight-asian="bold" style:font-size-complex="14pt" style:font-style-complex="normal" style:font-weight-complex="bold"/>
    </style:style>
    <style:style style:name="P41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9193c" officeooo:paragraph-rsid="0489193c" style:font-size-asian="12.25pt" style:font-style-asian="normal" style:font-weight-asian="bold" style:font-size-complex="14pt" style:font-style-complex="normal" style:font-weight-complex="bold"/>
    </style:style>
    <style:style style:name="P41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41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41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0763a2" officeooo:paragraph-rsid="0008d181" style:font-size-asian="14pt" style:font-style-asian="normal" style:font-weight-asian="normal" style:font-size-complex="14pt" style:font-style-complex="normal" style:font-weight-complex="normal"/>
    </style:style>
    <style:style style:name="P41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24e8791" officeooo:paragraph-rsid="072fbb4c" style:font-size-asian="14pt" style:font-style-asian="normal" style:font-weight-asian="normal" style:font-size-complex="14pt" style:font-style-complex="normal" style:font-weight-complex="normal"/>
    </style:style>
    <style:style style:name="P41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13b79a" officeooo:paragraph-rsid="0078b604" style:font-size-asian="12.25pt" style:font-style-asian="normal" style:font-weight-asian="normal" style:font-size-complex="14pt" style:font-style-complex="normal" style:font-weight-complex="normal"/>
    </style:style>
    <style:style style:name="P41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41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8326b0" officeooo:paragraph-rsid="0737fec9" style:font-size-asian="12.25pt" style:font-style-asian="normal" style:font-weight-asian="normal" style:font-size-complex="14pt" style:font-style-complex="normal" style:font-weight-complex="normal"/>
    </style:style>
    <style:style style:name="P41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39d2f1d" officeooo:paragraph-rsid="072fbb4c" fo:background-color="transparent" style:font-size-asian="14pt" style:font-style-asian="normal" style:font-weight-asian="normal" style:font-size-complex="14pt" style:font-style-complex="normal" style:font-weight-complex="normal"/>
    </style:style>
    <style:style style:name="P42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italic" style:text-underline-style="solid" style:text-underline-width="auto" style:text-underline-color="font-color" fo:font-weight="bold" officeooo:rsid="03f8f6bf" officeooo:paragraph-rsid="03f8f6bf" style:font-size-asian="12.25pt" style:font-style-asian="italic" style:font-weight-asian="bold" style:font-size-complex="14pt" style:font-style-complex="italic" style:font-weight-complex="bold"/>
    </style:style>
    <style:style style:name="P42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italic" style:text-underline-style="solid" style:text-underline-width="auto" style:text-underline-color="font-color" fo:font-weight="bold" officeooo:rsid="009e678b" officeooo:paragraph-rsid="02059f6d" style:font-size-asian="12.25pt" style:font-style-asian="italic" style:font-weight-asian="bold" style:font-size-complex="14pt" style:font-style-complex="italic" style:font-weight-complex="bold"/>
    </style:style>
    <style:style style:name="P4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cb2b7" officeooo:paragraph-rsid="000cb2b7"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0cb2b7" officeooo:paragraph-rsid="000e6dd3" style:font-size-asian="9pt" style:font-style-asian="italic" style:font-weight-asian="normal" style:font-size-complex="9pt" style:font-style-complex="italic" style:font-weight-complex="normal"/>
    </style:style>
    <style:style style:name="P424"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178aea" officeooo:paragraph-rsid="01852318" style:font-size-asian="9pt" style:font-style-asian="italic" style:font-weight-asian="normal" style:font-size-complex="9pt" style:font-style-complex="italic" style:font-weight-complex="normal"/>
    </style:style>
    <style:style style:name="P425"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0763a2" officeooo:paragraph-rsid="0074ee13" style:font-size-asian="10.5pt" style:font-style-asian="italic" style:font-weight-asian="normal" style:font-size-complex="12pt" style:font-style-complex="italic" style:font-weight-complex="normal"/>
    </style:style>
    <style:style style:name="P426"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05c6def"/>
    </style:style>
    <style:style style:name="P427"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0cce9dd"/>
    </style:style>
    <style:style style:name="P428"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224746b"/>
    </style:style>
    <style:style style:name="P429"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66263d1"/>
    </style:style>
    <style:style style:name="P430"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6694c6c"/>
    </style:style>
    <style:style style:name="P431"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4dadd9"/>
    </style:style>
    <style:style style:name="P432"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94acd0"/>
    </style:style>
    <style:style style:name="P433"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89fab68"/>
    </style:style>
    <style:style style:name="P434"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9f1bfdb"/>
    </style:style>
    <style:style style:name="P435"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6acbec3" style:font-style-asian="italic" style:font-style-complex="italic"/>
    </style:style>
    <style:style style:name="P43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0dc8ea8" officeooo:paragraph-rsid="012deced" style:font-size-asian="13pt" style:font-style-asian="normal" style:font-weight-asian="bold" style:font-size-complex="13pt" style:font-style-complex="normal" style:font-weight-complex="bold"/>
    </style:style>
    <style:style style:name="P43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1852318" officeooo:paragraph-rsid="01852318" style:font-size-asian="13pt" style:font-style-asian="normal" style:font-weight-asian="bold" style:font-size-complex="13pt" style:font-style-complex="normal" style:font-weight-complex="bold"/>
    </style:style>
    <style:style style:name="P43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6a96175" officeooo:paragraph-rsid="06a96175" style:font-size-asian="13pt" style:font-style-asian="normal" style:font-weight-asian="bold" style:font-size-complex="13pt" style:font-style-complex="normal" style:font-weight-complex="bold"/>
    </style:style>
    <style:style style:name="P43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4258a0" officeooo:paragraph-rsid="074258a0" style:font-size-asian="13pt" style:font-style-asian="normal" style:font-weight-asian="bold" style:font-size-complex="13pt" style:font-style-complex="normal" style:font-weight-complex="bold"/>
    </style:style>
    <style:style style:name="P44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d556d" style:font-size-asian="13pt" style:font-style-asian="normal" style:font-weight-asian="bold" style:font-size-complex="13pt" style:font-style-complex="normal" style:font-weight-complex="bold"/>
    </style:style>
    <style:style style:name="P44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af7d4" style:font-size-asian="13pt" style:font-style-asian="normal" style:font-weight-asian="bold" style:font-size-complex="13pt" style:font-style-complex="normal" style:font-weight-complex="bold"/>
    </style:style>
    <style:style style:name="P44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b6eade" officeooo:paragraph-rsid="07c8c907" style:font-size-asian="13pt" style:font-style-asian="normal" style:font-weight-asian="bold" style:font-size-complex="13pt" style:font-style-complex="normal" style:font-weight-complex="bold"/>
    </style:style>
    <style:style style:name="P44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aa7ff" style:font-size-asian="13pt" style:font-style-asian="normal" style:font-weight-asian="bold" style:font-size-complex="13pt" style:font-style-complex="normal" style:font-weight-complex="bold"/>
    </style:style>
    <style:style style:name="P44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eec8c" style:font-size-asian="13pt" style:font-style-asian="normal" style:font-weight-asian="bold" style:font-size-complex="13pt" style:font-style-complex="normal" style:font-weight-complex="bold"/>
    </style:style>
    <style:style style:name="P44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cf42d" style:font-size-asian="13pt" style:font-style-asian="normal" style:font-weight-asian="bold" style:font-size-complex="13pt" style:font-style-complex="normal" style:font-weight-complex="bold"/>
    </style:style>
    <style:style style:name="P44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679d51" officeooo:paragraph-rsid="08679d51" style:font-size-asian="13pt" style:font-style-asian="normal" style:font-weight-asian="bold" style:font-size-complex="13pt" style:font-style-complex="normal" style:font-weight-complex="bold"/>
    </style:style>
    <style:style style:name="P44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7361f2" officeooo:paragraph-rsid="087361f2" style:font-size-asian="13pt" style:font-style-asian="normal" style:font-weight-asian="bold" style:font-size-complex="13pt" style:font-style-complex="normal" style:font-weight-complex="bold"/>
    </style:style>
    <style:style style:name="P44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b4ccd1" officeooo:paragraph-rsid="08b4ccd1" style:font-size-asian="13pt" style:font-style-asian="normal" style:font-weight-asian="bold" style:font-size-complex="13pt" style:font-style-complex="normal" style:font-weight-complex="bold"/>
    </style:style>
    <style:style style:name="P44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b4ccd1" officeooo:paragraph-rsid="08c3bb8c" style:font-size-asian="13pt" style:font-style-asian="normal" style:font-weight-asian="bold" style:font-size-complex="13pt" style:font-style-complex="normal" style:font-weight-complex="bold"/>
    </style:style>
    <style:style style:name="P450" style:family="paragraph" style:parent-style-name="Standard">
      <style:paragraph-properties fo:text-align="start"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7b242" style:font-size-asian="13pt" style:font-style-asian="normal" style:font-weight-asian="bold" style:font-size-complex="13pt" style:font-style-complex="normal" style:font-weight-complex="bold"/>
    </style:style>
    <style:style style:name="P45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9cf8f" style:font-size-asian="13pt" style:font-style-asian="normal" style:font-weight-asian="bold" style:font-size-complex="13pt" style:font-style-complex="normal" style:font-weight-complex="bold"/>
    </style:style>
    <style:style style:name="P45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20d77c" officeooo:paragraph-rsid="082282b6" fo:background-color="transparent" style:font-size-asian="13pt" style:font-style-asian="normal" style:font-weight-asian="bold" style:font-size-complex="13pt" style:font-style-complex="normal" style:font-weight-complex="bold"/>
    </style:style>
    <style:style style:name="P45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71d63e" officeooo:paragraph-rsid="01852318" style:font-size-asian="13pt" style:font-style-asian="normal" style:font-weight-asian="normal" style:font-size-complex="13pt" style:font-style-complex="normal" style:font-weight-complex="normal"/>
    </style:style>
    <style:style style:name="P45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8eddcf" officeooo:paragraph-rsid="018eddcf" style:font-size-asian="13pt" style:font-style-asian="normal" style:font-weight-asian="normal" style:font-size-complex="13pt" style:font-style-complex="normal" style:font-weight-complex="normal"/>
    </style:style>
    <style:style style:name="P45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3e92373" style:font-size-asian="13pt" style:font-style-asian="normal" style:font-weight-asian="normal" style:font-size-complex="13pt" style:font-style-complex="normal" style:font-weight-complex="normal"/>
    </style:style>
    <style:style style:name="P45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4d3658f" style:font-size-asian="13pt" style:font-style-asian="normal" style:font-weight-asian="normal" style:font-size-complex="13pt" style:font-style-complex="normal" style:font-weight-complex="normal"/>
    </style:style>
    <style:style style:name="P45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3a34d7e" officeooo:paragraph-rsid="07c1bace" style:font-size-asian="13pt" style:font-style-asian="normal" style:font-weight-asian="normal" style:font-size-complex="13pt" style:font-style-complex="normal" style:font-weight-complex="normal"/>
    </style:style>
    <style:style style:name="P45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3a77fee" officeooo:paragraph-rsid="08ef8adb" style:font-size-asian="13pt" style:font-style-asian="normal" style:font-weight-asian="normal" style:font-size-complex="13pt" style:font-style-complex="normal" style:font-weight-complex="normal"/>
    </style:style>
    <style:style style:name="P45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italic" style:text-underline-style="solid" style:text-underline-width="auto" style:text-underline-color="font-color" fo:font-weight="normal" officeooo:rsid="02e042b5" officeooo:paragraph-rsid="02e042b5" style:font-size-asian="13pt" style:font-style-asian="italic" style:font-weight-asian="normal" style:font-size-complex="13pt" style:font-style-complex="italic" style:font-weight-complex="normal"/>
    </style:style>
    <style:style style:name="P46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italic" style:text-underline-style="solid" style:text-underline-width="auto" style:text-underline-color="font-color" fo:font-weight="normal" officeooo:rsid="0810f4c6" officeooo:paragraph-rsid="0810f4c6" style:font-size-asian="13pt" style:font-style-asian="italic" style:font-weight-asian="normal" style:font-size-complex="13pt" style:font-style-complex="italic" style:font-weight-complex="normal"/>
    </style:style>
    <style:style style:name="P46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italic" style:text-underline-style="solid" style:text-underline-width="auto" style:text-underline-color="font-color" fo:font-weight="normal" officeooo:rsid="0396a339" officeooo:paragraph-rsid="0957cd5c" style:font-size-asian="13pt" style:font-style-asian="italic" style:font-weight-asian="normal" style:font-size-complex="13pt" style:font-style-complex="italic" style:font-weight-complex="normal"/>
    </style:style>
    <style:style style:name="P46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italic" style:text-underline-style="solid" style:text-underline-width="auto" style:text-underline-color="font-color" fo:font-weight="bold" officeooo:rsid="08f3078e" officeooo:paragraph-rsid="08f3078e" style:font-size-asian="13pt" style:font-style-asian="italic" style:font-weight-asian="bold" style:font-size-complex="13pt" style:font-style-complex="italic" style:font-weight-complex="bold"/>
    </style:style>
    <style:style style:name="P46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italic" style:text-underline-style="solid" style:text-underline-width="auto" style:text-underline-color="font-color" fo:font-weight="bold" officeooo:rsid="08f3078e" officeooo:paragraph-rsid="08f3078e" style:font-size-asian="12pt" style:font-style-asian="italic" style:font-weight-asian="bold" style:font-size-complex="12pt" style:font-style-complex="italic" style:font-weight-complex="bold"/>
    </style:style>
    <style:style style:name="P464"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3e56e30" officeooo:paragraph-rsid="03e56e30" style:font-size-asian="16pt" style:font-style-asian="normal" style:font-weight-asian="bold" style:font-size-complex="16pt" style:font-style-complex="normal" style:font-weight-complex="bold"/>
    </style:style>
    <style:style style:name="P465"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normal" style:font-weight-asian="bold" style:font-size-complex="16pt" style:font-style-complex="normal" style:font-weight-complex="bold"/>
    </style:style>
    <style:style style:name="P466"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8d181" style:font-size-asian="16pt" style:font-style-asian="normal" style:font-weight-asian="bold" style:font-size-complex="16pt" style:font-style-complex="normal" style:font-weight-complex="bold"/>
    </style:style>
    <style:style style:name="P467"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008d181" officeooo:paragraph-rsid="003d4170" style:font-size-asian="16pt" style:font-style-asian="normal" style:font-weight-asian="bold" style:font-size-complex="16pt" style:font-style-complex="normal" style:font-weight-complex="bold"/>
    </style:style>
    <style:style style:name="P468"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171d63e" style:font-size-asian="16pt" style:font-style-asian="normal" style:font-weight-asian="bold" style:font-size-complex="16pt" style:font-style-complex="normal" style:font-weight-complex="bold"/>
    </style:style>
    <style:style style:name="P469"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821b7a4" style:font-size-asian="16pt" style:font-style-asian="normal" style:font-weight-asian="bold" style:font-size-complex="16pt" style:font-style-complex="normal" style:font-weight-complex="bold"/>
    </style:style>
    <style:style style:name="P470"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852318" officeooo:paragraph-rsid="01852318" style:font-size-asian="16pt" style:font-style-asian="normal" style:font-weight-asian="bold" style:font-size-complex="16pt" style:font-style-complex="normal" style:font-weight-complex="bold"/>
    </style:style>
    <style:style style:name="P471"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9ad4d01" officeooo:paragraph-rsid="09ad4d01" style:font-size-asian="16pt" style:font-style-asian="normal" style:font-weight-asian="bold" style:font-size-complex="16pt" style:font-style-complex="normal" style:font-weight-complex="bold"/>
    </style:style>
    <style:style style:name="P472"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italic" style:font-weight-asian="bold" style:font-size-complex="16pt" style:font-style-complex="italic" style:font-weight-complex="bold"/>
    </style:style>
    <style:style style:name="P473" style:family="paragraph" style:parent-style-name="Standard">
      <style:paragraph-properties fo:text-align="center" style:justify-single-word="false"/>
      <style:text-properties fo:font-variant="normal" fo:text-transform="none" fo:color="#111111" loext:opacity="100%" style:font-name="Garamond" fo:font-size="20pt" fo:letter-spacing="normal" fo:font-style="normal" style:text-underline-style="none" fo:font-weight="bold" officeooo:rsid="07ad28ff" officeooo:paragraph-rsid="03e56e30" style:font-size-asian="20pt" style:font-style-asian="normal" style:font-weight-asian="bold" style:font-size-complex="20pt" style:font-style-complex="normal" style:font-weight-complex="bold"/>
    </style:style>
    <style:style style:name="P474"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3de5214" style:font-size-asian="12.25pt" style:font-style-asian="normal" style:font-weight-asian="normal" style:font-size-complex="14pt" style:font-style-complex="normal" style:font-weight-complex="normal"/>
    </style:style>
    <style:style style:name="P475"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44bc3fc" style:font-size-asian="12.25pt" style:font-style-asian="normal" style:font-weight-asian="normal" style:font-size-complex="14pt" style:font-style-complex="normal" style:font-weight-complex="normal"/>
    </style:style>
    <style:style style:name="P476"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6bd77e3" style:font-size-asian="12.25pt" style:font-style-asian="normal" style:font-weight-asian="normal" style:font-size-complex="14pt" style:font-style-complex="normal" style:font-weight-complex="normal"/>
    </style:style>
    <style:style style:name="P477"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478"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479"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480"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italic" style:text-underline-style="solid" style:text-underline-width="auto" style:text-underline-color="font-color" fo:font-weight="bold" officeooo:rsid="03f8f6bf" officeooo:paragraph-rsid="03f8f6bf" style:font-size-asian="12.25pt" style:font-style-asian="italic" style:font-weight-asian="bold" style:font-size-complex="14pt" style:font-style-complex="italic" style:font-weight-complex="bold"/>
    </style:style>
    <style:style style:name="P481"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a0549e" officeooo:paragraph-rsid="01a0549e" style:font-size-asian="13pt" style:font-style-asian="normal" style:font-weight-asian="normal" style:font-size-complex="13pt" style:font-style-complex="normal" style:font-weight-complex="normal"/>
    </style:style>
    <style:style style:name="P482"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a1101b" officeooo:paragraph-rsid="01a1101b" style:font-size-asian="13pt" style:font-style-asian="normal" style:font-weight-asian="normal" style:font-size-complex="13pt" style:font-style-complex="normal" style:font-weight-complex="normal"/>
    </style:style>
    <style:style style:name="P483"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3a77fee" officeooo:paragraph-rsid="03a77fee"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3a77fee" officeooo:paragraph-rsid="08ef8adb"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c449b5" officeooo:paragraph-rsid="03b5032a" style:font-size-asian="10.5pt" style:font-style-asian="normal" style:font-weight-asian="normal" style:font-size-complex="12pt" style:font-style-complex="normal" style:font-weight-complex="normal"/>
    </style:style>
    <style:style style:name="P486"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6acbec3" officeooo:paragraph-rsid="05fdb13e" fo:background-color="transparent" style:font-size-asian="13pt" style:font-style-asian="normal" style:font-weight-asian="normal" style:font-size-complex="13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S hne" fo:font-size="12pt" fo:letter-spacing="normal" fo:font-style="normal" style:text-underline-style="none" fo:font-weight="normal" officeooo:rsid="06acbec3" officeooo:paragraph-rsid="06acbec3" fo:background-color="transparent" style:font-size-asian="13pt" style:font-style-asian="normal" style:font-weight-asian="normal" style:font-size-complex="13pt" style:font-style-complex="normal" style:font-weight-complex="normal"/>
    </style:style>
    <style:style style:name="P488"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italic" style:text-underline-style="solid" style:text-underline-width="auto" style:text-underline-color="font-color" fo:font-weight="bold" officeooo:rsid="087e061c" officeooo:paragraph-rsid="08adecba" fo:background-color="transparent" style:font-size-asian="12pt" style:font-style-asian="italic" style:font-weight-asian="bold" style:font-size-complex="12pt" style:font-style-complex="italic" style:font-weight-complex="bold"/>
    </style:style>
    <style:style style:name="P489"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3d8ee6b" officeooo:paragraph-rsid="03d8ee6b"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0549e" officeooo:paragraph-rsid="01a0549e"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71d63e" officeooo:paragraph-rsid="08eed9f9"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82621b3" officeooo:paragraph-rsid="082621b3"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3a77fee" officeooo:paragraph-rsid="0bc73db5"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3a77fee" officeooo:paragraph-rsid="0bc876dd"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2043d" officeooo:paragraph-rsid="01a2043d" style:font-size-asian="13pt" style:font-style-asian="normal" style:font-weight-asian="normal" style:font-size-complex="13pt" style:font-style-complex="normal" style:font-weight-complex="normal"/>
    </style:style>
    <style:style style:name="P496"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3f885" officeooo:paragraph-rsid="01a3f885" style:font-size-asian="13pt" style:font-style-asian="normal" style:font-weight-asian="normal" style:font-size-complex="13pt" style:font-style-complex="normal" style:font-weight-complex="normal"/>
    </style:style>
    <style:style style:name="P497"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6d419" officeooo:paragraph-rsid="04db2f89" style:font-size-asian="13pt" style:font-style-asian="normal" style:font-weight-asian="normal" style:font-size-complex="13pt" style:font-style-complex="normal" style:font-weight-complex="normal"/>
    </style:style>
    <style:style style:name="P498"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8a08e" officeooo:paragraph-rsid="04db2f89" style:font-size-asian="13pt" style:font-style-asian="normal" style:font-weight-asian="normal" style:font-size-complex="13pt" style:font-style-complex="normal" style:font-weight-complex="normal"/>
    </style:style>
    <style:style style:name="P499"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fo:font-weight="normal" officeooo:rsid="01a48238" officeooo:paragraph-rsid="01a48238" style:font-weight-asian="normal" style:font-weight-complex="normal"/>
    </style:style>
    <style:style style:name="P500"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fo:font-weight="bold" officeooo:rsid="01a6d419" officeooo:paragraph-rsid="04db2f89" style:font-weight-asian="bold" style:font-weight-complex="bold"/>
    </style:style>
    <style:style style:name="P501"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normal" officeooo:rsid="01a0549e" officeooo:paragraph-rsid="03e9cf8f" style:font-size-asian="13pt" style:font-style-asian="normal" style:font-weight-asian="normal" style:font-size-complex="13pt" style:font-style-complex="normal" style:font-weight-complex="normal"/>
    </style:style>
    <style:style style:name="P502" style:family="paragraph" style:parent-style-name="Standard">
      <style:paragraph-properties fo:text-align="justify" style:justify-single-word="false"/>
      <style:text-properties fo:font-variant="normal" fo:text-transform="none" fo:color="#000000" loext:opacity="100%" style:font-name="Garamond" fo:font-size="16pt" fo:letter-spacing="normal" fo:font-style="normal" fo:font-weight="bold" officeooo:paragraph-rsid="01a0549e" style:font-size-asian="16pt" style:font-weight-asian="bold" style:font-size-complex="16pt" style:font-weight-complex="bold"/>
    </style:style>
    <style:style style:name="P503" style:family="paragraph" style:parent-style-name="Standard">
      <style:paragraph-properties fo:text-align="justify" style:justify-single-word="false"/>
      <style:text-properties fo:font-size="14pt" fo:font-weight="normal" officeooo:rsid="0013b79a" officeooo:paragraph-rsid="0078b604" style:font-size-asian="12.25pt" style:font-weight-asian="normal" style:font-size-complex="14pt" style:font-weight-complex="normal"/>
    </style:style>
    <style:style style:name="P504" style:family="paragraph" style:parent-style-name="Standard">
      <style:paragraph-properties fo:text-align="justify" style:justify-single-word="false"/>
      <style:text-properties fo:font-size="14pt" fo:font-weight="normal" officeooo:rsid="0013b79a" officeooo:paragraph-rsid="00ab3848" style:font-size-asian="12.25pt" style:font-weight-asian="normal" style:font-size-complex="14pt" style:font-weight-complex="normal"/>
    </style:style>
    <style:style style:name="P505" style:family="paragraph" style:parent-style-name="Standard">
      <style:paragraph-properties fo:text-align="justify" style:justify-single-word="false"/>
      <style:text-properties fo:font-size="14pt" fo:font-weight="normal" officeooo:rsid="00101a59" officeooo:paragraph-rsid="0078b604" style:font-size-asian="12.25pt" style:font-weight-asian="normal" style:font-size-complex="14pt" style:font-weight-complex="normal"/>
    </style:style>
    <style:style style:name="P506" style:family="paragraph" style:parent-style-name="Standard">
      <style:paragraph-properties fo:text-align="justify" style:justify-single-word="false"/>
      <style:text-properties fo:font-size="14pt" fo:font-weight="normal" officeooo:rsid="004d1742" officeooo:paragraph-rsid="0078b604" style:font-size-asian="12.25pt" style:font-weight-asian="normal" style:font-size-complex="14pt" style:font-weight-complex="normal"/>
    </style:style>
    <style:style style:name="P507" style:family="paragraph" style:parent-style-name="Standard">
      <style:paragraph-properties fo:text-align="justify" style:justify-single-word="false"/>
      <style:text-properties fo:font-size="14pt" fo:font-weight="normal" officeooo:rsid="001de14f" officeooo:paragraph-rsid="007d72bb" style:font-size-asian="12.25pt" style:font-weight-asian="normal" style:font-size-complex="14pt" style:font-weight-complex="normal"/>
    </style:style>
    <style:style style:name="P508" style:family="paragraph" style:parent-style-name="Standard">
      <style:paragraph-properties fo:text-align="justify" style:justify-single-word="false"/>
      <style:text-properties fo:font-size="14pt" fo:font-weight="normal" officeooo:rsid="001de14f" officeooo:paragraph-rsid="0a2fd2c7" style:font-size-asian="12.25pt" style:font-weight-asian="normal" style:font-size-complex="14pt" style:font-weight-complex="normal"/>
    </style:style>
    <style:style style:name="P509" style:family="paragraph" style:parent-style-name="Standard">
      <style:paragraph-properties fo:text-align="justify" style:justify-single-word="false"/>
      <style:text-properties fo:font-size="14pt" fo:font-weight="normal" officeooo:rsid="00809528" officeooo:paragraph-rsid="00809528" style:font-size-asian="12.25pt" style:font-weight-asian="normal" style:font-size-complex="14pt" style:font-weight-complex="normal"/>
    </style:style>
    <style:style style:name="P510" style:family="paragraph" style:parent-style-name="Standard">
      <style:paragraph-properties fo:text-align="justify" style:justify-single-word="false"/>
      <style:text-properties fo:font-size="14pt" fo:font-weight="normal" officeooo:rsid="00149c32" officeooo:paragraph-rsid="00a7e652" style:font-size-asian="12.25pt" style:font-weight-asian="normal" style:font-size-complex="14pt" style:font-weight-complex="normal"/>
    </style:style>
    <style:style style:name="P511" style:family="paragraph" style:parent-style-name="Standard">
      <style:paragraph-properties fo:text-align="justify" style:justify-single-word="false"/>
      <style:text-properties fo:font-size="14pt" fo:font-weight="normal" officeooo:rsid="00149c32" officeooo:paragraph-rsid="0146cda3" style:font-size-asian="12.25pt" style:font-weight-asian="normal" style:font-size-complex="14pt" style:font-weight-complex="normal"/>
    </style:style>
    <style:style style:name="P512" style:family="paragraph" style:parent-style-name="Standard">
      <style:paragraph-properties fo:text-align="justify" style:justify-single-word="false"/>
      <style:text-properties fo:font-size="14pt" fo:font-weight="normal" officeooo:rsid="00149c32" officeooo:paragraph-rsid="014a7997" style:font-size-asian="12.25pt" style:font-weight-asian="normal" style:font-size-complex="14pt" style:font-weight-complex="normal"/>
    </style:style>
    <style:style style:name="P513" style:family="paragraph" style:parent-style-name="Standard">
      <style:paragraph-properties fo:text-align="justify" style:justify-single-word="false"/>
      <style:text-properties fo:font-size="14pt" fo:font-weight="normal" officeooo:rsid="00149c32" officeooo:paragraph-rsid="0141a4e9" style:font-size-asian="12.25pt" style:font-weight-asian="normal" style:font-size-complex="14pt" style:font-weight-complex="normal"/>
    </style:style>
    <style:style style:name="P514" style:family="paragraph" style:parent-style-name="Standard">
      <style:paragraph-properties fo:text-align="justify" style:justify-single-word="false"/>
      <style:text-properties fo:font-size="14pt" fo:font-weight="normal" officeooo:rsid="007ecf1d" officeooo:paragraph-rsid="00a7e652" style:font-size-asian="12.25pt" style:font-weight-asian="normal" style:font-size-complex="14pt" style:font-weight-complex="normal"/>
    </style:style>
    <style:style style:name="P515" style:family="paragraph" style:parent-style-name="Standard">
      <style:paragraph-properties fo:text-align="justify" style:justify-single-word="false"/>
      <style:text-properties fo:font-size="14pt" fo:font-weight="normal" officeooo:rsid="007ecf1d" officeooo:paragraph-rsid="01523d81" style:font-size-asian="12.25pt" style:font-weight-asian="normal" style:font-size-complex="14pt" style:font-weight-complex="normal"/>
    </style:style>
    <style:style style:name="P516" style:family="paragraph" style:parent-style-name="Standard">
      <style:paragraph-properties fo:text-align="justify" style:justify-single-word="false"/>
      <style:text-properties fo:font-size="14pt" fo:font-weight="normal" officeooo:rsid="008326b0" officeooo:paragraph-rsid="00e5d238" style:font-size-asian="12.25pt" style:font-weight-asian="normal" style:font-size-complex="14pt" style:font-weight-complex="normal"/>
    </style:style>
    <style:style style:name="P517" style:family="paragraph" style:parent-style-name="Standard">
      <style:paragraph-properties fo:text-align="justify" style:justify-single-word="false"/>
      <style:text-properties fo:font-size="14pt" fo:font-weight="normal" officeooo:rsid="008d7193" officeooo:paragraph-rsid="012fc824" style:font-size-asian="12.25pt" style:font-weight-asian="normal" style:font-size-complex="14pt" style:font-weight-complex="normal"/>
    </style:style>
    <style:style style:name="P518" style:family="paragraph" style:parent-style-name="Standard">
      <style:paragraph-properties fo:text-align="justify" style:justify-single-word="false"/>
      <style:text-properties fo:font-size="14pt" fo:font-weight="normal" officeooo:rsid="008d7193" officeooo:paragraph-rsid="0130fd11" style:font-size-asian="12.25pt" style:font-weight-asian="normal" style:font-size-complex="14pt" style:font-weight-complex="normal"/>
    </style:style>
    <style:style style:name="P519" style:family="paragraph" style:parent-style-name="Standard">
      <style:paragraph-properties fo:text-align="justify" style:justify-single-word="false"/>
      <style:text-properties fo:font-size="14pt" fo:font-weight="normal" officeooo:rsid="00878aa3" officeooo:paragraph-rsid="00e7ccb1" style:font-size-asian="12.25pt" style:font-weight-asian="normal" style:font-size-complex="14pt" style:font-weight-complex="normal"/>
    </style:style>
    <style:style style:name="P520" style:family="paragraph" style:parent-style-name="Standard">
      <style:paragraph-properties fo:text-align="justify" style:justify-single-word="false"/>
      <style:text-properties fo:font-size="14pt" fo:font-weight="normal" officeooo:rsid="008b7e44" officeooo:paragraph-rsid="00e7ccb1" style:font-size-asian="12.25pt" style:font-weight-asian="normal" style:font-size-complex="14pt" style:font-weight-complex="normal"/>
    </style:style>
    <style:style style:name="P521" style:family="paragraph" style:parent-style-name="Standard">
      <style:paragraph-properties fo:text-align="justify" style:justify-single-word="false"/>
      <style:text-properties fo:font-size="14pt" fo:font-weight="normal" officeooo:rsid="00919801" officeooo:paragraph-rsid="0129f2bb" style:font-size-asian="12.25pt" style:font-weight-asian="normal" style:font-size-complex="14pt" style:font-weight-complex="normal"/>
    </style:style>
    <style:style style:name="P522" style:family="paragraph" style:parent-style-name="Standard">
      <style:paragraph-properties fo:text-align="justify" style:justify-single-word="false"/>
      <style:text-properties fo:font-size="14pt" fo:font-weight="normal" officeooo:rsid="001116d4" officeooo:paragraph-rsid="00ab3848" style:font-size-asian="12.25pt" style:font-weight-asian="normal" style:font-size-complex="14pt" style:font-weight-complex="normal"/>
    </style:style>
    <style:style style:name="P523" style:family="paragraph" style:parent-style-name="Standard">
      <style:paragraph-properties fo:text-align="justify" style:justify-single-word="false"/>
      <style:text-properties fo:font-size="14pt" fo:font-weight="normal" officeooo:rsid="0080c059" officeooo:paragraph-rsid="0157afee" style:font-size-asian="12.25pt" style:font-weight-asian="normal" style:font-size-complex="14pt" style:font-weight-complex="normal"/>
    </style:style>
    <style:style style:name="P524" style:family="paragraph" style:parent-style-name="Standard">
      <style:paragraph-properties fo:text-align="justify" style:justify-single-word="false"/>
      <style:text-properties fo:font-size="14pt" fo:font-weight="normal" officeooo:rsid="013e3d6b" officeooo:paragraph-rsid="013e3d6b" style:font-size-asian="12.25pt" style:font-weight-asian="normal" style:font-size-complex="14pt" style:font-weight-complex="normal"/>
    </style:style>
    <style:style style:name="P525" style:family="paragraph" style:parent-style-name="Standard">
      <style:paragraph-properties fo:text-align="justify" style:justify-single-word="false"/>
      <style:text-properties fo:font-size="14pt" fo:font-weight="normal" officeooo:rsid="009e678b" officeooo:paragraph-rsid="009e678b" style:font-size-asian="12.25pt" style:font-weight-asian="normal" style:font-size-complex="14pt" style:font-weight-complex="normal"/>
    </style:style>
    <style:style style:name="P526" style:family="paragraph" style:parent-style-name="Standard">
      <style:paragraph-properties fo:text-align="justify" style:justify-single-word="false"/>
      <style:text-properties fo:font-size="14pt" fo:font-weight="normal" officeooo:rsid="052b45ed" officeooo:paragraph-rsid="052b45ed" style:font-size-asian="12.25pt" style:font-weight-asian="normal" style:font-size-complex="14pt" style:font-weight-complex="normal"/>
    </style:style>
    <style:style style:name="P527" style:family="paragraph" style:parent-style-name="Standard">
      <style:paragraph-properties fo:text-align="justify" style:justify-single-word="false"/>
      <style:text-properties fo:font-size="14pt" fo:font-weight="normal" officeooo:rsid="06475ba4" officeooo:paragraph-rsid="06475ba4" style:font-size-asian="12.25pt" style:font-weight-asian="normal" style:font-size-complex="14pt" style:font-weight-complex="normal"/>
    </style:style>
    <style:style style:name="P528" style:family="paragraph" style:parent-style-name="Standard">
      <style:paragraph-properties fo:text-align="justify" style:justify-single-word="false"/>
      <style:text-properties fo:font-size="14pt" fo:font-weight="bold" officeooo:rsid="00641c00" officeooo:paragraph-rsid="007d72bb" style:font-size-asian="12.25pt" style:font-weight-asian="bold" style:font-size-complex="14pt" style:font-weight-complex="bold"/>
    </style:style>
    <style:style style:name="P529" style:family="paragraph" style:parent-style-name="Standard">
      <style:paragraph-properties fo:text-align="justify" style:justify-single-word="false"/>
      <style:text-properties fo:font-size="14pt" fo:font-weight="bold" officeooo:rsid="006c14ec" officeooo:paragraph-rsid="00a7e652" style:font-size-asian="12.25pt" style:font-weight-asian="bold" style:font-size-complex="14pt" style:font-weight-complex="bold"/>
    </style:style>
    <style:style style:name="P530" style:family="paragraph" style:parent-style-name="Standard">
      <style:paragraph-properties fo:text-align="justify" style:justify-single-word="false"/>
      <style:text-properties fo:font-size="14pt" fo:font-weight="bold" officeooo:rsid="0040d8c8" officeooo:paragraph-rsid="012a4dc7" style:font-size-asian="12.25pt" style:font-weight-asian="bold" style:font-size-complex="14pt" style:font-weight-complex="bold"/>
    </style:style>
    <style:style style:name="P531" style:family="paragraph" style:parent-style-name="Standard">
      <style:paragraph-properties fo:text-align="justify" style:justify-single-word="false"/>
      <style:text-properties fo:font-size="14pt" fo:font-weight="bold" officeooo:rsid="0040d8c8" officeooo:paragraph-rsid="0989a046" style:font-size-asian="12.25pt" style:font-weight-asian="bold" style:font-size-complex="14pt" style:font-weight-complex="bold"/>
    </style:style>
    <style:style style:name="P532" style:family="paragraph" style:parent-style-name="Standard">
      <style:paragraph-properties fo:text-align="justify" style:justify-single-word="false"/>
      <style:text-properties fo:font-size="14pt" fo:font-weight="bold" officeooo:rsid="0040d8c8" officeooo:paragraph-rsid="0999f908" style:font-size-asian="12.25pt" style:font-weight-asian="bold" style:font-size-complex="14pt" style:font-weight-complex="bold"/>
    </style:style>
    <style:style style:name="P533" style:family="paragraph" style:parent-style-name="Standard">
      <style:paragraph-properties fo:text-align="justify" style:justify-single-word="false"/>
      <style:text-properties fo:font-size="14pt" fo:font-weight="bold" officeooo:rsid="01599c70" officeooo:paragraph-rsid="01599c70" style:font-size-asian="12.25pt" style:font-weight-asian="bold" style:font-size-complex="14pt" style:font-weight-complex="bold"/>
    </style:style>
    <style:style style:name="P534" style:family="paragraph" style:parent-style-name="Standard">
      <style:paragraph-properties fo:text-align="justify" style:justify-single-word="false"/>
      <style:text-properties fo:font-size="14pt" fo:font-weight="bold" officeooo:rsid="06475ba4" officeooo:paragraph-rsid="06475ba4" style:font-size-asian="12.25pt" style:font-weight-asian="bold" style:font-size-complex="14pt" style:font-weight-complex="bold"/>
    </style:style>
    <style:style style:name="P535" style:family="paragraph" style:parent-style-name="Standard">
      <style:paragraph-properties fo:text-align="justify" style:justify-single-word="false"/>
      <style:text-properties fo:font-size="14pt" fo:font-weight="bold" officeooo:rsid="098b8326" officeooo:paragraph-rsid="0995b3a9" style:font-size-asian="12.25pt" style:font-weight-asian="bold" style:font-size-complex="14pt" style:font-weight-complex="bold"/>
    </style:style>
    <style:style style:name="P536" style:family="paragraph" style:parent-style-name="Standard">
      <style:paragraph-properties fo:text-align="justify" style:justify-single-word="false"/>
      <style:text-properties fo:font-size="14pt" fo:font-weight="bold" officeooo:rsid="098da719" officeooo:paragraph-rsid="098da719" style:font-size-asian="12.25pt" style:font-weight-asian="bold" style:font-size-complex="14pt" style:font-weight-complex="bold"/>
    </style:style>
    <style:style style:name="P537" style:family="paragraph" style:parent-style-name="Standard">
      <style:paragraph-properties fo:text-align="justify" style:justify-single-word="false"/>
      <style:text-properties fo:font-size="14pt" fo:font-weight="bold" officeooo:rsid="098a7454" officeooo:paragraph-rsid="0a36d364" style:font-size-asian="12.25pt" style:font-weight-asian="bold" style:font-size-complex="14pt" style:font-weight-complex="bold"/>
    </style:style>
    <style:style style:name="P538"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08a3ac2" officeooo:paragraph-rsid="00e7ccb1" style:font-size-asian="12.25pt" style:font-style-asian="italic" style:font-weight-asian="normal" style:font-size-complex="14pt" style:font-style-complex="italic" style:font-weight-complex="normal"/>
    </style:style>
    <style:style style:name="P539"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11ee1ba" officeooo:paragraph-rsid="011ee1ba" style:font-size-asian="12.25pt" style:font-style-asian="italic" style:font-weight-asian="normal" style:font-size-complex="14pt" style:font-style-complex="italic" style:font-weight-complex="normal"/>
    </style:style>
    <style:style style:name="P540"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126abf8" officeooo:paragraph-rsid="0129f2bb" style:font-size-asian="12.25pt" style:font-style-asian="italic" style:font-weight-asian="normal" style:font-size-complex="14pt" style:font-style-complex="italic" style:font-weight-complex="normal"/>
    </style:style>
    <style:style style:name="P541"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126abf8" officeooo:paragraph-rsid="012deced" style:font-size-asian="12.25pt" style:font-style-asian="italic" style:font-weight-asian="normal" style:font-size-complex="14pt" style:font-style-complex="italic" style:font-weight-complex="normal"/>
    </style:style>
    <style:style style:name="P542"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08b7e44" officeooo:paragraph-rsid="0129f2bb" style:font-size-asian="12.25pt" style:font-style-asian="italic" style:font-weight-asian="normal" style:font-size-complex="14pt" style:font-style-complex="italic" style:font-weight-complex="normal"/>
    </style:style>
    <style:style style:name="P543"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151fe9f" officeooo:paragraph-rsid="0151fe9f" style:font-size-asian="12.25pt" style:font-style-asian="italic" style:font-weight-asian="normal" style:font-size-complex="14pt" style:font-style-complex="italic" style:font-weight-complex="normal"/>
    </style:style>
    <style:style style:name="P544"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rsid="00149c32" officeooo:paragraph-rsid="04bbd953" style:font-size-asian="12.25pt" style:font-style-asian="italic" style:font-weight-asian="normal" style:font-size-complex="14pt" style:font-style-complex="italic" style:font-weight-complex="normal"/>
    </style:style>
    <style:style style:name="P545"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6475ba4" officeooo:paragraph-rsid="06475ba4" style:font-size-asian="12.25pt" style:font-style-asian="italic" style:font-weight-asian="normal" style:font-size-complex="14pt" style:font-style-complex="italic" style:font-weight-complex="normal"/>
    </style:style>
    <style:style style:name="P546"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64fbf5c" officeooo:paragraph-rsid="064fbf5c" style:font-size-asian="12.25pt" style:font-style-asian="italic" style:font-weight-asian="normal" style:font-size-complex="14pt" style:font-style-complex="italic" style:font-weight-complex="normal"/>
    </style:style>
    <style:style style:name="P547"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officeooo:rsid="008326b0" officeooo:paragraph-rsid="00e5d238" style:font-size-asian="12.25pt" style:font-style-asian="italic" style:font-weight-asian="normal" style:font-size-complex="14pt" style:font-style-complex="italic" style:font-weight-complex="normal"/>
    </style:style>
    <style:style style:name="P548" style:family="paragraph" style:parent-style-name="Standard">
      <style:paragraph-properties fo:text-align="justify" style:justify-single-word="false"/>
      <style:text-properties fo:font-size="14pt" fo:font-style="normal" style:text-underline-style="none" fo:font-weight="normal" officeooo:rsid="008e3f32" officeooo:paragraph-rsid="0129f2bb" style:font-size-asian="12.25pt" style:font-style-asian="normal" style:font-weight-asian="normal" style:font-size-complex="14pt" style:font-style-complex="normal" style:font-weight-complex="normal"/>
    </style:style>
    <style:style style:name="P549" style:family="paragraph" style:parent-style-name="Standard">
      <style:paragraph-properties fo:text-align="justify" style:justify-single-word="false"/>
      <style:text-properties fo:font-size="14pt" fo:font-style="normal" style:text-underline-style="none" fo:font-weight="normal" officeooo:rsid="009372c6" officeooo:paragraph-rsid="0129f2bb" style:font-size-asian="12.25pt" style:font-style-asian="normal" style:font-weight-asian="normal" style:font-size-complex="14pt" style:font-style-complex="normal" style:font-weight-complex="normal"/>
    </style:style>
    <style:style style:name="P550" style:family="paragraph" style:parent-style-name="Standard">
      <style:paragraph-properties fo:text-align="justify" style:justify-single-word="false"/>
      <style:text-properties fo:font-size="14pt" fo:font-style="normal" style:text-underline-style="none" fo:font-weight="normal" officeooo:rsid="009372c6" officeooo:paragraph-rsid="013638fe" style:font-size-asian="12.25pt" style:font-style-asian="normal" style:font-weight-asian="normal" style:font-size-complex="14pt" style:font-style-complex="normal" style:font-weight-complex="normal"/>
    </style:style>
    <style:style style:name="P551" style:family="paragraph" style:parent-style-name="Standard">
      <style:paragraph-properties fo:text-align="justify" style:justify-single-word="false"/>
      <style:text-properties fo:font-size="14pt" fo:font-style="normal" style:text-underline-style="none" fo:font-weight="normal" officeooo:rsid="008b7e44" officeooo:paragraph-rsid="0129f2bb" style:font-size-asian="12.25pt" style:font-style-asian="normal" style:font-weight-asian="normal" style:font-size-complex="14pt" style:font-style-complex="normal" style:font-weight-complex="normal"/>
    </style:style>
    <style:style style:name="P552" style:family="paragraph" style:parent-style-name="Standard">
      <style:paragraph-properties fo:text-align="justify" style:justify-single-word="false"/>
      <style:text-properties fo:font-size="14pt" fo:font-style="normal" style:text-underline-style="none" fo:font-weight="normal" officeooo:rsid="0151fe9f" officeooo:paragraph-rsid="0151fe9f" style:font-size-asian="12.25pt" style:font-style-asian="normal" style:font-weight-asian="normal" style:font-size-complex="14pt" style:font-style-complex="normal" style:font-weight-complex="normal"/>
    </style:style>
    <style:style style:name="P553" style:family="paragraph" style:parent-style-name="Standard">
      <style:paragraph-properties fo:text-align="justify" style:justify-single-word="false"/>
      <style:text-properties fo:font-size="14pt" fo:font-style="normal" style:text-underline-style="none" fo:font-weight="normal" officeooo:rsid="06475ba4" officeooo:paragraph-rsid="06475ba4" style:font-size-asian="12.25pt" style:font-style-asian="normal" style:font-weight-asian="normal" style:font-size-complex="14pt" style:font-style-complex="normal" style:font-weight-complex="normal"/>
    </style:style>
    <style:style style:name="P554" style:family="paragraph" style:parent-style-name="Standard">
      <style:paragraph-properties fo:text-align="justify" style:justify-single-word="false"/>
      <style:text-properties fo:font-size="14pt" fo:font-style="normal" style:text-underline-style="none" fo:font-weight="normal" officeooo:rsid="06475ba4" officeooo:paragraph-rsid="064cc817" style:font-size-asian="12.25pt" style:font-style-asian="normal" style:font-weight-asian="normal" style:font-size-complex="14pt" style:font-style-complex="normal" style:font-weight-complex="normal"/>
    </style:style>
    <style:style style:name="P555" style:family="paragraph" style:parent-style-name="Standard">
      <style:paragraph-properties fo:text-align="justify" style:justify-single-word="false"/>
      <style:text-properties fo:font-size="14pt" fo:font-style="normal" style:text-underline-style="none" fo:font-weight="normal" officeooo:rsid="064fbf5c" officeooo:paragraph-rsid="064fbf5c" style:font-size-asian="12.25pt" style:font-style-asian="normal" style:font-weight-asian="normal" style:font-size-complex="14pt" style:font-style-complex="normal" style:font-weight-complex="normal"/>
    </style:style>
    <style:style style:name="P556" style:family="paragraph" style:parent-style-name="Standard">
      <style:paragraph-properties fo:text-align="start" style:justify-single-word="false"/>
      <style:text-properties fo:font-size="14pt" fo:font-style="normal" style:text-underline-style="none" fo:font-weight="normal" officeooo:rsid="06691086" officeooo:paragraph-rsid="06691086" style:font-size-asian="12.25pt" style:font-style-asian="normal" style:font-weight-asian="normal" style:font-size-complex="14pt" style:font-style-complex="normal" style:font-weight-complex="normal"/>
    </style:style>
    <style:style style:name="P557" style:family="paragraph" style:parent-style-name="Standard">
      <style:paragraph-properties fo:text-align="justify" style:justify-single-word="false"/>
      <style:text-properties fo:font-size="14pt" fo:font-style="normal" style:text-underline-style="none" fo:font-weight="bold" officeooo:rsid="0126abf8" officeooo:paragraph-rsid="012deced" style:font-size-asian="12.25pt" style:font-style-asian="normal" style:font-weight-asian="bold" style:font-size-complex="14pt" style:font-style-complex="normal" style:font-weight-complex="bold"/>
    </style:style>
    <style:style style:name="P558" style:family="paragraph" style:parent-style-name="Standard">
      <style:paragraph-properties fo:text-align="justify" style:justify-single-word="false"/>
      <style:text-properties fo:font-size="12pt" fo:font-weight="normal" officeooo:rsid="0078b604" officeooo:paragraph-rsid="0078b604" style:font-size-asian="10.5pt" style:font-weight-asian="normal" style:font-size-complex="12pt" style:font-weight-complex="normal"/>
    </style:style>
    <style:style style:name="P559" style:family="paragraph" style:parent-style-name="Standard">
      <style:paragraph-properties fo:text-align="justify" style:justify-single-word="false"/>
      <style:text-properties fo:font-size="12pt" fo:font-weight="normal" officeooo:rsid="0060f984" officeooo:paragraph-rsid="0060f984" style:font-size-asian="10.5pt" style:font-weight-asian="normal" style:font-size-complex="12pt" style:font-weight-complex="normal"/>
    </style:style>
    <style:style style:name="P560" style:family="paragraph" style:parent-style-name="Standard">
      <style:paragraph-properties fo:text-align="justify" style:justify-single-word="false"/>
      <style:text-properties fo:font-size="15pt" fo:font-weight="bold" officeooo:rsid="013df6aa" officeooo:paragraph-rsid="013df6aa" style:font-size-asian="15pt" style:font-weight-asian="bold" style:font-size-complex="15pt" style:font-weight-complex="bold"/>
    </style:style>
    <style:style style:name="P561" style:family="paragraph" style:parent-style-name="Standard">
      <style:paragraph-properties fo:text-align="justify" style:justify-single-word="false"/>
      <style:text-properties officeooo:paragraph-rsid="06b4cb5b"/>
    </style:style>
    <style:style style:name="P562" style:family="paragraph" style:parent-style-name="Standard">
      <style:paragraph-properties fo:text-align="justify" style:justify-single-word="false"/>
      <style:text-properties officeooo:paragraph-rsid="0797fd43"/>
    </style:style>
    <style:style style:name="P563" style:family="paragraph" style:parent-style-name="Standard">
      <style:paragraph-properties fo:text-align="justify" style:justify-single-word="false"/>
      <style:text-properties style:font-name="Garamond" fo:font-size="14pt" fo:font-weight="normal" officeooo:rsid="001116d4" officeooo:paragraph-rsid="00ed6dae" style:font-size-asian="12.25pt" style:font-weight-asian="normal" style:font-size-complex="14pt" style:font-weight-complex="normal"/>
    </style:style>
    <style:style style:name="P564" style:family="paragraph" style:parent-style-name="Standard">
      <style:paragraph-properties fo:text-align="justify" style:justify-single-word="false"/>
      <style:text-properties style:font-name="Garamond" fo:font-size="14pt" fo:font-weight="normal" officeooo:rsid="0013b79a" officeooo:paragraph-rsid="00ed6dae" style:font-size-asian="12.25pt" style:font-weight-asian="normal" style:font-size-complex="14pt" style:font-weight-complex="normal"/>
    </style:style>
    <style:style style:name="P565" style:family="paragraph" style:parent-style-name="Standard">
      <style:paragraph-properties fo:text-align="justify" style:justify-single-word="false"/>
      <style:text-properties style:font-name="Garamond" fo:font-size="14pt" fo:font-weight="bold" officeooo:rsid="06475ba4" officeooo:paragraph-rsid="06475ba4" style:font-size-asian="12.25pt" style:font-weight-asian="bold" style:font-size-complex="14pt" style:font-weight-complex="bold"/>
    </style:style>
    <style:style style:name="P566" style:family="paragraph" style:parent-style-name="Standard">
      <style:paragraph-properties fo:text-align="justify" style:justify-single-word="false"/>
      <style:text-properties style:font-name="Garamond" fo:font-size="14pt" fo:font-weight="bold" officeooo:rsid="01599c70" officeooo:paragraph-rsid="01599c70" style:font-size-asian="12.25pt" style:font-weight-asian="bold" style:font-size-complex="14pt" style:font-weight-complex="bold"/>
    </style:style>
    <style:style style:name="P567" style:family="paragraph" style:parent-style-name="Standard">
      <style:paragraph-properties fo:text-align="justify" style:justify-single-word="false"/>
      <style:text-properties style:font-name="Garamond" fo:font-size="12pt" fo:font-weight="normal" officeooo:rsid="001116d4" officeooo:paragraph-rsid="00ed6dae" style:font-size-asian="12pt" style:font-weight-asian="normal" style:font-size-complex="12pt" style:font-weight-complex="normal"/>
    </style:style>
    <style:style style:name="P568" style:family="paragraph" style:parent-style-name="Standard">
      <style:paragraph-properties fo:text-align="justify" style:justify-single-word="false"/>
      <style:text-properties style:font-name="Garamond" fo:font-size="12pt" fo:font-weight="normal" officeooo:rsid="0013b79a" officeooo:paragraph-rsid="00ed6dae" style:font-size-asian="12pt" style:font-weight-asian="normal" style:font-size-complex="12pt" style:font-weight-complex="normal"/>
    </style:style>
    <style:style style:name="P569" style:family="paragraph" style:parent-style-name="Standard">
      <style:paragraph-properties fo:text-align="justify" style:justify-single-word="false"/>
      <style:text-properties style:font-name="Garamond" fo:font-size="12pt" fo:font-weight="normal" officeooo:rsid="00919801" officeooo:paragraph-rsid="0129f2bb" style:font-size-asian="12pt" style:font-weight-asian="normal" style:font-size-complex="12pt" style:font-weight-complex="normal"/>
    </style:style>
    <style:style style:name="P570" style:family="paragraph" style:parent-style-name="Standard">
      <style:paragraph-properties fo:text-align="justify" style:justify-single-word="false"/>
      <style:text-properties style:font-name="Garamond" fo:font-size="12pt" fo:font-weight="normal" officeooo:rsid="0080c059" officeooo:paragraph-rsid="0157afee" style:font-size-asian="12pt" style:font-weight-asian="normal" style:font-size-complex="12pt" style:font-weight-complex="normal"/>
    </style:style>
    <style:style style:name="P571" style:family="paragraph" style:parent-style-name="Standard">
      <style:paragraph-properties fo:text-align="justify" style:justify-single-word="false"/>
      <style:text-properties style:font-name="Garamond" fo:font-size="12pt" fo:font-weight="normal" officeooo:rsid="06475ba4" officeooo:paragraph-rsid="06475ba4" style:font-size-asian="12pt" style:font-weight-asian="normal" style:font-size-complex="12pt" style:font-weight-complex="normal"/>
    </style:style>
    <style:style style:name="P572" style:family="paragraph" style:parent-style-name="Standard">
      <style:paragraph-properties fo:text-align="justify" style:justify-single-word="false"/>
      <style:text-properties style:font-name="Garamond" fo:font-size="12pt" fo:font-weight="normal" officeooo:rsid="01599c70" officeooo:paragraph-rsid="056165dc" style:font-size-asian="12pt" style:font-weight-asian="normal" style:font-size-complex="12pt" style:font-weight-complex="normal"/>
    </style:style>
    <style:style style:name="P573" style:family="paragraph" style:parent-style-name="Standard">
      <style:paragraph-properties fo:text-align="justify" style:justify-single-word="false"/>
      <style:text-properties style:font-name="Garamond" fo:font-size="12pt" fo:font-weight="normal" officeooo:rsid="01599c70" officeooo:paragraph-rsid="01599c70" style:font-size-asian="12pt" style:font-weight-asian="normal" style:font-size-complex="12pt" style:font-weight-complex="normal"/>
    </style:style>
    <style:style style:name="P574" style:family="paragraph" style:parent-style-name="Standard">
      <style:paragraph-properties fo:text-align="justify" style:justify-single-word="false"/>
      <style:text-properties style:font-name="Garamond" fo:font-size="12pt" fo:font-weight="normal" officeooo:rsid="0159b1b8" officeooo:paragraph-rsid="0159b1b8" style:font-size-asian="12pt" style:font-weight-asian="normal" style:font-size-complex="12pt" style:font-weight-complex="normal"/>
    </style:style>
    <style:style style:name="P575" style:family="paragraph" style:parent-style-name="Standard">
      <style:paragraph-properties fo:text-align="justify" style:justify-single-word="false"/>
      <style:text-properties style:font-name="Garamond" fo:font-size="12pt" fo:font-weight="normal" officeooo:rsid="009c2885" officeooo:paragraph-rsid="009c2885" style:font-size-asian="12pt" style:font-weight-asian="normal" style:font-size-complex="12pt" style:font-weight-complex="normal"/>
    </style:style>
    <style:style style:name="P576" style:family="paragraph" style:parent-style-name="Standard">
      <style:paragraph-properties fo:text-align="justify" style:justify-single-word="false"/>
      <style:text-properties style:font-name="Garamond" fo:font-size="12pt" fo:font-weight="normal" officeooo:rsid="00149c32" officeooo:paragraph-rsid="009c2885" style:font-size-asian="12pt" style:font-weight-asian="normal" style:font-size-complex="12pt" style:font-weight-complex="normal"/>
    </style:style>
    <style:style style:name="P577" style:family="paragraph" style:parent-style-name="Standard">
      <style:paragraph-properties fo:text-align="justify" style:justify-single-word="false"/>
      <style:text-properties style:font-name="Garamond" fo:font-size="12pt" fo:font-weight="normal" officeooo:rsid="009e678b" officeooo:paragraph-rsid="069637a0" style:font-size-asian="12pt" style:font-weight-asian="normal" style:font-size-complex="12pt" style:font-weight-complex="normal"/>
    </style:style>
    <style:style style:name="P578"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475ba4" style:font-size-asian="12pt" style:font-style-asian="normal" style:font-weight-asian="normal" style:font-size-complex="12pt" style:font-style-complex="normal" style:font-weight-complex="normal"/>
    </style:style>
    <style:style style:name="P579"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4cc817" style:font-size-asian="12pt" style:font-style-asian="normal" style:font-weight-asian="normal" style:font-size-complex="12pt" style:font-style-complex="normal" style:font-weight-complex="normal"/>
    </style:style>
    <style:style style:name="P580"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7021b2"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71d0c4" style:font-size-asian="12pt" style:font-style-asian="normal" style:font-weight-asian="normal" style:font-size-complex="12pt" style:font-style-complex="normal" style:font-weight-complex="normal"/>
    </style:style>
    <style:style style:name="P582"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72b381" style:font-size-asian="12pt" style:font-style-asian="normal" style:font-weight-asian="normal" style:font-size-complex="12pt" style:font-style-complex="normal" style:font-weight-complex="normal"/>
    </style:style>
    <style:style style:name="P583"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a4ab862" style:font-size-asian="12pt" style:font-style-asian="normal" style:font-weight-asian="normal" style:font-size-complex="12pt" style:font-style-complex="normal" style:font-weight-complex="normal"/>
    </style:style>
    <style:style style:name="P584"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a5b50a0" style:font-size-asian="12pt" style:font-style-asian="normal" style:font-weight-asian="normal" style:font-size-complex="12pt" style:font-style-complex="normal" style:font-weight-complex="normal"/>
    </style:style>
    <style:style style:name="P585" style:family="paragraph" style:parent-style-name="Standard">
      <style:paragraph-properties fo:text-align="center" style:justify-single-word="false"/>
      <style:text-properties style:font-name="Garamond" fo:font-size="12pt" fo:font-style="normal" style:text-underline-style="none" fo:font-weight="normal" officeooo:rsid="06475ba4" officeooo:paragraph-rsid="06475ba4" style:font-size-asian="12pt" style:font-style-asian="normal" style:font-weight-asian="normal" style:font-size-complex="12pt" style:font-style-complex="normal" style:font-weight-complex="normal"/>
    </style:style>
    <style:style style:name="P586" style:family="paragraph" style:parent-style-name="Standard">
      <style:paragraph-properties fo:text-align="center" style:justify-single-word="false"/>
      <style:text-properties style:font-name="Garamond" fo:font-size="12pt" fo:font-style="normal" style:text-underline-style="none" fo:font-weight="normal" officeooo:rsid="06475ba4" officeooo:paragraph-rsid="0a4d53b1" style:font-size-asian="12pt" style:font-style-asian="normal" style:font-weight-asian="normal" style:font-size-complex="12pt" style:font-style-complex="normal" style:font-weight-complex="normal"/>
    </style:style>
    <style:style style:name="P587" style:family="paragraph" style:parent-style-name="Standard">
      <style:paragraph-properties fo:text-align="justify" style:justify-single-word="false"/>
      <style:text-properties style:font-name="Garamond" fo:font-size="12pt" fo:font-style="normal" style:text-underline-style="none" fo:font-weight="normal" officeooo:rsid="0649d691" officeooo:paragraph-rsid="0649d691" style:font-size-asian="12pt" style:font-style-asian="normal" style:font-weight-asian="normal" style:font-size-complex="12pt" style:font-style-complex="normal" style:font-weight-complex="normal"/>
    </style:style>
    <style:style style:name="P588" style:family="paragraph" style:parent-style-name="Standard">
      <style:paragraph-properties fo:text-align="justify" style:justify-single-word="false"/>
      <style:text-properties style:font-name="Garamond" fo:font-size="12pt" fo:font-style="normal" style:text-underline-style="none" fo:font-weight="normal" officeooo:rsid="0649d691" officeooo:paragraph-rsid="067021b2" style:font-size-asian="12pt" style:font-style-asian="normal" style:font-weight-asian="normal" style:font-size-complex="12pt" style:font-style-complex="normal" style:font-weight-complex="normal"/>
    </style:style>
    <style:style style:name="P589" style:family="paragraph" style:parent-style-name="Standard">
      <style:paragraph-properties fo:text-align="justify" style:justify-single-word="false"/>
      <style:text-properties style:font-name="Garamond" fo:font-size="12pt" fo:font-style="normal" style:text-underline-style="none" fo:font-weight="normal" officeooo:rsid="064fbf5c" officeooo:paragraph-rsid="065080e9" style:font-size-asian="12pt" style:font-style-asian="normal" style:font-weight-asian="normal" style:font-size-complex="12pt" style:font-style-complex="normal" style:font-weight-complex="normal"/>
    </style:style>
    <style:style style:name="P590" style:family="paragraph" style:parent-style-name="Standard">
      <style:paragraph-properties fo:text-align="center" style:justify-single-word="false"/>
      <style:text-properties style:font-name="Garamond" fo:font-size="12pt" fo:font-style="normal" style:text-underline-style="none" fo:font-weight="normal" officeooo:rsid="0654f3e3" officeooo:paragraph-rsid="0654f3e3" style:font-size-asian="12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style:text-properties style:font-name="Garamond" fo:font-size="12pt" fo:font-style="normal" style:text-underline-style="none" fo:font-weight="normal" officeooo:rsid="0654f3e3" officeooo:paragraph-rsid="0654f3e3" style:font-size-asian="12pt" style:font-style-asian="normal" style:font-weight-asian="normal" style:font-size-complex="12pt" style:font-style-complex="normal" style:font-weight-complex="normal"/>
    </style:style>
    <style:style style:name="P592" style:family="paragraph" style:parent-style-name="Standard">
      <style:paragraph-properties fo:text-align="justify" style:justify-single-word="false"/>
      <style:text-properties style:font-name="Garamond" fo:font-size="12pt" fo:font-style="normal" style:text-underline-style="none" fo:font-weight="normal" officeooo:rsid="0654f3e3" officeooo:paragraph-rsid="065e75fa" style:font-size-asian="12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style:text-properties style:font-name="Garamond" fo:font-size="12pt" fo:font-style="normal" style:text-underline-style="none" fo:font-weight="normal" officeooo:rsid="0659e8d0" officeooo:paragraph-rsid="0659e8d0" style:font-size-asian="12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style:text-properties style:font-name="Garamond" fo:font-size="12pt" fo:font-style="normal" style:text-underline-style="none" fo:font-weight="normal" officeooo:rsid="065080e9" officeooo:paragraph-rsid="065080e9" style:font-size-asian="12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style:text-properties style:font-name="Garamond" fo:font-size="12pt" fo:font-style="normal" style:text-underline-style="none" fo:font-weight="normal" officeooo:rsid="065080e9" officeooo:paragraph-rsid="0653d8b7" style:font-size-asian="12pt" style:font-style-asian="normal" style:font-weight-asian="normal" style:font-size-complex="12pt" style:font-style-complex="normal" style:font-weight-complex="normal"/>
    </style:style>
    <style:style style:name="P596" style:family="paragraph" style:parent-style-name="Standard">
      <style:paragraph-properties fo:text-align="justify" style:justify-single-word="false"/>
      <style:text-properties style:font-name="Garamond" fo:font-size="12pt" fo:font-style="normal" style:text-underline-style="none" fo:font-weight="normal" officeooo:rsid="065080e9" officeooo:paragraph-rsid="0653d8b7" style:font-size-asian="12pt" style:font-style-asian="normal" style:font-weight-asian="normal" style:font-size-complex="12pt" style:font-style-complex="normal" style:font-weight-complex="normal"/>
    </style:style>
    <style:style style:name="P597" style:family="paragraph" style:parent-style-name="Standard">
      <style:paragraph-properties fo:text-align="center" style:justify-single-word="false"/>
      <style:text-properties style:font-name="Garamond" fo:font-size="12pt" fo:font-style="normal" style:text-underline-style="none" fo:font-weight="normal" officeooo:rsid="065080e9" officeooo:paragraph-rsid="0653d8b7" style:font-size-asian="12pt" style:font-style-asian="normal" style:font-weight-asian="normal" style:font-size-complex="12pt" style:font-style-complex="normal" style:font-weight-complex="normal"/>
    </style:style>
    <style:style style:name="P598" style:family="paragraph" style:parent-style-name="Standard">
      <style:paragraph-properties fo:text-align="center" style:justify-single-word="false"/>
      <style:text-properties style:font-name="Garamond" fo:font-size="12pt" fo:font-style="normal" style:text-underline-style="none" fo:font-weight="normal" officeooo:rsid="06658ebf" officeooo:paragraph-rsid="06658ebf" style:font-size-asian="12pt" style:font-style-asian="normal" style:font-weight-asian="normal" style:font-size-complex="12pt" style:font-style-complex="normal" style:font-weight-complex="normal"/>
    </style:style>
    <style:style style:name="P599" style:family="paragraph" style:parent-style-name="Standard">
      <style:paragraph-properties fo:text-align="justify" style:justify-single-word="false"/>
      <style:text-properties style:font-name="Garamond" fo:font-size="12pt" fo:font-style="normal" style:text-underline-style="none" fo:font-weight="normal" officeooo:rsid="0666452e" officeooo:paragraph-rsid="0666452e" style:font-size-asian="12pt" style:font-style-asian="normal" style:font-weight-asian="normal" style:font-size-complex="12pt" style:font-style-complex="normal" style:font-weight-complex="normal"/>
    </style:style>
    <style:style style:name="P600" style:family="paragraph" style:parent-style-name="Standard">
      <style:paragraph-properties fo:text-align="center" style:justify-single-word="false"/>
      <style:text-properties style:font-name="Garamond" fo:font-size="12pt" fo:font-style="normal" style:text-underline-style="none" fo:font-weight="normal" officeooo:rsid="0666452e" officeooo:paragraph-rsid="0666452e" style:font-size-asian="12pt" style:font-style-asian="normal" style:font-weight-asian="normal" style:font-size-complex="12pt" style:font-style-complex="normal" style:font-weight-complex="normal"/>
    </style:style>
    <style:style style:name="P601" style:family="paragraph" style:parent-style-name="Standard">
      <style:paragraph-properties fo:text-align="center" style:justify-single-word="false"/>
      <style:text-properties style:font-name="Garamond" fo:font-size="12pt" fo:font-style="normal" style:text-underline-style="none" fo:font-weight="normal" officeooo:rsid="0666452e" officeooo:paragraph-rsid="06680303" style:font-size-asian="12pt" style:font-style-asian="normal" style:font-weight-asian="normal" style:font-size-complex="12pt" style:font-style-complex="normal" style:font-weight-complex="normal"/>
    </style:style>
    <style:style style:name="P602" style:family="paragraph" style:parent-style-name="Standard">
      <style:paragraph-properties fo:text-align="center" style:justify-single-word="false"/>
      <style:text-properties style:font-name="Garamond" fo:font-size="12pt" fo:font-style="normal" style:text-underline-style="none" fo:font-weight="normal" officeooo:rsid="0666452e" officeooo:paragraph-rsid="06694c6c" style:font-size-asian="12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style:text-properties style:font-name="Garamond" fo:font-size="12pt" fo:font-style="normal" style:text-underline-style="none" fo:font-weight="normal" officeooo:rsid="06691086" officeooo:paragraph-rsid="06691086" style:font-size-asian="12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style:text-properties style:font-name="Garamond" fo:font-size="12pt" fo:font-style="normal" style:text-underline-style="none" fo:font-weight="normal" officeooo:rsid="06691086" officeooo:paragraph-rsid="0a53c6cd" style:font-size-asian="12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style:text-properties style:font-name="Garamond" fo:font-size="12pt" fo:font-style="normal" style:text-underline-style="none" fo:font-weight="normal" officeooo:rsid="06691086" officeooo:paragraph-rsid="0a53f246" style:font-size-asian="12pt" style:font-style-asian="normal" style:font-weight-asian="normal" style:font-size-complex="12pt" style:font-style-complex="normal" style:font-weight-complex="normal"/>
    </style:style>
    <style:style style:name="P606" style:family="paragraph" style:parent-style-name="Standard">
      <style:paragraph-properties fo:text-align="center" style:justify-single-word="false"/>
      <style:text-properties style:font-name="Garamond" fo:font-size="12pt" fo:font-style="normal" style:text-underline-style="none" fo:font-weight="normal" officeooo:rsid="06691086" officeooo:paragraph-rsid="06691086"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center" style:justify-single-word="false"/>
      <style:text-properties style:font-name="Garamond" fo:font-size="12pt" fo:font-style="normal" style:text-underline-style="none" fo:font-weight="normal" officeooo:rsid="066c8f1c" officeooo:paragraph-rsid="066c8f1c" style:font-size-asian="12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style:text-properties style:font-name="Garamond" fo:font-size="12pt" fo:font-style="normal" style:text-underline-style="none" fo:font-weight="normal" officeooo:rsid="066e4ac1" officeooo:paragraph-rsid="066e4ac1" style:font-size-asian="12pt" style:font-style-asian="normal" style:font-weight-asian="normal" style:font-size-complex="12pt" style:font-style-complex="normal" style:font-weight-complex="normal"/>
    </style:style>
    <style:style style:name="P609" style:family="paragraph" style:parent-style-name="Standard">
      <style:paragraph-properties fo:text-align="justify" style:justify-single-word="false"/>
      <style:text-properties style:font-name="Garamond" fo:font-size="12pt" fo:font-style="normal" style:text-underline-style="none" fo:font-weight="normal" officeooo:rsid="067dc8e9" officeooo:paragraph-rsid="067dc8e9" style:font-size-asian="12pt" style:font-style-asian="normal" style:font-weight-asian="normal" style:font-size-complex="12pt" style:font-style-complex="normal" style:font-weight-complex="normal"/>
    </style:style>
    <style:style style:name="P610" style:family="paragraph" style:parent-style-name="Standard">
      <style:paragraph-properties fo:text-align="justify" style:justify-single-word="false"/>
      <style:text-properties style:font-name="Garamond" fo:font-size="12pt" fo:font-style="normal" style:text-underline-style="none" fo:font-weight="normal" officeooo:rsid="0678c974" officeooo:paragraph-rsid="068b8059"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justify" style:justify-single-word="false"/>
      <style:text-properties style:font-name="Garamond" fo:font-size="12pt" fo:font-style="normal" style:text-underline-style="none" fo:font-weight="normal" officeooo:rsid="0678c974" officeooo:paragraph-rsid="0a5da860" style:font-size-asian="12pt" style:font-style-asian="normal" style:font-weight-asian="normal" style:font-size-complex="12pt" style:font-style-complex="normal" style:font-weight-complex="normal"/>
    </style:style>
    <style:style style:name="P612" style:family="paragraph" style:parent-style-name="Standard">
      <style:paragraph-properties fo:text-align="justify" style:justify-single-word="false"/>
      <style:text-properties style:font-name="Garamond" fo:font-size="12pt" fo:font-style="normal" style:text-underline-style="none" fo:font-weight="normal" officeooo:rsid="067c2fa0" officeooo:paragraph-rsid="068b8059" style:font-size-asian="12pt" style:font-style-asian="normal" style:font-weight-asian="normal" style:font-size-complex="12pt" style:font-style-complex="normal" style:font-weight-complex="normal"/>
    </style:style>
    <style:style style:name="P613" style:family="paragraph" style:parent-style-name="Standard">
      <style:paragraph-properties fo:text-align="justify" style:justify-single-word="false"/>
      <style:text-properties style:font-name="Garamond" fo:font-size="12pt" fo:font-style="normal" style:text-underline-style="none" fo:font-weight="normal" officeooo:rsid="0658ca4d" officeooo:paragraph-rsid="0654f3e3" style:font-size-asian="12pt" style:font-style-asian="normal" style:font-weight-asian="normal" style:font-size-complex="12pt" style:font-style-complex="normal" style:font-weight-complex="normal"/>
    </style:style>
    <style:style style:name="P614" style:family="paragraph" style:parent-style-name="Standard">
      <style:paragraph-properties fo:text-align="justify" style:justify-single-word="false"/>
      <style:text-properties style:font-name="Garamond" fo:font-size="12pt" fo:font-style="normal" style:text-underline-style="none" fo:font-weight="normal" officeooo:rsid="06675d6a" officeooo:paragraph-rsid="06675d6a"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center" style:justify-single-word="false"/>
      <style:text-properties style:font-name="Garamond" fo:font-size="12pt" fo:font-style="normal" style:text-underline-style="none" fo:font-weight="normal" officeooo:rsid="06675d6a" officeooo:paragraph-rsid="06675d6a" style:font-size-asian="12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style:text-properties style:font-name="Garamond" fo:font-size="12pt" fo:font-style="normal" style:text-underline-style="none" fo:font-weight="normal" officeooo:rsid="06675d6a" officeooo:paragraph-rsid="06675d6a"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justify" style:justify-single-word="false"/>
      <style:text-properties style:font-name="Garamond" fo:font-size="12pt" fo:font-style="normal" style:text-underline-style="none" fo:font-weight="normal" officeooo:rsid="01599c70" officeooo:paragraph-rsid="01599c70" style:font-size-asian="12pt" style:font-style-asian="normal" style:font-weight-asian="normal" style:font-size-complex="12pt" style:font-style-complex="normal" style:font-weight-complex="normal"/>
    </style:style>
    <style:style style:name="P618" style:family="paragraph" style:parent-style-name="Standard">
      <style:paragraph-properties fo:text-align="justify" style:justify-single-word="false"/>
      <style:text-properties style:font-name="Garamond" fo:font-size="12pt" fo:font-style="normal" style:text-underline-style="none" fo:font-weight="normal" officeooo:rsid="015b79f7" officeooo:paragraph-rsid="0159b1b8" style:font-size-asian="12pt" style:font-style-asian="normal" style:font-weight-asian="normal" style:font-size-complex="12pt" style:font-style-complex="normal" style:font-weight-complex="normal"/>
    </style:style>
    <style:style style:name="P619" style:family="paragraph" style:parent-style-name="Standard">
      <style:paragraph-properties fo:text-align="justify" style:justify-single-word="false"/>
      <style:text-properties style:font-name="Garamond" fo:font-size="12pt" fo:font-style="normal" style:text-underline-style="none" fo:font-weight="normal" officeooo:rsid="015b79f7" officeooo:paragraph-rsid="015b79f7" style:font-size-asian="12pt" style:font-style-asian="normal" style:font-weight-asian="normal" style:font-size-complex="12pt" style:font-style-complex="normal" style:font-weight-complex="normal"/>
    </style:style>
    <style:style style:name="P620" style:family="paragraph" style:parent-style-name="Standard">
      <style:paragraph-properties fo:text-align="justify" style:justify-single-word="false"/>
      <style:text-properties style:font-name="Garamond" fo:font-size="13pt" fo:font-style="italic" style:text-underline-style="solid" style:text-underline-width="auto" style:text-underline-color="font-color" fo:font-weight="normal" officeooo:rsid="06475ba4" officeooo:paragraph-rsid="06475ba4" style:font-size-asian="13pt" style:font-style-asian="italic" style:font-weight-asian="normal" style:font-size-complex="13pt" style:font-style-complex="italic" style:font-weight-complex="normal"/>
    </style:style>
    <style:style style:name="P621" style:family="paragraph" style:parent-style-name="Standard">
      <style:paragraph-properties fo:text-align="justify" style:justify-single-word="false"/>
      <style:text-properties style:font-name="Garamond" fo:font-size="13pt" fo:font-style="italic" style:text-underline-style="solid" style:text-underline-width="auto" style:text-underline-color="font-color" fo:font-weight="normal" officeooo:rsid="06475ba4" officeooo:paragraph-rsid="067021b2" style:font-size-asian="13pt" style:font-style-asian="italic" style:font-weight-asian="normal" style:font-size-complex="13pt" style:font-style-complex="italic" style:font-weight-complex="normal"/>
    </style:style>
    <style:style style:name="P622" style:family="paragraph" style:parent-style-name="Standard">
      <style:paragraph-properties fo:text-align="center" style:justify-single-word="false"/>
      <style:text-properties style:font-name="Garamond" fo:font-size="8pt" fo:font-style="normal" style:text-underline-style="none" fo:font-weight="normal" officeooo:rsid="06475ba4" officeooo:paragraph-rsid="0654f3e3" style:font-size-asian="7pt" style:font-style-asian="normal" style:font-weight-asian="normal" style:font-size-complex="8pt" style:font-style-complex="normal" style:font-weight-complex="normal"/>
    </style:style>
    <style:style style:name="P623" style:family="paragraph" style:parent-style-name="Standard">
      <style:paragraph-properties fo:text-align="center" style:justify-single-word="false"/>
      <style:text-properties style:font-name="Garamond" fo:font-size="8pt" fo:font-style="normal" style:text-underline-style="none" fo:font-weight="normal" officeooo:rsid="065080e9" officeooo:paragraph-rsid="0653d8b7" style:font-size-asian="7pt" style:font-style-asian="normal" style:font-weight-asian="normal" style:font-size-complex="8pt" style:font-style-complex="normal" style:font-weight-complex="normal"/>
    </style:style>
    <style:style style:name="P624" style:family="paragraph" style:parent-style-name="Standard">
      <style:paragraph-properties fo:text-align="center" style:justify-single-word="false"/>
      <style:text-properties style:font-name="Garamond" fo:font-size="8pt" fo:font-style="normal" style:text-underline-style="none" fo:font-weight="normal" officeooo:rsid="0666452e" officeooo:paragraph-rsid="0666452e" style:font-size-asian="7pt" style:font-style-asian="normal" style:font-weight-asian="normal" style:font-size-complex="8pt" style:font-style-complex="normal" style:font-weight-complex="normal"/>
    </style:style>
    <style:style style:name="P625" style:family="paragraph" style:parent-style-name="Standard">
      <style:paragraph-properties fo:text-align="center" style:justify-single-word="false"/>
      <style:text-properties style:font-name="Garamond" fo:font-size="8pt" fo:font-style="normal" style:text-underline-style="none" fo:font-weight="normal" officeooo:rsid="0666452e" officeooo:paragraph-rsid="06680303" style:font-size-asian="7pt" style:font-style-asian="normal" style:font-weight-asian="normal" style:font-size-complex="8pt" style:font-style-complex="normal" style:font-weight-complex="normal"/>
    </style:style>
    <style:style style:name="P626" style:family="paragraph" style:parent-style-name="Standard">
      <style:paragraph-properties fo:text-align="center" style:justify-single-word="false"/>
      <style:text-properties style:font-name="Garamond" fo:font-size="8pt" fo:font-style="normal" style:text-underline-style="none" fo:font-weight="normal" officeooo:rsid="0666452e" officeooo:paragraph-rsid="06694c6c" style:font-size-asian="7pt" style:font-style-asian="normal" style:font-weight-asian="normal" style:font-size-complex="8pt" style:font-style-complex="normal" style:font-weight-complex="normal"/>
    </style:style>
    <style:style style:name="P627" style:family="paragraph" style:parent-style-name="Standard">
      <style:paragraph-properties fo:text-align="justify" style:justify-single-word="false"/>
      <style:text-properties style:font-name="Garamond" fo:font-size="8pt" fo:font-style="normal" style:text-underline-style="none" fo:font-weight="normal" officeooo:rsid="06675d6a" officeooo:paragraph-rsid="06675d6a" style:font-size-asian="7pt" style:font-style-asian="normal" style:font-weight-asian="normal" style:font-size-complex="8pt" style:font-style-complex="normal" style:font-weight-complex="normal"/>
    </style:style>
    <style:style style:name="P628" style:family="paragraph" style:parent-style-name="Standard">
      <style:paragraph-properties fo:text-align="center" style:justify-single-word="false"/>
      <style:text-properties style:font-name="Garamond" fo:font-size="8pt" fo:font-style="normal" style:text-underline-style="none" fo:font-weight="normal" officeooo:rsid="06675d6a" officeooo:paragraph-rsid="06675d6a" style:font-size-asian="7pt" style:font-style-asian="normal" style:font-weight-asian="normal" style:font-size-complex="8pt" style:font-style-complex="normal" style:font-weight-complex="normal"/>
    </style:style>
    <style:style style:name="P629" style:family="paragraph" style:parent-style-name="Standard">
      <style:paragraph-properties fo:text-align="start" style:justify-single-word="false"/>
      <style:text-properties style:font-name="Garamond" fo:font-size="8pt" fo:font-style="normal" style:text-underline-style="none" fo:font-weight="normal" officeooo:rsid="06675d6a" officeooo:paragraph-rsid="06675d6a" style:font-size-asian="7pt" style:font-style-asian="normal" style:font-weight-asian="normal" style:font-size-complex="8pt" style:font-style-complex="normal" style:font-weight-complex="normal"/>
    </style:style>
    <style:style style:name="P630" style:family="paragraph" style:parent-style-name="Standard">
      <style:paragraph-properties fo:text-align="center" style:justify-single-word="false"/>
      <style:text-properties style:font-name="Garamond" fo:font-size="8pt" fo:font-style="normal" style:text-underline-style="none" fo:font-weight="normal" officeooo:rsid="066c8f1c" officeooo:paragraph-rsid="066c8f1c" style:font-size-asian="7pt" style:font-style-asian="normal" style:font-weight-asian="normal" style:font-size-complex="8pt" style:font-style-complex="normal" style:font-weight-complex="normal"/>
    </style:style>
    <style:style style:name="P631" style:family="paragraph" style:parent-style-name="Standard">
      <style:paragraph-properties fo:text-align="center" style:justify-single-word="false"/>
      <style:text-properties style:font-name="Garamond" fo:font-size="8pt" fo:font-style="normal" style:text-underline-style="none" fo:font-weight="normal" officeooo:rsid="06691086" officeooo:paragraph-rsid="06691086" style:font-size-asian="7pt" style:font-style-asian="normal" style:font-weight-asian="normal" style:font-size-complex="8pt" style:font-style-complex="normal" style:font-weight-complex="normal"/>
    </style:style>
    <style:style style:name="P632" style:family="paragraph" style:parent-style-name="Standard" style:master-page-name="Standard">
      <style:paragraph-properties fo:text-align="start" style:justify-single-word="false" style:page-number="auto"/>
      <style:text-properties fo:font-variant="normal" fo:text-transform="none" fo:color="#111111" loext:opacity="100%" style:font-name="Garamond" fo:font-size="14pt" fo:letter-spacing="normal" fo:font-style="normal" style:text-underline-style="none" fo:font-weight="bold" officeooo:rsid="03e56e30" officeooo:paragraph-rsid="000763a2" style:font-size-asian="14pt" style:font-style-asian="normal" style:font-weight-asian="bold" style:font-size-complex="14pt" style:font-style-complex="normal" style:font-weight-complex="bold"/>
    </style:style>
    <style:style style:name="P633" style:family="paragraph" style:parent-style-name="Standard" style:list-style-name="L1">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ae8d3" officeooo:paragraph-rsid="000ae8d3" style:font-size-asian="10.5pt" style:font-style-asian="normal" style:font-weight-asian="normal" style:font-size-complex="12pt" style:font-style-complex="normal" style:font-weight-complex="normal"/>
    </style:style>
    <style:style style:name="P634" style:family="paragraph" style:parent-style-name="Standard" style:list-style-name="L2">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0f984" officeooo:paragraph-rsid="0061c256" style:font-size-asian="10.5pt" style:font-style-asian="normal" style:font-weight-asian="normal" style:font-size-complex="12pt" style:font-style-complex="normal" style:font-weight-complex="normal"/>
    </style:style>
    <style:style style:name="P635" style:family="paragraph" style:parent-style-name="Standard" style:list-style-name="L2">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65dcf" officeooo:paragraph-rsid="09865dcf" style:font-size-asian="10.5pt" style:font-style-asian="normal" style:font-weight-asian="normal" style:font-size-complex="12pt" style:font-style-complex="normal" style:font-weight-complex="normal"/>
    </style:style>
    <style:style style:name="P636" style:family="paragraph" style:parent-style-name="Standard" style:list-style-name="L3">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2059f6d" style:font-size-asian="12pt" style:font-style-asian="normal" style:font-weight-asian="normal" style:font-size-complex="12pt" style:font-style-complex="normal" style:font-weight-complex="normal"/>
    </style:style>
    <style:style style:name="P637" style:family="paragraph" style:parent-style-name="Standard" style:list-style-name="L3">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583d022" style:font-size-asian="12pt" style:font-style-asian="normal" style:font-weight-asian="normal" style:font-size-complex="12pt" style:font-style-complex="normal" style:font-weight-complex="normal"/>
    </style:style>
    <style:style style:name="P638" style:family="paragraph" style:parent-style-name="Standard">
      <style:paragraph-properties fo:text-align="justify" style:justify-single-word="false"/>
      <style:text-properties officeooo:paragraph-rsid="03e9cf8f"/>
    </style:style>
    <style:style style:name="T1" style:family="text">
      <style:text-properties fo:background-color="transparent" loext:char-shading-value="0"/>
    </style:style>
    <style:style style:name="T2" style:family="text">
      <style:text-properties officeooo:rsid="004d9765" fo:background-color="transparent" loext:char-shading-value="0"/>
    </style:style>
    <style:style style:name="T3" style:family="text">
      <style:text-properties officeooo:rsid="0733e08f" fo:background-color="transparent" loext:char-shading-value="0"/>
    </style:style>
    <style:style style:name="T4" style:family="text">
      <style:text-properties officeooo:rsid="073553d6" fo:background-color="transparent" loext:char-shading-value="0"/>
    </style:style>
    <style:style style:name="T5" style:family="text">
      <style:text-properties officeooo:rsid="0736006d" fo:background-color="transparent" loext:char-shading-value="0"/>
    </style:style>
    <style:style style:name="T6" style:family="text">
      <style:text-properties officeooo:rsid="073f3a6e" fo:background-color="transparent" loext:char-shading-value="0"/>
    </style:style>
    <style:style style:name="T7" style:family="text">
      <style:text-properties officeooo:rsid="074050a5" fo:background-color="transparent" loext:char-shading-value="0"/>
    </style:style>
    <style:style style:name="T8" style:family="text">
      <style:text-properties officeooo:rsid="0737fec9" fo:background-color="transparent" loext:char-shading-value="0"/>
    </style:style>
    <style:style style:name="T9" style:family="text">
      <style:text-properties officeooo:rsid="073a1c68" fo:background-color="transparent" loext:char-shading-value="0"/>
    </style:style>
    <style:style style:name="T10" style:family="text">
      <style:text-properties officeooo:rsid="073878c1" fo:background-color="transparent" loext:char-shading-value="0"/>
    </style:style>
    <style:style style:name="T11" style:family="text">
      <style:text-properties officeooo:rsid="0742013e" fo:background-color="transparent" loext:char-shading-value="0"/>
    </style:style>
    <style:style style:name="T12" style:family="text">
      <style:text-properties officeooo:rsid="0744365d" fo:background-color="transparent" loext:char-shading-value="0"/>
    </style:style>
    <style:style style:name="T13" style:family="text">
      <style:text-properties officeooo:rsid="0748fa76" fo:background-color="transparent" loext:char-shading-value="0"/>
    </style:style>
    <style:style style:name="T14" style:family="text">
      <style:text-properties officeooo:rsid="079d556d" fo:background-color="transparent" loext:char-shading-value="0"/>
    </style:style>
    <style:style style:name="T15" style:family="text">
      <style:text-properties officeooo:rsid="074258a0" fo:background-color="transparent" loext:char-shading-value="0"/>
    </style:style>
    <style:style style:name="T16" style:family="text">
      <style:text-properties officeooo:rsid="07ba1de0" fo:background-color="transparent" loext:char-shading-value="0"/>
    </style:style>
    <style:style style:name="T17" style:family="text">
      <style:text-properties officeooo:rsid="08026b23" fo:background-color="transparent" loext:char-shading-value="0"/>
    </style:style>
    <style:style style:name="T18" style:family="text">
      <style:text-properties officeooo:rsid="07604890" fo:background-color="transparent" loext:char-shading-value="0"/>
    </style:style>
    <style:style style:name="T19" style:family="text">
      <style:text-properties officeooo:rsid="0762935b" fo:background-color="transparent" loext:char-shading-value="0"/>
    </style:style>
    <style:style style:name="T20" style:family="text">
      <style:text-properties officeooo:rsid="06f3e4fe" fo:background-color="transparent" loext:char-shading-value="0"/>
    </style:style>
    <style:style style:name="T21" style:family="text">
      <style:text-properties officeooo:rsid="06f3099b" fo:background-color="transparent" loext:char-shading-value="0"/>
    </style:style>
    <style:style style:name="T22" style:family="text">
      <style:text-properties officeooo:rsid="0820d77c" fo:background-color="transparent" loext:char-shading-value="0"/>
    </style:style>
    <style:style style:name="T23" style:family="text">
      <style:text-properties officeooo:rsid="082c4760" fo:background-color="transparent" loext:char-shading-value="0"/>
    </style:style>
    <style:style style:name="T24" style:family="text">
      <style:text-properties officeooo:rsid="082ebe57" fo:background-color="transparent" loext:char-shading-value="0"/>
    </style:style>
    <style:style style:name="T25" style:family="text">
      <style:text-properties officeooo:rsid="0830ba76" fo:background-color="transparent" loext:char-shading-value="0"/>
    </style:style>
    <style:style style:name="T26" style:family="text">
      <style:text-properties officeooo:rsid="093207ef" fo:background-color="transparent" loext:char-shading-value="0"/>
    </style:style>
    <style:style style:name="T27" style:family="text">
      <style:text-properties officeooo:rsid="0759b93f" fo:background-color="transparent" loext:char-shading-value="0"/>
    </style:style>
    <style:style style:name="T28" style:family="text">
      <style:text-properties officeooo:rsid="0937417c" fo:background-color="transparent" loext:char-shading-value="0"/>
    </style:style>
    <style:style style:name="T29" style:family="text">
      <style:text-properties officeooo:rsid="03a7db73" fo:background-color="transparent" loext:char-shading-value="0" style:font-size-asian="10.5pt"/>
    </style:style>
    <style:style style:name="T30" style:family="text">
      <style:text-properties officeooo:rsid="08fe1fd6" fo:background-color="transparent" loext:char-shading-value="0"/>
    </style:style>
    <style:style style:name="T31" style:family="text">
      <style:text-properties officeooo:rsid="03888227" fo:background-color="transparent" loext:char-shading-value="0"/>
    </style:style>
    <style:style style:name="T32" style:family="text">
      <style:text-properties officeooo:rsid="08fe3d06" fo:background-color="transparent" loext:char-shading-value="0"/>
    </style:style>
    <style:style style:name="T33" style:family="text">
      <style:text-properties officeooo:rsid="0389259b" fo:background-color="transparent" loext:char-shading-value="0"/>
    </style:style>
    <style:style style:name="T34" style:family="text">
      <style:text-properties officeooo:rsid="091b6680" fo:background-color="transparent" loext:char-shading-value="0"/>
    </style:style>
    <style:style style:name="T35" style:family="text">
      <style:text-properties officeooo:rsid="094db6cb" fo:background-color="transparent" loext:char-shading-value="0"/>
    </style:style>
    <style:style style:name="T36" style:family="text">
      <style:text-properties officeooo:rsid="0ab4349d" fo:background-color="transparent" loext:char-shading-value="0"/>
    </style:style>
    <style:style style:name="T37" style:family="text">
      <style:text-properties officeooo:rsid="0ab6488e" fo:background-color="transparent" loext:char-shading-value="0"/>
    </style:style>
    <style:style style:name="T38" style:family="text">
      <style:text-properties officeooo:rsid="0ab832b0" fo:background-color="transparent" loext:char-shading-value="0"/>
    </style:style>
    <style:style style:name="T39" style:family="text">
      <style:text-properties officeooo:rsid="0228448e" fo:background-color="transparent" loext:char-shading-value="0"/>
    </style:style>
    <style:style style:name="T40" style:family="text">
      <style:text-properties officeooo:rsid="0ab89a23" fo:background-color="transparent" loext:char-shading-value="0"/>
    </style:style>
    <style:style style:name="T41" style:family="text">
      <style:text-properties officeooo:rsid="022a3b91" fo:background-color="transparent" loext:char-shading-value="0"/>
    </style:style>
    <style:style style:name="T42" style:family="text">
      <style:text-properties officeooo:rsid="060bb6b6" fo:background-color="transparent" loext:char-shading-value="0"/>
    </style:style>
    <style:style style:name="T43" style:family="text">
      <style:text-properties officeooo:rsid="075c7b29" fo:background-color="transparent" loext:char-shading-value="0"/>
    </style:style>
    <style:style style:name="T44" style:family="text">
      <style:text-properties officeooo:rsid="0abd12ae" fo:background-color="transparent" loext:char-shading-value="0"/>
    </style:style>
    <style:style style:name="T45" style:family="text">
      <style:text-properties officeooo:rsid="0b01ec29" fo:background-color="transparent" loext:char-shading-value="0"/>
    </style:style>
    <style:style style:name="T46" style:family="text">
      <style:text-properties officeooo:rsid="0b0228c3" fo:background-color="transparent" loext:char-shading-value="0"/>
    </style:style>
    <style:style style:name="T47" style:family="text">
      <style:text-properties officeooo:rsid="0b17de04" fo:background-color="transparent" loext:char-shading-value="0"/>
    </style:style>
    <style:style style:name="T48" style:family="text">
      <style:text-properties officeooo:rsid="0b3e7c9c" fo:background-color="transparent" loext:char-shading-value="0"/>
    </style:style>
    <style:style style:name="T49" style:family="text">
      <style:text-properties fo:font-size="12pt" fo:font-weight="bold" officeooo:rsid="0018dec0" style:font-size-asian="10.5pt" style:font-weight-asian="bold" style:font-size-complex="12pt" style:font-weight-complex="bold"/>
    </style:style>
    <style:style style:name="T50" style:family="text">
      <style:text-properties fo:font-size="12pt" fo:font-weight="bold" officeooo:rsid="00227bf1" style:font-size-asian="10.5pt" style:font-weight-asian="bold" style:font-size-complex="12pt" style:font-weight-complex="bold"/>
    </style:style>
    <style:style style:name="T51" style:family="text">
      <style:text-properties fo:font-size="12pt" officeooo:rsid="0018dec0" style:font-size-asian="10.5pt" style:font-size-complex="12pt"/>
    </style:style>
    <style:style style:name="T52" style:family="text">
      <style:text-properties fo:font-size="12pt" officeooo:rsid="0012eaec" style:font-size-asian="10.5pt" style:font-size-complex="12pt"/>
    </style:style>
    <style:style style:name="T53" style:family="text">
      <style:text-properties fo:font-size="12pt" officeooo:rsid="04ee5b03" style:font-size-asian="10.5pt" style:font-size-complex="12pt"/>
    </style:style>
    <style:style style:name="T54" style:family="text">
      <style:text-properties fo:font-size="12pt" fo:font-style="italic" style:text-underline-style="solid" style:text-underline-width="auto" style:text-underline-color="font-color" officeooo:rsid="00230cd9" style:font-size-asian="10.5pt" style:font-style-asian="italic" style:font-size-complex="12pt" style:font-style-complex="italic"/>
    </style:style>
    <style:style style:name="T55" style:family="text">
      <style:text-properties fo:font-size="12pt" fo:font-weight="normal" officeooo:rsid="071f64e1" style:font-size-asian="10.5pt" style:font-weight-asian="normal" style:font-size-complex="12pt" style:font-weight-complex="normal"/>
    </style:style>
    <style:style style:name="T56" style:family="text">
      <style:text-properties fo:font-size="12pt" fo:font-weight="normal" officeooo:rsid="07215bc4" style:font-size-asian="10.5pt" style:font-weight-asian="normal" style:font-size-complex="12pt" style:font-weight-complex="normal"/>
    </style:style>
    <style:style style:name="T57" style:family="text">
      <style:text-properties fo:font-size="12pt" fo:font-weight="normal" officeooo:rsid="08256c45" style:font-size-asian="10.5pt" style:font-weight-asian="normal" style:font-size-complex="12pt" style:font-weight-complex="normal"/>
    </style:style>
    <style:style style:name="T58" style:family="text">
      <style:text-properties fo:font-size="12pt" fo:font-weight="normal" officeooo:rsid="08258cf3" style:font-size-asian="10.5pt" style:font-weight-asian="normal" style:font-size-complex="12pt" style:font-weight-complex="normal"/>
    </style:style>
    <style:style style:name="T59" style:family="text">
      <style:text-properties fo:font-size="12pt" fo:font-weight="normal" officeooo:rsid="0aa02ed0" style:font-size-asian="10.5pt" style:font-weight-asian="normal" style:font-size-complex="12pt" style:font-weight-complex="normal"/>
    </style:style>
    <style:style style:name="T60" style:family="text">
      <style:text-properties fo:font-size="12pt" style:text-underline-style="none" fo:font-weight="normal" officeooo:rsid="01a8a08e" style:font-size-asian="13pt" style:font-style-asian="normal" style:font-weight-asian="normal" style:font-size-complex="13pt" style:font-style-complex="normal" style:font-weight-complex="normal"/>
    </style:style>
    <style:style style:name="T61" style:family="text">
      <style:text-properties fo:font-size="12pt" style:text-underline-style="none" fo:font-weight="normal" officeooo:rsid="03c41167" style:font-size-asian="13pt" style:font-style-asian="normal" style:font-weight-asian="normal" style:font-size-complex="13pt" style:font-style-complex="normal" style:font-weight-complex="normal"/>
    </style:style>
    <style:style style:name="T62" style:family="text">
      <style:text-properties fo:font-style="italic" style:font-style-asian="italic" style:font-style-complex="italic"/>
    </style:style>
    <style:style style:name="T63" style:family="text">
      <style:text-properties fo:font-style="italic" officeooo:rsid="001d31bd" style:font-style-asian="italic" style:font-style-complex="italic"/>
    </style:style>
    <style:style style:name="T64" style:family="text">
      <style:text-properties fo:font-style="italic" officeooo:rsid="007b957d" style:font-style-asian="italic" style:font-style-complex="italic"/>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text-underline-style="solid" style:text-underline-width="auto" style:text-underline-color="font-color" officeooo:rsid="004ddb4a" style:font-style-asian="italic" style:font-style-complex="italic"/>
    </style:style>
    <style:style style:name="T67" style:family="text">
      <style:text-properties fo:font-style="italic" style:text-underline-style="solid" style:text-underline-width="auto" style:text-underline-color="font-color" officeooo:rsid="004e2c5d" style:font-style-asian="italic" style:font-style-complex="italic"/>
    </style:style>
    <style:style style:name="T68" style:family="text">
      <style:text-properties fo:font-style="italic" style:text-underline-style="solid" style:text-underline-width="auto" style:text-underline-color="font-color" officeooo:rsid="0070dc94" style:font-style-asian="italic" style:font-style-complex="italic"/>
    </style:style>
    <style:style style:name="T69" style:family="text">
      <style:text-properties fo:font-style="italic" style:text-underline-style="solid" style:text-underline-width="auto" style:text-underline-color="font-color" officeooo:rsid="004ed5e4" style:font-style-asian="italic" style:font-style-complex="italic"/>
    </style:style>
    <style:style style:name="T70" style:family="text">
      <style:text-properties fo:font-style="italic" style:text-underline-style="solid" style:text-underline-width="auto" style:text-underline-color="font-color" officeooo:rsid="00b10acf" style:font-style-asian="italic" style:font-style-complex="italic"/>
    </style:style>
    <style:style style:name="T71" style:family="text">
      <style:text-properties fo:font-style="italic" style:text-underline-style="solid" style:text-underline-width="auto" style:text-underline-color="font-color" officeooo:rsid="01181949" style:font-style-asian="italic" style:font-style-complex="italic"/>
    </style:style>
    <style:style style:name="T72" style:family="text">
      <style:text-properties fo:font-style="italic" style:text-underline-style="solid" style:text-underline-width="auto" style:text-underline-color="font-color" officeooo:rsid="0143e33d" style:font-style-asian="italic" style:font-style-complex="italic"/>
    </style:style>
    <style:style style:name="T73" style:family="text">
      <style:text-properties fo:font-style="italic" style:text-underline-style="solid" style:text-underline-width="auto" style:text-underline-color="font-color" officeooo:rsid="010142d4" style:font-style-asian="italic" style:font-style-complex="italic"/>
    </style:style>
    <style:style style:name="T74" style:family="text">
      <style:text-properties fo:font-style="italic" style:text-underline-style="solid" style:text-underline-width="auto" style:text-underline-color="font-color" officeooo:rsid="0144c45d" style:font-style-asian="italic" style:font-style-complex="italic"/>
    </style:style>
    <style:style style:name="T75" style:family="text">
      <style:text-properties fo:font-style="italic" style:text-underline-style="solid" style:text-underline-width="auto" style:text-underline-color="font-color" officeooo:rsid="01453884" style:font-style-asian="italic" style:font-style-complex="italic"/>
    </style:style>
    <style:style style:name="T76" style:family="text">
      <style:text-properties fo:font-style="italic" style:text-underline-style="solid" style:text-underline-width="auto" style:text-underline-color="font-color" officeooo:rsid="015224bf" style:font-style-asian="italic" style:font-style-complex="italic"/>
    </style:style>
    <style:style style:name="T77" style:family="text">
      <style:text-properties fo:font-style="italic" style:text-underline-style="solid" style:text-underline-width="auto" style:text-underline-color="font-color" officeooo:rsid="0230a2a1" style:font-style-asian="italic" style:font-style-complex="italic"/>
    </style:style>
    <style:style style:name="T78" style:family="text">
      <style:text-properties fo:font-style="italic" style:text-underline-style="solid" style:text-underline-width="auto" style:text-underline-color="font-color" officeooo:rsid="058c6a67" style:font-style-asian="italic" style:font-style-complex="italic"/>
    </style:style>
    <style:style style:name="T79" style:family="text">
      <style:text-properties fo:font-style="italic" style:text-underline-style="solid" style:text-underline-width="auto" style:text-underline-color="font-color" officeooo:rsid="060323c1" style:font-style-asian="italic" style:font-style-complex="italic"/>
    </style:style>
    <style:style style:name="T80" style:family="text">
      <style:text-properties fo:font-style="italic" style:text-underline-style="solid" style:text-underline-width="auto" style:text-underline-color="font-color" officeooo:rsid="063a6589" style:font-style-asian="italic" style:font-style-complex="italic"/>
    </style:style>
    <style:style style:name="T81" style:family="text">
      <style:text-properties fo:font-style="italic" style:text-underline-style="solid" style:text-underline-width="auto" style:text-underline-color="font-color" officeooo:rsid="065d061b" style:font-style-asian="italic" style:font-style-complex="italic"/>
    </style:style>
    <style:style style:name="T82" style:family="text">
      <style:text-properties fo:font-style="italic" style:text-underline-style="solid" style:text-underline-width="auto" style:text-underline-color="font-color" officeooo:rsid="065e75fa" style:font-style-asian="italic" style:font-style-complex="italic"/>
    </style:style>
    <style:style style:name="T83" style:family="text">
      <style:text-properties fo:font-style="italic" style:text-underline-style="solid" style:text-underline-width="auto" style:text-underline-color="font-color" officeooo:rsid="066402b6" style:font-style-asian="italic" style:font-style-complex="italic"/>
    </style:style>
    <style:style style:name="T84" style:family="text">
      <style:text-properties fo:font-style="italic" style:text-underline-style="solid" style:text-underline-width="auto" style:text-underline-color="font-color" officeooo:rsid="0929086c" style:font-style-asian="italic" style:font-style-complex="italic"/>
    </style:style>
    <style:style style:name="T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012eaec"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104547"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4aca6a"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06b4fbf"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066615c"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normal" officeooo:rsid="005b2835"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normal" officeooo:rsid="00452747"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fo:font-weight="normal" officeooo:rsid="0042535f" style:font-style-asian="italic" style:font-weight-asian="normal" style:font-style-complex="italic" style:font-weight-complex="normal"/>
    </style:style>
    <style:style style:name="T94" style:family="text">
      <style:text-properties fo:font-style="italic" style:text-underline-style="solid" style:text-underline-width="auto" style:text-underline-color="font-color" fo:font-weight="normal" officeooo:rsid="0989a046" style:font-style-asian="italic" style:font-weight-asian="normal" style:font-style-complex="italic" style:font-weight-complex="normal"/>
    </style:style>
    <style:style style:name="T95" style:family="text">
      <style:text-properties fo:font-style="italic" style:text-underline-style="solid" style:text-underline-width="auto" style:text-underline-color="font-color" fo:font-weight="normal" officeooo:rsid="098b8326" style:font-style-asian="italic" style:font-weight-asian="normal" style:font-style-complex="italic" style:font-weight-complex="normal"/>
    </style:style>
    <style:style style:name="T96" style:family="text">
      <style:text-properties fo:font-style="italic" style:text-underline-style="solid" style:text-underline-width="auto" style:text-underline-color="font-color" fo:font-weight="normal" officeooo:rsid="099f457d" style:font-style-asian="italic" style:font-weight-asian="normal" style:font-style-complex="italic" style:font-weight-complex="normal"/>
    </style:style>
    <style:style style:name="T97" style:family="text">
      <style:text-properties fo:font-style="italic" style:text-underline-style="solid" style:text-underline-width="auto" style:text-underline-color="font-color" fo:font-weight="normal" officeooo:rsid="09a3af5a" style:font-style-asian="italic" style:font-weight-asian="normal" style:font-style-complex="italic" style:font-weight-complex="normal"/>
    </style:style>
    <style:style style:name="T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9" style:family="text">
      <style:text-properties fo:font-style="italic" fo:font-weight="normal" officeooo:rsid="0013a347" style:font-style-asian="italic" style:font-weight-asian="normal" style:font-style-complex="italic" style:font-weight-complex="normal"/>
    </style:style>
    <style:style style:name="T100" style:family="text">
      <style:text-properties fo:font-style="italic" fo:font-weight="normal" officeooo:rsid="04e6eaa1" style:font-style-asian="italic" style:font-weight-asian="normal" style:font-style-complex="italic" style:font-weight-complex="normal"/>
    </style:style>
    <style:style style:name="T101" style:family="text">
      <style:text-properties officeooo:rsid="001116d4"/>
    </style:style>
    <style:style style:name="T102" style:family="text">
      <style:text-properties officeooo:rsid="0012d02f"/>
    </style:style>
    <style:style style:name="T103" style:family="text">
      <style:text-properties officeooo:rsid="005b2835"/>
    </style:style>
    <style:style style:name="T104" style:family="text">
      <style:text-properties officeooo:rsid="0042535f"/>
    </style:style>
    <style:style style:name="T105" style:family="text">
      <style:text-properties officeooo:rsid="0046f334"/>
    </style:style>
    <style:style style:name="T106" style:family="text">
      <style:text-properties officeooo:rsid="0048a944"/>
    </style:style>
    <style:style style:name="T107" style:family="text">
      <style:text-properties officeooo:rsid="004b301e"/>
    </style:style>
    <style:style style:name="T108" style:family="text">
      <style:text-properties officeooo:rsid="004b4d5e"/>
    </style:style>
    <style:style style:name="T109" style:family="text">
      <style:text-properties officeooo:rsid="004a845c"/>
    </style:style>
    <style:style style:name="T110" style:family="text">
      <style:text-properties officeooo:rsid="0013b79a"/>
    </style:style>
    <style:style style:name="T111" style:family="text">
      <style:text-properties officeooo:rsid="0054fff0"/>
    </style:style>
    <style:style style:name="T112" style:family="text">
      <style:text-properties officeooo:rsid="005085bb"/>
    </style:style>
    <style:style style:name="T113" style:family="text">
      <style:text-properties officeooo:rsid="0077b67f"/>
    </style:style>
    <style:style style:name="T114" style:family="text">
      <style:text-properties fo:font-weight="bold" style:font-weight-asian="bold" style:font-weight-complex="bold"/>
    </style:style>
    <style:style style:name="T115" style:family="text">
      <style:text-properties fo:font-weight="bold" officeooo:rsid="002f4ef2" style:font-weight-asian="bold" style:font-weight-complex="bold"/>
    </style:style>
    <style:style style:name="T116" style:family="text">
      <style:text-properties fo:font-weight="bold" officeooo:rsid="002f5942" style:font-weight-asian="bold" style:font-weight-complex="bold"/>
    </style:style>
    <style:style style:name="T117" style:family="text">
      <style:text-properties fo:font-weight="bold" officeooo:rsid="00354dea" style:font-weight-asian="bold" style:font-weight-complex="bold"/>
    </style:style>
    <style:style style:name="T118" style:family="text">
      <style:text-properties fo:font-weight="bold" officeooo:rsid="03a7db73" style:font-weight-asian="bold" style:font-weight-complex="bold"/>
    </style:style>
    <style:style style:name="T119" style:family="text">
      <style:text-properties fo:font-weight="bold" officeooo:rsid="072fbb4c" style:font-weight-asian="bold" style:font-weight-complex="bold"/>
    </style:style>
    <style:style style:name="T120" style:family="text">
      <style:text-properties fo:font-weight="bold" officeooo:rsid="07b19893" style:font-weight-asian="bold" style:font-weight-complex="bold"/>
    </style:style>
    <style:style style:name="T121" style:family="text">
      <style:text-properties fo:font-weight="bold" officeooo:rsid="065fe5c3" style:font-weight-asian="bold" style:font-weight-complex="bold"/>
    </style:style>
    <style:style style:name="T122" style:family="text">
      <style:text-properties officeooo:rsid="00677e6b"/>
    </style:style>
    <style:style style:name="T123" style:family="text">
      <style:text-properties officeooo:rsid="006a3901"/>
    </style:style>
    <style:style style:name="T124" style:family="text">
      <style:text-properties officeooo:rsid="0068bce4"/>
    </style:style>
    <style:style style:name="T125" style:family="text">
      <style:text-properties officeooo:rsid="007d070d"/>
    </style:style>
    <style:style style:name="T126" style:family="text">
      <style:text-properties officeooo:rsid="001de14f"/>
    </style:style>
    <style:style style:name="T127" style:family="text">
      <style:text-properties officeooo:rsid="007d741b"/>
    </style:style>
    <style:style style:name="T128" style:family="text">
      <style:text-properties officeooo:rsid="00827d17"/>
    </style:style>
    <style:style style:name="T129" style:family="text">
      <style:text-properties officeooo:rsid="0085b49f"/>
    </style:style>
    <style:style style:name="T130" style:family="text">
      <style:text-properties officeooo:rsid="00884260"/>
    </style:style>
    <style:style style:name="T131" style:family="text">
      <style:text-properties officeooo:rsid="00868041"/>
    </style:style>
    <style:style style:name="T132" style:family="text">
      <style:text-properties officeooo:rsid="00870ab4"/>
    </style:style>
    <style:style style:name="T133" style:family="text">
      <style:text-properties officeooo:rsid="008a3242"/>
    </style:style>
    <style:style style:name="T134" style:family="text">
      <style:text-properties officeooo:rsid="001f411e"/>
    </style:style>
    <style:style style:name="T135" style:family="text">
      <style:text-properties officeooo:rsid="008a94f2"/>
    </style:style>
    <style:style style:name="T136" style:family="text">
      <style:text-properties officeooo:rsid="008c6523"/>
    </style:style>
    <style:style style:name="T137" style:family="text">
      <style:text-properties fo:font-weight="normal" style:font-weight-asian="normal" style:font-weight-complex="normal"/>
    </style:style>
    <style:style style:name="T138" style:family="text">
      <style:text-properties fo:font-weight="normal" officeooo:rsid="00104547" style:font-weight-asian="normal" style:font-weight-complex="normal"/>
    </style:style>
    <style:style style:name="T139" style:family="text">
      <style:text-properties fo:font-weight="normal" officeooo:rsid="0011f3c7" style:font-weight-asian="normal" style:font-weight-complex="normal"/>
    </style:style>
    <style:style style:name="T140" style:family="text">
      <style:text-properties fo:font-weight="normal" officeooo:rsid="0012eaec" style:font-weight-asian="normal" style:font-weight-complex="normal"/>
    </style:style>
    <style:style style:name="T141" style:family="text">
      <style:text-properties fo:font-weight="normal" officeooo:rsid="0013a347" style:font-weight-asian="normal" style:font-weight-complex="normal"/>
    </style:style>
    <style:style style:name="T142" style:family="text">
      <style:text-properties fo:font-weight="normal" officeooo:rsid="0014e1c2" style:font-weight-asian="normal" style:font-weight-complex="normal"/>
    </style:style>
    <style:style style:name="T143" style:family="text">
      <style:text-properties fo:font-weight="normal" officeooo:rsid="0016f765" style:font-weight-asian="normal" style:font-weight-complex="normal"/>
    </style:style>
    <style:style style:name="T144" style:family="text">
      <style:text-properties fo:font-weight="normal" officeooo:rsid="0187c63a" style:font-weight-asian="normal" style:font-weight-complex="normal"/>
    </style:style>
    <style:style style:name="T145" style:family="text">
      <style:text-properties fo:font-weight="normal" officeooo:rsid="018c8ad4" style:font-weight-asian="normal" style:font-weight-complex="normal"/>
    </style:style>
    <style:style style:name="T146" style:family="text">
      <style:text-properties fo:font-weight="normal" officeooo:rsid="018ce476" style:font-weight-asian="normal" style:font-weight-complex="normal"/>
    </style:style>
    <style:style style:name="T147" style:family="text">
      <style:text-properties fo:font-weight="normal" officeooo:rsid="01987ff2" style:font-weight-asian="normal" style:font-weight-complex="normal"/>
    </style:style>
    <style:style style:name="T148" style:family="text">
      <style:text-properties fo:font-weight="normal" officeooo:rsid="01989ff1" style:font-weight-asian="normal" style:font-weight-complex="normal"/>
    </style:style>
    <style:style style:name="T149" style:family="text">
      <style:text-properties fo:font-weight="normal" officeooo:rsid="0199b001" style:font-weight-asian="normal" style:font-weight-complex="normal"/>
    </style:style>
    <style:style style:name="T150" style:family="text">
      <style:text-properties fo:font-weight="normal" officeooo:rsid="019a760e" style:font-weight-asian="normal" style:font-weight-complex="normal"/>
    </style:style>
    <style:style style:name="T151" style:family="text">
      <style:text-properties fo:font-weight="normal" officeooo:rsid="019c61ca" style:font-weight-asian="normal" style:font-weight-complex="normal"/>
    </style:style>
    <style:style style:name="T152" style:family="text">
      <style:text-properties fo:font-weight="normal" officeooo:rsid="03c257f8" style:font-weight-asian="normal" style:font-weight-complex="normal"/>
    </style:style>
    <style:style style:name="T153" style:family="text">
      <style:text-properties fo:font-weight="normal" officeooo:rsid="04bc0c7d" style:font-weight-asian="normal" style:font-weight-complex="normal"/>
    </style:style>
    <style:style style:name="T154" style:family="text">
      <style:text-properties fo:font-weight="normal" officeooo:rsid="04c84d17" style:font-weight-asian="normal" style:font-weight-complex="normal"/>
    </style:style>
    <style:style style:name="T155" style:family="text">
      <style:text-properties fo:font-weight="normal" officeooo:rsid="04cdb0f8" style:font-weight-asian="normal" style:font-weight-complex="normal"/>
    </style:style>
    <style:style style:name="T156" style:family="text">
      <style:text-properties fo:font-weight="normal" officeooo:rsid="04cf8ef2" style:font-weight-asian="normal" style:font-weight-complex="normal"/>
    </style:style>
    <style:style style:name="T157" style:family="text">
      <style:text-properties fo:font-weight="normal" officeooo:rsid="04d145b3" style:font-weight-asian="normal" style:font-weight-complex="normal"/>
    </style:style>
    <style:style style:name="T158" style:family="text">
      <style:text-properties fo:font-weight="normal" officeooo:rsid="04e527be" style:font-weight-asian="normal" style:font-weight-complex="normal"/>
    </style:style>
    <style:style style:name="T159" style:family="text">
      <style:text-properties fo:font-weight="normal" officeooo:rsid="04e6eaa1" style:font-weight-asian="normal" style:font-weight-complex="normal"/>
    </style:style>
    <style:style style:name="T160" style:family="text">
      <style:text-properties fo:font-weight="normal" officeooo:rsid="04e7d3a6" style:font-weight-asian="normal" style:font-weight-complex="normal"/>
    </style:style>
    <style:style style:name="T161" style:family="text">
      <style:text-properties fo:font-weight="normal" officeooo:rsid="0922bfae" style:font-weight-asian="normal" style:font-weight-complex="normal"/>
    </style:style>
    <style:style style:name="T162" style:family="text">
      <style:text-properties fo:font-weight="normal" officeooo:rsid="09236a45" style:font-weight-asian="normal" style:font-weight-complex="normal"/>
    </style:style>
    <style:style style:name="T163" style:family="text">
      <style:text-properties fo:font-weight="normal" officeooo:rsid="0984ad9c" style:font-weight-asian="normal" style:font-weight-complex="normal"/>
    </style:style>
    <style:style style:name="T164" style:family="text">
      <style:text-properties officeooo:rsid="0008d181"/>
    </style:style>
    <style:style style:name="T165" style:family="text">
      <style:text-properties fo:font-variant="normal" fo:text-transform="none" fo:color="#111111" loext:opacity="100%" style:font-name="Garamond" fo:font-size="12pt" fo:letter-spacing="normal" fo:font-style="italic" style:text-underline-style="solid" style:text-underline-width="auto" style:text-underline-color="font-color" officeooo:rsid="004b9e38" style:font-size-asian="10.5pt" style:font-style-asian="italic" style:font-size-complex="12pt" style:font-style-complex="italic"/>
    </style:style>
    <style:style style:name="T166" style:family="text">
      <style:text-properties fo:font-variant="normal" fo:text-transform="none" fo:color="#111111" loext:opacity="100%" style:font-name="Garamond" fo:font-size="12pt" fo:letter-spacing="normal" fo:font-style="italic" style:text-underline-style="solid" style:text-underline-width="auto" style:text-underline-color="font-color" officeooo:rsid="00ecfb97" style:font-size-asian="10.5pt" style:font-style-asian="italic" style:font-size-complex="12pt" style:font-style-complex="italic"/>
    </style:style>
    <style:style style:name="T167" style:family="text">
      <style:text-properties fo:font-variant="normal" fo:text-transform="none" fo:color="#111111" loext:opacity="100%" style:font-name="Garamond" fo:font-size="12pt" fo:letter-spacing="normal" fo:font-style="italic" style:text-underline-style="solid" style:text-underline-width="auto" style:text-underline-color="font-color" officeooo:rsid="00f3586d" style:font-size-asian="10.5pt" style:font-style-asian="italic" style:font-size-complex="12pt" style:font-style-complex="italic"/>
    </style:style>
    <style:style style:name="T168" style:family="text">
      <style:text-properties fo:font-variant="normal" fo:text-transform="none" fo:color="#111111" loext:opacity="100%" style:font-name="Garamond" fo:font-size="12pt" fo:letter-spacing="normal" fo:font-style="normal" style:text-underline-style="none" officeooo:rsid="004b9e38" style:font-size-asian="10.5pt" style:font-style-asian="normal" style:font-size-complex="12pt" style:font-style-complex="normal"/>
    </style:style>
    <style:style style:name="T169" style:family="text">
      <style:text-properties fo:font-variant="normal" fo:text-transform="none" fo:color="#111111" loext:opacity="100%" style:font-name="Garamond"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170" style:family="text">
      <style:text-properties fo:font-variant="normal" fo:text-transform="none" fo:color="#111111" loext:opacity="100%" style:font-name="Garamond" fo:font-size="12pt" fo:letter-spacing="normal" fo:font-style="normal" style:text-underline-style="none" fo:font-weight="normal" officeooo:rsid="07308521" style:font-size-asian="10.5pt" style:font-style-asian="normal" style:font-weight-asian="normal" style:font-size-complex="12pt" style:font-style-complex="normal" style:font-weight-complex="normal"/>
    </style:style>
    <style:style style:name="T171" style:family="text">
      <style:text-properties fo:font-variant="normal" fo:text-transform="none" fo:color="#111111" loext:opacity="100%" style:font-name="Garamond" fo:font-size="12pt" fo:letter-spacing="normal" fo:font-style="normal" style:text-underline-style="none" fo:font-weight="normal" officeooo:rsid="0731a34d" style:font-size-asian="10.5pt" style:font-style-asian="normal" style:font-weight-asian="normal" style:font-size-complex="12pt" style:font-style-complex="normal" style:font-weight-complex="normal"/>
    </style:style>
    <style:style style:name="T172" style:family="text">
      <style:text-properties fo:font-variant="normal" fo:text-transform="none" fo:color="#111111" loext:opacity="100%" style:font-name="Garamond" fo:font-size="12pt" fo:letter-spacing="normal" fo:font-style="normal" style:text-underline-style="none" fo:font-weight="normal" officeooo:rsid="073d640c" style:font-size-asian="10.5pt" style:font-style-asian="normal" style:font-weight-asian="normal" style:font-size-complex="12pt" style:font-style-complex="normal" style:font-weight-complex="normal"/>
    </style:style>
    <style:style style:name="T173" style:family="text">
      <style:text-properties fo:font-variant="normal" fo:text-transform="none" fo:color="#111111" loext:opacity="100%" style:font-name="Garamond" fo:font-size="12pt" fo:letter-spacing="normal" fo:font-style="normal" style:text-underline-style="none" fo:font-weight="normal" officeooo:rsid="073e930d" style:font-size-asian="10.5pt" style:font-style-asian="normal" style:font-weight-asian="normal" style:font-size-complex="12pt" style:font-style-complex="normal" style:font-weight-complex="normal"/>
    </style:style>
    <style:style style:name="T174" style:family="text">
      <style:text-properties fo:font-variant="normal" fo:text-transform="none" fo:color="#111111" loext:opacity="100%" style:font-name="Garamond" fo:font-size="12pt" fo:letter-spacing="normal" fo:font-style="normal" style:text-underline-style="none" fo:font-weight="normal" officeooo:rsid="0732625e" style:font-size-asian="10.5pt" style:font-style-asian="normal" style:font-weight-asian="normal" style:font-size-complex="12pt" style:font-style-complex="normal" style:font-weight-complex="normal"/>
    </style:style>
    <style:style style:name="T175" style:family="text">
      <style:text-properties fo:font-variant="normal" fo:text-transform="none" fo:color="#111111" loext:opacity="100%" style:font-name="Garamond" fo:font-size="12pt" fo:letter-spacing="normal" fo:font-style="normal" style:text-underline-style="none" fo:font-weight="normal" officeooo:rsid="0989a046" style:font-size-asian="10.5pt" style:font-style-asian="normal" style:font-weight-asian="normal" style:font-size-complex="12pt" style:font-style-complex="normal" style:font-weight-complex="normal"/>
    </style:style>
    <style:style style:name="T176" style:family="text">
      <style:text-properties fo:font-variant="normal" fo:text-transform="none" fo:color="#111111" loext:opacity="100%" style:font-name="Garamond" fo:font-size="12pt" fo:letter-spacing="normal" fo:font-style="normal" style:text-underline-style="none" fo:font-weight="normal" officeooo:rsid="09896421" style:font-size-asian="10.5pt" style:font-style-asian="normal" style:font-weight-asian="normal" style:font-size-complex="12pt" style:font-style-complex="normal" style:font-weight-complex="normal"/>
    </style:style>
    <style:style style:name="T177" style:family="text">
      <style:text-properties fo:font-variant="normal" fo:text-transform="none" fo:color="#111111" loext:opacity="100%" style:font-name="Garamond" fo:font-size="12pt" fo:letter-spacing="normal" fo:font-style="normal" style:text-underline-style="none" fo:font-weight="normal" officeooo:rsid="098bc7a2" style:font-size-asian="10.5pt" style:font-style-asian="normal" style:font-weight-asian="normal" style:font-size-complex="12pt" style:font-style-complex="normal" style:font-weight-complex="normal"/>
    </style:style>
    <style:style style:name="T178" style:family="text">
      <style:text-properties fo:font-variant="normal" fo:text-transform="none" fo:color="#111111" loext:opacity="100%" style:font-name="Garamond" fo:font-size="12pt" fo:letter-spacing="normal" fo:font-style="normal" style:text-underline-style="none" fo:font-weight="normal" officeooo:rsid="098c84a7" style:font-size-asian="10.5pt" style:font-style-asian="normal" style:font-weight-asian="normal" style:font-size-complex="12pt" style:font-style-complex="normal" style:font-weight-complex="normal"/>
    </style:style>
    <style:style style:name="T179" style:family="text">
      <style:text-properties fo:font-variant="normal" fo:text-transform="none" fo:color="#111111" loext:opacity="100%" style:font-name="Garamond" fo:font-size="12pt" fo:letter-spacing="normal" fo:font-style="normal" style:text-underline-style="none" fo:font-weight="normal" officeooo:rsid="098c95ef" style:font-size-asian="10.5pt" style:font-style-asian="normal" style:font-weight-asian="normal" style:font-size-complex="12pt" style:font-style-complex="normal" style:font-weight-complex="normal"/>
    </style:style>
    <style:style style:name="T180" style:family="text">
      <style:text-properties fo:font-variant="normal" fo:text-transform="none" fo:color="#111111" loext:opacity="100%" style:font-name="Garamond" fo:font-size="12pt" fo:letter-spacing="normal" fo:font-style="normal" style:text-underline-style="none" fo:font-weight="normal" officeooo:rsid="098da719" style:font-size-asian="10.5pt" style:font-style-asian="normal" style:font-weight-asian="normal" style:font-size-complex="12pt" style:font-style-complex="normal" style:font-weight-complex="normal"/>
    </style:style>
    <style:style style:name="T181" style:family="text">
      <style:text-properties fo:font-variant="normal" fo:text-transform="none" fo:color="#111111" loext:opacity="100%" style:font-name="Garamond" fo:font-size="12pt" fo:letter-spacing="normal" fo:font-style="normal" style:text-underline-style="none" fo:font-weight="normal" officeooo:rsid="098e257f" style:font-size-asian="10.5pt" style:font-style-asian="normal" style:font-weight-asian="normal" style:font-size-complex="12pt" style:font-style-complex="normal" style:font-weight-complex="normal"/>
    </style:style>
    <style:style style:name="T182" style:family="text">
      <style:text-properties fo:font-variant="normal" fo:text-transform="none" fo:color="#111111" loext:opacity="100%" style:font-name="Garamond" fo:font-size="12pt" fo:letter-spacing="normal" fo:font-style="normal" style:text-underline-style="none" fo:font-weight="normal" officeooo:rsid="098f78c3" style:font-size-asian="10.5pt" style:font-style-asian="normal" style:font-weight-asian="normal" style:font-size-complex="12pt" style:font-style-complex="normal" style:font-weight-complex="normal"/>
    </style:style>
    <style:style style:name="T183" style:family="text">
      <style:text-properties fo:font-variant="normal" fo:text-transform="none" fo:color="#111111" loext:opacity="100%" style:font-name="Garamond" fo:font-size="12pt" fo:letter-spacing="normal" fo:font-style="normal" style:text-underline-style="none" fo:font-weight="normal" officeooo:rsid="0992338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111111" loext:opacity="100%" style:font-name="Garamond" fo:font-size="12pt" fo:letter-spacing="normal" fo:font-style="normal" style:text-underline-style="none" fo:font-weight="normal" officeooo:rsid="0993b932" style:font-size-asian="10.5pt" style:font-style-asian="normal" style:font-weight-asian="normal" style:font-size-complex="12pt" style:font-style-complex="normal" style:font-weight-complex="normal"/>
    </style:style>
    <style:style style:name="T185" style:family="text">
      <style:text-properties fo:font-variant="normal" fo:text-transform="none" fo:color="#111111" loext:opacity="100%" style:font-name="Garamond" fo:font-size="12pt" fo:letter-spacing="normal" fo:font-style="normal" style:text-underline-style="none" fo:font-weight="normal" officeooo:rsid="0995b3a9" style:font-size-asian="10.5pt" style:font-style-asian="normal" style:font-weight-asian="normal" style:font-size-complex="12pt" style:font-style-complex="normal" style:font-weight-complex="normal"/>
    </style:style>
    <style:style style:name="T186" style:family="text">
      <style:text-properties fo:font-variant="normal" fo:text-transform="none" fo:color="#111111" loext:opacity="100%" style:font-name="Garamond" fo:font-size="12pt" fo:letter-spacing="normal" fo:font-style="normal" style:text-underline-style="none" fo:font-weight="normal" officeooo:rsid="09977a01" style:font-size-asian="10.5pt" style:font-style-asian="normal" style:font-weight-asian="normal" style:font-size-complex="12pt" style:font-style-complex="normal" style:font-weight-complex="normal"/>
    </style:style>
    <style:style style:name="T187" style:family="text">
      <style:text-properties fo:font-variant="normal" fo:text-transform="none" fo:color="#111111" loext:opacity="100%" style:font-name="Garamond" fo:font-size="12pt" fo:letter-spacing="normal" fo:font-style="normal" style:text-underline-style="none" fo:font-weight="normal" officeooo:rsid="0998db29" style:font-size-asian="10.5pt" style:font-style-asian="normal" style:font-weight-asian="normal" style:font-size-complex="12pt" style:font-style-complex="normal" style:font-weight-complex="normal"/>
    </style:style>
    <style:style style:name="T188" style:family="text">
      <style:text-properties fo:font-variant="normal" fo:text-transform="none" fo:color="#111111" loext:opacity="100%" style:font-name="Garamond" fo:font-size="12pt" fo:letter-spacing="normal" fo:font-style="normal" style:text-underline-style="none" fo:font-weight="normal" officeooo:rsid="099acf7c" style:font-size-asian="10.5pt" style:font-style-asian="normal" style:font-weight-asian="normal" style:font-size-complex="12pt" style:font-style-complex="normal" style:font-weight-complex="normal"/>
    </style:style>
    <style:style style:name="T189" style:family="text">
      <style:text-properties fo:font-variant="normal" fo:text-transform="none" fo:color="#111111" loext:opacity="100%" style:font-name="Garamond" fo:font-size="12pt" fo:letter-spacing="normal" fo:font-style="normal" style:text-underline-style="none" fo:font-weight="normal" officeooo:rsid="099e44bc" style:font-size-asian="10.5pt" style:font-style-asian="normal" style:font-weight-asian="normal" style:font-size-complex="12pt" style:font-style-complex="normal" style:font-weight-complex="normal"/>
    </style:style>
    <style:style style:name="T190" style:family="text">
      <style:text-properties fo:font-variant="normal" fo:text-transform="none" fo:color="#111111" loext:opacity="100%" style:font-name="Garamond" fo:font-size="12pt" fo:letter-spacing="normal" fo:font-style="normal" style:text-underline-style="none" fo:font-weight="normal" officeooo:rsid="099e7b40" style:font-size-asian="10.5pt" style:font-style-asian="normal" style:font-weight-asian="normal" style:font-size-complex="12pt" style:font-style-complex="normal" style:font-weight-complex="normal"/>
    </style:style>
    <style:style style:name="T191" style:family="text">
      <style:text-properties fo:font-variant="normal" fo:text-transform="none" fo:color="#111111" loext:opacity="100%" style:font-name="Garamond" fo:font-size="12pt" fo:letter-spacing="normal" fo:font-style="normal" style:text-underline-style="none" fo:font-weight="normal" officeooo:rsid="0a357534" style:font-size-asian="10.5pt" style:font-style-asian="normal" style:font-weight-asian="normal" style:font-size-complex="12pt" style:font-style-complex="normal" style:font-weight-complex="normal"/>
    </style:style>
    <style:style style:name="T192" style:family="text">
      <style:text-properties fo:font-variant="normal" fo:text-transform="none" fo:color="#111111" loext:opacity="100%" style:font-name="Garamond" fo:font-size="12pt" fo:letter-spacing="normal" fo:font-style="normal" style:text-underline-style="none" fo:font-weight="normal" officeooo:rsid="0a37a507" style:font-size-asian="10.5pt" style:font-style-asian="normal" style:font-weight-asian="normal" style:font-size-complex="12pt" style:font-style-complex="normal" style:font-weight-complex="normal"/>
    </style:style>
    <style:style style:name="T193" style:family="text">
      <style:text-properties fo:font-variant="normal" fo:text-transform="none" fo:color="#111111" loext:opacity="100%" style:font-name="Garamond" fo:font-size="12pt" fo:letter-spacing="normal" fo:font-style="normal" style:text-underline-style="none" fo:font-weight="normal" officeooo:rsid="0ab19ef8" style:font-size-asian="10.5pt" style:font-style-asian="normal" style:font-weight-asian="normal" style:font-size-complex="12pt" style:font-style-complex="normal" style:font-weight-complex="normal"/>
    </style:style>
    <style:style style:name="T194" style:family="text">
      <style:text-properties fo:font-variant="normal" fo:text-transform="none" fo:color="#111111" loext:opacity="100%" style:font-name="Garamond" fo:font-size="12pt" fo:letter-spacing="normal" fo:font-style="normal" style:text-underline-style="none" fo:font-weight="normal" officeooo:rsid="0797fd43" style:font-size-asian="10.5pt" style:font-style-asian="normal" style:font-weight-asian="normal" style:font-size-complex="12pt" style:font-style-complex="normal" style:font-weight-complex="normal"/>
    </style:style>
    <style:style style:name="T195" style:family="text">
      <style:text-properties fo:font-variant="normal" fo:text-transform="none" fo:color="#111111" loext:opacity="100%" style:font-name="Garamond" fo:font-size="12pt" fo:letter-spacing="normal" officeooo:rsid="004b9e38" style:font-size-asian="10.5pt" style:font-size-complex="12pt"/>
    </style:style>
    <style:style style:name="T196" style:family="text">
      <style:text-properties fo:font-variant="normal" fo:text-transform="none" fo:color="#111111" loext:opacity="100%" style:font-name="Garamond" fo:font-size="12pt" fo:letter-spacing="normal" officeooo:rsid="00ecfb97" style:font-size-asian="10.5pt" style:font-size-complex="12pt"/>
    </style:style>
    <style:style style:name="T197" style:family="text">
      <style:text-properties fo:font-variant="normal" fo:text-transform="none" fo:color="#111111" loext:opacity="100%" style:font-name="Garamond" fo:font-size="12pt" fo:letter-spacing="normal" officeooo:rsid="00941a1d" style:font-size-asian="10.5pt" style:font-size-complex="12pt"/>
    </style:style>
    <style:style style:name="T198" style:family="text">
      <style:text-properties fo:font-variant="normal" fo:text-transform="none" fo:color="#111111" loext:opacity="100%" style:font-name="Garamond" fo:font-size="12pt" fo:letter-spacing="normal" officeooo:rsid="00950802" style:font-size-asian="10.5pt" style:font-size-complex="12pt"/>
    </style:style>
    <style:style style:name="T199" style:family="text">
      <style:text-properties fo:font-variant="normal" fo:text-transform="none" fo:color="#111111" loext:opacity="100%" style:font-name="Garamond" fo:font-size="12pt" fo:letter-spacing="normal" officeooo:rsid="00970245" style:font-size-asian="10.5pt" style:font-size-complex="12pt"/>
    </style:style>
    <style:style style:name="T200" style:family="text">
      <style:text-properties fo:font-variant="normal" fo:text-transform="none" fo:color="#111111" loext:opacity="100%" style:font-name="Garamond" fo:font-size="12pt" fo:letter-spacing="normal" officeooo:rsid="009989da" style:font-size-asian="10.5pt" style:font-size-complex="12pt"/>
    </style:style>
    <style:style style:name="T201" style:family="text">
      <style:text-properties fo:font-variant="normal" fo:text-transform="none" fo:color="#111111" loext:opacity="100%" style:font-name="Garamond" fo:font-size="12pt" fo:letter-spacing="normal" officeooo:rsid="009792ba" style:font-size-asian="10.5pt" style:font-size-complex="12pt"/>
    </style:style>
    <style:style style:name="T202" style:family="text">
      <style:text-properties fo:font-variant="normal" fo:text-transform="none" fo:color="#111111" loext:opacity="100%" style:font-name="Garamond" fo:font-size="12pt" fo:letter-spacing="normal" officeooo:rsid="00988c6f" style:font-size-asian="10.5pt" style:font-size-complex="12pt"/>
    </style:style>
    <style:style style:name="T203" style:family="text">
      <style:text-properties fo:font-variant="normal" fo:text-transform="none" fo:color="#111111" loext:opacity="100%" style:font-name="Garamond" fo:font-size="12pt" fo:letter-spacing="normal" officeooo:rsid="00f3586d" style:font-size-asian="10.5pt" style:font-size-complex="12pt"/>
    </style:style>
    <style:style style:name="T204" style:family="text">
      <style:text-properties fo:font-variant="normal" fo:text-transform="none" fo:color="#111111" loext:opacity="100%" style:font-name="Garamond" fo:font-size="12pt" fo:letter-spacing="normal" officeooo:rsid="00f4c816" style:font-size-asian="10.5pt" style:font-size-complex="12pt"/>
    </style:style>
    <style:style style:name="T205" style:family="text">
      <style:text-properties fo:font-variant="normal" fo:text-transform="none" fo:color="#111111" loext:opacity="100%" style:font-name="Garamond" fo:font-size="12pt" fo:letter-spacing="normal" officeooo:rsid="00fa44fb" style:font-size-asian="10.5pt" style:font-size-complex="12pt"/>
    </style:style>
    <style:style style:name="T206" style:family="text">
      <style:text-properties fo:font-variant="normal" fo:text-transform="none" fo:color="#111111" loext:opacity="100%" style:font-name="Garamond" fo:font-size="12pt" fo:letter-spacing="normal" officeooo:rsid="00faf7b0" style:font-size-asian="10.5pt" style:font-size-complex="12pt"/>
    </style:style>
    <style:style style:name="T207" style:family="text">
      <style:text-properties fo:font-variant="normal" fo:text-transform="none" fo:color="#111111" loext:opacity="100%" style:font-name="Garamond" fo:font-size="12pt" fo:letter-spacing="normal" officeooo:rsid="0131eeb7" style:font-size-asian="10.5pt" style:font-size-complex="12pt"/>
    </style:style>
    <style:style style:name="T208" style:family="text">
      <style:text-properties fo:font-variant="normal" fo:text-transform="none" fo:color="#111111" loext:opacity="100%" style:font-name="Garamond" fo:font-size="12pt" fo:letter-spacing="normal" officeooo:rsid="013763bd" style:font-size-asian="10.5pt" style:font-size-complex="12pt"/>
    </style:style>
    <style:style style:name="T209" style:family="text">
      <style:text-properties fo:font-variant="normal" fo:text-transform="none" fo:color="#111111" loext:opacity="100%" style:font-name="Garamond" fo:font-size="12pt" fo:letter-spacing="normal" officeooo:rsid="0137b2c8" style:font-size-asian="10.5pt" style:font-size-complex="12pt"/>
    </style:style>
    <style:style style:name="T210" style:family="text">
      <style:text-properties fo:font-variant="normal" fo:text-transform="none" fo:color="#111111" loext:opacity="100%" style:font-name="Garamond" fo:font-size="12pt" fo:letter-spacing="normal" officeooo:rsid="0138cd47" style:font-size-asian="10.5pt" style:font-size-complex="12pt"/>
    </style:style>
    <style:style style:name="T211" style:family="text">
      <style:text-properties fo:font-variant="normal" fo:text-transform="none" fo:color="#111111" loext:opacity="100%" style:font-name="Garamond" fo:font-size="12pt" fo:letter-spacing="normal" officeooo:rsid="013aabfa" style:font-size-asian="10.5pt" style:font-size-complex="12pt"/>
    </style:style>
    <style:style style:name="T212" style:family="text">
      <style:text-properties fo:font-variant="normal" fo:text-transform="none" fo:color="#111111" loext:opacity="100%" style:font-name="Garamond" fo:font-size="12pt" fo:letter-spacing="normal" officeooo:rsid="053a9ef3" style:font-size-asian="10.5pt" style:font-size-complex="12pt"/>
    </style:style>
    <style:style style:name="T213" style:family="text">
      <style:text-properties fo:font-variant="normal" fo:text-transform="none" fo:color="#111111" loext:opacity="100%" style:font-name="Garamond" fo:font-size="12pt" fo:letter-spacing="normal" officeooo:rsid="053c295a" style:font-size-asian="10.5pt" style:font-size-complex="12pt"/>
    </style:style>
    <style:style style:name="T214" style:family="text">
      <style:text-properties fo:font-variant="normal" fo:text-transform="none" fo:color="#111111" loext:opacity="100%" style:font-name="Garamond" fo:font-size="12pt" fo:letter-spacing="normal" officeooo:rsid="053ce30c" style:font-size-asian="10.5pt" style:font-size-complex="12pt"/>
    </style:style>
    <style:style style:name="T215" style:family="text">
      <style:text-properties fo:font-variant="normal" fo:text-transform="none" fo:color="#111111" loext:opacity="100%" style:font-name="Garamond" fo:font-size="12pt" fo:letter-spacing="normal" officeooo:rsid="05403443" style:font-size-asian="10.5pt" style:font-size-complex="12pt"/>
    </style:style>
    <style:style style:name="T216" style:family="text">
      <style:text-properties fo:font-variant="normal" fo:text-transform="none" fo:color="#111111" loext:opacity="100%" style:font-name="Garamond" fo:font-size="12pt" fo:letter-spacing="normal" officeooo:rsid="0a3a15ca" style:font-size-asian="10.5pt" style:font-size-complex="12pt"/>
    </style:style>
    <style:style style:name="T217" style:family="text">
      <style:text-properties fo:font-variant="normal" fo:text-transform="none" fo:color="#111111" loext:opacity="100%" style:font-name="Garamond" fo:letter-spacing="normal" fo:font-style="normal" style:text-underline-style="none" style:font-style-asian="normal" style:font-style-complex="normal"/>
    </style:style>
    <style:style style:name="T218" style:family="text">
      <style:text-properties fo:font-variant="normal" fo:text-transform="none" fo:color="#111111" loext:opacity="100%" style:font-name="Garamond" fo:letter-spacing="normal" fo:font-style="normal" style:text-underline-style="none" officeooo:rsid="0061c256" style:font-style-asian="normal" style:font-style-complex="normal"/>
    </style:style>
    <style:style style:name="T219" style:family="text">
      <style:text-properties fo:font-variant="normal" fo:text-transform="none" fo:color="#111111" loext:opacity="100%" style:font-name="Garamond" fo:letter-spacing="normal" fo:font-style="normal" style:text-underline-style="none" officeooo:rsid="006373a2" style:font-style-asian="normal" style:font-style-complex="normal"/>
    </style:style>
    <style:style style:name="T220" style:family="text">
      <style:text-properties fo:font-variant="normal" fo:text-transform="none" fo:color="#111111" loext:opacity="100%" style:font-name="Garamond" fo:letter-spacing="normal" fo:font-style="normal" style:text-underline-style="none" officeooo:rsid="0064392b" style:font-style-asian="normal" style:font-style-complex="normal"/>
    </style:style>
    <style:style style:name="T221" style:family="text">
      <style:text-properties fo:font-variant="normal" fo:text-transform="none" fo:color="#111111" loext:opacity="100%" style:font-name="Garamond" fo:letter-spacing="normal" fo:font-style="normal" style:text-underline-style="none" officeooo:rsid="00df31af" style:font-style-asian="normal" style:font-style-complex="normal"/>
    </style:style>
    <style:style style:name="T222" style:family="text">
      <style:text-properties fo:font-variant="normal" fo:text-transform="none" fo:color="#111111" loext:opacity="100%" style:font-name="Garamond" fo:letter-spacing="normal" fo:font-style="normal" style:text-underline-style="none" officeooo:rsid="09865dcf" style:font-style-asian="normal" style:font-style-complex="normal"/>
    </style:style>
    <style:style style:name="T223" style:family="text">
      <style:text-properties fo:font-variant="normal" fo:text-transform="none" fo:color="#111111" loext:opacity="100%" style:font-name="Garamond" fo:letter-spacing="normal" fo:font-style="normal" style:text-underline-style="none" officeooo:rsid="0a1ffc8b" style:font-style-asian="normal" style:font-style-complex="normal"/>
    </style:style>
    <style:style style:name="T224" style:family="text">
      <style:text-properties fo:font-variant="normal" fo:text-transform="none" fo:color="#111111" loext:opacity="100%" style:font-name="Garamond" fo:letter-spacing="normal" fo:font-style="normal" style:text-underline-style="none" officeooo:rsid="0a202f27" style:font-style-asian="normal" style:font-style-complex="normal"/>
    </style:style>
    <style:style style:name="T225" style:family="text">
      <style:text-properties fo:font-variant="normal" fo:text-transform="none" fo:color="#111111" loext:opacity="100%" style:font-name="Garamond" fo:letter-spacing="normal" fo:font-style="normal" style:text-underline-style="none" fo:font-weight="bold" style:font-style-asian="normal" style:font-weight-asian="bold" style:font-style-complex="normal" style:font-weight-complex="bold"/>
    </style:style>
    <style:style style:name="T226" style:family="text">
      <style:text-properties fo:font-variant="normal" fo:text-transform="none" fo:color="#111111" loext:opacity="100%" style:font-name="Garamond" fo:font-size="13pt" fo:letter-spacing="normal" officeooo:rsid="00dc8ea8" style:font-size-asian="13pt" style:font-size-complex="13pt"/>
    </style:style>
    <style:style style:name="T227" style:family="text">
      <style:text-properties fo:font-variant="normal" fo:text-transform="none" fo:color="#111111" loext:opacity="100%" style:font-name="Garamond" fo:font-size="13pt" fo:letter-spacing="normal" officeooo:rsid="011cb66a" style:font-size-asian="13pt" style:font-size-complex="13pt"/>
    </style:style>
    <style:style style:name="T228" style:family="text">
      <style:text-properties fo:font-variant="normal" fo:text-transform="none" fo:color="#000000" loext:opacity="100%" style:font-name="Garamond" fo:font-size="12pt" fo:letter-spacing="normal" fo:font-style="normal" style:text-underline-style="none" fo:font-weight="normal" officeooo:rsid="05fdb13e"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loext:opacity="100%" style:font-name="Garamond" fo:font-size="12pt" fo:letter-spacing="normal" fo:font-style="normal" style:text-underline-style="none" fo:font-weight="normal" officeooo:rsid="06abdfd7"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loext:opacity="100%" style:font-name="Garamond" fo:font-size="12pt" fo:letter-spacing="normal" fo:font-style="normal" style:text-underline-style="none" fo:font-weight="normal" officeooo:rsid="06acbec3"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loext:opacity="100%" style:font-name="Garamond" fo:font-size="12pt" fo:letter-spacing="normal" fo:font-style="normal" style:text-underline-style="none" fo:font-weight="normal" officeooo:rsid="05fdb13e"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loext:opacity="100%" style:font-name="Garamond" fo:font-size="12pt" fo:letter-spacing="normal" fo:font-style="normal" style:text-underline-style="none" fo:font-weight="normal" officeooo:rsid="06aaa5fc" fo:background-color="transparent" loext:char-shading-value="0"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loext:opacity="100%" style:font-name="Garamond" fo:font-size="12pt" fo:letter-spacing="normal" fo:font-style="normal" style:text-underline-style="none" fo:font-weight="normal" officeooo:rsid="06acbec3" fo:background-color="transparent" loext:char-shading-value="0"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loext:opacity="100%" style:font-name="Garamond" fo:font-size="12pt" fo:letter-spacing="normal" fo:font-style="normal" style:text-underline-style="none" fo:font-weight="normal" officeooo:rsid="0732625e" style:font-size-asian="10.5pt" style:font-style-asian="normal" style:font-weight-asian="normal" style:font-size-complex="12pt" style:font-style-complex="normal" style:font-weight-complex="normal"/>
    </style:style>
    <style:style style:name="T235" style:family="text">
      <style:text-properties fo:font-variant="normal" fo:text-transform="none" fo:color="#000000" loext:opacity="100%" style:font-name="Garamond" fo:font-size="12pt" fo:letter-spacing="normal" fo:font-style="normal" style:text-underline-style="none" fo:font-weight="normal" officeooo:rsid="0797fd43" style:font-size-asian="10.5pt" style:font-style-asian="normal" style:font-weight-asian="normal" style:font-size-complex="12pt" style:font-style-complex="normal" style:font-weight-complex="normal"/>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000cb2b7" style:font-size-asian="9pt" style:font-style-asian="italic" style:font-weight-asian="normal" style:font-size-complex="9pt" style:font-style-complex="italic" style:font-weight-complex="normal"/>
    </style:style>
    <style:style style:name="T238" style:family="text">
      <style:text-properties style:text-underline-style="solid" style:text-underline-width="auto" style:text-underline-color="font-color" officeooo:rsid="0224746b" style:font-size-asian="9pt" style:font-style-asian="italic" style:font-weight-asian="normal" style:font-size-complex="9pt" style:font-style-complex="italic" style:font-weight-complex="normal"/>
    </style:style>
    <style:style style:name="T239" style:family="text">
      <style:text-properties style:text-underline-style="solid" style:text-underline-width="auto" style:text-underline-color="font-color" officeooo:rsid="074bfc23" style:font-size-asian="9pt" style:font-style-asian="italic" style:font-weight-asian="normal" style:font-size-complex="9pt" style:font-style-complex="italic" style:font-weight-complex="normal"/>
    </style:style>
    <style:style style:name="T240" style:family="text">
      <style:text-properties style:text-underline-style="solid" style:text-underline-width="auto" style:text-underline-color="font-color" officeooo:rsid="07812d40" style:font-size-asian="9pt" style:font-style-asian="italic" style:font-weight-asian="normal" style:font-size-complex="9pt" style:font-style-complex="italic" style:font-weight-complex="normal"/>
    </style:style>
    <style:style style:name="T241" style:family="text">
      <style:text-properties style:text-underline-style="solid" style:text-underline-width="auto" style:text-underline-color="font-color" officeooo:rsid="078eea19" style:font-size-asian="9pt" style:font-style-asian="italic" style:font-weight-asian="normal" style:font-size-complex="9pt" style:font-style-complex="italic" style:font-weight-complex="normal"/>
    </style:style>
    <style:style style:name="T242" style:family="text">
      <style:text-properties style:text-underline-style="solid" style:text-underline-width="auto" style:text-underline-color="font-color" officeooo:rsid="000cb2b7" style:font-size-asian="9pt" style:font-size-complex="9pt"/>
    </style:style>
    <style:style style:name="T243" style:family="text">
      <style:text-properties style:text-underline-style="solid" style:text-underline-width="auto" style:text-underline-color="font-color" officeooo:rsid="06ae9902" style:font-size-asian="9pt" style:font-weight-asian="normal" style:font-size-complex="9pt" style:font-weight-complex="normal"/>
    </style:style>
    <style:style style:name="T244" style:family="text">
      <style:text-properties officeooo:rsid="000e1037"/>
    </style:style>
    <style:style style:name="T245" style:family="text">
      <style:text-properties officeooo:rsid="00104254"/>
    </style:style>
    <style:style style:name="T246" style:family="text">
      <style:text-properties officeooo:rsid="00104547"/>
    </style:style>
    <style:style style:name="T247" style:family="text">
      <style:text-properties officeooo:rsid="0012eaec"/>
    </style:style>
    <style:style style:name="T248" style:family="text">
      <style:text-properties style:text-underline-style="none" officeooo:rsid="000cb2b7" style:font-size-asian="9pt" style:font-style-asian="italic" style:font-weight-asian="normal" style:font-size-complex="9pt" style:font-style-complex="italic" style:font-weight-complex="normal"/>
    </style:style>
    <style:style style:name="T249" style:family="text">
      <style:text-properties style:text-underline-style="none" officeooo:rsid="0013a347" style:font-size-asian="9pt" style:font-style-asian="italic" style:font-weight-asian="normal" style:font-size-complex="9pt" style:font-style-complex="italic" style:font-weight-complex="normal"/>
    </style:style>
    <style:style style:name="T250" style:family="text">
      <style:text-properties style:text-underline-style="none" officeooo:rsid="0014bd67" style:font-size-asian="9pt" style:font-style-asian="italic" style:font-weight-asian="normal" style:font-size-complex="9pt" style:font-style-complex="italic" style:font-weight-complex="normal"/>
    </style:style>
    <style:style style:name="T251" style:family="text">
      <style:text-properties style:text-underline-style="none" officeooo:rsid="00178aea" style:font-size-asian="9pt" style:font-style-asian="italic" style:font-weight-asian="normal" style:font-size-complex="9pt" style:font-style-complex="italic" style:font-weight-complex="normal"/>
    </style:style>
    <style:style style:name="T252" style:family="text">
      <style:text-properties style:text-underline-style="none" officeooo:rsid="005c6def" style:font-size-asian="9pt" style:font-style-asian="italic" style:font-weight-asian="normal" style:font-size-complex="9pt" style:font-style-complex="italic" style:font-weight-complex="normal"/>
    </style:style>
    <style:style style:name="T253" style:family="text">
      <style:text-properties style:text-underline-style="none" officeooo:rsid="005cb8f4" style:font-size-asian="9pt" style:font-style-asian="italic" style:font-weight-asian="normal" style:font-size-complex="9pt" style:font-style-complex="italic" style:font-weight-complex="normal"/>
    </style:style>
    <style:style style:name="T254" style:family="text">
      <style:text-properties style:text-underline-style="none" officeooo:rsid="005d41b2" style:font-size-asian="9pt" style:font-style-asian="italic" style:font-weight-asian="normal" style:font-size-complex="9pt" style:font-style-complex="italic" style:font-weight-complex="normal"/>
    </style:style>
    <style:style style:name="T255" style:family="text">
      <style:text-properties style:text-underline-style="none" officeooo:rsid="005f20ca" style:font-size-asian="9pt" style:font-style-asian="italic" style:font-weight-asian="normal" style:font-size-complex="9pt" style:font-style-complex="italic" style:font-weight-complex="normal"/>
    </style:style>
    <style:style style:name="T256" style:family="text">
      <style:text-properties style:text-underline-style="none" officeooo:rsid="005f46eb" style:font-size-asian="9pt" style:font-style-asian="italic" style:font-weight-asian="normal" style:font-size-complex="9pt" style:font-style-complex="italic" style:font-weight-complex="normal"/>
    </style:style>
    <style:style style:name="T257" style:family="text">
      <style:text-properties style:text-underline-style="none" officeooo:rsid="005f931d" style:font-size-asian="9pt" style:font-style-asian="italic" style:font-weight-asian="normal" style:font-size-complex="9pt" style:font-style-complex="italic" style:font-weight-complex="normal"/>
    </style:style>
    <style:style style:name="T258" style:family="text">
      <style:text-properties style:text-underline-style="none" officeooo:rsid="005fedf4" style:font-size-asian="9pt" style:font-style-asian="italic" style:font-weight-asian="normal" style:font-size-complex="9pt" style:font-style-complex="italic" style:font-weight-complex="normal"/>
    </style:style>
    <style:style style:name="T259" style:family="text">
      <style:text-properties style:text-underline-style="none" officeooo:rsid="0224746b" style:font-size-asian="9pt" style:font-style-asian="italic" style:font-weight-asian="normal" style:font-size-complex="9pt" style:font-style-complex="italic" style:font-weight-complex="normal"/>
    </style:style>
    <style:style style:name="T260" style:family="text">
      <style:text-properties style:text-underline-style="none" officeooo:rsid="03727e51" style:font-size-asian="9pt" style:font-style-asian="italic" style:font-weight-asian="normal" style:font-size-complex="9pt" style:font-style-complex="italic" style:font-weight-complex="normal"/>
    </style:style>
    <style:style style:name="T261" style:family="text">
      <style:text-properties style:text-underline-style="none" officeooo:rsid="0372e191" style:font-size-asian="9pt" style:font-style-asian="italic" style:font-weight-asian="normal" style:font-size-complex="9pt" style:font-style-complex="italic" style:font-weight-complex="normal"/>
    </style:style>
    <style:style style:name="T262" style:family="text">
      <style:text-properties style:text-underline-style="none" officeooo:rsid="03737c59" style:font-size-asian="9pt" style:font-style-asian="italic" style:font-weight-asian="normal" style:font-size-complex="9pt" style:font-style-complex="italic" style:font-weight-complex="normal"/>
    </style:style>
    <style:style style:name="T263" style:family="text">
      <style:text-properties style:text-underline-style="none" officeooo:rsid="03fac5dc" style:font-size-asian="9pt" style:font-style-asian="italic" style:font-weight-asian="normal" style:font-size-complex="9pt" style:font-style-complex="italic" style:font-weight-complex="normal"/>
    </style:style>
    <style:style style:name="T264" style:family="text">
      <style:text-properties style:text-underline-style="none" officeooo:rsid="03fb0a1d" style:font-size-asian="9pt" style:font-style-asian="italic" style:font-weight-asian="normal" style:font-size-complex="9pt" style:font-style-complex="italic" style:font-weight-complex="normal"/>
    </style:style>
    <style:style style:name="T265" style:family="text">
      <style:text-properties style:text-underline-style="none" officeooo:rsid="04e1749b" style:font-size-asian="9pt" style:font-style-asian="italic" style:font-weight-asian="normal" style:font-size-complex="9pt" style:font-style-complex="italic" style:font-weight-complex="normal"/>
    </style:style>
    <style:style style:name="T266" style:family="text">
      <style:text-properties style:text-underline-style="none" officeooo:rsid="066263d1" style:font-size-asian="9pt" style:font-style-asian="italic" style:font-weight-asian="normal" style:font-size-complex="9pt" style:font-style-complex="italic" style:font-weight-complex="normal"/>
    </style:style>
    <style:style style:name="T267" style:family="text">
      <style:text-properties style:text-underline-style="none" officeooo:rsid="06694c6c" style:font-size-asian="9pt" style:font-style-asian="italic" style:font-weight-asian="normal" style:font-size-complex="9pt" style:font-style-complex="italic" style:font-weight-complex="normal"/>
    </style:style>
    <style:style style:name="T268" style:family="text">
      <style:text-properties style:text-underline-style="none" officeooo:rsid="06695a62" style:font-size-asian="9pt" style:font-style-asian="italic" style:font-weight-asian="normal" style:font-size-complex="9pt" style:font-style-complex="italic" style:font-weight-complex="normal"/>
    </style:style>
    <style:style style:name="T269" style:family="text">
      <style:text-properties style:text-underline-style="none" officeooo:rsid="066b0b80" style:font-size-asian="9pt" style:font-style-asian="italic" style:font-weight-asian="normal" style:font-size-complex="9pt" style:font-style-complex="italic" style:font-weight-complex="normal"/>
    </style:style>
    <style:style style:name="T270" style:family="text">
      <style:text-properties style:text-underline-style="none" officeooo:rsid="074bfc23" style:font-size-asian="9pt" style:font-style-asian="italic" style:font-weight-asian="normal" style:font-size-complex="9pt" style:font-style-complex="italic" style:font-weight-complex="normal"/>
    </style:style>
    <style:style style:name="T271" style:family="text">
      <style:text-properties style:text-underline-style="none" officeooo:rsid="074dadd9" style:font-size-asian="9pt" style:font-style-asian="italic" style:font-weight-asian="normal" style:font-size-complex="9pt" style:font-style-complex="italic" style:font-weight-complex="normal"/>
    </style:style>
    <style:style style:name="T272" style:family="text">
      <style:text-properties style:text-underline-style="none" officeooo:rsid="074f6bdd" style:font-size-asian="9pt" style:font-style-asian="italic" style:font-weight-asian="normal" style:font-size-complex="9pt" style:font-style-complex="italic" style:font-weight-complex="normal"/>
    </style:style>
    <style:style style:name="T273" style:family="text">
      <style:text-properties style:text-underline-style="none" officeooo:rsid="08a230c0" style:font-size-asian="9pt" style:font-style-asian="italic" style:font-weight-asian="normal" style:font-size-complex="9pt" style:font-style-complex="italic" style:font-weight-complex="normal"/>
    </style:style>
    <style:style style:name="T274" style:family="text">
      <style:text-properties style:text-underline-style="none" officeooo:rsid="09f1bfdb" style:font-size-asian="9pt" style:font-style-asian="italic" style:font-weight-asian="normal" style:font-size-complex="9pt" style:font-style-complex="italic" style:font-weight-complex="normal"/>
    </style:style>
    <style:style style:name="T275" style:family="text">
      <style:text-properties style:text-underline-style="none" officeooo:rsid="0b73cd01" style:font-size-asian="9pt" style:font-style-asian="italic" style:font-weight-asian="normal" style:font-size-complex="9pt" style:font-style-complex="italic" style:font-weight-complex="normal"/>
    </style:style>
    <style:style style:name="T276" style:family="text">
      <style:text-properties style:text-underline-style="none" officeooo:rsid="000cb2b7" style:font-size-asian="9pt" style:font-weight-asian="normal" style:font-size-complex="9pt" style:font-weight-complex="normal"/>
    </style:style>
    <style:style style:name="T277" style:family="text">
      <style:text-properties style:text-underline-style="none" officeooo:rsid="06acbec3" style:font-size-asian="9pt" style:font-weight-asian="normal" style:font-size-complex="9pt" style:font-weight-complex="normal"/>
    </style:style>
    <style:style style:name="T278" style:family="text">
      <style:text-properties style:text-underline-style="none" officeooo:rsid="06ae9902" style:font-size-asian="9pt" style:font-weight-asian="normal" style:font-size-complex="9pt" style:font-weight-complex="normal"/>
    </style:style>
    <style:style style:name="T279" style:family="text">
      <style:text-properties style:text-underline-style="none" officeooo:rsid="06b06bb9" style:font-size-asian="9pt" style:font-weight-asian="normal" style:font-size-complex="9pt" style:font-weight-complex="normal"/>
    </style:style>
    <style:style style:name="T280" style:family="text">
      <style:text-properties style:text-underline-style="none" officeooo:rsid="06b23eda" style:font-size-asian="9pt" style:font-weight-asian="normal" style:font-size-complex="9pt" style:font-weight-complex="normal"/>
    </style:style>
    <style:style style:name="T281" style:family="text">
      <style:text-properties style:text-underline-style="none" officeooo:rsid="06b352a8" style:font-size-asian="9pt" style:font-weight-asian="normal" style:font-size-complex="9pt" style:font-weight-complex="normal"/>
    </style:style>
    <style:style style:name="T282" style:family="text">
      <style:text-properties style:text-underline-style="none" officeooo:rsid="06b6d1c6" style:font-size-asian="9pt" style:font-weight-asian="normal" style:font-size-complex="9pt" style:font-weight-complex="normal"/>
    </style:style>
    <style:style style:name="T283" style:family="text">
      <style:text-properties style:text-underline-style="none" officeooo:rsid="06b7f285" style:font-size-asian="9pt" style:font-weight-asian="normal" style:font-size-complex="9pt" style:font-weight-complex="normal"/>
    </style:style>
    <style:style style:name="T284" style:family="text">
      <style:text-properties style:text-underline-style="none" officeooo:rsid="06b97e94" style:font-size-asian="9pt" style:font-weight-asian="normal" style:font-size-complex="9pt" style:font-weight-complex="normal"/>
    </style:style>
    <style:style style:name="T285" style:family="text">
      <style:text-properties style:text-underline-style="none" officeooo:rsid="0beb6e1e" style:font-size-asian="9pt" style:font-weight-asian="normal" style:font-size-complex="9pt" style:font-weight-complex="normal"/>
    </style:style>
    <style:style style:name="T286" style:family="text">
      <style:text-properties style:text-underline-style="none" style:font-size-asian="13pt" style:font-style-asian="normal" style:font-size-complex="13pt" style:font-style-complex="normal"/>
    </style:style>
    <style:style style:name="T287" style:family="text">
      <style:text-properties style:text-underline-style="none" officeooo:rsid="03c755ad" style:font-size-asian="13pt" style:font-style-asian="normal" style:font-size-complex="13pt" style:font-style-complex="normal"/>
    </style:style>
    <style:style style:name="T288" style:family="text">
      <style:text-properties style:text-underline-style="none" officeooo:rsid="0bed448c" style:font-size-asian="13pt" style:font-style-asian="normal" style:font-size-complex="13pt" style:font-style-complex="normal"/>
    </style:style>
    <style:style style:name="T289" style:family="text">
      <style:text-properties style:text-underline-style="none" officeooo:rsid="022ff1ce" style:font-size-asian="10.5pt" style:font-style-asian="normal" style:font-weight-asian="normal" style:font-size-complex="12pt" style:font-style-complex="normal" style:font-weight-complex="normal"/>
    </style:style>
    <style:style style:name="T290" style:family="text">
      <style:text-properties style:text-underline-style="none" officeooo:rsid="0238f035" style:font-size-asian="10.5pt" style:font-style-asian="normal" style:font-weight-asian="normal" style:font-size-complex="12pt" style:font-style-complex="normal" style:font-weight-complex="normal"/>
    </style:style>
    <style:style style:name="T291" style:family="text">
      <style:text-properties style:text-underline-style="none" officeooo:rsid="060df734" style:font-size-asian="10.5pt" style:font-style-asian="normal" style:font-weight-asian="normal" style:font-size-complex="12pt" style:font-style-complex="normal" style:font-weight-complex="normal"/>
    </style:style>
    <style:style style:name="T292" style:family="text">
      <style:text-properties style:text-underline-style="none" officeooo:rsid="06fc9218" style:font-size-asian="10.5pt" style:font-style-asian="normal" style:font-weight-asian="normal" style:font-size-complex="12pt" style:font-style-complex="normal" style:font-weight-complex="normal"/>
    </style:style>
    <style:style style:name="T293" style:family="text">
      <style:text-properties style:text-underline-style="none" officeooo:rsid="06fdfdb4" style:font-size-asian="10.5pt" style:font-style-asian="normal" style:font-weight-asian="normal" style:font-size-complex="12pt" style:font-style-complex="normal" style:font-weight-complex="normal"/>
    </style:style>
    <style:style style:name="T294" style:family="text">
      <style:text-properties style:text-underline-style="none" officeooo:rsid="0939d1a1" style:font-size-asian="10.5pt" style:font-style-asian="normal" style:font-weight-asian="normal" style:font-size-complex="12pt" style:font-style-complex="normal" style:font-weight-complex="normal"/>
    </style:style>
    <style:style style:name="T295" style:family="text">
      <style:text-properties style:text-underline-style="none" officeooo:rsid="06221ac7" style:font-size-asian="10.5pt" style:font-style-asian="normal" style:font-weight-asian="normal" style:font-size-complex="12pt" style:font-style-complex="normal" style:font-weight-complex="normal"/>
    </style:style>
    <style:style style:name="T296" style:family="text">
      <style:text-properties style:text-underline-style="none" officeooo:rsid="0622a636" style:font-size-asian="10.5pt" style:font-style-asian="normal" style:font-weight-asian="normal" style:font-size-complex="12pt" style:font-style-complex="normal" style:font-weight-complex="normal"/>
    </style:style>
    <style:style style:name="T297" style:family="text">
      <style:text-properties style:text-underline-style="none" officeooo:rsid="0832370a" style:font-size-asian="10.5pt" style:font-style-asian="normal" style:font-weight-asian="normal" style:font-size-complex="12pt" style:font-style-complex="normal" style:font-weight-complex="normal"/>
    </style:style>
    <style:style style:name="T298" style:family="text">
      <style:text-properties style:text-underline-style="none" officeooo:rsid="0933eccb" style:font-size-asian="10.5pt" style:font-style-asian="normal" style:font-weight-asian="normal" style:font-size-complex="12pt" style:font-style-complex="normal" style:font-weight-complex="normal"/>
    </style:style>
    <style:style style:name="T299" style:family="text">
      <style:text-properties style:text-underline-style="none" officeooo:rsid="093a3276" style:font-size-asian="10.5pt" style:font-style-asian="normal" style:font-weight-asian="normal" style:font-size-complex="12pt" style:font-style-complex="normal" style:font-weight-complex="normal"/>
    </style:style>
    <style:style style:name="T300" style:family="text">
      <style:text-properties style:text-underline-style="none" officeooo:rsid="0ac167ac" style:font-size-asian="10.5pt" style:font-style-asian="normal" style:font-weight-asian="normal" style:font-size-complex="12pt" style:font-style-complex="normal" style:font-weight-complex="normal"/>
    </style:style>
    <style:style style:name="T301" style:family="text">
      <style:text-properties style:text-underline-style="none" officeooo:rsid="06221ac7" fo:background-color="transparent" loext:char-shading-value="0" style:font-size-asian="10.5pt" style:font-style-asian="normal" style:font-weight-asian="normal" style:font-size-complex="12pt" style:font-style-complex="normal" style:font-weight-complex="normal"/>
    </style:style>
    <style:style style:name="T302" style:family="text">
      <style:text-properties style:text-underline-style="none" officeooo:rsid="0933eccb" fo:background-color="transparent" loext:char-shading-value="0" style:font-size-asian="10.5pt" style:font-style-asian="normal" style:font-weight-asian="normal" style:font-size-complex="12pt" style:font-style-complex="normal" style:font-weight-complex="normal"/>
    </style:style>
    <style:style style:name="T303" style:family="text">
      <style:text-properties style:text-underline-style="none" officeooo:rsid="0abc84fa" fo:background-color="transparent" loext:char-shading-value="0" style:font-size-asian="10.5pt" style:font-style-asian="normal" style:font-weight-asian="normal" style:font-size-complex="12pt" style:font-style-complex="normal" style:font-weight-complex="normal"/>
    </style:style>
    <style:style style:name="T304" style:family="text">
      <style:text-properties style:text-underline-style="none" officeooo:rsid="082621b3" style:font-style-asian="normal" style:font-weight-asian="normal" style:font-style-complex="normal" style:font-weight-complex="normal"/>
    </style:style>
    <style:style style:name="T305" style:family="text">
      <style:text-properties style:text-underline-style="none" officeooo:rsid="0925b7ed" style:font-style-asian="normal" style:font-style-complex="normal"/>
    </style:style>
    <style:style style:name="T306" style:family="text">
      <style:text-properties style:text-underline-style="none" officeooo:rsid="01a0549e" style:font-style-asian="normal" style:font-style-complex="normal"/>
    </style:style>
    <style:style style:name="T307" style:family="text">
      <style:text-properties officeooo:rsid="00178aea"/>
    </style:style>
    <style:style style:name="T308" style:family="text">
      <style:text-properties fo:font-style="normal" style:text-underline-style="none" style:font-style-asian="normal" style:font-style-complex="normal"/>
    </style:style>
    <style:style style:name="T309" style:family="text">
      <style:text-properties fo:font-style="normal" style:text-underline-style="none" officeooo:rsid="008b6926" style:font-style-asian="normal" style:font-style-complex="normal"/>
    </style:style>
    <style:style style:name="T310" style:family="text">
      <style:text-properties fo:font-style="normal" style:text-underline-style="none" officeooo:rsid="008b7e44" style:font-style-asian="normal" style:font-style-complex="normal"/>
    </style:style>
    <style:style style:name="T311" style:family="text">
      <style:text-properties fo:font-style="normal" style:text-underline-style="none" officeooo:rsid="00e7ccb1" style:font-style-asian="normal" style:font-style-complex="normal"/>
    </style:style>
    <style:style style:name="T312" style:family="text">
      <style:text-properties fo:font-style="normal" style:text-underline-style="none" officeooo:rsid="0123fc4f" style:font-style-asian="normal" style:font-style-complex="normal"/>
    </style:style>
    <style:style style:name="T313" style:family="text">
      <style:text-properties fo:font-style="normal" style:text-underline-style="none" officeooo:rsid="0124e37d" style:font-style-asian="normal" style:font-style-complex="normal"/>
    </style:style>
    <style:style style:name="T314" style:family="text">
      <style:text-properties fo:font-style="normal" style:text-underline-style="none" officeooo:rsid="0125cbe1" style:font-style-asian="normal" style:font-style-complex="normal"/>
    </style:style>
    <style:style style:name="T315" style:family="text">
      <style:text-properties fo:font-style="normal" style:text-underline-style="none" officeooo:rsid="0125cd76" style:font-style-asian="normal" style:font-style-complex="normal"/>
    </style:style>
    <style:style style:name="T316" style:family="text">
      <style:text-properties fo:font-style="normal" style:text-underline-style="none" officeooo:rsid="0159b1b8" style:font-style-asian="normal" style:font-style-complex="normal"/>
    </style:style>
    <style:style style:name="T317" style:family="text">
      <style:text-properties fo:font-style="normal" style:text-underline-style="none" officeooo:rsid="015b79f7" style:font-style-asian="normal" style:font-style-complex="normal"/>
    </style:style>
    <style:style style:name="T318" style:family="text">
      <style:text-properties fo:font-style="normal" style:text-underline-style="none" officeooo:rsid="0564f70b" style:font-style-asian="normal" style:font-style-complex="normal"/>
    </style:style>
    <style:style style:name="T319" style:family="text">
      <style:text-properties fo:font-style="normal" style:text-underline-style="none" officeooo:rsid="05652185" style:font-style-asian="normal" style:font-style-complex="normal"/>
    </style:style>
    <style:style style:name="T320" style:family="text">
      <style:text-properties fo:font-style="normal" style:text-underline-style="none" officeooo:rsid="068c4129" style:font-style-asian="normal" style:font-style-complex="normal"/>
    </style:style>
    <style:style style:name="T321" style:family="text">
      <style:text-properties fo:font-style="normal" style:text-underline-style="none" officeooo:rsid="068e30e1" style:font-style-asian="normal" style:font-style-complex="normal"/>
    </style:style>
    <style:style style:name="T322" style:family="text">
      <style:text-properties fo:font-style="normal" style:text-underline-style="none" officeooo:rsid="068e5516" style:font-style-asian="normal" style:font-style-complex="normal"/>
    </style:style>
    <style:style style:name="T323" style:family="text">
      <style:text-properties fo:font-style="normal" style:text-underline-style="none" officeooo:rsid="068f54b9" style:font-style-asian="normal" style:font-style-complex="normal"/>
    </style:style>
    <style:style style:name="T324" style:family="text">
      <style:text-properties fo:font-style="normal" style:text-underline-style="none" officeooo:rsid="0989a046" style:font-style-asian="normal" style:font-style-complex="normal"/>
    </style:style>
    <style:style style:name="T325" style:family="text">
      <style:text-properties fo:font-style="normal" style:text-underline-style="none" officeooo:rsid="0998db29" style:font-style-asian="normal" style:font-style-complex="normal"/>
    </style:style>
    <style:style style:name="T326" style:family="text">
      <style:text-properties fo:font-style="normal" style:text-underline-style="none" officeooo:rsid="0999f908" style:font-style-asian="normal" style:font-style-complex="normal"/>
    </style:style>
    <style:style style:name="T327" style:family="text">
      <style:text-properties fo:font-style="normal" style:text-underline-style="none" officeooo:rsid="000cb2b7" style:font-size-asian="9pt" style:font-style-asian="normal" style:font-weight-asian="normal" style:font-size-complex="9pt" style:font-style-complex="normal" style:font-weight-complex="normal"/>
    </style:style>
    <style:style style:name="T328" style:family="text">
      <style:text-properties fo:font-style="normal" style:text-underline-style="none" officeooo:rsid="0792fc31" style:font-size-asian="9pt" style:font-style-asian="normal" style:font-weight-asian="normal" style:font-size-complex="9pt" style:font-style-complex="normal" style:font-weight-complex="normal"/>
    </style:style>
    <style:style style:name="T329" style:family="text">
      <style:text-properties fo:font-style="normal" style:text-underline-style="none" officeooo:rsid="078eea19" style:font-size-asian="9pt" style:font-style-asian="normal" style:font-weight-asian="normal" style:font-size-complex="9pt" style:font-style-complex="normal" style:font-weight-complex="normal"/>
    </style:style>
    <style:style style:name="T330" style:family="text">
      <style:text-properties fo:font-style="normal" style:text-underline-style="none" officeooo:rsid="0795779d" style:font-size-asian="9pt" style:font-style-asian="normal" style:font-weight-asian="normal" style:font-size-complex="9pt" style:font-style-complex="normal" style:font-weight-complex="normal"/>
    </style:style>
    <style:style style:name="T331" style:family="text">
      <style:text-properties fo:font-style="normal" style:text-underline-style="none" officeooo:rsid="0aaddd0f" style:font-size-asian="9pt" style:font-style-asian="normal" style:font-weight-asian="normal" style:font-size-complex="9pt" style:font-style-complex="normal" style:font-weight-complex="normal"/>
    </style:style>
    <style:style style:name="T332" style:family="text">
      <style:text-properties fo:font-style="normal" style:text-underline-style="none" officeooo:rsid="07812d40" style:font-size-asian="9pt" style:font-style-asian="italic" style:font-weight-asian="normal" style:font-size-complex="9pt" style:font-style-complex="italic" style:font-weight-complex="normal"/>
    </style:style>
    <style:style style:name="T333" style:family="text">
      <style:text-properties fo:font-style="normal" style:text-underline-style="none" officeooo:rsid="0784cf9b" style:font-size-asian="9pt" style:font-style-asian="italic" style:font-weight-asian="normal" style:font-size-complex="9pt" style:font-style-complex="italic" style:font-weight-complex="normal"/>
    </style:style>
    <style:style style:name="T334" style:family="text">
      <style:text-properties fo:font-style="normal" style:text-underline-style="none" officeooo:rsid="0786c89f" style:font-size-asian="9pt" style:font-style-asian="italic" style:font-weight-asian="normal" style:font-size-complex="9pt" style:font-style-complex="italic" style:font-weight-complex="normal"/>
    </style:style>
    <style:style style:name="T335" style:family="text">
      <style:text-properties fo:font-style="normal" style:text-underline-style="none" officeooo:rsid="078eea19" style:font-size-asian="9pt" style:font-style-asian="italic" style:font-weight-asian="normal" style:font-size-complex="9pt" style:font-style-complex="italic" style:font-weight-complex="normal"/>
    </style:style>
    <style:style style:name="T336" style:family="text">
      <style:text-properties fo:font-style="normal" style:text-underline-style="none" officeooo:rsid="0790376b" style:font-size-asian="9pt" style:font-style-asian="italic" style:font-weight-asian="normal" style:font-size-complex="9pt" style:font-style-complex="italic" style:font-weight-complex="normal"/>
    </style:style>
    <style:style style:name="T337" style:family="text">
      <style:text-properties fo:font-style="normal" style:text-underline-style="none" officeooo:rsid="079275d2" style:font-size-asian="9pt" style:font-style-asian="italic" style:font-weight-asian="normal" style:font-size-complex="9pt" style:font-style-complex="italic" style:font-weight-complex="normal"/>
    </style:style>
    <style:style style:name="T338" style:family="text">
      <style:text-properties fo:font-style="normal" style:text-underline-style="none" officeooo:rsid="0ab16e1f" style:font-size-asian="9pt" style:font-style-asian="italic" style:font-weight-asian="normal" style:font-size-complex="9pt" style:font-style-complex="italic" style:font-weight-complex="normal"/>
    </style:style>
    <style:style style:name="T339" style:family="text">
      <style:text-properties fo:font-style="normal" style:text-underline-style="none" fo:font-weight="normal" officeooo:rsid="0989a046" style:font-style-asian="normal" style:font-weight-asian="normal" style:font-style-complex="normal" style:font-weight-complex="normal"/>
    </style:style>
    <style:style style:name="T340" style:family="text">
      <style:text-properties fo:font-style="normal" officeooo:rsid="0a2e7e23" style:font-style-asian="normal" style:font-style-complex="normal"/>
    </style:style>
    <style:style style:name="T341" style:family="text">
      <style:text-properties fo:font-style="normal" officeooo:rsid="07812d40" style:font-style-asian="italic" style:font-style-complex="italic"/>
    </style:style>
    <style:style style:name="T342" style:family="text">
      <style:text-properties fo:font-style="normal" officeooo:rsid="0aafe83f" style:font-style-asian="italic" style:font-style-complex="italic"/>
    </style:style>
    <style:style style:name="T343" style:family="text">
      <style:text-properties officeooo:rsid="0019e83d"/>
    </style:style>
    <style:style style:name="T344" style:family="text">
      <style:text-properties officeooo:rsid="001e7bf6"/>
    </style:style>
    <style:style style:name="T345" style:family="text">
      <style:text-properties officeooo:rsid="002052fa"/>
    </style:style>
    <style:style style:name="T346" style:family="text">
      <style:text-properties officeooo:rsid="002196a8"/>
    </style:style>
    <style:style style:name="T347" style:family="text">
      <style:text-properties officeooo:rsid="002493a9"/>
    </style:style>
    <style:style style:name="T348" style:family="text">
      <style:text-properties officeooo:rsid="0024d3c8"/>
    </style:style>
    <style:style style:name="T349" style:family="text">
      <style:text-properties officeooo:rsid="00265ebd"/>
    </style:style>
    <style:style style:name="T350" style:family="text">
      <style:text-properties officeooo:rsid="00274ea3"/>
    </style:style>
    <style:style style:name="T351" style:family="text">
      <style:text-properties officeooo:rsid="0028fbf2"/>
    </style:style>
    <style:style style:name="T352" style:family="text">
      <style:text-properties officeooo:rsid="002a2c12"/>
    </style:style>
    <style:style style:name="T353" style:family="text">
      <style:text-properties officeooo:rsid="002f4ef2"/>
    </style:style>
    <style:style style:name="T354" style:family="text">
      <style:text-properties officeooo:rsid="002f5942"/>
    </style:style>
    <style:style style:name="T355" style:family="text">
      <style:text-properties officeooo:rsid="00310ca6"/>
    </style:style>
    <style:style style:name="T356" style:family="text">
      <style:text-properties officeooo:rsid="00328ced"/>
    </style:style>
    <style:style style:name="T357" style:family="text">
      <style:text-properties officeooo:rsid="0032c391"/>
    </style:style>
    <style:style style:name="T358" style:family="text">
      <style:text-properties officeooo:rsid="00343ebd"/>
    </style:style>
    <style:style style:name="T359" style:family="text">
      <style:text-properties officeooo:rsid="0034eb39"/>
    </style:style>
    <style:style style:name="T360" style:family="text">
      <style:text-properties officeooo:rsid="00354dea"/>
    </style:style>
    <style:style style:name="T361" style:family="text">
      <style:text-properties officeooo:rsid="0037392a"/>
    </style:style>
    <style:style style:name="T362" style:family="text">
      <style:text-properties officeooo:rsid="0037cf29"/>
    </style:style>
    <style:style style:name="T363" style:family="text">
      <style:text-properties officeooo:rsid="00387d30"/>
    </style:style>
    <style:style style:name="T364" style:family="text">
      <style:text-properties officeooo:rsid="003923b0"/>
    </style:style>
    <style:style style:name="T365" style:family="text">
      <style:text-properties officeooo:rsid="003b0038"/>
    </style:style>
    <style:style style:name="T366" style:family="text">
      <style:text-properties officeooo:rsid="003b1635"/>
    </style:style>
    <style:style style:name="T367" style:family="text">
      <style:text-properties officeooo:rsid="003c7b38"/>
    </style:style>
    <style:style style:name="T368" style:family="text">
      <style:text-properties officeooo:rsid="003cd126"/>
    </style:style>
    <style:style style:name="T369" style:family="text">
      <style:text-properties officeooo:rsid="003f5ebe"/>
    </style:style>
    <style:style style:name="T370" style:family="text">
      <style:text-properties officeooo:rsid="003fbee6"/>
    </style:style>
    <style:style style:name="T371" style:family="text">
      <style:text-properties officeooo:rsid="0045ca4e"/>
    </style:style>
    <style:style style:name="T372" style:family="text">
      <style:text-properties officeooo:rsid="004c0e04"/>
    </style:style>
    <style:style style:name="T373" style:family="text">
      <style:text-properties officeooo:rsid="004d9765"/>
    </style:style>
    <style:style style:name="T374" style:family="text">
      <style:text-properties officeooo:rsid="004ee6c8"/>
    </style:style>
    <style:style style:name="T375" style:family="text">
      <style:text-properties officeooo:rsid="005280e2"/>
    </style:style>
    <style:style style:name="T376" style:family="text">
      <style:text-properties officeooo:rsid="0052d305"/>
    </style:style>
    <style:style style:name="T377" style:family="text">
      <style:text-properties fo:font-size="14pt" officeooo:rsid="00101a59" style:font-size-asian="12.25pt" style:font-size-complex="14pt"/>
    </style:style>
    <style:style style:name="T378" style:family="text">
      <style:text-properties fo:font-size="14pt" officeooo:rsid="001116d4" style:font-size-asian="12.25pt" style:font-size-complex="14pt"/>
    </style:style>
    <style:style style:name="T379" style:family="text">
      <style:text-properties fo:font-size="14pt" officeooo:rsid="0013b79a" style:font-size-asian="12.25pt" style:font-size-complex="14pt"/>
    </style:style>
    <style:style style:name="T380" style:family="text">
      <style:text-properties fo:font-size="14pt" officeooo:rsid="001c7bc5" style:font-size-asian="12.25pt" style:font-size-complex="14pt"/>
    </style:style>
    <style:style style:name="T381" style:family="text">
      <style:text-properties fo:font-size="14pt" fo:font-style="italic" style:text-underline-style="solid" style:text-underline-width="auto" style:text-underline-color="font-color" officeooo:rsid="0013b79a" style:font-size-asian="12.25pt" style:font-style-asian="italic" style:font-size-complex="14pt" style:font-style-complex="italic"/>
    </style:style>
    <style:style style:name="T382" style:family="text">
      <style:text-properties officeooo:rsid="0061c256"/>
    </style:style>
    <style:style style:name="T383" style:family="text">
      <style:text-properties officeooo:rsid="006373a2"/>
    </style:style>
    <style:style style:name="T384" style:family="text">
      <style:text-properties officeooo:rsid="0065fbb1"/>
    </style:style>
    <style:style style:name="T385" style:family="text">
      <style:text-properties officeooo:rsid="00663fcb"/>
    </style:style>
    <style:style style:name="T386" style:family="text">
      <style:text-properties officeooo:rsid="0069c080"/>
    </style:style>
    <style:style style:name="T387" style:family="text">
      <style:text-properties officeooo:rsid="006d6194"/>
    </style:style>
    <style:style style:name="T388" style:family="text">
      <style:text-properties officeooo:rsid="006ef716"/>
    </style:style>
    <style:style style:name="T389" style:family="text">
      <style:text-properties officeooo:rsid="006f4059"/>
    </style:style>
    <style:style style:name="T390" style:family="text">
      <style:text-properties officeooo:rsid="0072bf8c"/>
    </style:style>
    <style:style style:name="T391" style:family="text">
      <style:text-properties officeooo:rsid="0073069a"/>
    </style:style>
    <style:style style:name="T392" style:family="text">
      <style:text-properties officeooo:rsid="00745398" style:font-size-asian="9pt" style:font-size-complex="9pt"/>
    </style:style>
    <style:style style:name="T393" style:family="text">
      <style:text-properties officeooo:rsid="0074ee13" style:font-size-asian="9pt" style:font-size-complex="9pt"/>
    </style:style>
    <style:style style:name="T394" style:family="text">
      <style:text-properties officeooo:rsid="04e2542f" style:font-size-asian="9pt" style:font-size-complex="9pt"/>
    </style:style>
    <style:style style:name="T395" style:family="text">
      <style:text-properties officeooo:rsid="0078b604"/>
    </style:style>
    <style:style style:name="T396" style:family="text">
      <style:text-properties officeooo:rsid="007a522b"/>
    </style:style>
    <style:style style:name="T397" style:family="text">
      <style:text-properties officeooo:rsid="007b957d"/>
    </style:style>
    <style:style style:name="T398" style:family="text">
      <style:text-properties officeooo:rsid="007d72bb"/>
    </style:style>
    <style:style style:name="T399" style:family="text">
      <style:text-properties officeooo:rsid="007edfb8"/>
    </style:style>
    <style:style style:name="T400" style:family="text">
      <style:text-properties officeooo:rsid="00821a45"/>
    </style:style>
    <style:style style:name="T401" style:family="text">
      <style:text-properties officeooo:rsid="008341b0"/>
    </style:style>
    <style:style style:name="T402" style:family="text">
      <style:text-properties officeooo:rsid="0083ed3c"/>
    </style:style>
    <style:style style:name="T403" style:family="text">
      <style:text-properties officeooo:rsid="0084bbc8"/>
    </style:style>
    <style:style style:name="T404" style:family="text">
      <style:text-properties officeooo:rsid="0085d122"/>
    </style:style>
    <style:style style:name="T405" style:family="text">
      <style:text-properties officeooo:rsid="00862d23"/>
    </style:style>
    <style:style style:name="T406" style:family="text">
      <style:text-properties officeooo:rsid="008d7193"/>
    </style:style>
    <style:style style:name="T407" style:family="text">
      <style:text-properties officeooo:rsid="008e3f32"/>
    </style:style>
    <style:style style:name="T408" style:family="text">
      <style:text-properties officeooo:rsid="00925677"/>
    </style:style>
    <style:style style:name="T409" style:family="text">
      <style:text-properties officeooo:rsid="009a603d"/>
    </style:style>
    <style:style style:name="T410" style:family="text">
      <style:text-properties officeooo:rsid="009c2885"/>
    </style:style>
    <style:style style:name="T411" style:family="text">
      <style:text-properties officeooo:rsid="009cdf98"/>
    </style:style>
    <style:style style:name="T412" style:family="text">
      <style:text-properties officeooo:rsid="00a1b2a2"/>
    </style:style>
    <style:style style:name="T413" style:family="text">
      <style:text-properties officeooo:rsid="00a38476"/>
    </style:style>
    <style:style style:name="T414" style:family="text">
      <style:text-properties officeooo:rsid="00a401c2"/>
    </style:style>
    <style:style style:name="T415" style:family="text">
      <style:text-properties officeooo:rsid="00a59a3f"/>
    </style:style>
    <style:style style:name="T416" style:family="text">
      <style:text-properties officeooo:rsid="00a8db55"/>
    </style:style>
    <style:style style:name="T417" style:family="text">
      <style:text-properties officeooo:rsid="00adcdb9"/>
    </style:style>
    <style:style style:name="T418" style:family="text">
      <style:text-properties officeooo:rsid="00b10acf"/>
    </style:style>
    <style:style style:name="T419" style:family="text">
      <style:text-properties officeooo:rsid="00b4201e"/>
    </style:style>
    <style:style style:name="T420" style:family="text">
      <style:text-properties officeooo:rsid="00b4cb2a"/>
    </style:style>
    <style:style style:name="T421" style:family="text">
      <style:text-properties officeooo:rsid="00b9762a"/>
    </style:style>
    <style:style style:name="T422" style:family="text">
      <style:text-properties officeooo:rsid="00ba23a0"/>
    </style:style>
    <style:style style:name="T423" style:family="text">
      <style:text-properties officeooo:rsid="00ba34fc"/>
    </style:style>
    <style:style style:name="T424" style:family="text">
      <style:text-properties officeooo:rsid="00bcb27a"/>
    </style:style>
    <style:style style:name="T425" style:family="text">
      <style:text-properties officeooo:rsid="00be20c9"/>
    </style:style>
    <style:style style:name="T426" style:family="text">
      <style:text-properties officeooo:rsid="00bf8283"/>
    </style:style>
    <style:style style:name="T427" style:family="text">
      <style:text-properties officeooo:rsid="00c081f8"/>
    </style:style>
    <style:style style:name="T428" style:family="text">
      <style:text-properties officeooo:rsid="00c168ca"/>
    </style:style>
    <style:style style:name="T429" style:family="text">
      <style:text-properties officeooo:rsid="00c2b716"/>
    </style:style>
    <style:style style:name="T430" style:family="text">
      <style:text-properties officeooo:rsid="00c45720"/>
    </style:style>
    <style:style style:name="T431" style:family="text">
      <style:text-properties officeooo:rsid="00c53c6a"/>
    </style:style>
    <style:style style:name="T432" style:family="text">
      <style:text-properties officeooo:rsid="00c82e3e"/>
    </style:style>
    <style:style style:name="T433" style:family="text">
      <style:text-properties officeooo:rsid="00c8c71c"/>
    </style:style>
    <style:style style:name="T434" style:family="text">
      <style:text-properties officeooo:rsid="00c8e3c7"/>
    </style:style>
    <style:style style:name="T435" style:family="text">
      <style:text-properties officeooo:rsid="00c90a2c"/>
    </style:style>
    <style:style style:name="T436" style:family="text">
      <style:text-properties officeooo:rsid="00cc13d9"/>
    </style:style>
    <style:style style:name="T437" style:family="text">
      <style:text-properties officeooo:rsid="00cd50d4"/>
    </style:style>
    <style:style style:name="T438" style:family="text">
      <style:text-properties officeooo:rsid="00cea73d"/>
    </style:style>
    <style:style style:name="T439" style:family="text">
      <style:text-properties officeooo:rsid="00cfa183"/>
    </style:style>
    <style:style style:name="T440" style:family="text">
      <style:text-properties officeooo:rsid="00d12894"/>
    </style:style>
    <style:style style:name="T441" style:family="text">
      <style:text-properties officeooo:rsid="00d1f220"/>
    </style:style>
    <style:style style:name="T442" style:family="text">
      <style:text-properties officeooo:rsid="00d39e79"/>
    </style:style>
    <style:style style:name="T443" style:family="text">
      <style:text-properties officeooo:rsid="00d3ffd7"/>
    </style:style>
    <style:style style:name="T444" style:family="text">
      <style:text-properties officeooo:rsid="00d78525"/>
    </style:style>
    <style:style style:name="T445" style:family="text">
      <style:text-properties officeooo:rsid="00d8b4c7"/>
    </style:style>
    <style:style style:name="T446" style:family="text">
      <style:text-properties officeooo:rsid="00da9d09"/>
    </style:style>
    <style:style style:name="T447" style:family="text">
      <style:text-properties officeooo:rsid="00db41d1"/>
    </style:style>
    <style:style style:name="T448" style:family="text">
      <style:text-properties officeooo:rsid="00dbb3fa"/>
    </style:style>
    <style:style style:name="T449" style:family="text">
      <style:text-properties officeooo:rsid="00e2440c"/>
    </style:style>
    <style:style style:name="T450" style:family="text">
      <style:text-properties officeooo:rsid="00e42c8f"/>
    </style:style>
    <style:style style:name="T451" style:family="text">
      <style:text-properties officeooo:rsid="00e5d238"/>
    </style:style>
    <style:style style:name="T452" style:family="text">
      <style:text-properties officeooo:rsid="00e6e67c"/>
    </style:style>
    <style:style style:name="T453" style:family="text">
      <style:text-properties officeooo:rsid="00e92bb8"/>
    </style:style>
    <style:style style:name="T454" style:family="text">
      <style:text-properties officeooo:rsid="00ed6dae"/>
    </style:style>
    <style:style style:name="T455" style:family="text">
      <style:text-properties officeooo:rsid="00eeadd0"/>
    </style:style>
    <style:style style:name="T456" style:family="text">
      <style:text-properties officeooo:rsid="00f023c9"/>
    </style:style>
    <style:style style:name="T457" style:family="text">
      <style:text-properties officeooo:rsid="00f1aec9"/>
    </style:style>
    <style:style style:name="T458" style:family="text">
      <style:text-properties officeooo:rsid="00f30cde"/>
    </style:style>
    <style:style style:name="T459" style:family="text">
      <style:text-properties officeooo:rsid="00f347c7"/>
    </style:style>
    <style:style style:name="T460" style:family="text">
      <style:text-properties officeooo:rsid="00f7ef48"/>
    </style:style>
    <style:style style:name="T461" style:family="text">
      <style:text-properties officeooo:rsid="00f8a4dc"/>
    </style:style>
    <style:style style:name="T462" style:family="text">
      <style:text-properties officeooo:rsid="00f8ab4e"/>
    </style:style>
    <style:style style:name="T463" style:family="text">
      <style:text-properties officeooo:rsid="00fc40cc"/>
    </style:style>
    <style:style style:name="T464" style:family="text">
      <style:text-properties officeooo:rsid="00fe7372"/>
    </style:style>
    <style:style style:name="T465" style:family="text">
      <style:text-properties officeooo:rsid="00fff74a"/>
    </style:style>
    <style:style style:name="T466" style:family="text">
      <style:text-properties officeooo:rsid="010142d4"/>
    </style:style>
    <style:style style:name="T467" style:family="text">
      <style:text-properties officeooo:rsid="0102ba83"/>
    </style:style>
    <style:style style:name="T468" style:family="text">
      <style:text-properties officeooo:rsid="010449d2"/>
    </style:style>
    <style:style style:name="T469" style:family="text">
      <style:text-properties officeooo:rsid="01078546"/>
    </style:style>
    <style:style style:name="T470" style:family="text">
      <style:text-properties officeooo:rsid="010ce5b1"/>
    </style:style>
    <style:style style:name="T471" style:family="text">
      <style:text-properties officeooo:rsid="010e2af6"/>
    </style:style>
    <style:style style:name="T472" style:family="text">
      <style:text-properties officeooo:rsid="010f4938"/>
    </style:style>
    <style:style style:name="T473" style:family="text">
      <style:text-properties officeooo:rsid="011029ea"/>
    </style:style>
    <style:style style:name="T474" style:family="text">
      <style:text-properties officeooo:rsid="011188a9"/>
    </style:style>
    <style:style style:name="T475" style:family="text">
      <style:text-properties officeooo:rsid="01120c4b"/>
    </style:style>
    <style:style style:name="T476" style:family="text">
      <style:text-properties officeooo:rsid="011372f3"/>
    </style:style>
    <style:style style:name="T477" style:family="text">
      <style:text-properties officeooo:rsid="011a8a6c"/>
    </style:style>
    <style:style style:name="T478" style:family="text">
      <style:text-properties officeooo:rsid="011ba3e3"/>
    </style:style>
    <style:style style:name="T479" style:family="text">
      <style:text-properties officeooo:rsid="011cb66a"/>
    </style:style>
    <style:style style:name="T480" style:family="text">
      <style:text-properties officeooo:rsid="011d1e4a"/>
    </style:style>
    <style:style style:name="T481" style:family="text">
      <style:text-properties officeooo:rsid="011d84ca"/>
    </style:style>
    <style:style style:name="T482" style:family="text">
      <style:text-properties officeooo:rsid="011ec896"/>
    </style:style>
    <style:style style:name="T483" style:family="text">
      <style:text-properties officeooo:rsid="011ee1ba"/>
    </style:style>
    <style:style style:name="T484" style:family="text">
      <style:text-properties officeooo:rsid="0120970e"/>
    </style:style>
    <style:style style:name="T485" style:family="text">
      <style:text-properties officeooo:rsid="0122357c"/>
    </style:style>
    <style:style style:name="T486" style:family="text">
      <style:text-properties officeooo:rsid="01287712"/>
    </style:style>
    <style:style style:name="T487" style:family="text">
      <style:text-properties officeooo:rsid="0128eb0c"/>
    </style:style>
    <style:style style:name="T488" style:family="text">
      <style:text-properties officeooo:rsid="012967d3"/>
    </style:style>
    <style:style style:name="T489" style:family="text">
      <style:text-properties officeooo:rsid="012a4dc7"/>
    </style:style>
    <style:style style:name="T490" style:family="text">
      <style:text-properties officeooo:rsid="012a96d3"/>
    </style:style>
    <style:style style:name="T491" style:family="text">
      <style:text-properties officeooo:rsid="012d839b"/>
    </style:style>
    <style:style style:name="T492" style:family="text">
      <style:text-properties officeooo:rsid="012e0947"/>
    </style:style>
    <style:style style:name="T493" style:family="text">
      <style:text-properties officeooo:rsid="012f322b"/>
    </style:style>
    <style:style style:name="T494" style:family="text">
      <style:text-properties officeooo:rsid="0130fd11"/>
    </style:style>
    <style:style style:name="T495" style:family="text">
      <style:text-properties officeooo:rsid="0133d39b"/>
    </style:style>
    <style:style style:name="T496" style:family="text">
      <style:text-properties officeooo:rsid="0134388b"/>
    </style:style>
    <style:style style:name="T497" style:family="text">
      <style:text-properties officeooo:rsid="01347e59"/>
    </style:style>
    <style:style style:name="T498" style:family="text">
      <style:text-properties officeooo:rsid="013df6aa"/>
    </style:style>
    <style:style style:name="T499" style:family="text">
      <style:text-properties officeooo:rsid="0140a0c7"/>
    </style:style>
    <style:style style:name="T500" style:family="text">
      <style:text-properties officeooo:rsid="0141a4e9"/>
    </style:style>
    <style:style style:name="T501" style:family="text">
      <style:text-properties officeooo:rsid="0143e33d"/>
    </style:style>
    <style:style style:name="T502" style:family="text">
      <style:text-properties officeooo:rsid="0146cda3"/>
    </style:style>
    <style:style style:name="T503" style:family="text">
      <style:text-properties officeooo:rsid="0147d6f9"/>
    </style:style>
    <style:style style:name="T504" style:family="text">
      <style:text-properties officeooo:rsid="01488890"/>
    </style:style>
    <style:style style:name="T505" style:family="text">
      <style:text-properties officeooo:rsid="01508e27"/>
    </style:style>
    <style:style style:name="T506" style:family="text">
      <style:text-properties officeooo:rsid="01555c96"/>
    </style:style>
    <style:style style:name="T507" style:family="text">
      <style:text-properties officeooo:rsid="01560881"/>
    </style:style>
    <style:style style:name="T508" style:family="text">
      <style:text-properties officeooo:rsid="015cb728"/>
    </style:style>
    <style:style style:name="T509" style:family="text">
      <style:text-properties officeooo:rsid="015de423"/>
    </style:style>
    <style:style style:name="T510" style:family="text">
      <style:text-properties officeooo:rsid="015ea4bf"/>
    </style:style>
    <style:style style:name="T511" style:family="text">
      <style:text-properties officeooo:rsid="01609efc"/>
    </style:style>
    <style:style style:name="T512" style:family="text">
      <style:text-properties officeooo:rsid="0162074d"/>
    </style:style>
    <style:style style:name="T513" style:family="text">
      <style:text-properties officeooo:rsid="0163e208"/>
    </style:style>
    <style:style style:name="T514" style:family="text">
      <style:text-properties officeooo:rsid="0165ceea"/>
    </style:style>
    <style:style style:name="T515" style:family="text">
      <style:text-properties officeooo:rsid="0167939e"/>
    </style:style>
    <style:style style:name="T516" style:family="text">
      <style:text-properties officeooo:rsid="0169f20d"/>
    </style:style>
    <style:style style:name="T517" style:family="text">
      <style:text-properties officeooo:rsid="016ba5d3"/>
    </style:style>
    <style:style style:name="T518" style:family="text">
      <style:text-properties fo:color="#000000" loext:opacity="100%"/>
    </style:style>
    <style:style style:name="T519" style:family="text">
      <style:text-properties fo:color="#000000" loext:opacity="100%" style:font-name="S hne"/>
    </style:style>
    <style:style style:name="T520" style:family="text">
      <style:text-properties fo:color="#000000" loext:opacity="100%" fo:background-color="transparent" loext:char-shading-value="0" style:font-weight-asian="bold" style:font-weight-complex="bold"/>
    </style:style>
    <style:style style:name="T521" style:family="text">
      <style:text-properties fo:color="#000000" loext:opacity="100%" officeooo:rsid="08679d51" fo:background-color="transparent" loext:char-shading-value="0" style:font-weight-asian="bold" style:font-weight-complex="bold"/>
    </style:style>
    <style:style style:name="T522" style:family="text">
      <style:text-properties fo:color="#000000" loext:opacity="100%" officeooo:rsid="087e061c" fo:background-color="transparent" loext:char-shading-value="0" style:font-weight-asian="bold" style:font-weight-complex="bold"/>
    </style:style>
    <style:style style:name="T523" style:family="text">
      <style:text-properties fo:color="#000000" loext:opacity="100%" officeooo:rsid="09104b88"/>
    </style:style>
    <style:style style:name="T524" style:family="text">
      <style:text-properties fo:color="#000000" loext:opacity="100%" style:text-underline-style="none" style:font-style-asian="normal" style:font-weight-asian="normal" style:font-style-complex="normal" style:font-weight-complex="normal"/>
    </style:style>
    <style:style style:name="T525" style:family="text">
      <style:text-properties fo:color="#000000" loext:opacity="100%" style:text-underline-style="none" officeooo:rsid="082621b3" style:font-style-asian="normal" style:font-weight-asian="normal" style:font-style-complex="normal" style:font-weight-complex="normal"/>
    </style:style>
    <style:style style:name="T526" style:family="text">
      <style:text-properties fo:color="#000000" loext:opacity="100%" style:text-underline-style="none" officeooo:rsid="0826a9fb" style:font-style-asian="normal" style:font-weight-asian="normal" style:font-style-complex="normal" style:font-weight-complex="normal"/>
    </style:style>
    <style:style style:name="T527" style:family="text">
      <style:text-properties fo:color="#000000" loext:opacity="100%" style:text-underline-style="none" officeooo:rsid="0826e515" style:font-style-asian="normal" style:font-weight-asian="normal" style:font-style-complex="normal" style:font-weight-complex="normal"/>
    </style:style>
    <style:style style:name="T528" style:family="text">
      <style:text-properties fo:color="#000000" loext:opacity="100%" style:text-underline-style="none" officeooo:rsid="0b1d600d" style:font-style-asian="normal" style:font-weight-asian="normal" style:font-style-complex="normal" style:font-weight-complex="normal"/>
    </style:style>
    <style:style style:name="T529" style:family="text">
      <style:text-properties fo:color="#000000" loext:opacity="100%" officeooo:rsid="0bbd7815"/>
    </style:style>
    <style:style style:name="T530" style:family="text">
      <style:text-properties officeooo:rsid="01d06ce5"/>
    </style:style>
    <style:style style:name="T531" style:family="text">
      <style:text-properties officeooo:rsid="01d1db5d"/>
    </style:style>
    <style:style style:name="T532" style:family="text">
      <style:text-properties officeooo:rsid="01d4acb5"/>
    </style:style>
    <style:style style:name="T533" style:family="text">
      <style:text-properties officeooo:rsid="01d6961a"/>
    </style:style>
    <style:style style:name="T534" style:family="text">
      <style:text-properties officeooo:rsid="01d7c72d"/>
    </style:style>
    <style:style style:name="T535" style:family="text">
      <style:text-properties officeooo:rsid="01de7b1c"/>
    </style:style>
    <style:style style:name="T536" style:family="text">
      <style:text-properties officeooo:rsid="01e2b3df"/>
    </style:style>
    <style:style style:name="T537" style:family="text">
      <style:text-properties officeooo:rsid="01e355a9"/>
    </style:style>
    <style:style style:name="T538" style:family="text">
      <style:text-properties style:font-size-asian="10.5pt"/>
    </style:style>
    <style:style style:name="T539" style:family="text">
      <style:text-properties officeooo:rsid="01f216ad" style:font-size-asian="10.5pt"/>
    </style:style>
    <style:style style:name="T540" style:family="text">
      <style:text-properties officeooo:rsid="01f3a6a0" style:font-size-asian="10.5pt"/>
    </style:style>
    <style:style style:name="T541" style:family="text">
      <style:text-properties officeooo:rsid="01f3bf22" style:font-size-asian="10.5pt"/>
    </style:style>
    <style:style style:name="T542" style:family="text">
      <style:text-properties officeooo:rsid="01f42bd5" style:font-size-asian="10.5pt"/>
    </style:style>
    <style:style style:name="T543" style:family="text">
      <style:text-properties officeooo:rsid="01f49bb0" style:font-size-asian="10.5pt"/>
    </style:style>
    <style:style style:name="T544" style:family="text">
      <style:text-properties officeooo:rsid="01f4a1e3" style:font-size-asian="10.5pt"/>
    </style:style>
    <style:style style:name="T545" style:family="text">
      <style:text-properties officeooo:rsid="01f4a495" style:font-size-asian="10.5pt"/>
    </style:style>
    <style:style style:name="T546" style:family="text">
      <style:text-properties officeooo:rsid="01f4e0a0" style:font-size-asian="10.5pt"/>
    </style:style>
    <style:style style:name="T547" style:family="text">
      <style:text-properties officeooo:rsid="039d2f1d" style:font-size-asian="10.5pt"/>
    </style:style>
    <style:style style:name="T548" style:family="text">
      <style:text-properties officeooo:rsid="03a7db73" style:font-size-asian="10.5pt"/>
    </style:style>
    <style:style style:name="T549" style:family="text">
      <style:text-properties officeooo:rsid="06d2d0f6" style:font-size-asian="10.5pt"/>
    </style:style>
    <style:style style:name="T550" style:family="text">
      <style:text-properties officeooo:rsid="06d3035d" style:font-size-asian="10.5pt"/>
    </style:style>
    <style:style style:name="T551" style:family="text">
      <style:text-properties officeooo:rsid="06d433d2" style:font-size-asian="10.5pt"/>
    </style:style>
    <style:style style:name="T552" style:family="text">
      <style:text-properties officeooo:rsid="06d6230f" style:font-size-asian="10.5pt"/>
    </style:style>
    <style:style style:name="T553" style:family="text">
      <style:text-properties officeooo:rsid="06d7c286" style:font-size-asian="10.5pt"/>
    </style:style>
    <style:style style:name="T554" style:family="text">
      <style:text-properties officeooo:rsid="06d87cfe" style:font-size-asian="10.5pt"/>
    </style:style>
    <style:style style:name="T555" style:family="text">
      <style:text-properties officeooo:rsid="06da6289" style:font-size-asian="10.5pt"/>
    </style:style>
    <style:style style:name="T556" style:family="text">
      <style:text-properties officeooo:rsid="07b72660" style:font-size-asian="10.5pt"/>
    </style:style>
    <style:style style:name="T557" style:family="text">
      <style:text-properties officeooo:rsid="07c0bdf6" style:font-size-asian="10.5pt"/>
    </style:style>
    <style:style style:name="T558" style:family="text">
      <style:text-properties officeooo:rsid="07c8c907" style:font-size-asian="10.5pt"/>
    </style:style>
    <style:style style:name="T559" style:family="text">
      <style:text-properties officeooo:rsid="07ce0886" style:font-size-asian="10.5pt"/>
    </style:style>
    <style:style style:name="T560" style:family="text">
      <style:text-properties officeooo:rsid="07cfbaa7" style:font-size-asian="10.5pt"/>
    </style:style>
    <style:style style:name="T561" style:family="text">
      <style:text-properties officeooo:rsid="07d28816" style:font-size-asian="10.5pt"/>
    </style:style>
    <style:style style:name="T562" style:family="text">
      <style:text-properties officeooo:rsid="07d6aafa" style:font-size-asian="10.5pt"/>
    </style:style>
    <style:style style:name="T563" style:family="text">
      <style:text-properties officeooo:rsid="07d78a2c" style:font-size-asian="10.5pt"/>
    </style:style>
    <style:style style:name="T564" style:family="text">
      <style:text-properties officeooo:rsid="07d96e8f" style:font-size-asian="10.5pt"/>
    </style:style>
    <style:style style:name="T565" style:family="text">
      <style:text-properties officeooo:rsid="07d97e4b" style:font-size-asian="10.5pt"/>
    </style:style>
    <style:style style:name="T566" style:family="text">
      <style:text-properties officeooo:rsid="07db23c7" style:font-size-asian="10.5pt"/>
    </style:style>
    <style:style style:name="T567" style:family="text">
      <style:text-properties officeooo:rsid="07dce9b2" style:font-size-asian="10.5pt"/>
    </style:style>
    <style:style style:name="T568" style:family="text">
      <style:text-properties officeooo:rsid="07de6dd5" style:font-size-asian="10.5pt"/>
    </style:style>
    <style:style style:name="T569" style:family="text">
      <style:text-properties officeooo:rsid="07df02aa" style:font-size-asian="10.5pt"/>
    </style:style>
    <style:style style:name="T570" style:family="text">
      <style:text-properties officeooo:rsid="07e2d47c" style:font-size-asian="10.5pt"/>
    </style:style>
    <style:style style:name="T571" style:family="text">
      <style:text-properties officeooo:rsid="07e482d8" style:font-size-asian="10.5pt"/>
    </style:style>
    <style:style style:name="T572" style:family="text">
      <style:text-properties officeooo:rsid="07e52049" style:font-size-asian="10.5pt"/>
    </style:style>
    <style:style style:name="T573" style:family="text">
      <style:text-properties officeooo:rsid="07e666ba" style:font-size-asian="10.5pt"/>
    </style:style>
    <style:style style:name="T574" style:family="text">
      <style:text-properties officeooo:rsid="07e82c87" style:font-size-asian="10.5pt"/>
    </style:style>
    <style:style style:name="T575" style:family="text">
      <style:text-properties officeooo:rsid="07e8ac2f" style:font-size-asian="10.5pt"/>
    </style:style>
    <style:style style:name="T576" style:family="text">
      <style:text-properties officeooo:rsid="07e99c7c" style:font-size-asian="10.5pt"/>
    </style:style>
    <style:style style:name="T577" style:family="text">
      <style:text-properties officeooo:rsid="07ea19f1" style:font-size-asian="10.5pt"/>
    </style:style>
    <style:style style:name="T578" style:family="text">
      <style:text-properties officeooo:rsid="07ed80d2" style:font-size-asian="10.5pt"/>
    </style:style>
    <style:style style:name="T579" style:family="text">
      <style:text-properties officeooo:rsid="07faf489" style:font-size-asian="10.5pt"/>
    </style:style>
    <style:style style:name="T580" style:family="text">
      <style:text-properties officeooo:rsid="0941427a" style:font-size-asian="10.5pt"/>
    </style:style>
    <style:style style:name="T581" style:family="text">
      <style:text-properties officeooo:rsid="09424e69" style:font-size-asian="10.5pt"/>
    </style:style>
    <style:style style:name="T582" style:family="text">
      <style:text-properties officeooo:rsid="0943295e" style:font-size-asian="10.5pt"/>
    </style:style>
    <style:style style:name="T583" style:family="text">
      <style:text-properties officeooo:rsid="09449fed" style:font-size-asian="10.5pt"/>
    </style:style>
    <style:style style:name="T584" style:family="text">
      <style:text-properties officeooo:rsid="0947d692" style:font-size-asian="10.5pt"/>
    </style:style>
    <style:style style:name="T585" style:family="text">
      <style:text-properties officeooo:rsid="09c5501c" style:font-size-asian="10.5pt"/>
    </style:style>
    <style:style style:name="T586" style:family="text">
      <style:text-properties officeooo:rsid="09c7bf13" style:font-size-asian="10.5pt"/>
    </style:style>
    <style:style style:name="T587" style:family="text">
      <style:text-properties officeooo:rsid="09c8a80e" style:font-size-asian="10.5pt"/>
    </style:style>
    <style:style style:name="T588" style:family="text">
      <style:text-properties officeooo:rsid="09c9e3d8" style:font-size-asian="10.5pt"/>
    </style:style>
    <style:style style:name="T589" style:family="text">
      <style:text-properties officeooo:rsid="09cb46de" style:font-size-asian="10.5pt"/>
    </style:style>
    <style:style style:name="T590" style:family="text">
      <style:text-properties officeooo:rsid="09cf8993" style:font-size-asian="10.5pt"/>
    </style:style>
    <style:style style:name="T591" style:family="text">
      <style:text-properties officeooo:rsid="09d0b084" style:font-size-asian="10.5pt"/>
    </style:style>
    <style:style style:name="T592" style:family="text">
      <style:text-properties officeooo:rsid="09d1cc40" style:font-size-asian="10.5pt"/>
    </style:style>
    <style:style style:name="T593" style:family="text">
      <style:text-properties officeooo:rsid="09d30569" style:font-size-asian="10.5pt"/>
    </style:style>
    <style:style style:name="T594" style:family="text">
      <style:text-properties officeooo:rsid="09d43464" style:font-size-asian="10.5pt"/>
    </style:style>
    <style:style style:name="T595" style:family="text">
      <style:text-properties officeooo:rsid="09d612ad" style:font-size-asian="10.5pt"/>
    </style:style>
    <style:style style:name="T596" style:family="text">
      <style:text-properties officeooo:rsid="09d6d7fc" style:font-size-asian="10.5pt"/>
    </style:style>
    <style:style style:name="T597" style:family="text">
      <style:text-properties officeooo:rsid="09d6f537" style:font-size-asian="10.5pt"/>
    </style:style>
    <style:style style:name="T598" style:family="text">
      <style:text-properties officeooo:rsid="09d750d6" style:font-size-asian="10.5pt"/>
    </style:style>
    <style:style style:name="T599" style:family="text">
      <style:text-properties officeooo:rsid="09d89ac8" style:font-size-asian="10.5pt"/>
    </style:style>
    <style:style style:name="T600" style:family="text">
      <style:text-properties officeooo:rsid="09db3ad1" style:font-size-asian="10.5pt"/>
    </style:style>
    <style:style style:name="T601" style:family="text">
      <style:text-properties officeooo:rsid="0ac9cbfd" style:font-size-asian="10.5pt"/>
    </style:style>
    <style:style style:name="T602" style:family="text">
      <style:text-properties officeooo:rsid="0ac9eec4" style:font-size-asian="10.5pt"/>
    </style:style>
    <style:style style:name="T603" style:family="text">
      <style:text-properties officeooo:rsid="0acb1967" style:font-size-asian="10.5pt"/>
    </style:style>
    <style:style style:name="T604" style:family="text">
      <style:text-properties officeooo:rsid="0acd7921" style:font-size-asian="10.5pt"/>
    </style:style>
    <style:style style:name="T605" style:family="text">
      <style:text-properties officeooo:rsid="0ad0107e" style:font-size-asian="10.5pt"/>
    </style:style>
    <style:style style:name="T606" style:family="text">
      <style:text-properties officeooo:rsid="0ad4d210" style:font-size-asian="10.5pt"/>
    </style:style>
    <style:style style:name="T607" style:family="text">
      <style:text-properties officeooo:rsid="0ad7887c" style:font-size-asian="10.5pt"/>
    </style:style>
    <style:style style:name="T608" style:family="text">
      <style:text-properties officeooo:rsid="0ad9f0db" style:font-size-asian="10.5pt"/>
    </style:style>
    <style:style style:name="T609" style:family="text">
      <style:text-properties officeooo:rsid="0adaf1e8" style:font-size-asian="10.5pt"/>
    </style:style>
    <style:style style:name="T610" style:family="text">
      <style:text-properties officeooo:rsid="0adc8183" style:font-size-asian="10.5pt"/>
    </style:style>
    <style:style style:name="T611" style:family="text">
      <style:text-properties officeooo:rsid="0add84e5" style:font-size-asian="10.5pt"/>
    </style:style>
    <style:style style:name="T612" style:family="text">
      <style:text-properties officeooo:rsid="0adf492c" style:font-size-asian="10.5pt"/>
    </style:style>
    <style:style style:name="T613" style:family="text">
      <style:text-properties officeooo:rsid="0adfe0d1" style:font-size-asian="10.5pt"/>
    </style:style>
    <style:style style:name="T614" style:family="text">
      <style:text-properties officeooo:rsid="0ae04a78" style:font-size-asian="10.5pt"/>
    </style:style>
    <style:style style:name="T615" style:family="text">
      <style:text-properties officeooo:rsid="0ae7e22e" style:font-size-asian="10.5pt"/>
    </style:style>
    <style:style style:name="T616" style:family="text">
      <style:text-properties officeooo:rsid="01fe6686"/>
    </style:style>
    <style:style style:name="T617" style:family="text">
      <style:text-properties officeooo:rsid="01ffe3e4"/>
    </style:style>
    <style:style style:name="T618" style:family="text">
      <style:text-properties officeooo:rsid="020021ae"/>
    </style:style>
    <style:style style:name="T619" style:family="text">
      <style:text-properties officeooo:rsid="02014518"/>
    </style:style>
    <style:style style:name="T620" style:family="text">
      <style:text-properties officeooo:rsid="0203dfaa"/>
    </style:style>
    <style:style style:name="T621" style:family="text">
      <style:text-properties officeooo:rsid="0218e4f7"/>
    </style:style>
    <style:style style:name="T622" style:family="text">
      <style:text-properties officeooo:rsid="021dd754"/>
    </style:style>
    <style:style style:name="T623" style:family="text">
      <style:text-properties officeooo:rsid="021e52ba"/>
    </style:style>
    <style:style style:name="T624" style:family="text">
      <style:text-properties officeooo:rsid="021eebb0"/>
    </style:style>
    <style:style style:name="T625" style:family="text">
      <style:text-properties officeooo:rsid="02223e4f"/>
    </style:style>
    <style:style style:name="T626" style:family="text">
      <style:text-properties officeooo:rsid="022717c3"/>
    </style:style>
    <style:style style:name="T627" style:family="text">
      <style:text-properties officeooo:rsid="02282d97"/>
    </style:style>
    <style:style style:name="T628" style:family="text">
      <style:text-properties officeooo:rsid="0228448e"/>
    </style:style>
    <style:style style:name="T629" style:family="text">
      <style:text-properties officeooo:rsid="0230a2a1"/>
    </style:style>
    <style:style style:name="T630" style:family="text">
      <style:text-properties officeooo:rsid="0231e924"/>
    </style:style>
    <style:style style:name="T631" style:family="text">
      <style:text-properties officeooo:rsid="02335b35"/>
    </style:style>
    <style:style style:name="T632" style:family="text">
      <style:text-properties officeooo:rsid="0236067f"/>
    </style:style>
    <style:style style:name="T633" style:family="text">
      <style:text-properties officeooo:rsid="02395f4d"/>
    </style:style>
    <style:style style:name="T634" style:family="text">
      <style:text-properties officeooo:rsid="023a1f89"/>
    </style:style>
    <style:style style:name="T635" style:family="text">
      <style:text-properties officeooo:rsid="023bcef1"/>
    </style:style>
    <style:style style:name="T636" style:family="text">
      <style:text-properties officeooo:rsid="023bfbc0"/>
    </style:style>
    <style:style style:name="T637" style:family="text">
      <style:text-properties officeooo:rsid="023d6a08"/>
    </style:style>
    <style:style style:name="T638" style:family="text">
      <style:text-properties officeooo:rsid="023e118b"/>
    </style:style>
    <style:style style:name="T639" style:family="text">
      <style:text-properties officeooo:rsid="023f18f8"/>
    </style:style>
    <style:style style:name="T640" style:family="text">
      <style:text-properties officeooo:rsid="023f1ae6"/>
    </style:style>
    <style:style style:name="T641" style:family="text">
      <style:text-properties officeooo:rsid="02401285"/>
    </style:style>
    <style:style style:name="T642" style:family="text">
      <style:text-properties officeooo:rsid="0241f925"/>
    </style:style>
    <style:style style:name="T643" style:family="text">
      <style:text-properties officeooo:rsid="0243da01"/>
    </style:style>
    <style:style style:name="T644" style:family="text">
      <style:text-properties officeooo:rsid="02459667"/>
    </style:style>
    <style:style style:name="T645" style:family="text">
      <style:text-properties officeooo:rsid="02468127"/>
    </style:style>
    <style:style style:name="T646" style:family="text">
      <style:text-properties officeooo:rsid="02485296"/>
    </style:style>
    <style:style style:name="T647" style:family="text">
      <style:text-properties officeooo:rsid="024a42b4"/>
    </style:style>
    <style:style style:name="T648" style:family="text">
      <style:text-properties officeooo:rsid="024b2588"/>
    </style:style>
    <style:style style:name="T649" style:family="text">
      <style:text-properties officeooo:rsid="024c9734"/>
    </style:style>
    <style:style style:name="T650" style:family="text">
      <style:text-properties officeooo:rsid="02527810"/>
    </style:style>
    <style:style style:name="T651" style:family="text">
      <style:text-properties officeooo:rsid="0253174e"/>
    </style:style>
    <style:style style:name="T652" style:family="text">
      <style:text-properties officeooo:rsid="02539ffd"/>
    </style:style>
    <style:style style:name="T653" style:family="text">
      <style:text-properties officeooo:rsid="0258c32c"/>
    </style:style>
    <style:style style:name="T654" style:family="text">
      <style:text-properties officeooo:rsid="025a3223"/>
    </style:style>
    <style:style style:name="T655" style:family="text">
      <style:text-properties officeooo:rsid="025b099a"/>
    </style:style>
    <style:style style:name="T656" style:family="text">
      <style:text-properties officeooo:rsid="025bda33"/>
    </style:style>
    <style:style style:name="T657" style:family="text">
      <style:text-properties officeooo:rsid="025d1122"/>
    </style:style>
    <style:style style:name="T658" style:family="text">
      <style:text-properties officeooo:rsid="025dee99"/>
    </style:style>
    <style:style style:name="T659" style:family="text">
      <style:text-properties officeooo:rsid="0260567c"/>
    </style:style>
    <style:style style:name="T660" style:family="text">
      <style:text-properties officeooo:rsid="02611bd5"/>
    </style:style>
    <style:style style:name="T661" style:family="text">
      <style:text-properties officeooo:rsid="0262c1c8"/>
    </style:style>
    <style:style style:name="T662" style:family="text">
      <style:text-properties officeooo:rsid="0263f101"/>
    </style:style>
    <style:style style:name="T663" style:family="text">
      <style:text-properties officeooo:rsid="02670d86"/>
    </style:style>
    <style:style style:name="T664" style:family="text">
      <style:text-properties officeooo:rsid="0267e440"/>
    </style:style>
    <style:style style:name="T665" style:family="text">
      <style:text-properties officeooo:rsid="026c8b64"/>
    </style:style>
    <style:style style:name="T666" style:family="text">
      <style:text-properties style:font-size-asian="13pt" style:font-size-complex="13pt"/>
    </style:style>
    <style:style style:name="T667" style:family="text">
      <style:text-properties officeooo:rsid="03a77fee" style:font-size-asian="13pt" style:font-size-complex="13pt"/>
    </style:style>
    <style:style style:name="T668" style:family="text">
      <style:text-properties officeooo:rsid="0bb76653" style:font-size-asian="13pt" style:font-size-complex="13pt"/>
    </style:style>
    <style:style style:name="T669" style:family="text">
      <style:text-properties officeooo:rsid="02e225a4"/>
    </style:style>
    <style:style style:name="T670" style:family="text">
      <style:text-properties officeooo:rsid="02e6623c"/>
    </style:style>
    <style:style style:name="T671" style:family="text">
      <style:text-properties officeooo:rsid="02ef2b98"/>
    </style:style>
    <style:style style:name="T672" style:family="text">
      <style:text-properties officeooo:rsid="02ef66fb"/>
    </style:style>
    <style:style style:name="T673" style:family="text">
      <style:text-properties officeooo:rsid="02f0a0a7"/>
    </style:style>
    <style:style style:name="T674" style:family="text">
      <style:text-properties officeooo:rsid="02f58a66"/>
    </style:style>
    <style:style style:name="T675" style:family="text">
      <style:text-properties officeooo:rsid="02fb925f"/>
    </style:style>
    <style:style style:name="T676" style:family="text">
      <style:text-properties officeooo:rsid="02fc257a"/>
    </style:style>
    <style:style style:name="T677" style:family="text">
      <style:text-properties officeooo:rsid="02ff31ac"/>
    </style:style>
    <style:style style:name="T678" style:family="text">
      <style:text-properties officeooo:rsid="022c47a3"/>
    </style:style>
    <style:style style:name="T679" style:family="text">
      <style:text-properties officeooo:rsid="03074864"/>
    </style:style>
    <style:style style:name="T680" style:family="text">
      <style:text-properties officeooo:rsid="03093bf4"/>
    </style:style>
    <style:style style:name="T681" style:family="text">
      <style:text-properties officeooo:rsid="03094e0d"/>
    </style:style>
    <style:style style:name="T682" style:family="text">
      <style:text-properties officeooo:rsid="030ef245"/>
    </style:style>
    <style:style style:name="T683" style:family="text">
      <style:text-properties officeooo:rsid="030f6853"/>
    </style:style>
    <style:style style:name="T684" style:family="text">
      <style:text-properties officeooo:rsid="03112faa"/>
    </style:style>
    <style:style style:name="T685" style:family="text">
      <style:text-properties officeooo:rsid="0312b2f3"/>
    </style:style>
    <style:style style:name="T686" style:family="text">
      <style:text-properties officeooo:rsid="031419e9"/>
    </style:style>
    <style:style style:name="T687" style:family="text">
      <style:text-properties officeooo:rsid="03145338"/>
    </style:style>
    <style:style style:name="T688" style:family="text">
      <style:text-properties officeooo:rsid="0315aa19"/>
    </style:style>
    <style:style style:name="T689" style:family="text">
      <style:text-properties officeooo:rsid="03177a19"/>
    </style:style>
    <style:style style:name="T690" style:family="text">
      <style:text-properties officeooo:rsid="03197000"/>
    </style:style>
    <style:style style:name="T691" style:family="text">
      <style:text-properties officeooo:rsid="031a89f9"/>
    </style:style>
    <style:style style:name="T692" style:family="text">
      <style:text-properties officeooo:rsid="031beb7f"/>
    </style:style>
    <style:style style:name="T693" style:family="text">
      <style:text-properties officeooo:rsid="031d45b1"/>
    </style:style>
    <style:style style:name="T694" style:family="text">
      <style:text-properties officeooo:rsid="031e06ac"/>
    </style:style>
    <style:style style:name="T695" style:family="text">
      <style:text-properties officeooo:rsid="031fc7ea"/>
    </style:style>
    <style:style style:name="T696" style:family="text">
      <style:text-properties officeooo:rsid="032155c6"/>
    </style:style>
    <style:style style:name="T697" style:family="text">
      <style:text-properties officeooo:rsid="03224a90"/>
    </style:style>
    <style:style style:name="T698" style:family="text">
      <style:text-properties officeooo:rsid="0325c89d"/>
    </style:style>
    <style:style style:name="T699" style:family="text">
      <style:text-properties officeooo:rsid="032bd565"/>
    </style:style>
    <style:style style:name="T700" style:family="text">
      <style:text-properties officeooo:rsid="032c4dc5"/>
    </style:style>
    <style:style style:name="T701" style:family="text">
      <style:text-properties officeooo:rsid="032e2d77"/>
    </style:style>
    <style:style style:name="T702" style:family="text">
      <style:text-properties officeooo:rsid="033246b9"/>
    </style:style>
    <style:style style:name="T703" style:family="text">
      <style:text-properties officeooo:rsid="03326362"/>
    </style:style>
    <style:style style:name="T704" style:family="text">
      <style:text-properties officeooo:rsid="0332e3f4"/>
    </style:style>
    <style:style style:name="T705" style:family="text">
      <style:text-properties officeooo:rsid="03336559"/>
    </style:style>
    <style:style style:name="T706" style:family="text">
      <style:text-properties officeooo:rsid="0334abc6"/>
    </style:style>
    <style:style style:name="T707" style:family="text">
      <style:text-properties officeooo:rsid="03371bb8"/>
    </style:style>
    <style:style style:name="T708" style:family="text">
      <style:text-properties officeooo:rsid="03378136"/>
    </style:style>
    <style:style style:name="T709" style:family="text">
      <style:text-properties officeooo:rsid="033825b3"/>
    </style:style>
    <style:style style:name="T710" style:family="text">
      <style:text-properties officeooo:rsid="03399a45"/>
    </style:style>
    <style:style style:name="T711" style:family="text">
      <style:text-properties officeooo:rsid="033b8e6c"/>
    </style:style>
    <style:style style:name="T712" style:family="text">
      <style:text-properties officeooo:rsid="033dcffc"/>
    </style:style>
    <style:style style:name="T713" style:family="text">
      <style:text-properties officeooo:rsid="033de441"/>
    </style:style>
    <style:style style:name="T714" style:family="text">
      <style:text-properties officeooo:rsid="0345ce67"/>
    </style:style>
    <style:style style:name="T715" style:family="text">
      <style:text-properties officeooo:rsid="03477299"/>
    </style:style>
    <style:style style:name="T716" style:family="text">
      <style:text-properties officeooo:rsid="0348428d"/>
    </style:style>
    <style:style style:name="T717" style:family="text">
      <style:text-properties officeooo:rsid="034a2829"/>
    </style:style>
    <style:style style:name="T718" style:family="text">
      <style:text-properties officeooo:rsid="034bd648"/>
    </style:style>
    <style:style style:name="T719" style:family="text">
      <style:text-properties officeooo:rsid="034da445"/>
    </style:style>
    <style:style style:name="T720" style:family="text">
      <style:text-properties officeooo:rsid="034e9542"/>
    </style:style>
    <style:style style:name="T721" style:family="text">
      <style:text-properties officeooo:rsid="03500e03"/>
    </style:style>
    <style:style style:name="T722" style:family="text">
      <style:text-properties officeooo:rsid="0350ea3f"/>
    </style:style>
    <style:style style:name="T723" style:family="text">
      <style:text-properties officeooo:rsid="035437d1"/>
    </style:style>
    <style:style style:name="T724" style:family="text">
      <style:text-properties officeooo:rsid="035534ae"/>
    </style:style>
    <style:style style:name="T725" style:family="text">
      <style:text-properties officeooo:rsid="0355c04f"/>
    </style:style>
    <style:style style:name="T726" style:family="text">
      <style:text-properties officeooo:rsid="03577eef"/>
    </style:style>
    <style:style style:name="T727" style:family="text">
      <style:text-properties officeooo:rsid="03588262"/>
    </style:style>
    <style:style style:name="T728" style:family="text">
      <style:text-properties officeooo:rsid="03594873"/>
    </style:style>
    <style:style style:name="T729" style:family="text">
      <style:text-properties officeooo:rsid="035bd005"/>
    </style:style>
    <style:style style:name="T730" style:family="text">
      <style:text-properties officeooo:rsid="035e5e84"/>
    </style:style>
    <style:style style:name="T731" style:family="text">
      <style:text-properties officeooo:rsid="03605d55"/>
    </style:style>
    <style:style style:name="T732" style:family="text">
      <style:text-properties officeooo:rsid="03701bc5"/>
    </style:style>
    <style:style style:name="T733" style:family="text">
      <style:text-properties officeooo:rsid="03752fb7"/>
    </style:style>
    <style:style style:name="T734" style:family="text">
      <style:text-properties officeooo:rsid="037d0402"/>
    </style:style>
    <style:style style:name="T735" style:family="text">
      <style:text-properties officeooo:rsid="037d9c04"/>
    </style:style>
    <style:style style:name="T736" style:family="text">
      <style:text-properties officeooo:rsid="03888227"/>
    </style:style>
    <style:style style:name="T737" style:family="text">
      <style:text-properties officeooo:rsid="0389259b"/>
    </style:style>
    <style:style style:name="T738" style:family="text">
      <style:text-properties officeooo:rsid="039c801c"/>
    </style:style>
    <style:style style:name="T739" style:family="text">
      <style:text-properties officeooo:rsid="039d2f1d"/>
    </style:style>
    <style:style style:name="T740" style:family="text">
      <style:text-properties officeooo:rsid="039ef89c"/>
    </style:style>
    <style:style style:name="T741" style:family="text">
      <style:text-properties officeooo:rsid="03a7db73"/>
    </style:style>
    <style:style style:name="T742" style:family="text">
      <style:text-properties officeooo:rsid="03ac086d"/>
    </style:style>
    <style:style style:name="T743" style:family="text">
      <style:text-properties officeooo:rsid="03ac7cfb"/>
    </style:style>
    <style:style style:name="T744" style:family="text">
      <style:text-properties officeooo:rsid="03c257f8"/>
    </style:style>
    <style:style style:name="T745" style:family="text">
      <style:text-properties officeooo:rsid="03c755ad"/>
    </style:style>
    <style:style style:name="T746" style:family="text">
      <style:text-properties officeooo:rsid="03c9a886"/>
    </style:style>
    <style:style style:name="T747" style:family="text">
      <style:text-properties officeooo:rsid="009e678b"/>
    </style:style>
    <style:style style:name="T748" style:family="text">
      <style:text-properties officeooo:rsid="03dfe92c"/>
    </style:style>
    <style:style style:name="T749" style:family="text">
      <style:text-properties officeooo:rsid="03e15cc0"/>
    </style:style>
    <style:style style:name="T750" style:family="text">
      <style:text-properties officeooo:rsid="03e59c29"/>
    </style:style>
    <style:style style:name="T751" style:family="text">
      <style:text-properties fo:font-size="20pt" style:font-size-asian="20pt" style:font-size-complex="20pt"/>
    </style:style>
    <style:style style:name="T752" style:family="text">
      <style:text-properties fo:font-size="20pt" officeooo:rsid="07aa7c66" style:font-size-asian="20pt" style:font-size-complex="20pt"/>
    </style:style>
    <style:style style:name="T753" style:family="text">
      <style:text-properties fo:font-size="20pt" officeooo:rsid="07ab7713" style:font-size-asian="20pt" style:font-size-complex="20pt"/>
    </style:style>
    <style:style style:name="T754" style:family="text">
      <style:text-properties fo:font-size="20pt" officeooo:rsid="07ad28ff" style:font-size-asian="20pt" style:font-size-complex="20pt"/>
    </style:style>
    <style:style style:name="T755" style:family="text">
      <style:text-properties officeooo:rsid="03efcad6"/>
    </style:style>
    <style:style style:name="T756" style:family="text">
      <style:text-properties officeooo:rsid="03f26f3c"/>
    </style:style>
    <style:style style:name="T757" style:family="text">
      <style:text-properties officeooo:rsid="03f43c1c"/>
    </style:style>
    <style:style style:name="T758" style:family="text">
      <style:text-properties officeooo:rsid="03f4e0d0"/>
    </style:style>
    <style:style style:name="T759" style:family="text">
      <style:text-properties officeooo:rsid="03f577ed"/>
    </style:style>
    <style:style style:name="T760" style:family="text">
      <style:text-properties officeooo:rsid="03f80e0b"/>
    </style:style>
    <style:style style:name="T761" style:family="text">
      <style:text-properties officeooo:rsid="03fc1160"/>
    </style:style>
    <style:style style:name="T762" style:family="text">
      <style:text-properties officeooo:rsid="03ff1147"/>
    </style:style>
    <style:style style:name="T763" style:family="text">
      <style:text-properties officeooo:rsid="0401d8a4"/>
    </style:style>
    <style:style style:name="T764" style:family="text">
      <style:text-properties officeooo:rsid="04033da2"/>
    </style:style>
    <style:style style:name="T765" style:family="text">
      <style:text-properties officeooo:rsid="03d7665d"/>
    </style:style>
    <style:style style:name="T766" style:family="text">
      <style:text-properties officeooo:rsid="0408dfb5"/>
    </style:style>
    <style:style style:name="T767" style:family="text">
      <style:text-properties officeooo:rsid="040a78d0"/>
    </style:style>
    <style:style style:name="T768" style:family="text">
      <style:text-properties officeooo:rsid="040b2a35"/>
    </style:style>
    <style:style style:name="T769" style:family="text">
      <style:text-properties officeooo:rsid="040cae0d"/>
    </style:style>
    <style:style style:name="T770" style:family="text">
      <style:text-properties officeooo:rsid="040d2ba7"/>
    </style:style>
    <style:style style:name="T771" style:family="text">
      <style:text-properties officeooo:rsid="040e9b81"/>
    </style:style>
    <style:style style:name="T772" style:family="text">
      <style:text-properties officeooo:rsid="0410578c"/>
    </style:style>
    <style:style style:name="T773" style:family="text">
      <style:text-properties officeooo:rsid="0412a834"/>
    </style:style>
    <style:style style:name="T774" style:family="text">
      <style:text-properties officeooo:rsid="0413e697"/>
    </style:style>
    <style:style style:name="T775" style:family="text">
      <style:text-properties officeooo:rsid="041a37a0"/>
    </style:style>
    <style:style style:name="T776" style:family="text">
      <style:text-properties officeooo:rsid="041b2dfe"/>
    </style:style>
    <style:style style:name="T777" style:family="text">
      <style:text-properties officeooo:rsid="041cf1ca"/>
    </style:style>
    <style:style style:name="T778" style:family="text">
      <style:text-properties officeooo:rsid="041d4a66"/>
    </style:style>
    <style:style style:name="T779" style:family="text">
      <style:text-properties officeooo:rsid="041f62f8"/>
    </style:style>
    <style:style style:name="T780" style:family="text">
      <style:text-properties officeooo:rsid="041fa75e"/>
    </style:style>
    <style:style style:name="T781" style:family="text">
      <style:text-properties officeooo:rsid="0420fad2"/>
    </style:style>
    <style:style style:name="T782" style:family="text">
      <style:text-properties officeooo:rsid="0421fa30"/>
    </style:style>
    <style:style style:name="T783" style:family="text">
      <style:text-properties officeooo:rsid="042377d5"/>
    </style:style>
    <style:style style:name="T784" style:family="text">
      <style:text-properties officeooo:rsid="04252166"/>
    </style:style>
    <style:style style:name="T785" style:family="text">
      <style:text-properties officeooo:rsid="0426b8f3"/>
    </style:style>
    <style:style style:name="T786" style:family="text">
      <style:text-properties officeooo:rsid="04290cb9"/>
    </style:style>
    <style:style style:name="T787" style:family="text">
      <style:text-properties officeooo:rsid="04298395"/>
    </style:style>
    <style:style style:name="T788" style:family="text">
      <style:text-properties officeooo:rsid="042a32d2"/>
    </style:style>
    <style:style style:name="T789" style:family="text">
      <style:text-properties officeooo:rsid="042c26a4"/>
    </style:style>
    <style:style style:name="T790" style:family="text">
      <style:text-properties officeooo:rsid="042d5fe6"/>
    </style:style>
    <style:style style:name="T791" style:family="text">
      <style:text-properties officeooo:rsid="042e2ec9"/>
    </style:style>
    <style:style style:name="T792" style:family="text">
      <style:text-properties officeooo:rsid="042fbac9"/>
    </style:style>
    <style:style style:name="T793" style:family="text">
      <style:text-properties officeooo:rsid="04313f9d"/>
    </style:style>
    <style:style style:name="T794" style:family="text">
      <style:text-properties officeooo:rsid="0431e78c"/>
    </style:style>
    <style:style style:name="T795" style:family="text">
      <style:text-properties officeooo:rsid="043294fb"/>
    </style:style>
    <style:style style:name="T796" style:family="text">
      <style:text-properties officeooo:rsid="04335d53"/>
    </style:style>
    <style:style style:name="T797" style:family="text">
      <style:text-properties officeooo:rsid="04336baa"/>
    </style:style>
    <style:style style:name="T798" style:family="text">
      <style:text-properties officeooo:rsid="0434cf56"/>
    </style:style>
    <style:style style:name="T799" style:family="text">
      <style:text-properties officeooo:rsid="0435f824"/>
    </style:style>
    <style:style style:name="T800" style:family="text">
      <style:text-properties officeooo:rsid="0439be22"/>
    </style:style>
    <style:style style:name="T801" style:family="text">
      <style:text-properties officeooo:rsid="04430b59"/>
    </style:style>
    <style:style style:name="T802" style:family="text">
      <style:text-properties officeooo:rsid="04434774"/>
    </style:style>
    <style:style style:name="T803" style:family="text">
      <style:text-properties officeooo:rsid="0445448a"/>
    </style:style>
    <style:style style:name="T804" style:family="text">
      <style:text-properties officeooo:rsid="04483784"/>
    </style:style>
    <style:style style:name="T805" style:family="text">
      <style:text-properties officeooo:rsid="0448d192"/>
    </style:style>
    <style:style style:name="T806" style:family="text">
      <style:text-properties officeooo:rsid="04492949"/>
    </style:style>
    <style:style style:name="T807" style:family="text">
      <style:text-properties officeooo:rsid="044af714"/>
    </style:style>
    <style:style style:name="T808" style:family="text">
      <style:text-properties officeooo:rsid="044bc3fc"/>
    </style:style>
    <style:style style:name="T809" style:family="text">
      <style:text-properties officeooo:rsid="044bda1a"/>
    </style:style>
    <style:style style:name="T810" style:family="text">
      <style:text-properties officeooo:rsid="044cd3b6"/>
    </style:style>
    <style:style style:name="T811" style:family="text">
      <style:text-properties officeooo:rsid="044ed9e3"/>
    </style:style>
    <style:style style:name="T812" style:family="text">
      <style:text-properties officeooo:rsid="0450a80e"/>
    </style:style>
    <style:style style:name="T813" style:family="text">
      <style:text-properties officeooo:rsid="0452c1b6"/>
    </style:style>
    <style:style style:name="T814" style:family="text">
      <style:text-properties officeooo:rsid="0453b023"/>
    </style:style>
    <style:style style:name="T815" style:family="text">
      <style:text-properties officeooo:rsid="0455a1af"/>
    </style:style>
    <style:style style:name="T816" style:family="text">
      <style:text-properties officeooo:rsid="0456d0c6"/>
    </style:style>
    <style:style style:name="T817" style:family="text">
      <style:text-properties officeooo:rsid="04578865"/>
    </style:style>
    <style:style style:name="T818" style:family="text">
      <style:text-properties officeooo:rsid="0457fa3d"/>
    </style:style>
    <style:style style:name="T819" style:family="text">
      <style:text-properties officeooo:rsid="04587c4a"/>
    </style:style>
    <style:style style:name="T820" style:family="text">
      <style:text-properties officeooo:rsid="045c0421"/>
    </style:style>
    <style:style style:name="T821" style:family="text">
      <style:text-properties officeooo:rsid="045e9bdb"/>
    </style:style>
    <style:style style:name="T822" style:family="text">
      <style:text-properties officeooo:rsid="04608fb7"/>
    </style:style>
    <style:style style:name="T823" style:family="text">
      <style:text-properties officeooo:rsid="0460e5c6"/>
    </style:style>
    <style:style style:name="T824" style:family="text">
      <style:text-properties officeooo:rsid="04621b98"/>
    </style:style>
    <style:style style:name="T825" style:family="text">
      <style:text-properties officeooo:rsid="04623a0a"/>
    </style:style>
    <style:style style:name="T826" style:family="text">
      <style:text-properties officeooo:rsid="04635f41"/>
    </style:style>
    <style:style style:name="T827" style:family="text">
      <style:text-properties officeooo:rsid="046549d2"/>
    </style:style>
    <style:style style:name="T828" style:family="text">
      <style:text-properties officeooo:rsid="04680306"/>
    </style:style>
    <style:style style:name="T829" style:family="text">
      <style:text-properties officeooo:rsid="04694dee"/>
    </style:style>
    <style:style style:name="T830" style:family="text">
      <style:text-properties officeooo:rsid="046a2fc9"/>
    </style:style>
    <style:style style:name="T831" style:family="text">
      <style:text-properties officeooo:rsid="046abce9"/>
    </style:style>
    <style:style style:name="T832" style:family="text">
      <style:text-properties officeooo:rsid="046b0601"/>
    </style:style>
    <style:style style:name="T833" style:family="text">
      <style:text-properties officeooo:rsid="046c4114"/>
    </style:style>
    <style:style style:name="T834" style:family="text">
      <style:text-properties officeooo:rsid="046db594"/>
    </style:style>
    <style:style style:name="T835" style:family="text">
      <style:text-properties officeooo:rsid="046f69f4"/>
    </style:style>
    <style:style style:name="T836" style:family="text">
      <style:text-properties officeooo:rsid="04708d6b"/>
    </style:style>
    <style:style style:name="T837" style:family="text">
      <style:text-properties officeooo:rsid="0470a386"/>
    </style:style>
    <style:style style:name="T838" style:family="text">
      <style:text-properties officeooo:rsid="04718d4f"/>
    </style:style>
    <style:style style:name="T839" style:family="text">
      <style:text-properties officeooo:rsid="04718f73"/>
    </style:style>
    <style:style style:name="T840" style:family="text">
      <style:text-properties officeooo:rsid="047374d0"/>
    </style:style>
    <style:style style:name="T841" style:family="text">
      <style:text-properties officeooo:rsid="0474e278"/>
    </style:style>
    <style:style style:name="T842" style:family="text">
      <style:text-properties officeooo:rsid="0475b6a0"/>
    </style:style>
    <style:style style:name="T843" style:family="text">
      <style:text-properties officeooo:rsid="0476f2d4"/>
    </style:style>
    <style:style style:name="T844" style:family="text">
      <style:text-properties officeooo:rsid="04785ce7"/>
    </style:style>
    <style:style style:name="T845" style:family="text">
      <style:text-properties officeooo:rsid="0478ec35"/>
    </style:style>
    <style:style style:name="T846" style:family="text">
      <style:text-properties officeooo:rsid="047a3de0"/>
    </style:style>
    <style:style style:name="T847" style:family="text">
      <style:text-properties officeooo:rsid="047e4ef1"/>
    </style:style>
    <style:style style:name="T848" style:family="text">
      <style:text-properties officeooo:rsid="047f93c9"/>
    </style:style>
    <style:style style:name="T849" style:family="text">
      <style:text-properties officeooo:rsid="04806e35"/>
    </style:style>
    <style:style style:name="T850" style:family="text">
      <style:text-properties officeooo:rsid="0481bd9b"/>
    </style:style>
    <style:style style:name="T851" style:family="text">
      <style:text-properties officeooo:rsid="0481c3a8"/>
    </style:style>
    <style:style style:name="T852" style:family="text">
      <style:text-properties officeooo:rsid="0483986a"/>
    </style:style>
    <style:style style:name="T853" style:family="text">
      <style:text-properties officeooo:rsid="048528b8"/>
    </style:style>
    <style:style style:name="T854" style:family="text">
      <style:text-properties officeooo:rsid="0488f3d2"/>
    </style:style>
    <style:style style:name="T855" style:family="text">
      <style:text-properties officeooo:rsid="0489193c"/>
    </style:style>
    <style:style style:name="T856" style:family="text">
      <style:text-properties officeooo:rsid="04899b39"/>
    </style:style>
    <style:style style:name="T857" style:family="text">
      <style:text-properties officeooo:rsid="048abe04"/>
    </style:style>
    <style:style style:name="T858" style:family="text">
      <style:text-properties officeooo:rsid="048b3ddb"/>
    </style:style>
    <style:style style:name="T859" style:family="text">
      <style:text-properties officeooo:rsid="048bdcf6"/>
    </style:style>
    <style:style style:name="T860" style:family="text">
      <style:text-properties officeooo:rsid="048db734"/>
    </style:style>
    <style:style style:name="T861" style:family="text">
      <style:text-properties officeooo:rsid="048f8ca7"/>
    </style:style>
    <style:style style:name="T862" style:family="text">
      <style:text-properties officeooo:rsid="049231e2"/>
    </style:style>
    <style:style style:name="T863" style:family="text">
      <style:text-properties officeooo:rsid="04923487"/>
    </style:style>
    <style:style style:name="T864" style:family="text">
      <style:text-properties officeooo:rsid="0492a9b5"/>
    </style:style>
    <style:style style:name="T865" style:family="text">
      <style:text-properties officeooo:rsid="0494ee9c"/>
    </style:style>
    <style:style style:name="T866" style:family="text">
      <style:text-properties officeooo:rsid="049574ad"/>
    </style:style>
    <style:style style:name="T867" style:family="text">
      <style:text-properties officeooo:rsid="0495b2f9"/>
    </style:style>
    <style:style style:name="T868" style:family="text">
      <style:text-properties officeooo:rsid="0496a310"/>
    </style:style>
    <style:style style:name="T869" style:family="text">
      <style:text-properties officeooo:rsid="049780c4"/>
    </style:style>
    <style:style style:name="T870" style:family="text">
      <style:text-properties officeooo:rsid="049951ab"/>
    </style:style>
    <style:style style:name="T871" style:family="text">
      <style:text-properties officeooo:rsid="049b0ebf"/>
    </style:style>
    <style:style style:name="T872" style:family="text">
      <style:text-properties officeooo:rsid="049d1735"/>
    </style:style>
    <style:style style:name="T873" style:family="text">
      <style:text-properties officeooo:rsid="049da044"/>
    </style:style>
    <style:style style:name="T874" style:family="text">
      <style:text-properties officeooo:rsid="049ef6f9"/>
    </style:style>
    <style:style style:name="T875" style:family="text">
      <style:text-properties officeooo:rsid="04a02d7c"/>
    </style:style>
    <style:style style:name="T876" style:family="text">
      <style:text-properties officeooo:rsid="04a1cad9"/>
    </style:style>
    <style:style style:name="T877" style:family="text">
      <style:text-properties officeooo:rsid="04a41eac"/>
    </style:style>
    <style:style style:name="T878" style:family="text">
      <style:text-properties officeooo:rsid="04b6f09a"/>
    </style:style>
    <style:style style:name="T879" style:family="text">
      <style:text-properties officeooo:rsid="04b8e580"/>
    </style:style>
    <style:style style:name="T880" style:family="text">
      <style:text-properties officeooo:rsid="04bbd953"/>
    </style:style>
    <style:style style:name="T881" style:family="text">
      <style:text-properties officeooo:rsid="04bc0f97"/>
    </style:style>
    <style:style style:name="T882" style:family="text">
      <style:text-properties officeooo:rsid="04bdf977"/>
    </style:style>
    <style:style style:name="T883" style:family="text">
      <style:text-properties officeooo:rsid="04bedb66"/>
    </style:style>
    <style:style style:name="T884" style:family="text">
      <style:text-properties officeooo:rsid="04c04990"/>
    </style:style>
    <style:style style:name="T885" style:family="text">
      <style:text-properties officeooo:rsid="04c23ea9"/>
    </style:style>
    <style:style style:name="T886" style:family="text">
      <style:text-properties officeooo:rsid="04d3658f"/>
    </style:style>
    <style:style style:name="T887" style:family="text">
      <style:text-properties officeooo:rsid="04df779b"/>
    </style:style>
    <style:style style:name="T888" style:family="text">
      <style:text-properties officeooo:rsid="04e06aa9"/>
    </style:style>
    <style:style style:name="T889" style:family="text">
      <style:text-properties officeooo:rsid="04e4ff83"/>
    </style:style>
    <style:style style:name="T890" style:family="text">
      <style:text-properties officeooo:rsid="04ea3ad5"/>
    </style:style>
    <style:style style:name="T891" style:family="text">
      <style:text-properties officeooo:rsid="04ec883b"/>
    </style:style>
    <style:style style:name="T892" style:family="text">
      <style:text-properties officeooo:rsid="04f0d09b"/>
    </style:style>
    <style:style style:name="T893" style:family="text">
      <style:text-properties officeooo:rsid="04f3bc4d"/>
    </style:style>
    <style:style style:name="T894" style:family="text">
      <style:text-properties officeooo:rsid="04f58564"/>
    </style:style>
    <style:style style:name="T895" style:family="text">
      <style:text-properties officeooo:rsid="04fc01f1"/>
    </style:style>
    <style:style style:name="T896" style:family="text">
      <style:text-properties officeooo:rsid="04feaaf2"/>
    </style:style>
    <style:style style:name="T897" style:family="text">
      <style:text-properties officeooo:rsid="050177ac"/>
    </style:style>
    <style:style style:name="T898" style:family="text">
      <style:text-properties officeooo:rsid="0501ca6d"/>
    </style:style>
    <style:style style:name="T899" style:family="text">
      <style:text-properties officeooo:rsid="0501f351"/>
    </style:style>
    <style:style style:name="T900" style:family="text">
      <style:text-properties officeooo:rsid="05035ed4"/>
    </style:style>
    <style:style style:name="T901" style:family="text">
      <style:text-properties officeooo:rsid="05066408"/>
    </style:style>
    <style:style style:name="T902" style:family="text">
      <style:text-properties officeooo:rsid="05067476"/>
    </style:style>
    <style:style style:name="T903" style:family="text">
      <style:text-properties officeooo:rsid="050b5449"/>
    </style:style>
    <style:style style:name="T904" style:family="text">
      <style:text-properties officeooo:rsid="050b95b9"/>
    </style:style>
    <style:style style:name="T905" style:family="text">
      <style:text-properties officeooo:rsid="050e15f6"/>
    </style:style>
    <style:style style:name="T906" style:family="text">
      <style:text-properties officeooo:rsid="05100a5f"/>
    </style:style>
    <style:style style:name="T907" style:family="text">
      <style:text-properties officeooo:rsid="05103c26"/>
    </style:style>
    <style:style style:name="T908" style:family="text">
      <style:text-properties officeooo:rsid="0516bd2f"/>
    </style:style>
    <style:style style:name="T909" style:family="text">
      <style:text-properties officeooo:rsid="05198b34"/>
    </style:style>
    <style:style style:name="T910" style:family="text">
      <style:text-properties officeooo:rsid="0519a627"/>
    </style:style>
    <style:style style:name="T911" style:family="text">
      <style:text-properties officeooo:rsid="0519f364"/>
    </style:style>
    <style:style style:name="T912" style:family="text">
      <style:text-properties officeooo:rsid="051accdc"/>
    </style:style>
    <style:style style:name="T913" style:family="text">
      <style:text-properties officeooo:rsid="05239a19"/>
    </style:style>
    <style:style style:name="T914" style:family="text">
      <style:text-properties officeooo:rsid="05268fa9"/>
    </style:style>
    <style:style style:name="T915" style:family="text">
      <style:text-properties officeooo:rsid="0527c9e1"/>
    </style:style>
    <style:style style:name="T916" style:family="text">
      <style:text-properties officeooo:rsid="052938f6"/>
    </style:style>
    <style:style style:name="T917" style:family="text">
      <style:text-properties officeooo:rsid="052991f9"/>
    </style:style>
    <style:style style:name="T918" style:family="text">
      <style:text-properties officeooo:rsid="052dde2e"/>
    </style:style>
    <style:style style:name="T919" style:family="text">
      <style:text-properties officeooo:rsid="052e0904"/>
    </style:style>
    <style:style style:name="T920" style:family="text">
      <style:text-properties officeooo:rsid="052eb38a"/>
    </style:style>
    <style:style style:name="T921" style:family="text">
      <style:text-properties officeooo:rsid="05376986"/>
    </style:style>
    <style:style style:name="T922" style:family="text">
      <style:text-properties officeooo:rsid="0537b7e7"/>
    </style:style>
    <style:style style:name="T923" style:family="text">
      <style:text-properties officeooo:rsid="0539ba00"/>
    </style:style>
    <style:style style:name="T924" style:family="text">
      <style:text-properties officeooo:rsid="053a1c5e"/>
    </style:style>
    <style:style style:name="T925" style:family="text">
      <style:text-properties officeooo:rsid="0542f67e"/>
    </style:style>
    <style:style style:name="T926" style:family="text">
      <style:text-properties officeooo:rsid="0543fa72"/>
    </style:style>
    <style:style style:name="T927" style:family="text">
      <style:text-properties officeooo:rsid="05460781"/>
    </style:style>
    <style:style style:name="T928" style:family="text">
      <style:text-properties officeooo:rsid="054850e0"/>
    </style:style>
    <style:style style:name="T929" style:family="text">
      <style:text-properties officeooo:rsid="05491272"/>
    </style:style>
    <style:style style:name="T930" style:family="text">
      <style:text-properties officeooo:rsid="054b5639"/>
    </style:style>
    <style:style style:name="T931" style:family="text">
      <style:text-properties officeooo:rsid="054de402"/>
    </style:style>
    <style:style style:name="T932" style:family="text">
      <style:text-properties officeooo:rsid="054fd152"/>
    </style:style>
    <style:style style:name="T933" style:family="text">
      <style:text-properties officeooo:rsid="05568804"/>
    </style:style>
    <style:style style:name="T934" style:family="text">
      <style:text-properties officeooo:rsid="0566f2f8"/>
    </style:style>
    <style:style style:name="T935" style:family="text">
      <style:text-properties officeooo:rsid="05691bed"/>
    </style:style>
    <style:style style:name="T936" style:family="text">
      <style:text-properties officeooo:rsid="056a4409"/>
    </style:style>
    <style:style style:name="T937" style:family="text">
      <style:text-properties officeooo:rsid="056abe01"/>
    </style:style>
    <style:style style:name="T938" style:family="text">
      <style:text-properties officeooo:rsid="056c61b9"/>
    </style:style>
    <style:style style:name="T939" style:family="text">
      <style:text-properties officeooo:rsid="056d4ec9"/>
    </style:style>
    <style:style style:name="T940" style:family="text">
      <style:text-properties officeooo:rsid="0570cb84"/>
    </style:style>
    <style:style style:name="T941" style:family="text">
      <style:text-properties officeooo:rsid="05791625"/>
    </style:style>
    <style:style style:name="T942" style:family="text">
      <style:text-properties officeooo:rsid="057d5796"/>
    </style:style>
    <style:style style:name="T943" style:family="text">
      <style:text-properties officeooo:rsid="057f3a82"/>
    </style:style>
    <style:style style:name="T944" style:family="text">
      <style:text-properties officeooo:rsid="057fc85b"/>
    </style:style>
    <style:style style:name="T945" style:family="text">
      <style:text-properties officeooo:rsid="05809583"/>
    </style:style>
    <style:style style:name="T946" style:family="text">
      <style:text-properties officeooo:rsid="0581f27f"/>
    </style:style>
    <style:style style:name="T947" style:family="text">
      <style:text-properties officeooo:rsid="05826b81"/>
    </style:style>
    <style:style style:name="T948" style:family="text">
      <style:text-properties officeooo:rsid="0582fc6d"/>
    </style:style>
    <style:style style:name="T949" style:family="text">
      <style:text-properties officeooo:rsid="05876093"/>
    </style:style>
    <style:style style:name="T950" style:family="text">
      <style:text-properties officeooo:rsid="05899448"/>
    </style:style>
    <style:style style:name="T951" style:family="text">
      <style:text-properties officeooo:rsid="058b52f7"/>
    </style:style>
    <style:style style:name="T952" style:family="text">
      <style:text-properties officeooo:rsid="058c6a67"/>
    </style:style>
    <style:style style:name="T953" style:family="text">
      <style:text-properties officeooo:rsid="059089b1"/>
    </style:style>
    <style:style style:name="T954" style:family="text">
      <style:text-properties officeooo:rsid="05918a71"/>
    </style:style>
    <style:style style:name="T955" style:family="text">
      <style:text-properties officeooo:rsid="0591b603"/>
    </style:style>
    <style:style style:name="T956" style:family="text">
      <style:text-properties officeooo:rsid="0594e9a7"/>
    </style:style>
    <style:style style:name="T957" style:family="text">
      <style:text-properties officeooo:rsid="059707b1"/>
    </style:style>
    <style:style style:name="T958" style:family="text">
      <style:text-properties officeooo:rsid="059b3251"/>
    </style:style>
    <style:style style:name="T959" style:family="text">
      <style:text-properties officeooo:rsid="059c09c6"/>
    </style:style>
    <style:style style:name="T960" style:family="text">
      <style:text-properties officeooo:rsid="059cfd44"/>
    </style:style>
    <style:style style:name="T961" style:family="text">
      <style:text-properties officeooo:rsid="059ee297"/>
    </style:style>
    <style:style style:name="T962" style:family="text">
      <style:text-properties officeooo:rsid="059fa87a"/>
    </style:style>
    <style:style style:name="T963" style:family="text">
      <style:text-properties officeooo:rsid="05a0bbe8"/>
    </style:style>
    <style:style style:name="T964" style:family="text">
      <style:text-properties officeooo:rsid="05a160b8"/>
    </style:style>
    <style:style style:name="T965" style:family="text">
      <style:text-properties officeooo:rsid="05a232c7"/>
    </style:style>
    <style:style style:name="T966" style:family="text">
      <style:text-properties officeooo:rsid="05a3a7c5"/>
    </style:style>
    <style:style style:name="T967" style:family="text">
      <style:text-properties officeooo:rsid="05a449a5"/>
    </style:style>
    <style:style style:name="T968" style:family="text">
      <style:text-properties officeooo:rsid="05a6dd20"/>
    </style:style>
    <style:style style:name="T969" style:family="text">
      <style:text-properties officeooo:rsid="05a7b11e"/>
    </style:style>
    <style:style style:name="T970" style:family="text">
      <style:text-properties officeooo:rsid="05a849c2"/>
    </style:style>
    <style:style style:name="T971" style:family="text">
      <style:text-properties officeooo:rsid="05aa304b"/>
    </style:style>
    <style:style style:name="T972" style:family="text">
      <style:text-properties officeooo:rsid="05abe804"/>
    </style:style>
    <style:style style:name="T973" style:family="text">
      <style:text-properties officeooo:rsid="05b01267"/>
    </style:style>
    <style:style style:name="T974" style:family="text">
      <style:text-properties officeooo:rsid="05b149a0"/>
    </style:style>
    <style:style style:name="T975" style:family="text">
      <style:text-properties officeooo:rsid="05b32ca1"/>
    </style:style>
    <style:style style:name="T976" style:family="text">
      <style:text-properties officeooo:rsid="05b5cfa9"/>
    </style:style>
    <style:style style:name="T977" style:family="text">
      <style:text-properties officeooo:rsid="05b88995"/>
    </style:style>
    <style:style style:name="T978" style:family="text">
      <style:text-properties officeooo:rsid="05b9e9eb"/>
    </style:style>
    <style:style style:name="T979" style:family="text">
      <style:text-properties officeooo:rsid="05bb3b51"/>
    </style:style>
    <style:style style:name="T980" style:family="text">
      <style:text-properties officeooo:rsid="05be8869"/>
    </style:style>
    <style:style style:name="T981" style:family="text">
      <style:text-properties officeooo:rsid="05c19cf9"/>
    </style:style>
    <style:style style:name="T982" style:family="text">
      <style:text-properties officeooo:rsid="05c2c5e3"/>
    </style:style>
    <style:style style:name="T983" style:family="text">
      <style:text-properties officeooo:rsid="05c4c244"/>
    </style:style>
    <style:style style:name="T984" style:family="text">
      <style:text-properties officeooo:rsid="05c8762e"/>
    </style:style>
    <style:style style:name="T985" style:family="text">
      <style:text-properties officeooo:rsid="05ca20d0"/>
    </style:style>
    <style:style style:name="T986" style:family="text">
      <style:text-properties officeooo:rsid="05cf195c"/>
    </style:style>
    <style:style style:name="T987" style:family="text">
      <style:text-properties officeooo:rsid="05cf7aa4"/>
    </style:style>
    <style:style style:name="T988" style:family="text">
      <style:text-properties officeooo:rsid="05cfa92c"/>
    </style:style>
    <style:style style:name="T989" style:family="text">
      <style:text-properties officeooo:rsid="05d02faf"/>
    </style:style>
    <style:style style:name="T990" style:family="text">
      <style:text-properties officeooo:rsid="05d2b6e6"/>
    </style:style>
    <style:style style:name="T991" style:family="text">
      <style:text-properties officeooo:rsid="05d3ea2c"/>
    </style:style>
    <style:style style:name="T992" style:family="text">
      <style:text-properties officeooo:rsid="05d57293"/>
    </style:style>
    <style:style style:name="T993" style:family="text">
      <style:text-properties officeooo:rsid="05d62c4b"/>
    </style:style>
    <style:style style:name="T994" style:family="text">
      <style:text-properties officeooo:rsid="05d8983a"/>
    </style:style>
    <style:style style:name="T995" style:family="text">
      <style:text-properties officeooo:rsid="05d901f8"/>
    </style:style>
    <style:style style:name="T996" style:family="text">
      <style:text-properties officeooo:rsid="05d9ee68"/>
    </style:style>
    <style:style style:name="T997" style:family="text">
      <style:text-properties officeooo:rsid="05da4e64"/>
    </style:style>
    <style:style style:name="T998" style:family="text">
      <style:text-properties officeooo:rsid="05db1746"/>
    </style:style>
    <style:style style:name="T999" style:family="text">
      <style:text-properties officeooo:rsid="05dcc184"/>
    </style:style>
    <style:style style:name="T1000" style:family="text">
      <style:text-properties officeooo:rsid="05dd8ec7"/>
    </style:style>
    <style:style style:name="T1001" style:family="text">
      <style:text-properties officeooo:rsid="05e098e7"/>
    </style:style>
    <style:style style:name="T1002" style:family="text">
      <style:text-properties officeooo:rsid="05e267cb"/>
    </style:style>
    <style:style style:name="T1003" style:family="text">
      <style:text-properties officeooo:rsid="05e6c2b5"/>
    </style:style>
    <style:style style:name="T1004" style:family="text">
      <style:text-properties officeooo:rsid="05e897b6"/>
    </style:style>
    <style:style style:name="T1005" style:family="text">
      <style:text-properties officeooo:rsid="05e8bbd0"/>
    </style:style>
    <style:style style:name="T1006" style:family="text">
      <style:text-properties officeooo:rsid="05e9753f"/>
    </style:style>
    <style:style style:name="T1007" style:family="text">
      <style:text-properties officeooo:rsid="05ee9e8c"/>
    </style:style>
    <style:style style:name="T1008" style:family="text">
      <style:text-properties officeooo:rsid="05f19281"/>
    </style:style>
    <style:style style:name="T1009" style:family="text">
      <style:text-properties officeooo:rsid="05f501d0"/>
    </style:style>
    <style:style style:name="T1010" style:family="text">
      <style:text-properties officeooo:rsid="05f5a869"/>
    </style:style>
    <style:style style:name="T1011" style:family="text">
      <style:text-properties officeooo:rsid="05f8c007"/>
    </style:style>
    <style:style style:name="T1012" style:family="text">
      <style:text-properties officeooo:rsid="05faa310"/>
    </style:style>
    <style:style style:name="T1013" style:family="text">
      <style:text-properties officeooo:rsid="05facef2"/>
    </style:style>
    <style:style style:name="T1014" style:family="text">
      <style:text-properties officeooo:rsid="05fc6d56"/>
    </style:style>
    <style:style style:name="T1015" style:family="text">
      <style:text-properties officeooo:rsid="0606d60a"/>
    </style:style>
    <style:style style:name="T1016" style:family="text">
      <style:text-properties officeooo:rsid="060eb99f"/>
    </style:style>
    <style:style style:name="T1017" style:family="text">
      <style:text-properties officeooo:rsid="060f609f"/>
    </style:style>
    <style:style style:name="T1018" style:family="text">
      <style:text-properties officeooo:rsid="0610e274"/>
    </style:style>
    <style:style style:name="T1019" style:family="text">
      <style:text-properties officeooo:rsid="06139474"/>
    </style:style>
    <style:style style:name="T1020" style:family="text">
      <style:text-properties officeooo:rsid="06153c4b"/>
    </style:style>
    <style:style style:name="T1021" style:family="text">
      <style:text-properties officeooo:rsid="06182633"/>
    </style:style>
    <style:style style:name="T1022" style:family="text">
      <style:text-properties officeooo:rsid="061a4611"/>
    </style:style>
    <style:style style:name="T1023" style:family="text">
      <style:text-properties officeooo:rsid="061af0f0"/>
    </style:style>
    <style:style style:name="T1024" style:family="text">
      <style:text-properties officeooo:rsid="061dfa47"/>
    </style:style>
    <style:style style:name="T1025" style:family="text">
      <style:text-properties officeooo:rsid="0625ec19"/>
    </style:style>
    <style:style style:name="T1026" style:family="text">
      <style:text-properties officeooo:rsid="0631b0eb"/>
    </style:style>
    <style:style style:name="T1027" style:family="text">
      <style:text-properties officeooo:rsid="06331fae"/>
    </style:style>
    <style:style style:name="T1028" style:family="text">
      <style:text-properties officeooo:rsid="0633927f"/>
    </style:style>
    <style:style style:name="T1029" style:family="text">
      <style:text-properties officeooo:rsid="06344fca"/>
    </style:style>
    <style:style style:name="T1030" style:family="text">
      <style:text-properties officeooo:rsid="0634d208"/>
    </style:style>
    <style:style style:name="T1031" style:family="text">
      <style:text-properties officeooo:rsid="06362dd0"/>
    </style:style>
    <style:style style:name="T1032" style:family="text">
      <style:text-properties officeooo:rsid="063a882b"/>
    </style:style>
    <style:style style:name="T1033" style:family="text">
      <style:text-properties officeooo:rsid="063c6808"/>
    </style:style>
    <style:style style:name="T1034" style:family="text">
      <style:text-properties officeooo:rsid="063cd2a5"/>
    </style:style>
    <style:style style:name="T1035" style:family="text">
      <style:text-properties officeooo:rsid="063eb176"/>
    </style:style>
    <style:style style:name="T1036" style:family="text">
      <style:text-properties officeooo:rsid="063f37c4"/>
    </style:style>
    <style:style style:name="T1037" style:family="text">
      <style:text-properties officeooo:rsid="06412b5d"/>
    </style:style>
    <style:style style:name="T1038" style:family="text">
      <style:text-properties officeooo:rsid="0642789a"/>
    </style:style>
    <style:style style:name="T1039" style:family="text">
      <style:text-properties officeooo:rsid="06444a50"/>
    </style:style>
    <style:style style:name="T1040" style:family="text">
      <style:text-properties officeooo:rsid="064481e3"/>
    </style:style>
    <style:style style:name="T1041" style:family="text">
      <style:text-properties officeooo:rsid="0646c438"/>
    </style:style>
    <style:style style:name="T1042" style:family="text">
      <style:text-properties officeooo:rsid="0649d691"/>
    </style:style>
    <style:style style:name="T1043" style:family="text">
      <style:text-properties officeooo:rsid="064a8bf4"/>
    </style:style>
    <style:style style:name="T1044" style:family="text">
      <style:text-properties officeooo:rsid="064c16e6"/>
    </style:style>
    <style:style style:name="T1045" style:family="text">
      <style:text-properties officeooo:rsid="064cc817"/>
    </style:style>
    <style:style style:name="T1046" style:family="text">
      <style:text-properties officeooo:rsid="064e2279"/>
    </style:style>
    <style:style style:name="T1047" style:family="text">
      <style:text-properties officeooo:rsid="065080e9"/>
    </style:style>
    <style:style style:name="T1048" style:family="text">
      <style:text-properties officeooo:rsid="0651422b"/>
    </style:style>
    <style:style style:name="T1049" style:family="text">
      <style:text-properties officeooo:rsid="0651f9b1"/>
    </style:style>
    <style:style style:name="T1050" style:family="text">
      <style:text-properties officeooo:rsid="0653d8b7"/>
    </style:style>
    <style:style style:name="T1051" style:family="text">
      <style:text-properties officeooo:rsid="0654f3e3"/>
    </style:style>
    <style:style style:name="T1052" style:family="text">
      <style:text-properties officeooo:rsid="0658ca4d"/>
    </style:style>
    <style:style style:name="T1053" style:family="text">
      <style:text-properties officeooo:rsid="065b8432"/>
    </style:style>
    <style:style style:name="T1054" style:family="text">
      <style:text-properties officeooo:rsid="065d061b"/>
    </style:style>
    <style:style style:name="T1055" style:family="text">
      <style:text-properties officeooo:rsid="065dc93e"/>
    </style:style>
    <style:style style:name="T1056" style:family="text">
      <style:text-properties officeooo:rsid="065e75fa"/>
    </style:style>
    <style:style style:name="T1057" style:family="text">
      <style:text-properties officeooo:rsid="065fe5c3"/>
    </style:style>
    <style:style style:name="T1058" style:family="text">
      <style:text-properties officeooo:rsid="0660ae0a"/>
    </style:style>
    <style:style style:name="T1059" style:family="text">
      <style:text-properties officeooo:rsid="06620bfd"/>
    </style:style>
    <style:style style:name="T1060" style:family="text">
      <style:text-properties officeooo:rsid="06658ebf"/>
    </style:style>
    <style:style style:name="T1061" style:family="text">
      <style:text-properties officeooo:rsid="06680303"/>
    </style:style>
    <style:style style:name="T1062" style:family="text">
      <style:text-properties officeooo:rsid="06691086"/>
    </style:style>
    <style:style style:name="T1063" style:family="text">
      <style:text-properties officeooo:rsid="06694c6c"/>
    </style:style>
    <style:style style:name="T1064" style:family="text">
      <style:text-properties officeooo:rsid="066b4ce6"/>
    </style:style>
    <style:style style:name="T1065" style:family="text">
      <style:text-properties officeooo:rsid="066bb473"/>
    </style:style>
    <style:style style:name="T1066" style:family="text">
      <style:text-properties officeooo:rsid="066c8f1c"/>
    </style:style>
    <style:style style:name="T1067" style:family="text">
      <style:text-properties officeooo:rsid="067021b2"/>
    </style:style>
    <style:style style:name="T1068" style:family="text">
      <style:text-properties officeooo:rsid="0671d0c4"/>
    </style:style>
    <style:style style:name="T1069" style:family="text">
      <style:text-properties officeooo:rsid="0672b381"/>
    </style:style>
    <style:style style:name="T1070" style:family="text">
      <style:text-properties officeooo:rsid="067428b1"/>
    </style:style>
    <style:style style:name="T1071" style:family="text">
      <style:text-properties officeooo:rsid="06758fe6"/>
    </style:style>
    <style:style style:name="T1072" style:family="text">
      <style:text-properties officeooo:rsid="06767b9a"/>
    </style:style>
    <style:style style:name="T1073" style:family="text">
      <style:text-properties officeooo:rsid="0676c7ac"/>
    </style:style>
    <style:style style:name="T1074" style:family="text">
      <style:text-properties officeooo:rsid="06783a4f"/>
    </style:style>
    <style:style style:name="T1075" style:family="text">
      <style:text-properties officeooo:rsid="067a4c43"/>
    </style:style>
    <style:style style:name="T1076" style:family="text">
      <style:text-properties officeooo:rsid="067dee35"/>
    </style:style>
    <style:style style:name="T1077" style:family="text">
      <style:text-properties officeooo:rsid="0680e1c8"/>
    </style:style>
    <style:style style:name="T1078" style:family="text">
      <style:text-properties officeooo:rsid="06828882"/>
    </style:style>
    <style:style style:name="T1079" style:family="text">
      <style:text-properties officeooo:rsid="06836992"/>
    </style:style>
    <style:style style:name="T1080" style:family="text">
      <style:text-properties officeooo:rsid="06854622"/>
    </style:style>
    <style:style style:name="T1081" style:family="text">
      <style:text-properties officeooo:rsid="06890cd7"/>
    </style:style>
    <style:style style:name="T1082" style:family="text">
      <style:text-properties officeooo:rsid="0689c24a"/>
    </style:style>
    <style:style style:name="T1083" style:family="text">
      <style:text-properties officeooo:rsid="0691df1e"/>
    </style:style>
    <style:style style:name="T1084" style:family="text">
      <style:text-properties officeooo:rsid="069396b2"/>
    </style:style>
    <style:style style:name="T1085" style:family="text">
      <style:text-properties officeooo:rsid="0694836b"/>
    </style:style>
    <style:style style:name="T1086" style:family="text">
      <style:text-properties officeooo:rsid="06995610"/>
    </style:style>
    <style:style style:name="T1087" style:family="text">
      <style:text-properties officeooo:rsid="069e3d6b"/>
    </style:style>
    <style:style style:name="T1088" style:family="text">
      <style:text-properties officeooo:rsid="069f61a0"/>
    </style:style>
    <style:style style:name="T1089" style:family="text">
      <style:text-properties officeooo:rsid="06a0527e"/>
    </style:style>
    <style:style style:name="T1090" style:family="text">
      <style:text-properties officeooo:rsid="06a258a3"/>
    </style:style>
    <style:style style:name="T1091" style:family="text">
      <style:text-properties officeooo:rsid="06a96175"/>
    </style:style>
    <style:style style:name="T1092" style:family="text">
      <style:text-properties officeooo:rsid="06ba1fd4"/>
    </style:style>
    <style:style style:name="T1093" style:family="text">
      <style:text-properties officeooo:rsid="06bd77e3"/>
    </style:style>
    <style:style style:name="T1094" style:family="text">
      <style:text-properties officeooo:rsid="06bdd799"/>
    </style:style>
    <style:style style:name="T1095" style:family="text">
      <style:text-properties officeooo:rsid="06bf66de"/>
    </style:style>
    <style:style style:name="T1096" style:family="text">
      <style:text-properties officeooo:rsid="06c10c33"/>
    </style:style>
    <style:style style:name="T1097" style:family="text">
      <style:text-properties officeooo:rsid="06c11e61"/>
    </style:style>
    <style:style style:name="T1098" style:family="text">
      <style:text-properties officeooo:rsid="06c684b7"/>
    </style:style>
    <style:style style:name="T1099" style:family="text">
      <style:text-properties officeooo:rsid="06d03854"/>
    </style:style>
    <style:style style:name="T1100" style:family="text">
      <style:text-properties officeooo:rsid="06d0eae8"/>
    </style:style>
    <style:style style:name="T1101" style:family="text">
      <style:text-properties officeooo:rsid="06da6289"/>
    </style:style>
    <style:style style:name="T1102" style:family="text">
      <style:text-properties officeooo:rsid="06db2ee5"/>
    </style:style>
    <style:style style:name="T1103" style:family="text">
      <style:text-properties officeooo:rsid="06dc9dbb"/>
    </style:style>
    <style:style style:name="T1104" style:family="text">
      <style:text-properties officeooo:rsid="06df47b2"/>
    </style:style>
    <style:style style:name="T1105" style:family="text">
      <style:text-properties officeooo:rsid="06e110b4"/>
    </style:style>
    <style:style style:name="T1106" style:family="text">
      <style:text-properties officeooo:rsid="06e34929"/>
    </style:style>
    <style:style style:name="T1107" style:family="text">
      <style:text-properties officeooo:rsid="06e52eed"/>
    </style:style>
    <style:style style:name="T1108" style:family="text">
      <style:text-properties officeooo:rsid="06e7c087"/>
    </style:style>
    <style:style style:name="T1109" style:family="text">
      <style:text-properties officeooo:rsid="06f58d1d"/>
    </style:style>
    <style:style style:name="T1110" style:family="text">
      <style:text-properties officeooo:rsid="06f71ffa"/>
    </style:style>
    <style:style style:name="T1111" style:family="text">
      <style:text-properties officeooo:rsid="06f973fd"/>
    </style:style>
    <style:style style:name="T1112" style:family="text">
      <style:text-properties officeooo:rsid="06fd0540"/>
    </style:style>
    <style:style style:name="T1113" style:family="text">
      <style:text-properties officeooo:rsid="06fdfdb4"/>
    </style:style>
    <style:style style:name="T1114" style:family="text">
      <style:text-properties officeooo:rsid="06fff215"/>
    </style:style>
    <style:style style:name="T1115" style:family="text">
      <style:text-properties officeooo:rsid="070183d4"/>
    </style:style>
    <style:style style:name="T1116" style:family="text">
      <style:text-properties officeooo:rsid="07067009"/>
    </style:style>
    <style:style style:name="T1117" style:family="text">
      <style:text-properties officeooo:rsid="07081bed"/>
    </style:style>
    <style:style style:name="T1118" style:family="text">
      <style:text-properties officeooo:rsid="07132b55"/>
    </style:style>
    <style:style style:name="T1119" style:family="text">
      <style:text-properties officeooo:rsid="0717ff85"/>
    </style:style>
    <style:style style:name="T1120" style:family="text">
      <style:text-properties officeooo:rsid="07180088"/>
    </style:style>
    <style:style style:name="T1121" style:family="text">
      <style:text-properties officeooo:rsid="07199227"/>
    </style:style>
    <style:style style:name="T1122" style:family="text">
      <style:text-properties officeooo:rsid="0722455b"/>
    </style:style>
    <style:style style:name="T1123" style:family="text">
      <style:text-properties officeooo:rsid="0726167b"/>
    </style:style>
    <style:style style:name="T1124" style:family="text">
      <style:text-properties officeooo:rsid="07281481"/>
    </style:style>
    <style:style style:name="T1125" style:family="text">
      <style:text-properties officeooo:rsid="0728f17a"/>
    </style:style>
    <style:style style:name="T1126" style:family="text">
      <style:text-properties officeooo:rsid="0729b93d"/>
    </style:style>
    <style:style style:name="T1127" style:family="text">
      <style:text-properties officeooo:rsid="0729e820"/>
    </style:style>
    <style:style style:name="T1128" style:family="text">
      <style:text-properties officeooo:rsid="072ee4c1"/>
    </style:style>
    <style:style style:name="T1129" style:family="text">
      <style:text-properties officeooo:rsid="072ef033"/>
    </style:style>
    <style:style style:name="T1130" style:family="text">
      <style:text-properties officeooo:rsid="072fbb4c"/>
    </style:style>
    <style:style style:name="T1131" style:family="text">
      <style:text-properties officeooo:rsid="073c1447"/>
    </style:style>
    <style:style style:name="T1132" style:family="text">
      <style:text-properties officeooo:rsid="073c6afd"/>
    </style:style>
    <style:style style:name="T1133" style:family="text">
      <style:text-properties officeooo:rsid="074258a0"/>
    </style:style>
    <style:style style:name="T1134" style:family="text">
      <style:text-properties officeooo:rsid="074343dd"/>
    </style:style>
    <style:style style:name="T1135" style:family="text">
      <style:text-properties officeooo:rsid="07474c55"/>
    </style:style>
    <style:style style:name="T1136" style:family="text">
      <style:text-properties officeooo:rsid="074a5010"/>
    </style:style>
    <style:style style:name="T1137" style:family="text">
      <style:text-properties officeooo:rsid="075171b5"/>
    </style:style>
    <style:style style:name="T1138" style:family="text">
      <style:text-properties officeooo:rsid="07532103"/>
    </style:style>
    <style:style style:name="T1139" style:family="text">
      <style:text-properties officeooo:rsid="07546c4d"/>
    </style:style>
    <style:style style:name="T1140" style:family="text">
      <style:text-properties officeooo:rsid="0756081f"/>
    </style:style>
    <style:style style:name="T1141" style:family="text">
      <style:text-properties officeooo:rsid="075882e6"/>
    </style:style>
    <style:style style:name="T1142" style:family="text">
      <style:text-properties officeooo:rsid="0759b93f"/>
    </style:style>
    <style:style style:name="T1143" style:family="text">
      <style:text-properties officeooo:rsid="075c7b29"/>
    </style:style>
    <style:style style:name="T1144" style:family="text">
      <style:text-properties officeooo:rsid="0766add7"/>
    </style:style>
    <style:style style:name="T1145" style:family="text">
      <style:text-properties officeooo:rsid="07684307"/>
    </style:style>
    <style:style style:name="T1146" style:family="text">
      <style:text-properties officeooo:rsid="076b0f62"/>
    </style:style>
    <style:style style:name="T1147" style:family="text">
      <style:text-properties officeooo:rsid="076d00c2"/>
    </style:style>
    <style:style style:name="T1148" style:family="text">
      <style:text-properties officeooo:rsid="076f3bc8"/>
    </style:style>
    <style:style style:name="T1149" style:family="text">
      <style:text-properties officeooo:rsid="0773eb74"/>
    </style:style>
    <style:style style:name="T1150" style:family="text">
      <style:text-properties officeooo:rsid="0778284e"/>
    </style:style>
    <style:style style:name="T1151" style:family="text">
      <style:text-properties officeooo:rsid="07789267"/>
    </style:style>
    <style:style style:name="T1152" style:family="text">
      <style:text-properties officeooo:rsid="07793558"/>
    </style:style>
    <style:style style:name="T1153" style:family="text">
      <style:text-properties officeooo:rsid="077adcb6"/>
    </style:style>
    <style:style style:name="T1154" style:family="text">
      <style:text-properties officeooo:rsid="077c70d2"/>
    </style:style>
    <style:style style:name="T1155" style:family="text">
      <style:text-properties officeooo:rsid="077c939c"/>
    </style:style>
    <style:style style:name="T1156" style:family="text">
      <style:text-properties officeooo:rsid="07800190"/>
    </style:style>
    <style:style style:name="T1157" style:family="text">
      <style:text-properties officeooo:rsid="0781a036"/>
    </style:style>
    <style:style style:name="T1158" style:family="text">
      <style:text-properties officeooo:rsid="0798c13d"/>
    </style:style>
    <style:style style:name="T1159" style:family="text">
      <style:text-properties officeooo:rsid="079a128e"/>
    </style:style>
    <style:style style:name="T1160" style:family="text">
      <style:text-properties officeooo:rsid="079dd7dd"/>
    </style:style>
    <style:style style:name="T1161" style:family="text">
      <style:text-properties officeooo:rsid="079f259a"/>
    </style:style>
    <style:style style:name="T1162" style:family="text">
      <style:text-properties officeooo:rsid="07a03eee"/>
    </style:style>
    <style:style style:name="T1163" style:family="text">
      <style:text-properties officeooo:rsid="07a12753"/>
    </style:style>
    <style:style style:name="T1164" style:family="text">
      <style:text-properties officeooo:rsid="07a52185"/>
    </style:style>
    <style:style style:name="T1165" style:family="text">
      <style:text-properties officeooo:rsid="07a5974a"/>
    </style:style>
    <style:style style:name="T1166" style:family="text">
      <style:text-properties officeooo:rsid="07a77d70"/>
    </style:style>
    <style:style style:name="T1167" style:family="text">
      <style:text-properties officeooo:rsid="07a8e028"/>
    </style:style>
    <style:style style:name="T1168" style:family="text">
      <style:text-properties officeooo:rsid="07a97c45"/>
    </style:style>
    <style:style style:name="T1169" style:family="text">
      <style:text-properties officeooo:rsid="07b2fb47"/>
    </style:style>
    <style:style style:name="T1170" style:family="text">
      <style:text-properties officeooo:rsid="07c36ed1"/>
    </style:style>
    <style:style style:name="T1171" style:family="text">
      <style:text-properties officeooo:rsid="07c3a378"/>
    </style:style>
    <style:style style:name="T1172" style:family="text">
      <style:text-properties officeooo:rsid="07c55a93"/>
    </style:style>
    <style:style style:name="T1173" style:family="text">
      <style:text-properties officeooo:rsid="07c8c907"/>
    </style:style>
    <style:style style:name="T1174" style:family="text">
      <style:text-properties officeooo:rsid="07ebe7d0"/>
    </style:style>
    <style:style style:name="T1175" style:family="text">
      <style:text-properties officeooo:rsid="07ee75c4"/>
    </style:style>
    <style:style style:name="T1176" style:family="text">
      <style:text-properties officeooo:rsid="07f002f0"/>
    </style:style>
    <style:style style:name="T1177" style:family="text">
      <style:text-properties officeooo:rsid="07f0bada"/>
    </style:style>
    <style:style style:name="T1178" style:family="text">
      <style:text-properties officeooo:rsid="07f0c802"/>
    </style:style>
    <style:style style:name="T1179" style:family="text">
      <style:text-properties officeooo:rsid="07f351ca"/>
    </style:style>
    <style:style style:name="T1180" style:family="text">
      <style:text-properties officeooo:rsid="07f3ca8b"/>
    </style:style>
    <style:style style:name="T1181" style:family="text">
      <style:text-properties officeooo:rsid="07f4643f"/>
    </style:style>
    <style:style style:name="T1182" style:family="text">
      <style:text-properties officeooo:rsid="07f51d70"/>
    </style:style>
    <style:style style:name="T1183" style:family="text">
      <style:text-properties officeooo:rsid="07f6f93b"/>
    </style:style>
    <style:style style:name="T1184" style:family="text">
      <style:text-properties officeooo:rsid="07f719ba"/>
    </style:style>
    <style:style style:name="T1185" style:family="text">
      <style:text-properties officeooo:rsid="07f9950a"/>
    </style:style>
    <style:style style:name="T1186" style:family="text">
      <style:text-properties officeooo:rsid="07fa4ac6"/>
    </style:style>
    <style:style style:name="T1187" style:family="text">
      <style:text-properties officeooo:rsid="07faa7ff"/>
    </style:style>
    <style:style style:name="T1188" style:family="text">
      <style:text-properties officeooo:rsid="07c1bace"/>
    </style:style>
    <style:style style:name="T1189" style:family="text">
      <style:text-properties officeooo:rsid="07fcf42d"/>
    </style:style>
    <style:style style:name="T1190" style:family="text">
      <style:text-properties officeooo:rsid="07feec8c"/>
    </style:style>
    <style:style style:name="T1191" style:family="text">
      <style:text-properties officeooo:rsid="08003bb9"/>
    </style:style>
    <style:style style:name="T1192" style:family="text">
      <style:text-properties officeooo:rsid="080395e3"/>
    </style:style>
    <style:style style:name="T1193" style:family="text">
      <style:text-properties officeooo:rsid="08047221"/>
    </style:style>
    <style:style style:name="T1194" style:family="text">
      <style:text-properties officeooo:rsid="08048c0c"/>
    </style:style>
    <style:style style:name="T1195" style:family="text">
      <style:text-properties officeooo:rsid="08053f01"/>
    </style:style>
    <style:style style:name="T1196" style:family="text">
      <style:text-properties officeooo:rsid="0805cedc"/>
    </style:style>
    <style:style style:name="T1197" style:family="text">
      <style:text-properties officeooo:rsid="080659f3"/>
    </style:style>
    <style:style style:name="T1198" style:family="text">
      <style:text-properties officeooo:rsid="0807e577"/>
    </style:style>
    <style:style style:name="T1199" style:family="text">
      <style:text-properties officeooo:rsid="0809dffb"/>
    </style:style>
    <style:style style:name="T1200" style:family="text">
      <style:text-properties officeooo:rsid="080b9865"/>
    </style:style>
    <style:style style:name="T1201" style:family="text">
      <style:text-properties officeooo:rsid="080bfd5c"/>
    </style:style>
    <style:style style:name="T1202" style:family="text">
      <style:text-properties officeooo:rsid="080daf62"/>
    </style:style>
    <style:style style:name="T1203" style:family="text">
      <style:text-properties officeooo:rsid="080e19ae"/>
    </style:style>
    <style:style style:name="T1204" style:family="text">
      <style:text-properties officeooo:rsid="081108ef"/>
    </style:style>
    <style:style style:name="T1205" style:family="text">
      <style:text-properties officeooo:rsid="08124754"/>
    </style:style>
    <style:style style:name="T1206" style:family="text">
      <style:text-properties officeooo:rsid="08137e06"/>
    </style:style>
    <style:style style:name="T1207" style:family="text">
      <style:text-properties officeooo:rsid="081512ce"/>
    </style:style>
    <style:style style:name="T1208" style:family="text">
      <style:text-properties officeooo:rsid="0815a608"/>
    </style:style>
    <style:style style:name="T1209" style:family="text">
      <style:text-properties officeooo:rsid="0816dab6"/>
    </style:style>
    <style:style style:name="T1210" style:family="text">
      <style:text-properties officeooo:rsid="08181098"/>
    </style:style>
    <style:style style:name="T1211" style:family="text">
      <style:text-properties officeooo:rsid="0819c81d"/>
    </style:style>
    <style:style style:name="T1212" style:family="text">
      <style:text-properties officeooo:rsid="081bda91"/>
    </style:style>
    <style:style style:name="T1213" style:family="text">
      <style:text-properties officeooo:rsid="082621b3"/>
    </style:style>
    <style:style style:name="T1214" style:family="text">
      <style:text-properties officeooo:rsid="08280a08"/>
    </style:style>
    <style:style style:name="T1215" style:family="text">
      <style:text-properties officeooo:rsid="0829efd5"/>
    </style:style>
    <style:style style:name="T1216" style:family="text">
      <style:text-properties officeooo:rsid="082a524a"/>
    </style:style>
    <style:style style:name="T1217" style:family="text">
      <style:text-properties officeooo:rsid="082ab531"/>
    </style:style>
    <style:style style:name="T1218" style:family="text">
      <style:text-properties officeooo:rsid="0832370a"/>
    </style:style>
    <style:style style:name="T1219" style:family="text">
      <style:text-properties officeooo:rsid="08332bd9"/>
    </style:style>
    <style:style style:name="T1220" style:family="text">
      <style:text-properties officeooo:rsid="08345e45"/>
    </style:style>
    <style:style style:name="T1221" style:family="text">
      <style:text-properties officeooo:rsid="0834e8d8"/>
    </style:style>
    <style:style style:name="T1222" style:family="text">
      <style:text-properties officeooo:rsid="083568bb"/>
    </style:style>
    <style:style style:name="T1223" style:family="text">
      <style:text-properties officeooo:rsid="08369d75"/>
    </style:style>
    <style:style style:name="T1224" style:family="text">
      <style:text-properties officeooo:rsid="0839e4ef"/>
    </style:style>
    <style:style style:name="T1225" style:family="text">
      <style:text-properties officeooo:rsid="0839f4ca"/>
    </style:style>
    <style:style style:name="T1226" style:family="text">
      <style:text-properties officeooo:rsid="083a7406"/>
    </style:style>
    <style:style style:name="T1227" style:family="text">
      <style:text-properties officeooo:rsid="083be16e"/>
    </style:style>
    <style:style style:name="T1228" style:family="text">
      <style:text-properties officeooo:rsid="083c302f"/>
    </style:style>
    <style:style style:name="T1229" style:family="text">
      <style:text-properties officeooo:rsid="083f244e"/>
    </style:style>
    <style:style style:name="T1230" style:family="text">
      <style:text-properties officeooo:rsid="083f2a7c"/>
    </style:style>
    <style:style style:name="T1231" style:family="text">
      <style:text-properties officeooo:rsid="0841c78f"/>
    </style:style>
    <style:style style:name="T1232" style:family="text">
      <style:text-properties officeooo:rsid="08436f83"/>
    </style:style>
    <style:style style:name="T1233" style:family="text">
      <style:text-properties officeooo:rsid="08451201"/>
    </style:style>
    <style:style style:name="T1234" style:family="text">
      <style:text-properties officeooo:rsid="0846e770"/>
    </style:style>
    <style:style style:name="T1235" style:family="text">
      <style:text-properties officeooo:rsid="08489087"/>
    </style:style>
    <style:style style:name="T1236" style:family="text">
      <style:text-properties officeooo:rsid="08499a18"/>
    </style:style>
    <style:style style:name="T1237" style:family="text">
      <style:text-properties officeooo:rsid="0849bd9d"/>
    </style:style>
    <style:style style:name="T1238" style:family="text">
      <style:text-properties officeooo:rsid="084b8034"/>
    </style:style>
    <style:style style:name="T1239" style:family="text">
      <style:text-properties officeooo:rsid="084c7c5e"/>
    </style:style>
    <style:style style:name="T1240" style:family="text">
      <style:text-properties officeooo:rsid="084cb4c6"/>
    </style:style>
    <style:style style:name="T1241" style:family="text">
      <style:text-properties officeooo:rsid="084e7679"/>
    </style:style>
    <style:style style:name="T1242" style:family="text">
      <style:text-properties officeooo:rsid="084edfe5"/>
    </style:style>
    <style:style style:name="T1243" style:family="text">
      <style:text-properties officeooo:rsid="08505424"/>
    </style:style>
    <style:style style:name="T1244" style:family="text">
      <style:text-properties officeooo:rsid="0850c5c0"/>
    </style:style>
    <style:style style:name="T1245" style:family="text">
      <style:text-properties officeooo:rsid="0851a108"/>
    </style:style>
    <style:style style:name="T1246" style:family="text">
      <style:text-properties officeooo:rsid="08536f62"/>
    </style:style>
    <style:style style:name="T1247" style:family="text">
      <style:text-properties officeooo:rsid="0854a2c8"/>
    </style:style>
    <style:style style:name="T1248" style:family="text">
      <style:text-properties officeooo:rsid="0855abe8"/>
    </style:style>
    <style:style style:name="T1249" style:family="text">
      <style:text-properties officeooo:rsid="0856b61f"/>
    </style:style>
    <style:style style:name="T1250" style:family="text">
      <style:text-properties officeooo:rsid="085bfedd"/>
    </style:style>
    <style:style style:name="T1251" style:family="text">
      <style:text-properties officeooo:rsid="085f557f"/>
    </style:style>
    <style:style style:name="T1252" style:family="text">
      <style:text-properties officeooo:rsid="0860f654"/>
    </style:style>
    <style:style style:name="T1253" style:family="text">
      <style:text-properties officeooo:rsid="0861f8d9"/>
    </style:style>
    <style:style style:name="T1254" style:family="text">
      <style:text-properties officeooo:rsid="0863a264"/>
    </style:style>
    <style:style style:name="T1255" style:family="text">
      <style:text-properties officeooo:rsid="0863c12e"/>
    </style:style>
    <style:style style:name="T1256" style:family="text">
      <style:text-properties officeooo:rsid="086a7c84"/>
    </style:style>
    <style:style style:name="T1257" style:family="text">
      <style:text-properties officeooo:rsid="086c6cc5"/>
    </style:style>
    <style:style style:name="T1258" style:family="text">
      <style:text-properties officeooo:rsid="086d5d36"/>
    </style:style>
    <style:style style:name="T1259" style:family="text">
      <style:text-properties officeooo:rsid="086f5622"/>
    </style:style>
    <style:style style:name="T1260" style:family="text">
      <style:text-properties officeooo:rsid="08717689"/>
    </style:style>
    <style:style style:name="T1261" style:family="text">
      <style:text-properties officeooo:rsid="0872bc6d"/>
    </style:style>
    <style:style style:name="T1262" style:family="text">
      <style:text-properties officeooo:rsid="0872bfd5"/>
    </style:style>
    <style:style style:name="T1263" style:family="text">
      <style:text-properties officeooo:rsid="087361f2"/>
    </style:style>
    <style:style style:name="T1264" style:family="text">
      <style:text-properties officeooo:rsid="0875119c"/>
    </style:style>
    <style:style style:name="T1265" style:family="text">
      <style:text-properties officeooo:rsid="08751a1d"/>
    </style:style>
    <style:style style:name="T1266" style:family="text">
      <style:text-properties officeooo:rsid="08770c75"/>
    </style:style>
    <style:style style:name="T1267" style:family="text">
      <style:text-properties officeooo:rsid="0878f673"/>
    </style:style>
    <style:style style:name="T1268" style:family="text">
      <style:text-properties officeooo:rsid="087932d0"/>
    </style:style>
    <style:style style:name="T1269" style:family="text">
      <style:text-properties officeooo:rsid="0879bdcc"/>
    </style:style>
    <style:style style:name="T1270" style:family="text">
      <style:text-properties officeooo:rsid="087bcdcc"/>
    </style:style>
    <style:style style:name="T1271" style:family="text">
      <style:text-properties officeooo:rsid="087cb970"/>
    </style:style>
    <style:style style:name="T1272" style:family="text">
      <style:text-properties officeooo:rsid="087d6b28"/>
    </style:style>
    <style:style style:name="T1273" style:family="text">
      <style:text-properties officeooo:rsid="087ede77"/>
    </style:style>
    <style:style style:name="T1274" style:family="text">
      <style:text-properties officeooo:rsid="087f4cf9"/>
    </style:style>
    <style:style style:name="T1275" style:family="text">
      <style:text-properties officeooo:rsid="08800c1b"/>
    </style:style>
    <style:style style:name="T1276" style:family="text">
      <style:text-properties officeooo:rsid="08813873"/>
    </style:style>
    <style:style style:name="T1277" style:family="text">
      <style:text-properties officeooo:rsid="0881e8ba"/>
    </style:style>
    <style:style style:name="T1278" style:family="text">
      <style:text-properties officeooo:rsid="088262eb"/>
    </style:style>
    <style:style style:name="T1279" style:family="text">
      <style:text-properties officeooo:rsid="08850877"/>
    </style:style>
    <style:style style:name="T1280" style:family="text">
      <style:text-properties officeooo:rsid="08862029"/>
    </style:style>
    <style:style style:name="T1281" style:family="text">
      <style:text-properties officeooo:rsid="0886310a"/>
    </style:style>
    <style:style style:name="T1282" style:family="text">
      <style:text-properties officeooo:rsid="08876330"/>
    </style:style>
    <style:style style:name="T1283" style:family="text">
      <style:text-properties officeooo:rsid="08888648"/>
    </style:style>
    <style:style style:name="T1284" style:family="text">
      <style:text-properties officeooo:rsid="0889cb2d"/>
    </style:style>
    <style:style style:name="T1285" style:family="text">
      <style:text-properties officeooo:rsid="088b5684"/>
    </style:style>
    <style:style style:name="T1286" style:family="text">
      <style:text-properties officeooo:rsid="088d3db0"/>
    </style:style>
    <style:style style:name="T1287" style:family="text">
      <style:text-properties officeooo:rsid="088df649"/>
    </style:style>
    <style:style style:name="T1288" style:family="text">
      <style:text-properties officeooo:rsid="0890e927"/>
    </style:style>
    <style:style style:name="T1289" style:family="text">
      <style:text-properties officeooo:rsid="0892496a"/>
    </style:style>
    <style:style style:name="T1290" style:family="text">
      <style:text-properties officeooo:rsid="0892978a"/>
    </style:style>
    <style:style style:name="T1291" style:family="text">
      <style:text-properties officeooo:rsid="08934f1a"/>
    </style:style>
    <style:style style:name="T1292" style:family="text">
      <style:text-properties officeooo:rsid="08942262"/>
    </style:style>
    <style:style style:name="T1293" style:family="text">
      <style:text-properties officeooo:rsid="089434dd"/>
    </style:style>
    <style:style style:name="T1294" style:family="text">
      <style:text-properties officeooo:rsid="08962683"/>
    </style:style>
    <style:style style:name="T1295" style:family="text">
      <style:text-properties officeooo:rsid="089811ef"/>
    </style:style>
    <style:style style:name="T1296" style:family="text">
      <style:text-properties officeooo:rsid="089a07cf"/>
    </style:style>
    <style:style style:name="T1297" style:family="text">
      <style:text-properties officeooo:rsid="089bf9c1"/>
    </style:style>
    <style:style style:name="T1298" style:family="text">
      <style:text-properties officeooo:rsid="089d0f17"/>
    </style:style>
    <style:style style:name="T1299" style:family="text">
      <style:text-properties officeooo:rsid="089e0d65"/>
    </style:style>
    <style:style style:name="T1300" style:family="text">
      <style:text-properties officeooo:rsid="08a2368f"/>
    </style:style>
    <style:style style:name="T1301" style:family="text">
      <style:text-properties officeooo:rsid="08a34337"/>
    </style:style>
    <style:style style:name="T1302" style:family="text">
      <style:text-properties officeooo:rsid="08a6dcd1"/>
    </style:style>
    <style:style style:name="T1303" style:family="text">
      <style:text-properties officeooo:rsid="08aabb80"/>
    </style:style>
    <style:style style:name="T1304" style:family="text">
      <style:text-properties officeooo:rsid="08adecba"/>
    </style:style>
    <style:style style:name="T1305" style:family="text">
      <style:text-properties officeooo:rsid="08afcbe1"/>
    </style:style>
    <style:style style:name="T1306" style:family="text">
      <style:text-properties officeooo:rsid="08b0bc1a"/>
    </style:style>
    <style:style style:name="T1307" style:family="text">
      <style:text-properties officeooo:rsid="08b37084"/>
    </style:style>
    <style:style style:name="T1308" style:family="text">
      <style:text-properties officeooo:rsid="08b3a1ad"/>
    </style:style>
    <style:style style:name="T1309" style:family="text">
      <style:text-properties officeooo:rsid="08bd3b5c"/>
    </style:style>
    <style:style style:name="T1310" style:family="text">
      <style:text-properties officeooo:rsid="08bedbbe"/>
    </style:style>
    <style:style style:name="T1311" style:family="text">
      <style:text-properties officeooo:rsid="08c3bb8c"/>
    </style:style>
    <style:style style:name="T1312" style:family="text">
      <style:text-properties officeooo:rsid="08dabf59"/>
    </style:style>
    <style:style style:name="T1313" style:family="text">
      <style:text-properties officeooo:rsid="08dc2e24"/>
    </style:style>
    <style:style style:name="T1314" style:family="text">
      <style:text-properties officeooo:rsid="08de00bf"/>
    </style:style>
    <style:style style:name="T1315" style:family="text">
      <style:text-properties officeooo:rsid="08dfdd59"/>
    </style:style>
    <style:style style:name="T1316" style:family="text">
      <style:text-properties officeooo:rsid="08e0812a"/>
    </style:style>
    <style:style style:name="T1317" style:family="text">
      <style:text-properties officeooo:rsid="08e1a535"/>
    </style:style>
    <style:style style:name="T1318" style:family="text">
      <style:text-properties officeooo:rsid="08e398cc"/>
    </style:style>
    <style:style style:name="T1319" style:family="text">
      <style:text-properties officeooo:rsid="08e47cfa"/>
    </style:style>
    <style:style style:name="T1320" style:family="text">
      <style:text-properties officeooo:rsid="08e5b751"/>
    </style:style>
    <style:style style:name="T1321" style:family="text">
      <style:text-properties officeooo:rsid="08e79968"/>
    </style:style>
    <style:style style:name="T1322" style:family="text">
      <style:text-properties officeooo:rsid="08e847be"/>
    </style:style>
    <style:style style:name="T1323" style:family="text">
      <style:text-properties officeooo:rsid="08e9e1c2"/>
    </style:style>
    <style:style style:name="T1324" style:family="text">
      <style:text-properties officeooo:rsid="08eb0e5e"/>
    </style:style>
    <style:style style:name="T1325" style:family="text">
      <style:text-properties officeooo:rsid="08ec1364"/>
    </style:style>
    <style:style style:name="T1326" style:family="text">
      <style:text-properties officeooo:rsid="08ed5a32"/>
    </style:style>
    <style:style style:name="T1327" style:family="text">
      <style:text-properties officeooo:rsid="08eed9f9"/>
    </style:style>
    <style:style style:name="T1328" style:family="text">
      <style:text-properties officeooo:rsid="08f1098d"/>
    </style:style>
    <style:style style:name="T1329" style:family="text">
      <style:text-properties officeooo:rsid="08f3078e"/>
    </style:style>
    <style:style style:name="T1330" style:family="text">
      <style:text-properties officeooo:rsid="08f38448"/>
    </style:style>
    <style:style style:name="T1331" style:family="text">
      <style:text-properties officeooo:rsid="08f4a09e"/>
    </style:style>
    <style:style style:name="T1332" style:family="text">
      <style:text-properties officeooo:rsid="08f55e9e"/>
    </style:style>
    <style:style style:name="T1333" style:family="text">
      <style:text-properties officeooo:rsid="08f74322"/>
    </style:style>
    <style:style style:name="T1334" style:family="text">
      <style:text-properties officeooo:rsid="08f8f864"/>
    </style:style>
    <style:style style:name="T1335" style:family="text">
      <style:text-properties officeooo:rsid="08fada3c"/>
    </style:style>
    <style:style style:name="T1336" style:family="text">
      <style:text-properties officeooo:rsid="08fafa76"/>
    </style:style>
    <style:style style:name="T1337" style:family="text">
      <style:text-properties officeooo:rsid="08fc39f7"/>
    </style:style>
    <style:style style:name="T1338" style:family="text">
      <style:text-properties officeooo:rsid="08fd04c2"/>
    </style:style>
    <style:style style:name="T1339" style:family="text">
      <style:text-properties officeooo:rsid="08fe1fd6"/>
    </style:style>
    <style:style style:name="T1340" style:family="text">
      <style:text-properties officeooo:rsid="08fe3d06"/>
    </style:style>
    <style:style style:name="T1341" style:family="text">
      <style:text-properties officeooo:rsid="0908a930"/>
    </style:style>
    <style:style style:name="T1342" style:family="text">
      <style:text-properties officeooo:rsid="090afd9c"/>
    </style:style>
    <style:style style:name="T1343" style:family="text">
      <style:text-properties officeooo:rsid="09118760"/>
    </style:style>
    <style:style style:name="T1344" style:family="text">
      <style:text-properties officeooo:rsid="091b6680"/>
    </style:style>
    <style:style style:name="T1345" style:family="text">
      <style:text-properties officeooo:rsid="091d49cc"/>
    </style:style>
    <style:style style:name="T1346" style:family="text">
      <style:text-properties officeooo:rsid="091ed8b5"/>
    </style:style>
    <style:style style:name="T1347" style:family="text">
      <style:text-properties officeooo:rsid="0925b7ed"/>
    </style:style>
    <style:style style:name="T1348" style:family="text">
      <style:text-properties officeooo:rsid="092635f0"/>
    </style:style>
    <style:style style:name="T1349" style:family="text">
      <style:text-properties officeooo:rsid="0929086c"/>
    </style:style>
    <style:style style:name="T1350" style:family="text">
      <style:text-properties officeooo:rsid="0929f98a"/>
    </style:style>
    <style:style style:name="T1351" style:family="text">
      <style:text-properties officeooo:rsid="092be02f"/>
    </style:style>
    <style:style style:name="T1352" style:family="text">
      <style:text-properties officeooo:rsid="093574e0"/>
    </style:style>
    <style:style style:name="T1353" style:family="text">
      <style:text-properties officeooo:rsid="09357fee"/>
    </style:style>
    <style:style style:name="T1354" style:family="text">
      <style:text-properties officeooo:rsid="093d3e70"/>
    </style:style>
    <style:style style:name="T1355" style:family="text">
      <style:text-properties officeooo:rsid="093fbfbe"/>
    </style:style>
    <style:style style:name="T1356" style:family="text">
      <style:text-properties officeooo:rsid="09464b19"/>
    </style:style>
    <style:style style:name="T1357" style:family="text">
      <style:text-properties officeooo:rsid="094af1ac"/>
    </style:style>
    <style:style style:name="T1358" style:family="text">
      <style:text-properties officeooo:rsid="094c2dee"/>
    </style:style>
    <style:style style:name="T1359" style:family="text">
      <style:text-properties officeooo:rsid="094db6cb"/>
    </style:style>
    <style:style style:name="T1360" style:family="text">
      <style:text-properties officeooo:rsid="094e2e93"/>
    </style:style>
    <style:style style:name="T1361" style:family="text">
      <style:text-properties officeooo:rsid="094ff876"/>
    </style:style>
    <style:style style:name="T1362" style:family="text">
      <style:text-properties officeooo:rsid="095067f8"/>
    </style:style>
    <style:style style:name="T1363" style:family="text">
      <style:text-properties officeooo:rsid="09513927"/>
    </style:style>
    <style:style style:name="T1364" style:family="text">
      <style:text-properties officeooo:rsid="0951fe97"/>
    </style:style>
    <style:style style:name="T1365" style:family="text">
      <style:text-properties officeooo:rsid="09537d0a"/>
    </style:style>
    <style:style style:name="T1366" style:family="text">
      <style:text-properties officeooo:rsid="0953ff01"/>
    </style:style>
    <style:style style:name="T1367" style:family="text">
      <style:text-properties officeooo:rsid="09586d8f"/>
    </style:style>
    <style:style style:name="T1368" style:family="text">
      <style:text-properties officeooo:rsid="0958e17b"/>
    </style:style>
    <style:style style:name="T1369" style:family="text">
      <style:text-properties officeooo:rsid="09590aab"/>
    </style:style>
    <style:style style:name="T1370" style:family="text">
      <style:text-properties officeooo:rsid="095cdd9f"/>
    </style:style>
    <style:style style:name="T1371" style:family="text">
      <style:text-properties officeooo:rsid="095e5b2f"/>
    </style:style>
    <style:style style:name="T1372" style:family="text">
      <style:text-properties officeooo:rsid="095e7d5e"/>
    </style:style>
    <style:style style:name="T1373" style:family="text">
      <style:text-properties officeooo:rsid="095ef9a5"/>
    </style:style>
    <style:style style:name="T1374" style:family="text">
      <style:text-properties officeooo:rsid="0868eafa"/>
    </style:style>
    <style:style style:name="T1375" style:family="text">
      <style:text-properties officeooo:rsid="096205bf"/>
    </style:style>
    <style:style style:name="T1376" style:family="text">
      <style:text-properties officeooo:rsid="0963290e"/>
    </style:style>
    <style:style style:name="T1377" style:family="text">
      <style:text-properties officeooo:rsid="096475b1"/>
    </style:style>
    <style:style style:name="T1378" style:family="text">
      <style:text-properties officeooo:rsid="0965562c"/>
    </style:style>
    <style:style style:name="T1379" style:family="text">
      <style:text-properties officeooo:rsid="09670638"/>
    </style:style>
    <style:style style:name="T1380" style:family="text">
      <style:text-properties officeooo:rsid="09681cda"/>
    </style:style>
    <style:style style:name="T1381" style:family="text">
      <style:text-properties officeooo:rsid="0969a525"/>
    </style:style>
    <style:style style:name="T1382" style:family="text">
      <style:text-properties officeooo:rsid="096a2be3"/>
    </style:style>
    <style:style style:name="T1383" style:family="text">
      <style:text-properties officeooo:rsid="096bcb94"/>
    </style:style>
    <style:style style:name="T1384" style:family="text">
      <style:text-properties officeooo:rsid="096c0d2a"/>
    </style:style>
    <style:style style:name="T1385" style:family="text">
      <style:text-properties officeooo:rsid="096dfcc8"/>
    </style:style>
    <style:style style:name="T1386" style:family="text">
      <style:text-properties officeooo:rsid="096fb101"/>
    </style:style>
    <style:style style:name="T1387" style:family="text">
      <style:text-properties officeooo:rsid="09711327"/>
    </style:style>
    <style:style style:name="T1388" style:family="text">
      <style:text-properties officeooo:rsid="0971cd14"/>
    </style:style>
    <style:style style:name="T1389" style:family="text">
      <style:text-properties officeooo:rsid="09736cdd"/>
    </style:style>
    <style:style style:name="T1390" style:family="text">
      <style:text-properties officeooo:rsid="0973a307"/>
    </style:style>
    <style:style style:name="T1391" style:family="text">
      <style:text-properties officeooo:rsid="09753d43"/>
    </style:style>
    <style:style style:name="T1392" style:family="text">
      <style:text-properties officeooo:rsid="09763278"/>
    </style:style>
    <style:style style:name="T1393" style:family="text">
      <style:text-properties officeooo:rsid="09777bdd"/>
    </style:style>
    <style:style style:name="T1394" style:family="text">
      <style:text-properties officeooo:rsid="0979612b"/>
    </style:style>
    <style:style style:name="T1395" style:family="text">
      <style:text-properties officeooo:rsid="097c6cb0"/>
    </style:style>
    <style:style style:name="T1396" style:family="text">
      <style:text-properties officeooo:rsid="0987a876"/>
    </style:style>
    <style:style style:name="T1397" style:family="text">
      <style:text-properties officeooo:rsid="0989a046"/>
    </style:style>
    <style:style style:name="T1398" style:family="text">
      <style:text-properties officeooo:rsid="0989d461"/>
    </style:style>
    <style:style style:name="T1399" style:family="text">
      <style:text-properties officeooo:rsid="09a336d6"/>
    </style:style>
    <style:style style:name="T1400" style:family="text">
      <style:text-properties officeooo:rsid="09a3af5a"/>
    </style:style>
    <style:style style:name="T1401" style:family="text">
      <style:text-properties officeooo:rsid="00bf8737"/>
    </style:style>
    <style:style style:name="T1402" style:family="text">
      <style:text-properties officeooo:rsid="00de317c"/>
    </style:style>
    <style:style style:name="T1403" style:family="text">
      <style:text-properties officeooo:rsid="06d2d0f6"/>
    </style:style>
    <style:style style:name="T1404" style:family="text">
      <style:text-properties officeooo:rsid="07cc54cc"/>
    </style:style>
    <style:style style:name="T1405" style:family="text">
      <style:text-properties officeooo:rsid="03a34d7e"/>
    </style:style>
    <style:style style:name="T1406" style:family="text">
      <style:text-properties officeooo:rsid="08679d51" style:font-weight-asian="bold" style:font-weight-complex="bold"/>
    </style:style>
    <style:style style:name="T1407" style:family="text">
      <style:text-properties officeooo:rsid="087e061c" style:font-weight-asian="bold" style:font-weight-complex="bold"/>
    </style:style>
    <style:style style:name="T1408" style:family="text">
      <style:text-properties officeooo:rsid="09b1d61e" style:font-weight-asian="bold" style:font-weight-complex="bold"/>
    </style:style>
    <style:style style:name="T1409" style:family="text">
      <style:text-properties officeooo:rsid="09b49dfe" style:font-weight-asian="bold" style:font-weight-complex="bold"/>
    </style:style>
    <style:style style:name="T1410" style:family="text">
      <style:text-properties officeooo:rsid="08adecba" style:font-weight-asian="bold" style:font-weight-complex="bold"/>
    </style:style>
    <style:style style:name="T1411" style:family="text">
      <style:text-properties officeooo:rsid="08af5890" style:font-weight-asian="bold" style:font-weight-complex="bold"/>
    </style:style>
    <style:style style:name="T1412" style:family="text">
      <style:text-properties officeooo:rsid="09b1d61e"/>
    </style:style>
    <style:style style:name="T1413" style:family="text">
      <style:text-properties officeooo:rsid="09064615"/>
    </style:style>
    <style:style style:name="T1414" style:family="text">
      <style:text-properties officeooo:rsid="01b4465f"/>
    </style:style>
    <style:style style:name="T1415" style:family="text">
      <style:text-properties officeooo:rsid="01b63e10"/>
    </style:style>
    <style:style style:name="T1416" style:family="text">
      <style:text-properties officeooo:rsid="03a77fee"/>
    </style:style>
    <style:style style:name="T1417" style:family="text">
      <style:text-properties officeooo:rsid="01bdd3cf"/>
    </style:style>
    <style:style style:name="T1418" style:family="text">
      <style:text-properties officeooo:rsid="01c1008d"/>
    </style:style>
    <style:style style:name="T1419" style:family="text">
      <style:text-properties officeooo:rsid="03b0e30a"/>
    </style:style>
    <style:style style:name="T1420" style:family="text">
      <style:text-properties officeooo:rsid="03b1ffa0"/>
    </style:style>
    <style:style style:name="T1421" style:family="text">
      <style:text-properties officeooo:rsid="03b3b807"/>
    </style:style>
    <style:style style:name="T1422" style:family="text">
      <style:text-properties officeooo:rsid="09bd9c8b"/>
    </style:style>
    <style:style style:name="T1423" style:family="text">
      <style:text-properties officeooo:rsid="09bea216"/>
    </style:style>
    <style:style style:name="T1424" style:family="text">
      <style:text-properties officeooo:rsid="09beae2c"/>
    </style:style>
    <style:style style:name="T1425" style:family="text">
      <style:text-properties officeooo:rsid="09bf6762"/>
    </style:style>
    <style:style style:name="T1426" style:family="text">
      <style:text-properties officeooo:rsid="09cef0a1"/>
    </style:style>
    <style:style style:name="T1427" style:family="text">
      <style:text-properties officeooo:rsid="09da1313"/>
    </style:style>
    <style:style style:name="T1428" style:family="text">
      <style:text-properties officeooo:rsid="09db3ad1"/>
    </style:style>
    <style:style style:name="T1429" style:family="text">
      <style:text-properties officeooo:rsid="09dd645c"/>
    </style:style>
    <style:style style:name="T1430" style:family="text">
      <style:text-properties officeooo:rsid="09ddbffa"/>
    </style:style>
    <style:style style:name="T1431" style:family="text">
      <style:text-properties officeooo:rsid="09de86b5"/>
    </style:style>
    <style:style style:name="T1432" style:family="text">
      <style:text-properties officeooo:rsid="09e1942b"/>
    </style:style>
    <style:style style:name="T1433" style:family="text">
      <style:text-properties officeooo:rsid="09e28a65"/>
    </style:style>
    <style:style style:name="T1434" style:family="text">
      <style:text-properties officeooo:rsid="09e34d56"/>
    </style:style>
    <style:style style:name="T1435" style:family="text">
      <style:text-properties officeooo:rsid="09e6955c"/>
    </style:style>
    <style:style style:name="T1436" style:family="text">
      <style:text-properties officeooo:rsid="09e6cfd1"/>
    </style:style>
    <style:style style:name="T1437" style:family="text">
      <style:text-properties officeooo:rsid="09e96164"/>
    </style:style>
    <style:style style:name="T1438" style:family="text">
      <style:text-properties officeooo:rsid="09e98712"/>
    </style:style>
    <style:style style:name="T1439" style:family="text">
      <style:text-properties officeooo:rsid="09ed980d"/>
    </style:style>
    <style:style style:name="T1440" style:family="text">
      <style:text-properties fo:font-size="13pt" style:font-size-asian="13pt" style:font-size-complex="13pt"/>
    </style:style>
    <style:style style:name="T1441" style:family="text">
      <style:text-properties fo:font-size="13pt" officeooo:rsid="03ecf843" style:font-size-asian="13pt" style:font-size-complex="13pt"/>
    </style:style>
    <style:style style:name="T1442" style:family="text">
      <style:text-properties fo:font-size="13pt" officeooo:rsid="082282b6" style:font-size-asian="13pt" style:font-size-complex="13pt"/>
    </style:style>
    <style:style style:name="T1443" style:family="text">
      <style:text-properties fo:font-size="13pt" officeooo:rsid="09804288" style:font-size-asian="13pt" style:font-size-complex="13pt"/>
    </style:style>
    <style:style style:name="T1444" style:family="text">
      <style:text-properties fo:font-size="13pt" officeooo:rsid="0830ba76" fo:background-color="transparent" loext:char-shading-value="0" style:font-size-asian="13pt" style:font-size-complex="13pt"/>
    </style:style>
    <style:style style:name="T1445" style:family="text">
      <style:text-properties fo:font-size="13pt" officeooo:rsid="09ba0649" fo:background-color="transparent" loext:char-shading-value="0" style:font-size-asian="13pt" style:font-size-complex="13pt"/>
    </style:style>
    <style:style style:name="T1446" style:family="text">
      <style:text-properties fo:font-size="13pt" officeooo:rsid="07604890" fo:background-color="transparent" loext:char-shading-value="0" style:font-size-asian="13pt" style:font-size-complex="13pt"/>
    </style:style>
    <style:style style:name="T1447" style:family="text">
      <style:text-properties fo:font-size="13pt" officeooo:rsid="0762935b" fo:background-color="transparent" loext:char-shading-value="0" style:font-size-asian="13pt" style:font-size-complex="13pt"/>
    </style:style>
    <style:style style:name="T1448" style:family="text">
      <style:text-properties fo:font-size="13pt" officeooo:rsid="06f3e4fe" fo:background-color="transparent" loext:char-shading-value="0" style:font-size-asian="13pt" style:font-size-complex="13pt"/>
    </style:style>
    <style:style style:name="T1449" style:family="text">
      <style:text-properties fo:font-size="13pt" officeooo:rsid="07ba1de0" fo:background-color="transparent" loext:char-shading-value="0" style:font-size-asian="13pt" style:font-size-complex="13pt"/>
    </style:style>
    <style:style style:name="T1450" style:family="text">
      <style:text-properties fo:font-size="13pt" officeooo:rsid="06f3099b" fo:background-color="transparent" loext:char-shading-value="0" style:font-size-asian="13pt" style:font-size-complex="13pt"/>
    </style:style>
    <style:style style:name="T1451" style:family="text">
      <style:text-properties fo:font-size="13pt" officeooo:rsid="082c4760" fo:background-color="transparent" loext:char-shading-value="0" style:font-size-asian="13pt" style:font-size-complex="13pt"/>
    </style:style>
    <style:style style:name="T1452" style:family="text">
      <style:text-properties fo:font-size="13pt" officeooo:rsid="0820d77c" fo:background-color="transparent" loext:char-shading-value="0" style:font-size-asian="13pt" style:font-size-complex="13pt"/>
    </style:style>
    <style:style style:name="T1453" style:family="text">
      <style:text-properties fo:font-size="13pt" officeooo:rsid="082ebe57" fo:background-color="transparent" loext:char-shading-value="0" style:font-size-asian="13pt" style:font-size-complex="13pt"/>
    </style:style>
    <style:style style:name="T1454" style:family="text">
      <style:text-properties officeooo:rsid="09ef3403"/>
    </style:style>
    <style:style style:name="T1455" style:family="text">
      <style:text-properties officeooo:rsid="09ef9c1e"/>
    </style:style>
    <style:style style:name="T1456" style:family="text">
      <style:text-properties officeooo:rsid="09f15599"/>
    </style:style>
    <style:style style:name="T1457" style:family="text">
      <style:text-properties officeooo:rsid="09f1d29f"/>
    </style:style>
    <style:style style:name="T1458" style:family="text">
      <style:text-properties officeooo:rsid="09f309a7"/>
    </style:style>
    <style:style style:name="T1459" style:family="text">
      <style:text-properties officeooo:rsid="09f3b936"/>
    </style:style>
    <style:style style:name="T1460" style:family="text">
      <style:text-properties officeooo:rsid="09f44075"/>
    </style:style>
    <style:style style:name="T1461" style:family="text">
      <style:text-properties officeooo:rsid="09f5c67b"/>
    </style:style>
    <style:style style:name="T1462" style:family="text">
      <style:text-properties officeooo:rsid="09f72dca"/>
    </style:style>
    <style:style style:name="T1463" style:family="text">
      <style:text-properties officeooo:rsid="09f83150"/>
    </style:style>
    <style:style style:name="T1464" style:family="text">
      <style:text-properties officeooo:rsid="09faddc5"/>
    </style:style>
    <style:style style:name="T1465" style:family="text">
      <style:text-properties officeooo:rsid="0a02778e"/>
    </style:style>
    <style:style style:name="T1466" style:family="text">
      <style:text-properties officeooo:rsid="0a03ddf7"/>
    </style:style>
    <style:style style:name="T1467" style:family="text">
      <style:text-properties officeooo:rsid="0a050e76"/>
    </style:style>
    <style:style style:name="T1468" style:family="text">
      <style:text-properties officeooo:rsid="0a060fa2"/>
    </style:style>
    <style:style style:name="T1469" style:family="text">
      <style:text-properties officeooo:rsid="0a086572"/>
    </style:style>
    <style:style style:name="T1470" style:family="text">
      <style:text-properties officeooo:rsid="0a0a47bc"/>
    </style:style>
    <style:style style:name="T1471" style:family="text">
      <style:text-properties officeooo:rsid="0a0ad68d"/>
    </style:style>
    <style:style style:name="T1472" style:family="text">
      <style:text-properties officeooo:rsid="0a0d10a4"/>
    </style:style>
    <style:style style:name="T1473" style:family="text">
      <style:text-properties officeooo:rsid="0a0ef172"/>
    </style:style>
    <style:style style:name="T1474" style:family="text">
      <style:text-properties officeooo:rsid="0a0f9809"/>
    </style:style>
    <style:style style:name="T1475" style:family="text">
      <style:text-properties officeooo:rsid="0a133b65"/>
    </style:style>
    <style:style style:name="T1476" style:family="text">
      <style:text-properties officeooo:rsid="0a1489c3"/>
    </style:style>
    <style:style style:name="T1477" style:family="text">
      <style:text-properties officeooo:rsid="0a149330"/>
    </style:style>
    <style:style style:name="T1478" style:family="text">
      <style:text-properties officeooo:rsid="0a168f2e"/>
    </style:style>
    <style:style style:name="T1479" style:family="text">
      <style:text-properties officeooo:rsid="0a1a967a"/>
    </style:style>
    <style:style style:name="T1480" style:family="text">
      <style:text-properties officeooo:rsid="0a1bc88b"/>
    </style:style>
    <style:style style:name="T1481" style:family="text">
      <style:text-properties officeooo:rsid="0a1d7c58"/>
    </style:style>
    <style:style style:name="T1482" style:family="text">
      <style:text-properties officeooo:rsid="0a1d9186"/>
    </style:style>
    <style:style style:name="T1483" style:family="text">
      <style:text-properties officeooo:rsid="0a1dbc47"/>
    </style:style>
    <style:style style:name="T1484" style:family="text">
      <style:text-properties officeooo:rsid="0a211e2e"/>
    </style:style>
    <style:style style:name="T1485" style:family="text">
      <style:text-properties officeooo:rsid="0a21add9"/>
    </style:style>
    <style:style style:name="T1486" style:family="text">
      <style:text-properties officeooo:rsid="0a24373b"/>
    </style:style>
    <style:style style:name="T1487" style:family="text">
      <style:text-properties officeooo:rsid="0a244ed1"/>
    </style:style>
    <style:style style:name="T1488" style:family="text">
      <style:text-properties officeooo:rsid="0a24b4b1"/>
    </style:style>
    <style:style style:name="T1489" style:family="text">
      <style:text-properties officeooo:rsid="0a265fdd"/>
    </style:style>
    <style:style style:name="T1490" style:family="text">
      <style:text-properties officeooo:rsid="0a2694a4"/>
    </style:style>
    <style:style style:name="T1491" style:family="text">
      <style:text-properties officeooo:rsid="0a27b0bb"/>
    </style:style>
    <style:style style:name="T1492" style:family="text">
      <style:text-properties officeooo:rsid="0a2806cc"/>
    </style:style>
    <style:style style:name="T1493" style:family="text">
      <style:text-properties officeooo:rsid="0a285ee4"/>
    </style:style>
    <style:style style:name="T1494" style:family="text">
      <style:text-properties officeooo:rsid="0a29fdb6"/>
    </style:style>
    <style:style style:name="T1495" style:family="text">
      <style:text-properties officeooo:rsid="0a2b4e92"/>
    </style:style>
    <style:style style:name="T1496" style:family="text">
      <style:text-properties officeooo:rsid="0a2ce031"/>
    </style:style>
    <style:style style:name="T1497" style:family="text">
      <style:text-properties officeooo:rsid="0a2e7e23"/>
    </style:style>
    <style:style style:name="T1498" style:family="text">
      <style:text-properties officeooo:rsid="0a2fd2c7"/>
    </style:style>
    <style:style style:name="T1499" style:family="text">
      <style:text-properties officeooo:rsid="0a38a1e7"/>
    </style:style>
    <style:style style:name="T1500" style:family="text">
      <style:text-properties officeooo:rsid="0a3b0d40"/>
    </style:style>
    <style:style style:name="T1501" style:family="text">
      <style:text-properties officeooo:rsid="0a3bac19"/>
    </style:style>
    <style:style style:name="T1502" style:family="text">
      <style:text-properties officeooo:rsid="0a3eb43c"/>
    </style:style>
    <style:style style:name="T1503" style:family="text">
      <style:text-properties officeooo:rsid="0a3f3ff9"/>
    </style:style>
    <style:style style:name="T1504" style:family="text">
      <style:text-properties officeooo:rsid="0a41181f"/>
    </style:style>
    <style:style style:name="T1505" style:family="text">
      <style:text-properties officeooo:rsid="0a41bf4c"/>
    </style:style>
    <style:style style:name="T1506" style:family="text">
      <style:text-properties officeooo:rsid="0a43a475"/>
    </style:style>
    <style:style style:name="T1507" style:family="text">
      <style:text-properties officeooo:rsid="0a466754"/>
    </style:style>
    <style:style style:name="T1508" style:family="text">
      <style:text-properties officeooo:rsid="0a482bbe"/>
    </style:style>
    <style:style style:name="T1509" style:family="text">
      <style:text-properties officeooo:rsid="0a49ff78"/>
    </style:style>
    <style:style style:name="T1510" style:family="text">
      <style:text-properties officeooo:rsid="0a4ab862"/>
    </style:style>
    <style:style style:name="T1511" style:family="text">
      <style:text-properties officeooo:rsid="0a4adcd3"/>
    </style:style>
    <style:style style:name="T1512" style:family="text">
      <style:text-properties officeooo:rsid="0a4c831a"/>
    </style:style>
    <style:style style:name="T1513" style:family="text">
      <style:text-properties officeooo:rsid="0a4d53b1"/>
    </style:style>
    <style:style style:name="T1514" style:family="text">
      <style:text-properties officeooo:rsid="0a4e4923"/>
    </style:style>
    <style:style style:name="T1515" style:family="text">
      <style:text-properties officeooo:rsid="0a4f842c"/>
    </style:style>
    <style:style style:name="T1516" style:family="text">
      <style:text-properties officeooo:rsid="0a4fb679"/>
    </style:style>
    <style:style style:name="T1517" style:family="text">
      <style:text-properties officeooo:rsid="0a5361bb"/>
    </style:style>
    <style:style style:name="T1518" style:family="text">
      <style:text-properties officeooo:rsid="0a53f246"/>
    </style:style>
    <style:style style:name="T1519" style:family="text">
      <style:text-properties officeooo:rsid="0a54677d"/>
    </style:style>
    <style:style style:name="T1520" style:family="text">
      <style:text-properties officeooo:rsid="0a547b80"/>
    </style:style>
    <style:style style:name="T1521" style:family="text">
      <style:text-properties officeooo:rsid="0a5569a3"/>
    </style:style>
    <style:style style:name="T1522" style:family="text">
      <style:text-properties officeooo:rsid="0a57e799"/>
    </style:style>
    <style:style style:name="T1523" style:family="text">
      <style:text-properties officeooo:rsid="0a596965"/>
    </style:style>
    <style:style style:name="T1524" style:family="text">
      <style:text-properties officeooo:rsid="0a5b50a0"/>
    </style:style>
    <style:style style:name="T1525" style:family="text">
      <style:text-properties officeooo:rsid="0a5b50a3"/>
    </style:style>
    <style:style style:name="T1526" style:family="text">
      <style:text-properties officeooo:rsid="0a5c58ff"/>
    </style:style>
    <style:style style:name="T1527" style:family="text">
      <style:text-properties officeooo:rsid="0a5c81ff"/>
    </style:style>
    <style:style style:name="T1528" style:family="text">
      <style:text-properties officeooo:rsid="0a5cca18"/>
    </style:style>
    <style:style style:name="T1529" style:family="text">
      <style:text-properties officeooo:rsid="0a5cdaa2"/>
    </style:style>
    <style:style style:name="T1530" style:family="text">
      <style:text-properties officeooo:rsid="0a5d8db7"/>
    </style:style>
    <style:style style:name="T1531" style:family="text">
      <style:text-properties officeooo:rsid="0a5e19ad"/>
    </style:style>
    <style:style style:name="T1532" style:family="text">
      <style:text-properties officeooo:rsid="0a5edd15"/>
    </style:style>
    <style:style style:name="T1533" style:family="text">
      <style:text-properties officeooo:rsid="0a6331cc"/>
    </style:style>
    <style:style style:name="T1534" style:family="text">
      <style:text-properties officeooo:rsid="0a66a30b"/>
    </style:style>
    <style:style style:name="T1535" style:family="text">
      <style:text-properties officeooo:rsid="0a672182"/>
    </style:style>
    <style:style style:name="T1536" style:family="text">
      <style:text-properties officeooo:rsid="0a685831"/>
    </style:style>
    <style:style style:name="T1537" style:family="text">
      <style:text-properties officeooo:rsid="0a69d82c"/>
    </style:style>
    <style:style style:name="T1538" style:family="text">
      <style:text-properties officeooo:rsid="0a6ab87a"/>
    </style:style>
    <style:style style:name="T1539" style:family="text">
      <style:text-properties officeooo:rsid="0a6b8f31"/>
    </style:style>
    <style:style style:name="T1540" style:family="text">
      <style:text-properties officeooo:rsid="0a6d4e1a"/>
    </style:style>
    <style:style style:name="T1541" style:family="text">
      <style:text-properties officeooo:rsid="0a6f83cc"/>
    </style:style>
    <style:style style:name="T1542" style:family="text">
      <style:text-properties officeooo:rsid="0a6fe864"/>
    </style:style>
    <style:style style:name="T1543" style:family="text">
      <style:text-properties officeooo:rsid="0a721c31"/>
    </style:style>
    <style:style style:name="T1544" style:family="text">
      <style:text-properties officeooo:rsid="0a75b603"/>
    </style:style>
    <style:style style:name="T1545" style:family="text">
      <style:text-properties officeooo:rsid="0a78d26d"/>
    </style:style>
    <style:style style:name="T1546" style:family="text">
      <style:text-properties officeooo:rsid="0a7a008a"/>
    </style:style>
    <style:style style:name="T1547" style:family="text">
      <style:text-properties officeooo:rsid="0a7baef5"/>
    </style:style>
    <style:style style:name="T1548" style:family="text">
      <style:text-properties officeooo:rsid="0a7d83e6"/>
    </style:style>
    <style:style style:name="T1549" style:family="text">
      <style:text-properties officeooo:rsid="0a7d90ae"/>
    </style:style>
    <style:style style:name="T1550" style:family="text">
      <style:text-properties officeooo:rsid="0a7e2475"/>
    </style:style>
    <style:style style:name="T1551" style:family="text">
      <style:text-properties officeooo:rsid="0a7e9603"/>
    </style:style>
    <style:style style:name="T1552" style:family="text">
      <style:text-properties officeooo:rsid="0a7fbf85"/>
    </style:style>
    <style:style style:name="T1553" style:family="text">
      <style:text-properties officeooo:rsid="0a7fc2d3"/>
    </style:style>
    <style:style style:name="T1554" style:family="text">
      <style:text-properties officeooo:rsid="0a83d491"/>
    </style:style>
    <style:style style:name="T1555" style:family="text">
      <style:text-properties officeooo:rsid="0a85b43f"/>
    </style:style>
    <style:style style:name="T1556" style:family="text">
      <style:text-properties officeooo:rsid="0a862721"/>
    </style:style>
    <style:style style:name="T1557" style:family="text">
      <style:text-properties officeooo:rsid="0a866259"/>
    </style:style>
    <style:style style:name="T1558" style:family="text">
      <style:text-properties officeooo:rsid="0a87d1fe"/>
    </style:style>
    <style:style style:name="T1559" style:family="text">
      <style:text-properties officeooo:rsid="0a8ad441"/>
    </style:style>
    <style:style style:name="T1560" style:family="text">
      <style:text-properties officeooo:rsid="0a8bce42"/>
    </style:style>
    <style:style style:name="T1561" style:family="text">
      <style:text-properties officeooo:rsid="0a8ede41"/>
    </style:style>
    <style:style style:name="T1562" style:family="text">
      <style:text-properties officeooo:rsid="0a8f74f6"/>
    </style:style>
    <style:style style:name="T1563" style:family="text">
      <style:text-properties officeooo:rsid="0a916764"/>
    </style:style>
    <style:style style:name="T1564" style:family="text">
      <style:text-properties officeooo:rsid="0a92bc19"/>
    </style:style>
    <style:style style:name="T1565" style:family="text">
      <style:text-properties officeooo:rsid="0a9735d3"/>
    </style:style>
    <style:style style:name="T1566" style:family="text">
      <style:text-properties officeooo:rsid="0a973eda"/>
    </style:style>
    <style:style style:name="T1567" style:family="text">
      <style:text-properties officeooo:rsid="0a97ff43"/>
    </style:style>
    <style:style style:name="T1568" style:family="text">
      <style:text-properties officeooo:rsid="0a98fe59"/>
    </style:style>
    <style:style style:name="T1569" style:family="text">
      <style:text-properties officeooo:rsid="0a99f407"/>
    </style:style>
    <style:style style:name="T1570" style:family="text">
      <style:text-properties officeooo:rsid="0a9b8b01"/>
    </style:style>
    <style:style style:name="T1571" style:family="text">
      <style:text-properties officeooo:rsid="0a9cd195"/>
    </style:style>
    <style:style style:name="T1572" style:family="text">
      <style:text-properties officeooo:rsid="0a9deb1f"/>
    </style:style>
    <style:style style:name="T1573" style:family="text">
      <style:text-properties officeooo:rsid="0aa02ed0"/>
    </style:style>
    <style:style style:name="T1574" style:family="text">
      <style:text-properties officeooo:rsid="0aa0948a"/>
    </style:style>
    <style:style style:name="T1575" style:family="text">
      <style:text-properties officeooo:rsid="0aa17ef9"/>
    </style:style>
    <style:style style:name="T1576" style:family="text">
      <style:text-properties officeooo:rsid="0aa27f9d"/>
    </style:style>
    <style:style style:name="T1577" style:family="text">
      <style:text-properties officeooo:rsid="0aa39e66"/>
    </style:style>
    <style:style style:name="T1578" style:family="text">
      <style:text-properties officeooo:rsid="0aa590b0"/>
    </style:style>
    <style:style style:name="T1579" style:family="text">
      <style:text-properties officeooo:rsid="0aa67d1c"/>
    </style:style>
    <style:style style:name="T1580" style:family="text">
      <style:text-properties officeooo:rsid="0aa78e97"/>
    </style:style>
    <style:style style:name="T1581" style:family="text">
      <style:text-properties officeooo:rsid="0aa97212"/>
    </style:style>
    <style:style style:name="T1582" style:family="text">
      <style:text-properties officeooo:rsid="0aa9e973"/>
    </style:style>
    <style:style style:name="T1583" style:family="text">
      <style:text-properties officeooo:rsid="0aaa32a3"/>
    </style:style>
    <style:style style:name="T1584" style:family="text">
      <style:text-properties officeooo:rsid="0ac3875d"/>
    </style:style>
    <style:style style:name="T1585" style:family="text">
      <style:text-properties officeooo:rsid="0ac4cf89"/>
    </style:style>
    <style:style style:name="T1586" style:family="text">
      <style:text-properties officeooo:rsid="0ac5cc49"/>
    </style:style>
    <style:style style:name="T1587" style:family="text">
      <style:text-properties officeooo:rsid="0ac8c032"/>
    </style:style>
    <style:style style:name="T1588" style:family="text">
      <style:text-properties officeooo:rsid="0ac9992a"/>
    </style:style>
    <style:style style:name="T1589" style:family="text">
      <style:text-properties officeooo:rsid="0ae1a09a"/>
    </style:style>
    <style:style style:name="T1590" style:family="text">
      <style:text-properties officeooo:rsid="0ae341cb"/>
    </style:style>
    <style:style style:name="T1591" style:family="text">
      <style:text-properties officeooo:rsid="0aeacfc3"/>
    </style:style>
    <style:style style:name="T1592" style:family="text">
      <style:text-properties officeooo:rsid="0aecaa96"/>
    </style:style>
    <style:style style:name="T1593" style:family="text">
      <style:text-properties officeooo:rsid="0aef7330"/>
    </style:style>
    <style:style style:name="T1594" style:family="text">
      <style:text-properties officeooo:rsid="0af0b7f6"/>
    </style:style>
    <style:style style:name="T1595" style:family="text">
      <style:text-properties officeooo:rsid="0af12db0"/>
    </style:style>
    <style:style style:name="T1596" style:family="text">
      <style:text-properties officeooo:rsid="0af1a0e7"/>
    </style:style>
    <style:style style:name="T1597" style:family="text">
      <style:text-properties officeooo:rsid="0af2478a"/>
    </style:style>
    <style:style style:name="T1598" style:family="text">
      <style:text-properties officeooo:rsid="0af2ec18"/>
    </style:style>
    <style:style style:name="T1599" style:family="text">
      <style:text-properties officeooo:rsid="0af6444d"/>
    </style:style>
    <style:style style:name="T1600" style:family="text">
      <style:text-properties officeooo:rsid="0af7db16"/>
    </style:style>
    <style:style style:name="T1601" style:family="text">
      <style:text-properties officeooo:rsid="0afdba3b"/>
    </style:style>
    <style:style style:name="T1602" style:family="text">
      <style:text-properties officeooo:rsid="0afecff2"/>
    </style:style>
    <style:style style:name="T1603" style:family="text">
      <style:text-properties officeooo:rsid="0affce8f"/>
    </style:style>
    <style:style style:name="T1604" style:family="text">
      <style:text-properties officeooo:rsid="0b016371"/>
    </style:style>
    <style:style style:name="T1605" style:family="text">
      <style:text-properties officeooo:rsid="0b07ebc5"/>
    </style:style>
    <style:style style:name="T1606" style:family="text">
      <style:text-properties officeooo:rsid="0b0b27f3"/>
    </style:style>
    <style:style style:name="T1607" style:family="text">
      <style:text-properties officeooo:rsid="0b0e0874"/>
    </style:style>
    <style:style style:name="T1608" style:family="text">
      <style:text-properties officeooo:rsid="0b0fa779"/>
    </style:style>
    <style:style style:name="T1609" style:family="text">
      <style:text-properties officeooo:rsid="0b11a1a0"/>
    </style:style>
    <style:style style:name="T1610" style:family="text">
      <style:text-properties officeooo:rsid="0b12e108"/>
    </style:style>
    <style:style style:name="T1611" style:family="text">
      <style:text-properties officeooo:rsid="0b15b7b0"/>
    </style:style>
    <style:style style:name="T1612" style:family="text">
      <style:text-properties officeooo:rsid="0b164943"/>
    </style:style>
    <style:style style:name="T1613" style:family="text">
      <style:text-properties officeooo:rsid="0b188d17"/>
    </style:style>
    <style:style style:name="T1614" style:family="text">
      <style:text-properties officeooo:rsid="0b1efb18"/>
    </style:style>
    <style:style style:name="T1615" style:family="text">
      <style:text-properties officeooo:rsid="0b1f9f80"/>
    </style:style>
    <style:style style:name="T1616" style:family="text">
      <style:text-properties officeooo:rsid="0b215de1"/>
    </style:style>
    <style:style style:name="T1617" style:family="text">
      <style:text-properties officeooo:rsid="0b243abd"/>
    </style:style>
    <style:style style:name="T1618" style:family="text">
      <style:text-properties officeooo:rsid="0b25420b"/>
    </style:style>
    <style:style style:name="T1619" style:family="text">
      <style:text-properties officeooo:rsid="0b26f2f9"/>
    </style:style>
    <style:style style:name="T1620" style:family="text">
      <style:text-properties officeooo:rsid="0b2a8b4f"/>
    </style:style>
    <style:style style:name="T1621" style:family="text">
      <style:text-properties officeooo:rsid="0b2b5744"/>
    </style:style>
    <style:style style:name="T1622" style:family="text">
      <style:text-properties officeooo:rsid="0b2f3ae2"/>
    </style:style>
    <style:style style:name="T1623" style:family="text">
      <style:text-properties officeooo:rsid="0b2f7142"/>
    </style:style>
    <style:style style:name="T1624" style:family="text">
      <style:text-properties officeooo:rsid="0b329015"/>
    </style:style>
    <style:style style:name="T1625" style:family="text">
      <style:text-properties officeooo:rsid="0b32d636"/>
    </style:style>
    <style:style style:name="T1626" style:family="text">
      <style:text-properties officeooo:rsid="0b36005a"/>
    </style:style>
    <style:style style:name="T1627" style:family="text">
      <style:text-properties officeooo:rsid="0b37b754"/>
    </style:style>
    <style:style style:name="T1628" style:family="text">
      <style:text-properties officeooo:rsid="0b399df0"/>
    </style:style>
    <style:style style:name="T1629" style:family="text">
      <style:text-properties officeooo:rsid="0b3b2675"/>
    </style:style>
    <style:style style:name="T1630" style:family="text">
      <style:text-properties officeooo:rsid="0b3b8348"/>
    </style:style>
    <style:style style:name="T1631" style:family="text">
      <style:text-properties officeooo:rsid="0b3e7c9c"/>
    </style:style>
    <style:style style:name="T1632" style:family="text">
      <style:text-properties officeooo:rsid="0b3fce72"/>
    </style:style>
    <style:style style:name="T1633" style:family="text">
      <style:text-properties officeooo:rsid="0b40d6d3"/>
    </style:style>
    <style:style style:name="T1634" style:family="text">
      <style:text-properties officeooo:rsid="0b42f063"/>
    </style:style>
    <style:style style:name="T1635" style:family="text">
      <style:text-properties officeooo:rsid="0b439459"/>
    </style:style>
    <style:style style:name="T1636" style:family="text">
      <style:text-properties officeooo:rsid="0b449e04"/>
    </style:style>
    <style:style style:name="T1637" style:family="text">
      <style:text-properties officeooo:rsid="0b45e0f6"/>
    </style:style>
    <style:style style:name="T1638" style:family="text">
      <style:text-properties officeooo:rsid="0b46d733"/>
    </style:style>
    <style:style style:name="T1639" style:family="text">
      <style:text-properties officeooo:rsid="0b484d2e"/>
    </style:style>
    <style:style style:name="T1640" style:family="text">
      <style:text-properties officeooo:rsid="0b493d53"/>
    </style:style>
    <style:style style:name="T1641" style:family="text">
      <style:text-properties officeooo:rsid="0b4b150d"/>
    </style:style>
    <style:style style:name="T1642" style:family="text">
      <style:text-properties officeooo:rsid="0b4cd8e7"/>
    </style:style>
    <style:style style:name="T1643" style:family="text">
      <style:text-properties officeooo:rsid="0b4ed6ec"/>
    </style:style>
    <style:style style:name="T1644" style:family="text">
      <style:text-properties officeooo:rsid="0b4f4a18"/>
    </style:style>
    <style:style style:name="T1645" style:family="text">
      <style:text-properties officeooo:rsid="0b50c65c"/>
    </style:style>
    <style:style style:name="T1646" style:family="text">
      <style:text-properties officeooo:rsid="0b513b64"/>
    </style:style>
    <style:style style:name="T1647" style:family="text">
      <style:text-properties officeooo:rsid="0b531c2a"/>
    </style:style>
    <style:style style:name="T1648" style:family="text">
      <style:text-properties officeooo:rsid="0b536731"/>
    </style:style>
    <style:style style:name="T1649" style:family="text">
      <style:text-properties officeooo:rsid="0b53c8be"/>
    </style:style>
    <style:style style:name="T1650" style:family="text">
      <style:text-properties officeooo:rsid="0b54ad14"/>
    </style:style>
    <style:style style:name="T1651" style:family="text">
      <style:text-properties officeooo:rsid="0b562812"/>
    </style:style>
    <style:style style:name="T1652" style:family="text">
      <style:text-properties officeooo:rsid="0b57d036"/>
    </style:style>
    <style:style style:name="T1653" style:family="text">
      <style:text-properties officeooo:rsid="0b57f40a"/>
    </style:style>
    <style:style style:name="T1654" style:family="text">
      <style:text-properties officeooo:rsid="0b595ef3"/>
    </style:style>
    <style:style style:name="T1655" style:family="text">
      <style:text-properties officeooo:rsid="0b59ba54"/>
    </style:style>
    <style:style style:name="T1656" style:family="text">
      <style:text-properties officeooo:rsid="0b5a391c"/>
    </style:style>
    <style:style style:name="T1657" style:family="text">
      <style:text-properties officeooo:rsid="0b5b3394"/>
    </style:style>
    <style:style style:name="T1658" style:family="text">
      <style:text-properties officeooo:rsid="0b5b5274"/>
    </style:style>
    <style:style style:name="T1659" style:family="text">
      <style:text-properties officeooo:rsid="0b5cbcca"/>
    </style:style>
    <style:style style:name="T1660" style:family="text">
      <style:text-properties officeooo:rsid="0b5e50ab"/>
    </style:style>
    <style:style style:name="T1661" style:family="text">
      <style:text-properties officeooo:rsid="0b5ecfc8"/>
    </style:style>
    <style:style style:name="T1662" style:family="text">
      <style:text-properties officeooo:rsid="0b601964"/>
    </style:style>
    <style:style style:name="T1663" style:family="text">
      <style:text-properties officeooo:rsid="0b6081e0"/>
    </style:style>
    <style:style style:name="T1664" style:family="text">
      <style:text-properties officeooo:rsid="0b643145"/>
    </style:style>
    <style:style style:name="T1665" style:family="text">
      <style:text-properties officeooo:rsid="0b6433c1"/>
    </style:style>
    <style:style style:name="T1666" style:family="text">
      <style:text-properties officeooo:rsid="0b65bed8"/>
    </style:style>
    <style:style style:name="T1667" style:family="text">
      <style:text-properties officeooo:rsid="0b667c67"/>
    </style:style>
    <style:style style:name="T1668" style:family="text">
      <style:text-properties officeooo:rsid="0b67ee59"/>
    </style:style>
    <style:style style:name="T1669" style:family="text">
      <style:text-properties officeooo:rsid="0b6b0146"/>
    </style:style>
    <style:style style:name="T1670" style:family="text">
      <style:text-properties officeooo:rsid="0b6c29c8"/>
    </style:style>
    <style:style style:name="T1671" style:family="text">
      <style:text-properties officeooo:rsid="0b6efab1"/>
    </style:style>
    <style:style style:name="T1672" style:family="text">
      <style:text-properties officeooo:rsid="0b723076"/>
    </style:style>
    <style:style style:name="T1673" style:family="text">
      <style:text-properties officeooo:rsid="0b761e07"/>
    </style:style>
    <style:style style:name="T1674" style:family="text">
      <style:text-properties officeooo:rsid="0b7903bb"/>
    </style:style>
    <style:style style:name="T1675" style:family="text">
      <style:text-properties officeooo:rsid="0b79c43c"/>
    </style:style>
    <style:style style:name="T1676" style:family="text">
      <style:text-properties officeooo:rsid="0b7af244"/>
    </style:style>
    <style:style style:name="T1677" style:family="text">
      <style:text-properties officeooo:rsid="0b7b4f1d"/>
    </style:style>
    <style:style style:name="T1678" style:family="text">
      <style:text-properties officeooo:rsid="0b7d659e"/>
    </style:style>
    <style:style style:name="T1679" style:family="text">
      <style:text-properties officeooo:rsid="0b7efe8a"/>
    </style:style>
    <style:style style:name="T1680" style:family="text">
      <style:text-properties officeooo:rsid="0b7f89fe"/>
    </style:style>
    <style:style style:name="T1681" style:family="text">
      <style:text-properties officeooo:rsid="0b815c30"/>
    </style:style>
    <style:style style:name="T1682" style:family="text">
      <style:text-properties officeooo:rsid="0b824aab"/>
    </style:style>
    <style:style style:name="T1683" style:family="text">
      <style:text-properties officeooo:rsid="0b8330f2"/>
    </style:style>
    <style:style style:name="T1684" style:family="text">
      <style:text-properties officeooo:rsid="0b841481"/>
    </style:style>
    <style:style style:name="T1685" style:family="text">
      <style:text-properties officeooo:rsid="0b85b575"/>
    </style:style>
    <style:style style:name="T1686" style:family="text">
      <style:text-properties officeooo:rsid="0b85f366"/>
    </style:style>
    <style:style style:name="T1687" style:family="text">
      <style:text-properties officeooo:rsid="0b860972"/>
    </style:style>
    <style:style style:name="T1688" style:family="text">
      <style:text-properties officeooo:rsid="0b869532"/>
    </style:style>
    <style:style style:name="T1689" style:family="text">
      <style:text-properties officeooo:rsid="0b87f17d"/>
    </style:style>
    <style:style style:name="T1690" style:family="text">
      <style:text-properties officeooo:rsid="0b8acd16"/>
    </style:style>
    <style:style style:name="T1691" style:family="text">
      <style:text-properties officeooo:rsid="0b8b043e"/>
    </style:style>
    <style:style style:name="T1692" style:family="text">
      <style:text-properties officeooo:rsid="0b8c2297"/>
    </style:style>
    <style:style style:name="T1693" style:family="text">
      <style:text-properties officeooo:rsid="0b8d4df1"/>
    </style:style>
    <style:style style:name="T1694" style:family="text">
      <style:text-properties officeooo:rsid="0b8f3db8"/>
    </style:style>
    <style:style style:name="T1695" style:family="text">
      <style:text-properties officeooo:rsid="0b90e5d5"/>
    </style:style>
    <style:style style:name="T1696" style:family="text">
      <style:text-properties officeooo:rsid="0b933b06"/>
    </style:style>
    <style:style style:name="T1697" style:family="text">
      <style:text-properties officeooo:rsid="0b95743d"/>
    </style:style>
    <style:style style:name="T1698" style:family="text">
      <style:text-properties officeooo:rsid="0b95d866"/>
    </style:style>
    <style:style style:name="T1699" style:family="text">
      <style:text-properties officeooo:rsid="0b97984f"/>
    </style:style>
    <style:style style:name="T1700" style:family="text">
      <style:text-properties officeooo:rsid="0b98f81d"/>
    </style:style>
    <style:style style:name="T1701" style:family="text">
      <style:text-properties officeooo:rsid="0b99125d"/>
    </style:style>
    <style:style style:name="T1702" style:family="text">
      <style:text-properties officeooo:rsid="0b9a68d8"/>
    </style:style>
    <style:style style:name="T1703" style:family="text">
      <style:text-properties officeooo:rsid="0b9b640e"/>
    </style:style>
    <style:style style:name="T1704" style:family="text">
      <style:text-properties officeooo:rsid="0b9d4863"/>
    </style:style>
    <style:style style:name="T1705" style:family="text">
      <style:text-properties officeooo:rsid="0b9dfa6a"/>
    </style:style>
    <style:style style:name="T1706" style:family="text">
      <style:text-properties officeooo:rsid="0b9f45ba"/>
    </style:style>
    <style:style style:name="T1707" style:family="text">
      <style:text-properties officeooo:rsid="0ba1b104"/>
    </style:style>
    <style:style style:name="T1708" style:family="text">
      <style:text-properties officeooo:rsid="0ba4fb77"/>
    </style:style>
    <style:style style:name="T1709" style:family="text">
      <style:text-properties officeooo:rsid="0ba521d9"/>
    </style:style>
    <style:style style:name="T1710" style:family="text">
      <style:text-properties officeooo:rsid="0ba5a72a"/>
    </style:style>
    <style:style style:name="T1711" style:family="text">
      <style:text-properties officeooo:rsid="0ba6d621"/>
    </style:style>
    <style:style style:name="T1712" style:family="text">
      <style:text-properties officeooo:rsid="0ba747ff"/>
    </style:style>
    <style:style style:name="T1713" style:family="text">
      <style:text-properties officeooo:rsid="0ba8bb2a"/>
    </style:style>
    <style:style style:name="T1714" style:family="text">
      <style:text-properties officeooo:rsid="0bac5ca1"/>
    </style:style>
    <style:style style:name="T1715" style:family="text">
      <style:text-properties officeooo:rsid="0bae4c49"/>
    </style:style>
    <style:style style:name="T1716" style:family="text">
      <style:text-properties officeooo:rsid="0baf1d79"/>
    </style:style>
    <style:style style:name="T1717" style:family="text">
      <style:text-properties officeooo:rsid="0bb1eac0"/>
    </style:style>
    <style:style style:name="T1718" style:family="text">
      <style:text-properties officeooo:rsid="0bb33476"/>
    </style:style>
    <style:style style:name="T1719" style:family="text">
      <style:text-properties officeooo:rsid="0bb34a4d"/>
    </style:style>
    <style:style style:name="T1720" style:family="text">
      <style:text-properties officeooo:rsid="0bb44b05"/>
    </style:style>
    <style:style style:name="T1721" style:family="text">
      <style:text-properties officeooo:rsid="0bb63caa"/>
    </style:style>
    <style:style style:name="T1722" style:family="text">
      <style:text-properties officeooo:rsid="0bb76653"/>
    </style:style>
    <style:style style:name="T1723" style:family="text">
      <style:text-properties officeooo:rsid="0bb8be54"/>
    </style:style>
    <style:style style:name="T1724" style:family="text">
      <style:text-properties officeooo:rsid="0bba4a70"/>
    </style:style>
    <style:style style:name="T1725" style:family="text">
      <style:text-properties officeooo:rsid="0bbbe445"/>
    </style:style>
    <style:style style:name="T1726" style:family="text">
      <style:text-properties officeooo:rsid="0bbc068f"/>
    </style:style>
    <style:style style:name="T1727" style:family="text">
      <style:text-properties officeooo:rsid="0bbd7815"/>
    </style:style>
    <style:style style:name="T1728" style:family="text">
      <style:text-properties officeooo:rsid="0bbef948"/>
    </style:style>
    <style:style style:name="T1729" style:family="text">
      <style:text-properties officeooo:rsid="0bc02ff2"/>
    </style:style>
    <style:style style:name="T1730" style:family="text">
      <style:text-properties officeooo:rsid="0bc152c2"/>
    </style:style>
    <style:style style:name="T1731" style:family="text">
      <style:text-properties officeooo:rsid="0bc1d14a"/>
    </style:style>
    <style:style style:name="T1732" style:family="text">
      <style:text-properties officeooo:rsid="0bc2a8c4"/>
    </style:style>
    <style:style style:name="T1733" style:family="text">
      <style:text-properties officeooo:rsid="0bc42b23"/>
    </style:style>
    <style:style style:name="T1734" style:family="text">
      <style:text-properties officeooo:rsid="0bc547aa"/>
    </style:style>
    <style:style style:name="T1735" style:family="text">
      <style:text-properties officeooo:rsid="0bc5d27d"/>
    </style:style>
    <style:style style:name="T1736" style:family="text">
      <style:text-properties officeooo:rsid="0bc876dd"/>
    </style:style>
    <style:style style:name="T1737" style:family="text">
      <style:text-properties officeooo:rsid="0bc90cf1"/>
    </style:style>
    <style:style style:name="T1738" style:family="text">
      <style:text-properties officeooo:rsid="0bc91b20"/>
    </style:style>
    <style:style style:name="T1739" style:family="text">
      <style:text-properties officeooo:rsid="0bcb7e05"/>
    </style:style>
    <style:style style:name="T1740" style:family="text">
      <style:text-properties officeooo:rsid="0bcc7cd1"/>
    </style:style>
    <style:style style:name="T1741" style:family="text">
      <style:text-properties officeooo:rsid="0bce34ff"/>
    </style:style>
    <style:style style:name="T1742" style:family="text">
      <style:text-properties officeooo:rsid="0bcec8fd"/>
    </style:style>
    <style:style style:name="T1743" style:family="text">
      <style:text-properties officeooo:rsid="0bd007e2"/>
    </style:style>
    <style:style style:name="T1744" style:family="text">
      <style:text-properties officeooo:rsid="0bd11a58"/>
    </style:style>
    <style:style style:name="T1745" style:family="text">
      <style:text-properties officeooo:rsid="0bd475dd"/>
    </style:style>
    <style:style style:name="T1746" style:family="text">
      <style:text-properties officeooo:rsid="0bd4edbf"/>
    </style:style>
    <style:style style:name="T1747" style:family="text">
      <style:text-properties officeooo:rsid="0bd54297"/>
    </style:style>
    <style:style style:name="T1748" style:family="text">
      <style:text-properties officeooo:rsid="0bd62634"/>
    </style:style>
    <style:style style:name="T1749" style:family="text">
      <style:text-properties officeooo:rsid="0bd68a12"/>
    </style:style>
    <style:style style:name="T1750" style:family="text">
      <style:text-properties officeooo:rsid="0bd7dae7"/>
    </style:style>
    <style:style style:name="T1751" style:family="text">
      <style:text-properties officeooo:rsid="0bd8ca32"/>
    </style:style>
    <style:style style:name="T1752" style:family="text">
      <style:text-properties officeooo:rsid="0bda2f66"/>
    </style:style>
    <style:style style:name="T1753" style:family="text">
      <style:text-properties officeooo:rsid="0bdb8a5e"/>
    </style:style>
    <style:style style:name="T1754" style:family="text">
      <style:text-properties officeooo:rsid="0bdc7972"/>
    </style:style>
    <style:style style:name="T1755" style:family="text">
      <style:text-properties officeooo:rsid="0bdd5f30"/>
    </style:style>
    <style:style style:name="T1756" style:family="text">
      <style:text-properties officeooo:rsid="0bddb80c"/>
    </style:style>
    <style:style style:name="T1757" style:family="text">
      <style:text-properties officeooo:rsid="0bde8a5a"/>
    </style:style>
    <style:style style:name="T1758" style:family="text">
      <style:text-properties officeooo:rsid="0bdff3d6"/>
    </style:style>
    <style:style style:name="T1759" style:family="text">
      <style:text-properties officeooo:rsid="0be03ee1"/>
    </style:style>
    <style:style style:name="T1760" style:family="text">
      <style:text-properties officeooo:rsid="0be04df9"/>
    </style:style>
    <style:style style:name="T1761" style:family="text">
      <style:text-properties officeooo:rsid="08fca99b"/>
    </style:style>
    <style:style style:name="T1762" style:family="text">
      <style:text-properties officeooo:rsid="0be25fe1"/>
    </style:style>
    <style:style style:name="T1763" style:family="text">
      <style:text-properties officeooo:rsid="0be50d9f"/>
    </style:style>
    <style:style style:name="T1764" style:family="text">
      <style:text-properties officeooo:rsid="0be54d2b"/>
    </style:style>
    <style:style style:name="T1765" style:family="text">
      <style:text-properties officeooo:rsid="0907c7bd"/>
    </style:style>
    <style:style style:name="T1766" style:family="text">
      <style:text-properties officeooo:rsid="0be6ba65"/>
    </style:style>
    <style:style style:name="T1767" style:family="text">
      <style:text-properties officeooo:rsid="0be7ab24"/>
    </style:style>
    <style:style style:name="T1768" style:family="text">
      <style:text-properties officeooo:rsid="0be94298"/>
    </style:style>
    <style:style style:name="T1769" style:family="text">
      <style:text-properties style:font-name="Garamond" fo:font-size="13pt" style:font-size-asian="13pt" style:font-size-complex="13pt"/>
    </style:style>
    <style:style style:name="T1770" style:family="text">
      <style:text-properties style:font-name="Garamond" fo:font-size="13pt" officeooo:rsid="09804288" style:font-size-asian="13pt" style:font-size-complex="13pt"/>
    </style:style>
    <style:style style:name="T1771" style:family="text">
      <style:text-properties style:font-name="Garamond" fo:font-size="13pt" fo:font-weight="bold" style:font-size-asian="13pt" style:font-weight-asian="bold" style:font-size-complex="13pt" style:font-weight-complex="bold"/>
    </style:style>
    <style:style style:name="T1772" style:family="text">
      <style:text-properties style:font-name="Garamond" fo:font-size="13pt" fo:font-weight="bold" officeooo:rsid="09804288" style:font-size-asian="13pt" style:font-weight-asian="bold" style:font-size-complex="13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2"/>
      <text:p text:style-name="P399"><text:s/><text:span text:style-name="T751">Cheerfulism / </text:span><text:span text:style-name="T752">v.</text:span><text:span text:style-name="T753">0.</text:span><text:span text:style-name="T754">0.1</text:span></text:p>
      <text:p text:style-name="P473"/>
      <text:p text:style-name="P14">----------------------------------------------------------------------------------------------------------------------</text:p>
      <text:p text:style-name="P14"/>
      <text:p text:style-name="P464">Index:</text:p>
      <text:p text:style-name="P398"/>
      <text:p text:style-name="P360"><text:tab/><text:a xlink:type="simple" xlink:href="#PurposeOfText" text:style-name="Internet_20_link" text:visited-style-name="Visited_20_Internet_20_Link"><text:span text:style-name="T1440">0.- The purpose of this text.</text:span></text:a></text:p>
      <text:p text:style-name="P450"/>
      <text:p text:style-name="P360"><text:span text:style-name="T1440"><text:tab/></text:span><text:a xlink:type="simple" xlink:href="#Happiness" text:style-name="Internet_20_link" text:visited-style-name="Visited_20_Internet_20_Link"><text:span text:style-name="T1440">1.- Happiness.</text:span></text:a></text:p>
      <text:p text:style-name="P450"/>
      <text:p text:style-name="P361"><text:span text:style-name="T1440"><text:tab/></text:span><text:a xlink:type="simple" xlink:href="#Chapter2" text:style-name="Internet_20_link" text:visited-style-name="Visited_20_Internet_20_Link"><text:span text:style-name="T1440">2.- On quitting beliefs: What is intelligence?</text:span></text:a></text:p>
      <text:p text:style-name="P451"/>
      <text:p text:style-name="P361"><text:span text:style-name="T1440"><text:tab/></text:span><text:a xlink:type="simple" xlink:href="#Chapter3" text:style-name="Internet_20_link" text:visited-style-name="Visited_20_Internet_20_Link"><text:span text:style-name="T1441">3.- How to analyze complex systems: The engineers way of</text:span></text:a><text:span text:style-name="T1441"> <text:tab/><text:tab/><text:tab/></text:span><text:a xlink:type="simple" xlink:href="#Chapter3" text:style-name="Internet_20_link" text:visited-style-name="Visited_20_Internet_20_Link"><text:span text:style-name="T1441">thinking.</text:span></text:a></text:p>
      <text:p text:style-name="P451"/>
      <text:p text:style-name="P362"><text:span text:style-name="T1444"><text:tab/></text:span><text:a xlink:type="simple" xlink:href="#FinalChap4" text:style-name="Internet_20_link" text:visited-style-name="Visited_20_Internet_20_Link"><text:span text:style-name="T1445">4.- Thoughts on the ideal society, part 1: on power dynamics, morality plus the potential influence of Cheerfulism and new tech on them.</text:span></text:a></text:p>
      <text:p text:style-name="P451"/>
      <text:p text:style-name="P363"><text:span text:style-name="T1440"><text:tab/></text:span><text:a xlink:type="simple" xlink:href="#FinalChap5" text:style-name="Internet_20_link" text:visited-style-name="Visited_20_Internet_20_Link"><text:span text:style-name="T1442">5.- </text:span></text:a><text:a xlink:type="simple" xlink:href="#FinalChap5" text:style-name="Internet_20_link" text:visited-style-name="Visited_20_Internet_20_Link"><text:span text:style-name="T1446">Thoughts on the ideal society, part </text:span></text:a><text:a xlink:type="simple" xlink:href="#FinalChap5" text:style-name="Internet_20_link" text:visited-style-name="Visited_20_Internet_20_Link"><text:span text:style-name="T1447">2: </text:span></text:a><text:a xlink:type="simple" xlink:href="#FinalChap5" text:style-name="Internet_20_link" text:visited-style-name="Visited_20_Internet_20_Link"><text:span text:style-name="T1448">On o</text:span></text:a><text:a xlink:type="simple" xlink:href="#FinalChap5" text:style-name="Internet_20_link" text:visited-style-name="Visited_20_Internet_20_Link"><text:span text:style-name="T1449">rganizing </text:span></text:a><text:a xlink:type="simple" xlink:href="#FinalChap5" text:style-name="Internet_20_link" text:visited-style-name="Visited_20_Internet_20_Link"><text:span text:style-name="T1450">resources </text:span></text:a><text:a xlink:type="simple" xlink:href="#FinalChap5" text:style-name="Internet_20_link" text:visited-style-name="Visited_20_Internet_20_Link"><text:span text:style-name="T1451">plus</text:span></text:a><text:a xlink:type="simple" xlink:href="#FinalChap5" text:style-name="Internet_20_link" text:visited-style-name="Visited_20_Internet_20_Link"><text:span text:style-name="T1452"> the </text:span></text:a><text:a xlink:type="simple" xlink:href="#FinalChap5" text:style-name="Internet_20_link" text:visited-style-name="Visited_20_Internet_20_Link"><text:span text:style-name="T1444">potential </text:span></text:a><text:a xlink:type="simple" xlink:href="#FinalChap5" text:style-name="Internet_20_link" text:visited-style-name="Visited_20_Internet_20_Link"><text:span text:style-name="T1451">influence of </text:span></text:a><text:a xlink:type="simple" xlink:href="#FinalChap5" text:style-name="Internet_20_link" text:visited-style-name="Visited_20_Internet_20_Link"><text:span text:style-name="T1449">Cheerfulism and </text:span></text:a><text:a xlink:type="simple" xlink:href="#FinalChap5" text:style-name="Internet_20_link" text:visited-style-name="Visited_20_Internet_20_Link"><text:span text:style-name="T1452">new</text:span></text:a><text:a xlink:type="simple" xlink:href="#FinalChap5" text:style-name="Internet_20_link" text:visited-style-name="Visited_20_Internet_20_Link"><text:span text:style-name="T1449"> tech </text:span></text:a><text:a xlink:type="simple" xlink:href="#FinalChap5" text:style-name="Internet_20_link" text:visited-style-name="Visited_20_Internet_20_Link"><text:span text:style-name="T1453">on it</text:span></text:a><text:a xlink:type="simple" xlink:href="#FinalChap5" text:style-name="Internet_20_link" text:visited-style-name="Visited_20_Internet_20_Link"><text:span text:style-name="T1452">.</text:span></text:a></text:p>
      <text:p text:style-name="P452"><text:bookmark text:name="Chapter5111"/><text:bookmark text:name="FinalChap51"/></text:p>
      <text:p text:style-name="P638"><text:span text:style-name="T1440"><text:tab/></text:span><text:a xlink:type="simple" xlink:href="#Chapter7Conclusion" text:style-name="Internet_20_link" text:visited-style-name="Visited_20_Internet_20_Link"><text:span text:style-name="T1772">6</text:span></text:a><text:a xlink:type="simple" xlink:href="#Chapter7Conclusion" text:style-name="Internet_20_link" text:visited-style-name="Visited_20_Internet_20_Link"><text:span text:style-name="T1771">.-</text:span></text:a><text:a xlink:type="simple" xlink:href="#Chapter7Conclusion" text:style-name="Internet_20_link" text:visited-style-name="Visited_20_Internet_20_Link"><text:span text:style-name="T1771"> Conclusion.</text:span></text:a></text:p>
      <text:p text:style-name="P451"/>
      <text:p text:style-name="P361"><text:span text:style-name="T1440"><text:tab/></text:span><text:a xlink:type="simple" xlink:href="#Chapter8Ack" text:style-name="Internet_20_link" text:visited-style-name="Visited_20_Internet_20_Link"><text:span text:style-name="T1443">7</text:span></text:a><text:a xlink:type="simple" xlink:href="#Chapter8Ack" text:style-name="Internet_20_link" text:visited-style-name="Visited_20_Internet_20_Link"><text:span text:style-name="T1440">.</text:span></text:a><text:a xlink:type="simple" xlink:href="#Chapter8Ack" text:style-name="Internet_20_link" text:visited-style-name="Visited_20_Internet_20_Link"><text:span text:style-name="T1440">- Acknowledgments.</text:span></text:a></text:p>
      <text:p text:style-name="P501"/>
      <text:p text:style-name="P14">----------------------------------------------------------------------------------------------------------------------</text:p>
      <text:p text:style-name="P398"/>
      <text:p text:style-name="P465"><text:bookmark-start text:name="PurposeOfText"/>0.- The purpose of this text<text:bookmark-end text:name="PurposeOfText"/></text:p>
      <text:p text:style-name="P472"/>
      <text:p text:style-name="P333">Aiming for assuring happiness in my life and raising happy children I might have ended up crafting the final answer for <text:span text:style-name="T164">the </text:span>eternal prosperity <text:span text:style-name="T164">of </text:span>human <text:span text:style-name="T750">kind</text:span>.</text:p>
      <text:p text:style-name="P3"/>
      <text:p text:style-name="P4">How can I be the happiest <text:span text:style-name="T369">I can</text:span> in this life? What will I teach to my future children? <text:s/>Those questions wander around my mind since I’m 15, now 5 <text:span text:style-name="T164">and a half y</text:span>ears <text:span text:style-name="T164">later</text:span>, I think I’ve found the answer.</text:p>
      <text:p text:style-name="P4"/>
      <text:p text:style-name="P5">I always aimed for general explanations agnostic to my personal life. I was aware of the existence of useful answers or paths to follow according to your personality and environment. I was also aware that if any of those ever change the answers might become useless. Thus I always tried to find the general <text:soft-page-break/>pattern which could apply to everyone and would allow me to adapt when facing changes in the future.</text:p>
      <text:p text:style-name="P5"/>
      <text:p text:style-name="P7">All these resulted in a sort of guide to understand and <text:span text:style-name="T887">achieve</text:span> happiness at the same time of <text:span text:style-name="T888">resulting in </text:span>a social critique text which aims to find the overall patterns that allow <text:span text:style-name="T370">a</text:span> better quality of life for all humans. That is what this text is all about.</text:p>
      <text:p text:style-name="P2"/>
      <text:p text:style-name="P9">----------------------------------------------------------------------------------------------------------------------</text:p>
      <text:p text:style-name="P426"><text:span text:style-name="T237">Disclaimer:</text:span><text:span text:style-name="T248"> </text:span><text:span text:style-name="T250">I recommend </text:span><text:span text:style-name="T249">read</text:span><text:span text:style-name="T250">ing</text:span><text:span text:style-name="T249"> this text in order. Even if one part </text:span><text:span text:style-name="T265">might</text:span><text:span text:style-name="T249"> </text:span><text:span text:style-name="T250">reference </text:span><text:span text:style-name="T249">another, finish the section you're on before jumping ahead. Everything will make </text:span><text:span text:style-name="T250">more and more </text:span><text:span text:style-name="T249">sense as you go along. </text:span><text:span text:style-name="T252">Furthermore regardless of </text:span><text:span text:style-name="T249">your beliefs </text:span><text:span text:style-name="T252">or ideologies</text:span><text:span text:style-name="T249">—whether you think I sound like a libertarian, </text:span><text:span text:style-name="T255">or a</text:span><text:span text:style-name="T249"> socialist, or something else—</text:span><text:span text:style-name="T253">I encourage you to </text:span><text:span text:style-name="T249">keep reading. There are surprises ahead that I think everyone will </text:span><text:span text:style-name="T254">appreciate</text:span><text:span text:style-name="T249">.</text:span></text:p>
      <text:p text:style-name="P9">----------------------------------------------------------------------------------------------------------------------</text:p>
      <text:p text:style-name="P2"/>
      <text:p text:style-name="P10">----------------------------------------------------------------------------------------------------------------------</text:p>
      <text:p text:style-name="P425"><text:span text:style-name="T242">Disclaimer 2:</text:span><text:span text:style-name="T393"> </text:span><text:span text:style-name="T392">I</text:span><text:span text:style-name="T393">n some cases I could have used more specific </text:span><text:span text:style-name="T394">and</text:span><text:span text:style-name="T393"> shorter wording</text:span><text:span text:style-name="T392"> to make the text more professional and </text:span><text:span text:style-name="T394">brief</text:span><text:span text:style-name="T392">. But this text is not aiming for that, I’m trying to make this text available for the widest audience I can reach without compromising clarity.</text:span></text:p>
      <text:p text:style-name="P10">----------------------------------------------------------------------------------------------------------------------</text:p>
      <text:p text:style-name="P10"/>
      <text:p text:style-name="P6">It all started understanding what happiness was.</text:p>
      <text:p text:style-name="P10"/>
      <text:p text:style-name="P13">----------------------------------------------------------------------------------------------------------------------</text:p>
      <text:p text:style-name="P15">----------------------------------------------------------------------------------------------------------------------</text:p>
      <text:p text:style-name="P10"/>
      <text:p text:style-name="P466"><text:bookmark-start text:name="Happiness"/><text:span text:style-name="T164">1</text:span>.- <text:span text:style-name="T164">Happiness</text:span><text:bookmark-end text:name="Happiness"/></text:p>
      <text:p text:style-name="P393"/>
      <text:p text:style-name="P25">Many philosophers and people in general say that for a human to have a good life it needs to be happy. But, what is being happy? I present you my definition:</text:p>
      <text:p text:style-name="P8"/>
      <text:p text:style-name="P376">``Happiness is a state in which a being is happy. Understanding by happy: a surviving being which possess enough health, freedom and intelligence so as to avoid boredom in a desired basis.``</text:p>
      <text:p text:style-name="P376"/>
      <text:p text:style-name="P26">----------------------------------------------------------------------------------------------------------------------</text:p>
      <text:p text:style-name="P423"><text:span text:style-name="T236">Disclaimer:</text:span> In the definition I used the term being instead of human. I’m not sure if this applies to other animals. I will keep it this way to <text:span text:style-name="T244">encourage </text:span>thinking.</text:p>
      <text:p text:style-name="P25">----------------------------------------------------------------------------------------------------------------------</text:p>
      <text:p text:style-name="P25"/>
      <text:p text:style-name="P25">This definition comes from 2 facts:</text:p>
      <text:p text:style-name="P27"/>
      <text:list xml:id="list2322687091" text:style-name="L1">
        <text:list-item>
          <text:p text:style-name="P633">You need to be alive to feel happiness thus the surviving part on the definition.</text:p>
          <text:p text:style-name="P633"/>
        </text:list-item>
        <text:list-item>
          <text:p text:style-name="P633">If you get bored for too long a human won’t feel what they call as ‘happiness’. Notice different humans have different boredom tolerance but all of them have a limit <text:span text:style-name="T245">in which they start suffering from it</text:span>.</text:p>
        </text:list-item>
      </text:list>
      <text:p text:style-name="P27"/>
      <text:p text:style-name="P27"/>
      <text:p text:style-name="P29"><text:soft-page-break/>Now the following question can be: <text:span text:style-name="T114">How can I get happiness?</text:span></text:p>
      <text:p text:style-name="P358"/>
      <text:p text:style-name="P29">Easy to say harder to carry out, as not only depends on yourself but also on your environment. The more of the following conditions you achieve in your life and the more sustainable long term they are the happier you will <text:span text:style-name="T1454">likely</text:span> be.</text:p>
      <text:p text:style-name="P29"/>
      <text:p text:style-name="P29">Conditions for being happy:</text:p>
      <text:p text:style-name="P29"/>
      <text:p text:style-name="P358">- Survive:</text:p>
      <text:p text:style-name="P29"><text:tab/>In fact, be<text:span text:style-name="T1455">ing</text:span> alive with your basic human needs covered: food, water and co-existing <text:span text:style-name="T1456">safely</text:span> with other humans so you inhibit your individual weaknesses against <text:span text:style-name="T889">nature</text:span>. (a.k.a. it is very hard for a human alone to last in nature)</text:p>
      <text:p text:style-name="P27"/>
      <text:p text:style-name="P27"/>
      <text:p text:style-name="P347">- <text:span text:style-name="T246">Freedom:</text:span></text:p>
      <text:p text:style-name="P349"><text:tab/><text:span text:style-name="T138">I define freedom as:</text:span></text:p>
      <text:p text:style-name="P28"/>
      <text:p text:style-name="P350"><text:span text:style-name="T138"><text:s/></text:span><text:span text:style-name="T87">``</text:span><text:span text:style-name="T88">The </text:span><text:span text:style-name="T87">capab</text:span><text:span text:style-name="T88">ility </text:span><text:span text:style-name="T87">of satisfying a need in multiple ways.`` </text:span></text:p>
      <text:p text:style-name="P28"/>
      <text:p text:style-name="P20">----------------------------------------------------------------------------------------------------------------------</text:p>
      <text:p text:style-name="P434"><text:span text:style-name="T237">Disclaimer:</text:span><text:span text:style-name="T327"> </text:span><text:span text:style-name="T251">I'm not discussing 'freedom' in a deep philosophical way. Some might define freedom as “</text:span><text:span text:style-name="T274">the</text:span><text:span text:style-name="T251"> ability to have done otherwise.” This text isn't about deep existential debates. Instead, it's a practical guide to help find solutions for human needs. Questions like 'to be or not to be' or debates about free will are complex and, for now, without clear answers. I won't delve into them here. My goal is to offer logical insights into human existence and give real-world advice to enhance it.</text:span></text:p>
      <text:p text:style-name="P71">----------------------------------------------------------------------------------------------------------------------</text:p>
      <text:p text:style-name="P28"/>
      <text:p text:style-name="P28">The freer you are the more options you will have to satisfy your needs.</text:p>
      <text:p text:style-name="P30"/>
      <text:p text:style-name="P359"><text:span text:style-name="T138"><text:tab/></text:span><text:span text:style-name="T85">Notice</text:span><text:span text:style-name="T137">, you can be happy without freedom or </text:span><text:span text:style-name="T158">just </text:span><text:span text:style-name="T137">with less freedom as long as your </text:span><text:span text:style-name="T140">survival and boredom </text:span><text:span text:style-name="T137">needs are satisfied, but here is the key point:</text:span></text:p>
      <text:p text:style-name="P30"/>
      <text:p text:style-name="P347"><text:span text:style-name="T138"><text:tab/></text:span><text:span text:style-name="T140">I</text:span><text:span text:style-name="T139">f someone has a problem and only one way of solving it, </text:span><text:span text:style-name="T140">chances are if that solution path, for whatever reason, becomes impossible or harder, the individual will likely not be happy. Thus the more options you get the higher your chances of being happy… </text:span><text:span text:style-name="T141">for now. This will be developed more in depth in the </text:span><text:span text:style-name="T159">chapter</text:span><text:span text:style-name="T141"> </text:span><text:span text:style-name="T99">On Quitting Beliefs: </text:span><text:span text:style-name="T100">What is intelligence?</text:span></text:p>
      <text:p text:style-name="P65"/>
      <text:p text:style-name="P348"><text:span text:style-name="T140"><text:tab/></text:span><text:span text:style-name="T86">Notice</text:span><text:span text:style-name="T140">, here is another key point, it’s always about probability. There is not such a thing as a truth, there are tendencies where things tend to work and tendencies where things tend not to work. Existence is not white nor black, </text:span><text:span text:style-name="T160">it </text:span><text:span text:style-name="T140">is gray. When I speak about a solution I mean it in the way o</text:span><text:span text:style-name="T142">f:</text:span><text:span text:style-name="T140"> given the <text:s/>principles, there is a </text:span><text:span text:style-name="T143">high percentage on the</text:span><text:span text:style-name="T142"> </text:span><text:span text:style-name="T140">outcomes </text:span><text:span text:style-name="T142">distribution </text:span><text:span text:style-name="T160">to </text:span><text:span text:style-name="T163">happen</text:span><text:span text:style-name="T140"> as expected.</text:span></text:p>
      <text:p text:style-name="P66"/>
      <text:p text:style-name="P348"><text:span text:style-name="T247">- </text:span><text:span text:style-name="T307">Entertainment:</text:span></text:p>
      <text:p text:style-name="P422"/>
      <text:p text:style-name="P414"><text:tab/><text:span text:style-name="T52">Now a very hard question, at least it was for me to answer, </text:span><text:span text:style-name="T49">what is boredom, </text:span><text:span text:style-name="T50">what is being bored</text:span><text:span text:style-name="T49">?</text:span><text:span text:style-name="T51"> Well I define</text:span><text:span text:style-name="T53"> </text:span><text:span text:style-name="T54">being bored</text:span><text:span text:style-name="T51"> as:</text:span></text:p>
      <text:p text:style-name="P72"><text:soft-page-break/></text:p>
      <text:p text:style-name="P377">``<text:span text:style-name="T348">A state in which</text:span> your brain does not segregate chemical rewards when you analyze, repeat or experience a pattern. Being a pattern any activity humans can do: listening to music, play any game, any sport, <text:span text:style-name="T890">an </text:span>instrument, sex, building, studying… Any <text:span text:style-name="T343">activity</text:span>.``</text:p>
      <text:p text:style-name="P377"/>
      <text:p text:style-name="P31">For the rest of the text I will use the verb “<text:span text:style-name="T62">to </text:span><text:span text:style-name="T63">execute </text:span><text:span text:style-name="T62">a pattern</text:span>” <text:span text:style-name="T344">as</text:span> any combination of analyzing, experiencing or repeating a pattern. </text:p>
      <text:p text:style-name="P31"/>
      <text:p text:style-name="P31"><text:span text:style-name="T344">Now we see that when executing a pattern, eventually </text:span><text:span text:style-name="T349">you</text:span><text:span text:style-name="T344"> stop segregating chemical rewards. A logical approach on why is this is so as to the body doesn’t get stuck on a loop doing the same over and over again, thus favoring </text:span><text:span text:style-name="T1459">exploration</text:span><text:span text:style-name="T344"> and adaptation </text:span><text:span text:style-name="T1457">which are</text:span><text:span text:style-name="T346"> the </text:span><text:span text:style-name="T344">key factor</text:span><text:span text:style-name="T1459">s</text:span><text:span text:style-name="T344"> </text:span><text:span text:style-name="T346">for</text:span><text:span text:style-name="T344"> </text:span><text:span text:style-name="T1458">avoiding extinc</text:span><text:span text:style-name="T1459">t</text:span><text:span text:style-name="T1458">ion </text:span><text:span text:style-name="T344">and survival </text:span><text:span text:style-name="T1458">through time</text:span><text:span text:style-name="T344">. Boredom is natural, in fact, boredom is essential for a race to adapt and last in time </text:span><text:span text:style-name="T1459">passing th</text:span><text:span text:style-name="T1460">r</text:span><text:span text:style-name="T1459">ough the natural selection filter</text:span><text:span text:style-name="T344">.</text:span></text:p>
      <text:p text:style-name="P31"/>
      <text:p text:style-name="P32"><text:span text:style-name="T1467">Boredom is also another key point on why humans aren’t designed to be alone. </text:span><text:span text:style-name="T1468">Notice</text:span><text:span text:style-name="T1460"> </text:span><text:span text:style-name="T1461">that </text:span>when loneliness is faced, eventually, as there is a limit <text:span text:style-name="T350">on</text:span> the number of activities a single human being can do, <text:span text:style-name="T1462">it is impossible to scape boredom </text:span><text:span text:style-name="T1463">on your own</text:span>. <text:span text:style-name="T345">And when I say loneliness I mean </text:span><text:span text:style-name="T346">it in its </text:span><text:span text:style-name="T345">pure</text:span><text:span text:style-name="T346">st sense</text:span><text:span text:style-name="T345">, not even a dog with you, not a single being apart from yourself. </text:span><text:span text:style-name="T346">This is another of the reasons </text:span><text:span text:style-name="T1464">why </text:span><text:span text:style-name="T347">a </text:span><text:span text:style-name="T346">human need</text:span><text:span text:style-name="T347">s</text:span><text:span text:style-name="T346"> other beings, not just for pure “biological survival” but for this other intrinsic adaptation mechanism we have </text:span><text:span text:style-name="T351">and which</text:span><text:span text:style-name="T346"> we call boredom.</text:span></text:p>
      <text:p text:style-name="P31"/>
      <text:p text:style-name="P33"><text:span text:style-name="T65">Notice</text:span>, you can’t be bored if you are in danger, if you are hungry, if you are thirsty. Thus boredom only appears when a human is in a safe state, where its basic “biological needs” are satisfied. It feels natural to understand boredom as a biological mechanism that encourages our bodies to explore when our survival is statistically granted. This mechanism allows us to discover new things even when our basic needs are satisfied thus granting us new information that allows us to <text:span text:style-name="T891">have </text:span>a greater chance to adapt and survive in unpredictable future scenarios.</text:p>
      <text:p text:style-name="P31"/>
      <text:p text:style-name="P33">So, <text:span text:style-name="T114">what is </text:span><text:span text:style-name="T98">boredom</text:span><text:span text:style-name="T114">? </text:span><text:span text:style-name="T352">I define boredom as:</text:span></text:p>
      <text:p text:style-name="P33"/>
      <text:p text:style-name="P378">``A biological mechanism humans (and maybe other beings) have which promotes exploration and discovery once their body feels like their survival is statistically granted <text:span text:style-name="T892">in order to have better chance of survival for future unexpected changes</text:span>.`</text:p>
      <text:p text:style-name="P34"/>
      <text:p text:style-name="P35"><text:span text:style-name="T65">Notice</text:span> maybe this mechanism is a result on natural selection, those beings which didn’t feel boredom and didn’t discover useful information <text:span text:style-name="T893">before </text:span>unforeseen events happened might have been eventually, or still slowl<text:span text:style-name="T894">y,</text:span> becoming extinct.</text:p>
      <text:p text:style-name="P357"/>
      <text:p text:style-name="P36">Now, this being defined, we can see that the next rewarding factor for feeling happiness is being entertained (not being bored). The frequency and the variety of activities vary on an individual basis so the quantity of the following requisites you will require will be special <text:span text:style-name="T1465">for</text:span> <text:span text:style-name="T1466">each </text:span>one of you.</text:p>
      <text:p text:style-name="P36"><text:soft-page-break/></text:p>
      <text:p text:style-name="P37">This is the most complex part of <text:span text:style-name="T1469">mastering </text:span>happiness, via self analysis and introspection, decide <text:span text:style-name="T65">how many, how much of each and how to get </text:span>the following requisites:</text:p>
      <text:p text:style-name="P37"/>
      <text:p text:style-name="P39"><text:tab/>- <text:span text:style-name="T115">H</text:span><text:span text:style-name="T114">ealth:</text:span> Enoug<text:span text:style-name="T353">h health, </text:span>physical and mental, to carry out the activities that you enjoy. The healthier the more activities you can carry out <text:span text:style-name="T1348">for a longer time,</text:span> thus the more solutions you will have to the boredom problem, thus the more likely you are to be happy. But this is <text:span text:style-name="T353">just</text:span> statistics, on an individual basis you decide how much health you really need. A clear example of this is: An obese climber will <text:span text:style-name="T354">be </text:span>less likely <text:span text:style-name="T354">(</text:span>or will find <text:span text:style-name="T895">it </text:span>harder<text:span text:style-name="T354">) </text:span>to enjoy the views while eating something at the summit of a mountain due to its obesity. <text:span text:style-name="T1470">So someone whose happiness is brought by climbing should stay in moderate weight.</text:span></text:p>
      <text:p text:style-name="P38"/>
      <text:p text:style-name="P40"><text:tab/>- <text:span text:style-name="T116">Money: </text:span><text:span text:style-name="T354">A </text:span><text:span text:style-name="T371">t</text:span><text:span text:style-name="T354">ool for </text:span><text:span text:style-name="T371">f</text:span><text:span text:style-name="T354">reedom, </text:span><text:span text:style-name="T371">n</text:span><text:span text:style-name="T354">ot the </text:span><text:span text:style-name="T371">e</text:span><text:span text:style-name="T354">nd </text:span><text:span text:style-name="T371">g</text:span><text:span text:style-name="T354">oal.</text:span><text:span text:style-name="T116"> </text:span><text:span text:style-name="T354">Money does not buy happiness, but buys other people’</text:span><text:span text:style-name="T355">s</text:span><text:span text:style-name="T354"> time so you can spend yours freely. And as explained, the freer you are the more activities you can do to satisfy your boredom. </text:span><text:span text:style-name="T356">Not everyone needs to be rich in order not to suffer from boredom, some people will need more, others less. You should analyze how much money usually requires to carry out activities you like and </text:span><text:span text:style-name="T359">also if</text:span><text:span text:style-name="T356"> you can sustain </text:span><text:span text:style-name="T359">them </text:span><text:span text:style-name="T356">long term in order to li</text:span><text:span text:style-name="T359">v</text:span><text:span text:style-name="T356">e happier.</text:span></text:p>
      <text:p text:style-name="P38"/>
      <text:p text:style-name="P38"><text:tab/>- <text:span text:style-name="T117">Relationships with other beings: </text:span><text:span text:style-name="T360">As mentioned some paragraphs ago, a human alone will eventually get bored. </text:span><text:span text:style-name="T1471">Relations with any other</text:span><text:span text:style-name="T360"> being</text:span><text:span text:style-name="T1471">s</text:span><text:span text:style-name="T360"> </text:span><text:span text:style-name="T1471">work</text:span><text:span text:style-name="T360">, an animal, another human etc. </text:span><text:span text:style-name="T361">These add randomness to the interactions that result in unpredictable patterns which to execute </text:span><text:span text:style-name="T362">that likely will segregate the proper happiness chemicals in your bra</text:span><text:span text:style-name="T363">i</text:span><text:span text:style-name="T362">n as they are something new, </text:span><text:span text:style-name="T1472">something being explored</text:span><text:span text:style-name="T361">.</text:span></text:p>
      <text:p text:style-name="P38"/>
      <text:p text:style-name="P40"><text:span text:style-name="T896">All these factors are “e</text:span><text:span text:style-name="T357">asy to </text:span><text:span text:style-name="T896">name”</text:span><text:span text:style-name="T357">, harder to analyze.</text:span><text:span text:style-name="T358"> </text:span><text:span text:style-name="T896">That is why chapter 3 of this book delves deeper in th</text:span><text:span text:style-name="T1473">e intricacies of</text:span><text:span text:style-name="T896"> </text:span><text:span text:style-name="T897">analyzing </text:span><text:span text:style-name="T1473">complex </text:span><text:span text:style-name="T896">problem</text:span><text:span text:style-name="T1473">s.</text:span><text:span text:style-name="T896"> </text:span><text:span text:style-name="T1474">D</text:span><text:span text:style-name="T898">elv</text:span><text:span text:style-name="T1474">ing </text:span><text:span text:style-name="T898">into explaining </text:span><text:span text:style-name="T896">the best solution I could think of according to ou</text:span><text:span text:style-name="T899">r </text:span><text:span text:style-name="T896">current reality and </text:span><text:span text:style-name="T900">state of </text:span><text:span text:style-name="T896">technology.</text:span></text:p>
      <text:p text:style-name="P37"/>
      <text:p text:style-name="P352">Conclusion</text:p>
      <text:p text:style-name="P351"/>
      <text:p text:style-name="P41">Summing up everythin<text:span text:style-name="T364">g, we could </text:span><text:span text:style-name="T368">understand </text:span><text:span text:style-name="T364">happiness </text:span><text:span text:style-name="T368">as </text:span><text:span text:style-name="T367">a combination of</text:span><text:span text:style-name="T364">: survival, freedom and entertainment. </text:span><text:span text:style-name="T365">Those are </text:span><text:span text:style-name="T366">the </text:span><text:span text:style-name="T365">3 pillars </text:span><text:span text:style-name="T366">that hold it</text:span><text:span text:style-name="T365">.</text:span></text:p>
      <text:p text:style-name="P41"/>
      <text:p text:style-name="P567"><text:span text:style-name="T454">In order to achieve it after having high assurances of survival you have to not to get bored for too long.</text:span> <text:span text:style-name="T454">B</text:span>oredom is a phenomenal that can come and go when <text:span text:style-name="T455">executing</text:span> patterns. Therefore, in order to be happy, each person will have to find a big enough quantity of patterns they can make in a sequenced manner so they never get tired of <text:span text:style-name="T102">too much of </text:span>them <text:span text:style-name="T456">for too long</text:span>. <text:span text:style-name="T102">I</text:span>n the meantime, <text:span text:style-name="T102">if too </text:span><text:span text:style-name="T1476">many</text:span><text:span text:style-name="T102"> of them bore you, then </text:span><text:span text:style-name="T901">explore and experience </text:span><text:span text:style-name="T902">other</text:span> patterns in the hope that <text:span text:style-name="T1475">they will kill your boredom or that</text:span> any of the <text:span text:style-name="T1475">previously </text:span>bored one<text:span text:style-name="T1477">s </text:span><text:span text:style-name="T1475">now </text:span>become<text:span text:style-name="T1478">s</text:span> funny again.</text:p>
      <text:p text:style-name="P563"/>
      <text:p text:style-name="P568"><text:soft-page-break/>Important is to know that each person has a unique need of pattern experiencing<text:span text:style-name="T457">, boredom tolerance and </text:span>different reactions to different patterns.</text:p>
      <text:p text:style-name="P564"/>
      <text:p text:style-name="P290"><text:span text:style-name="T65">Notice</text:span> here is an important idea <text:span text:style-name="T903">for later parts on the text.</text:span> <text:span text:style-name="T904">Y</text:span>ou have to find the patterns <text:span text:style-name="T906">and </text:span><text:span text:style-name="T905">i</text:span>n order to find you have to search or explore.</text:p>
      <text:p text:style-name="P41"/>
      <text:p text:style-name="P46">----------------------------------------------------------------------------------------------------------------------</text:p>
      <text:p text:style-name="P41">----------------------------------------------------------------------------------------------------------------------</text:p>
      <text:p text:style-name="P41"/>
      <text:p text:style-name="P394">Transition from chapter 1 to chapter 2</text:p>
      <text:p text:style-name="P354"/>
      <text:p text:style-name="P62">After understanding what is happiness you might have notice that for you to be happy it requires analysis <text:span text:style-name="T422">on </text:span><text:span text:style-name="T421">different factors</text:span> <text:span text:style-name="T423">like </text:span>health, money, relationships etc. A lot of complex decision<text:span text:style-name="T424">s</text:span> which <text:span text:style-name="T425">all</text:span> need 1 thing to answer them <text:span text:style-name="T907">successfully:</text:span> intelligence.</text:p>
      <text:p text:style-name="P62"/>
      <text:p text:style-name="P62">But what is intelligence? Let’s go to chapter 2.</text:p>
      <text:p text:style-name="P41"/>
      <text:p text:style-name="P46">----------------------------------------------------------------------------------------------------------------------</text:p>
      <text:p text:style-name="P41">----------------------------------------------------------------------------------------------------------------------</text:p>
      <text:p text:style-name="P41"/>
      <text:p text:style-name="P467"><text:bookmark-start text:name="Chapter2"/>2.- On quitting beliefs: <text:span text:style-name="T419">What is intelligence?</text:span><text:bookmark-end text:name="Chapter2"/></text:p>
      <text:p text:style-name="P397"/>
      <text:p text:style-name="P403">2.1.- Introduction: <text:span text:style-name="T470">A very efficient</text:span><text:span text:style-name="T433"> way of thinking, thinking like an engineer.</text:span></text:p>
      <text:p text:style-name="P37"/>
      <text:p text:style-name="P82">This section is meant for you to know the secret to maximi<text:span text:style-name="T1479">ze</text:span> your brain capabilities by explaining how the smartest think <text:span text:style-name="T436">about the most complex of systems</text:span>.</text:p>
      <text:p text:style-name="P82"/>
      <text:p text:style-name="P80"><text:span text:style-name="T374">As we mentioned at the beginning, t</text:span>his text aims to find a way of thinking about life that maximizes <text:span text:style-name="T374">an individual’s </text:span>happiness <text:span text:style-name="T427">long term</text:span>. A sort of philosophical doctrine <text:span text:style-name="T437">based on science </text:span>to guide humans to the best possible society where everyone is as happy as <text:span text:style-name="T374">they</text:span> can be. <text:span text:style-name="T426">But for that you need to intelligently analyze your specific </text:span><text:span text:style-name="T438">life’</text:span><text:span text:style-name="T439">s</text:span><text:span text:style-name="T438"> </text:span><text:span text:style-name="T426">situation and with time and constant <text:s/>effort improve it.</text:span></text:p>
      <text:p text:style-name="P51"/>
      <text:p text:style-name="P11">----------------------------------------------------------------------------------------------------------------------</text:p>
      <text:p text:style-name="P427"><text:span text:style-name="T237">Disclaimer:</text:span><text:span text:style-name="T327"> </text:span><text:span text:style-name="T251">If this reminds you of the 'evil' capitalist profit-maximizing mindset, hang tight, there </text:span><text:span text:style-name="T256">will be</text:span><text:span text:style-name="T251"> a twist </text:span><text:span text:style-name="T258">later</text:span><text:span text:style-name="T251">. </text:span><text:span text:style-name="T257">Even if you like the capitalist mindset I think you will enjoy the twist too.</text:span></text:p>
      <text:p text:style-name="P67">----------------------------------------------------------------------------------------------------------------------</text:p>
      <text:p text:style-name="P50"/>
      <text:p text:style-name="P76">Situations can be incredibly diverse, the economy of your country, your gender, your <text:span text:style-name="T428">height</text:span>, the predominant religion near you etc <text:span text:style-name="T429">affect the specific steps you have to take in order to maximize your happiness</text:span>.</text:p>
      <text:p text:style-name="P76"/>
      <text:p text:style-name="P78"><text:span text:style-name="T440">With this being said it starts to make sense if we understand each </text:span><text:span text:style-name="T432">life situation </text:span>as a system with different modules conforming it. <text:span text:style-name="T441">Just like engineers </text:span><text:span text:style-name="T471">see their creations</text:span><text:span text:style-name="T441">, everyone should know how to analyze complex systems in </text:span><text:soft-page-break/><text:span text:style-name="T441">order so they can analyze their life and maximize its happiness the best way they can.</text:span> </text:p>
      <text:p text:style-name="P78"/>
      <text:p text:style-name="P78"><text:span text:style-name="T432">In this ideal doctrine it is key for everyone to learn </text:span><text:span text:style-name="T441">how </text:span><text:span text:style-name="T432">to “think like an engineer” about technical and more abstracts </text:span><text:span text:style-name="T441">topics</text:span><text:span text:style-name="T432"> in life. More on how to </text:span><text:span text:style-name="T908">do</text:span><text:span text:style-name="T432"> </text:span><text:span text:style-name="T442">th</text:span><text:span text:style-name="T432">is later.</text:span></text:p>
      <text:p text:style-name="P78"/>
      <text:p text:style-name="P83">This analysis method is the one the smartest people use, but it takes time due to iterations of trial and error. This is <text:span text:style-name="T473">the reason </text:span>w<text:span text:style-name="T472">h</text:span>y your effort needs to be continuous, life is a <text:span text:style-name="T474">really </text:span>complex system and you will need a bunch of iterations of trial and error to get to your maximized point. For some will be harder than for others but, <text:span text:style-name="T909">no matter what, </text:span>its complexity will make it time consuming and <text:span text:style-name="T910">probably </text:span>exhausting. <text:span text:style-name="T444">This is why I recommend taking this approach to life </text:span><text:span text:style-name="T475">along </text:span><text:span text:style-name="T444">with your close</text:span><text:span text:style-name="T445">r</text:span><text:span text:style-name="T444"> ones, to support each other when the steps you have to take become quite steep. </text:span><text:span text:style-name="T446">More on this later.</text:span></text:p>
      <text:p text:style-name="P77"/>
      <text:p text:style-name="P79"><text:span text:style-name="T430">It is impossible for me to give specific instructions for each situation thus here I’m just going to layout the general rules anyone should </text:span><text:span text:style-name="T443">follow</text:span><text:span text:style-name="T430">. I hope that people reading this apply this thinking to their specific situations and </text:span><text:span text:style-name="T447">later </text:span><text:span text:style-name="T1087">maybe</text:span><text:span text:style-name="T447"> </text:span><text:span text:style-name="T475">share</text:span><text:span text:style-name="T430"> how </text:span><text:span text:style-name="T447">it</text:span><text:span text:style-name="T430"> worked </text:span><text:span text:style-name="T447">out </text:span><text:span text:style-name="T430">for them. </text:span><text:span text:style-name="T1480">This way</text:span><text:span text:style-name="T430"> we can have a wide resource of </text:span><text:span text:style-name="T431">real-life examples </text:span><text:span text:style-name="T430">in the current and following human history </text:span><text:span text:style-name="T1088">for</text:span><text:span text:style-name="T447"> </text:span><text:span text:style-name="T430">specific </text:span><text:span text:style-name="T443">steps to take</text:span><text:span text:style-name="T430"> for each individual’</text:span><text:span text:style-name="T443">s </text:span><text:span text:style-name="T430">nuance. </text:span><text:span text:style-name="T1089">Like a useful b</text:span><text:span text:style-name="T1090">i</text:span><text:span text:style-name="T1089">g database of specific examples where these steps where applied. </text:span><text:span text:style-name="T1480">Who knows, if we create this database maybe we can train an AI with the data that helps us to be happier. </text:span><text:span text:style-name="T1481">Alright let’s stop speculating </text:span><text:span text:style-name="T1483">for now</text:span><text:span text:style-name="T1481">, and let’s com back to defining and understanding core term</text:span><text:span text:style-name="T1482">inology</text:span><text:span text:style-name="T1481">.</text:span></text:p>
      <text:p text:style-name="P50"/>
      <text:p text:style-name="P52">The main take-away from this <text:span text:style-name="T448">chapter</text:span> is <text:span text:style-name="T70">what intelligence is</text:span><text:span text:style-name="T418">, </text:span>the idea of the <text:span text:style-name="T65">fixed variable resolution technique</text:span> <text:span text:style-name="T417">and how it </text:span><text:span text:style-name="T448">relates to to </text:span><text:span text:style-name="T417">your intelligence </text:span><text:span text:style-name="T476">and</text:span><text:span text:style-name="T448"> thinking like an engineer</text:span>.</text:p>
      <text:p text:style-name="P49"/>
      <text:p text:style-name="P53"><text:span text:style-name="T71">The fi</text:span><text:span text:style-name="T65">xed variable resolution technique</text:span> :</text:p>
      <text:p text:style-name="P53"/>
      <text:p text:style-name="P54"><text:span text:style-name="T372">Sometimes in math, if a function depends on more than one variable like f(x,y), it comes handy to fix the value for a variable to figure out the </text:span><text:span text:style-name="T476">value </text:span><text:span text:style-name="T372">of the other one and </text:span><text:span text:style-name="T420">then</text:span><text:span text:style-name="T372"> solve </text:span><text:span text:style-name="T373">the</text:span><text:span text:style-name="T372"> problem. </text:span></text:p>
      <text:p text:style-name="P54"/>
      <text:p text:style-name="P54"><text:span text:style-name="T373">A </text:span><text:span text:style-name="T1041">real and </text:span><text:span text:style-name="T373">metaphorical example </text:span><text:span text:style-name="T1041">of math problems</text:span><text:span text:style-name="T373"> can be found at the end of this section </text:span><text:span text:style-name="T1041">to illustrate better what I mean. P</text:span><text:span text:style-name="T373">lease wait for it and keep read</text:span><text:span text:style-name="T2">ing.</text:span></text:p>
      <text:p text:style-name="P48"/>
      <text:p text:style-name="P402">2.<text:span text:style-name="T478">2</text:span>.- <text:span text:style-name="T477">The </text:span><text:span text:style-name="T479">impact</text:span><text:span text:style-name="T477"> of beliefs.</text:span></text:p>
      <text:p text:style-name="P48"/>
      <text:p text:style-name="P81">Now why <text:span text:style-name="T1401">is the tittle </text:span><text:span text:style-name="T1402">of this chapter </text:span><text:span text:style-name="T1401">related to</text:span> beliefs?<text:span text:style-name="T114"> </text:span>Because they put limits on your actions thus your freedom, your boredom <text:span text:style-name="T375">and </text:span>overall <text:span text:style-name="T376">they are </text:span>correlated with your happiness. </text:p>
      <text:p text:style-name="P81"/>
      <text:p text:style-name="P81"><text:span text:style-name="T434">This limits can be understood as </text:span><text:span text:style-name="T911">a </text:span><text:span text:style-name="T434">natural reaction from your brain to fix some variables while it solves others </text:span><text:span text:style-name="T435">and at the same time protects itself from the </text:span><text:soft-page-break/><text:span text:style-name="T435">incredibly high amounts of information it can receive but can’t rationally process.</text:span></text:p>
      <text:p text:style-name="P21"/>
      <text:p text:style-name="P75">First, <text:span text:style-name="T432">as an introduction to “thinking like an engineer” </text:span><text:span text:style-name="T458">and what is intelligence</text:span><text:span text:style-name="T432">,</text:span> I find it <text:span text:style-name="T432">useful </text:span>to understand how we use beliefs and how they relate and cooperate with rational thinking. For that, lets talk about <text:span text:style-name="T912">the summit of beliefs, </text:span>religion.</text:p>
      <text:p text:style-name="P75"/>
      <text:p text:style-name="P401">2.<text:span text:style-name="T480">3</text:span>.- Religion: <text:span text:style-name="T492">its benefits, downsides and alternatives</text:span></text:p>
      <text:p text:style-name="P74"/>
      <text:p text:style-name="P559"><text:span text:style-name="T217">The clear manifestation of belief</text:span><text:span text:style-name="T223">s</text:span><text:span text:style-name="T217"> </text:span><text:span text:style-name="T221">are</text:span><text:span text:style-name="T217"> religions. Now, what is a belief? What is a religion?</text:span><text:span text:style-name="T225"> </text:span><text:span text:style-name="T217">Well lets start </text:span><text:span text:style-name="T224">vaguely </text:span><text:span text:style-name="T217">saying that religions are “a thing” that brings a lot of people happiness and stability to their lives. </text:span><text:span text:style-name="T218">How do religions bring happiness? </text:span><text:span text:style-name="T220">There are</text:span><text:span text:style-name="T218"> </text:span><text:span text:style-name="T222">3</text:span><text:span text:style-name="T218"> benefits of a religion</text:span><text:span text:style-name="T219"> in peoples’ life</text:span><text:span text:style-name="T218">:</text:span></text:p>
      <text:p text:style-name="P73"/>
      <text:list xml:id="list2414331211" text:style-name="L2">
        <text:list-item>
          <text:p text:style-name="P634"><text:span text:style-name="T384">It h</text:span>elp<text:span text:style-name="T384">s </text:span><text:span text:style-name="T383">people</text:span><text:span text:style-name="T382"> </text:span>to give meaning to their li<text:span text:style-name="T383">f</text:span>e<text:span text:style-name="T1484">s</text:span>.</text:p>
        </text:list-item>
        <text:list-item>
          <text:p text:style-name="P634"><text:span text:style-name="T385">It s</text:span>atisf<text:span text:style-name="T385">ies </text:span>the natural need of people of belonging to a community.</text:p>
        </text:list-item>
        <text:list-item>
          <text:p text:style-name="P635">In case of loneliness or danger <text:span text:style-name="T1398">or a mix of bot, </text:span><text:span text:style-name="T1396">generally </text:span><text:span text:style-name="T1398">speaking, </text:span><text:span text:style-name="T1396">in</text:span> <text:span text:style-name="T1485">case of a</text:span> position of weakness, the figure of a god <text:span text:style-name="T1397">or some religious belief </text:span>can help <text:span text:style-name="T1485">people </text:span>feel more hope for a better future.</text:p>
        </text:list-item>
      </text:list>
      <text:p text:style-name="P55"/>
      <text:p text:style-name="P56">We can understand that <text:span text:style-name="T386">religion</text:span> is related to happiness in the way that creates and coordinates a community while answering questions. Notice as discussed in the <text:span text:style-name="T62">Happiness</text:span> chapter, the community satisfies the survival need and also the boredom <text:span text:style-name="T1488">one</text:span> <text:span text:style-name="T1487">as</text:span> <text:span text:style-name="T1491">it </text:span>gives <text:span text:style-name="T1489">a </text:span><text:span text:style-name="T1490">wide </text:span><text:span text:style-name="T1489">variety of </text:span>pattern<text:span text:style-name="T1486">s</text:span> to execute. I<text:span text:style-name="T913">n this case it </text:span>is the pattern of understanding and answering questions about human existence and proper ways of living <text:span text:style-name="T1492">plus actually living them</text:span>.</text:p>
      <text:p text:style-name="P56"/>
      <text:p text:style-name="P57">Now those are the benefits of religions, but they also have their downsides. <text:span text:style-name="T387">Religions are based on beliefs</text:span> <text:span text:style-name="T387">which create</text:span> limits to people’s actions which are not general enough to adapt to any <text:span text:style-name="T387">follower in </text:span>the religion. Of course, as it has been discussed is always a probability matter and each individual will have different responses. Some will be happy enough with the <text:span text:style-name="T388">beliefs</text:span> of their religion and others might be unhappy.</text:p>
      <text:p text:style-name="P57"/>
      <text:p text:style-name="P58">All these being said this is how I define belief:</text:p>
      <text:p text:style-name="P58"/>
      <text:p text:style-name="P379">``Belief is a fixed rule a human follows that never changes because it is never questioned or doubt<text:span text:style-name="T389">ed</text:span> upon.``</text:p>
      <text:p text:style-name="P59"/>
      <text:p text:style-name="P60">Now that is the key difference between religion and science: science might not be 100% certain, but it can be questioned and changes over time whereas religion <text:span text:style-name="T914">does not or take a bunch of generations </text:span><text:span text:style-name="T1493">(thus </text:span><text:span text:style-name="T1494">lots of </text:span><text:span text:style-name="T1493">time)</text:span><text:span text:style-name="T914"> to do so</text:span><text:span text:style-name="T390">. Thus for a better chance of being happy </text:span><text:span text:style-name="T481">due to its adaptable nature, </text:span><text:span text:style-name="T390">here I propose </text:span><text:span text:style-name="T395">and discuss </text:span><text:span text:style-name="T390">scientific </text:span><text:span text:style-name="T391">alternatives</text:span><text:span text:style-name="T390"> </text:span><text:span text:style-name="T481">for </text:span><text:span text:style-name="T390">the </text:span><text:span text:style-name="T1399">2 </text:span><text:span text:style-name="T1495">first</text:span><text:span text:style-name="T390"> benefits of religion </text:span><text:span text:style-name="T1399">and a complement for the </text:span><text:span text:style-name="T1400">third</text:span><text:span text:style-name="T1399"> one</text:span><text:span text:style-name="T390">.</text:span></text:p>
      <text:p text:style-name="P60"/>
      <text:p text:style-name="P353"><text:span text:style-name="T85">1. <text:s/>A substitute to the first benefit of religion:</text:span> don’t get too bored</text:p>
      <text:p text:style-name="P353"/>
      <text:p text:style-name="P61"><text:soft-page-break/>Now a pretty generalized pattern that humans execute is trying to answer the most metaphysical questions. As said religions offer an answer, but, what does <text:span text:style-name="T915">a scientific thought </text:span><text:span text:style-name="T1496">answers</text:span> to those questions?</text:p>
      <text:p text:style-name="P61"/>
      <text:p text:style-name="P61">The questions and answers <text:span text:style-name="T916">by </text:span><text:span text:style-name="T917">science </text:span>are: </text:p>
      <text:p text:style-name="P416"/>
      <text:p text:style-name="P558"><text:span text:style-name="T381">Why are we here?</text:span><text:span text:style-name="T379"> Because we are a specific molecule configuration capable of reproducing </text:span><text:span text:style-name="T380">similar copies of itself</text:span><text:span text:style-name="T379"> while promoting pattern </text:span><text:span text:style-name="T378">r</text:span><text:span text:style-name="T377">ecogni</text:span><text:span text:style-name="T379">tion</text:span><text:span text:style-name="T377">, executi</text:span><text:span text:style-name="T379">on</text:span><text:span text:style-name="T377">, and anal</text:span><text:span text:style-name="T379">ysis.</text:span></text:p>
      <text:p text:style-name="P503"/>
      <text:p text:style-name="P503"><text:span text:style-name="T65">How are we here?</text:span> <text:span text:style-name="T396">Due to a p</text:span><text:span text:style-name="T105">hysical phenomena that </text:span><text:span text:style-name="T106">oc</text:span><text:span text:style-name="T107">c</text:span><text:span text:style-name="T106">ur</text:span><text:span text:style-name="T108">r</text:span><text:span text:style-name="T106">ed</text:span> long long time ago <text:span text:style-name="T482">that</text:span><text:span text:style-name="T109"> </text:span>created an incredibly long domino effect <text:span text:style-name="T449">un</text:span>til eventually creating this special molecule pattern configuration we call ourselves humans.</text:p>
      <text:p text:style-name="P505"/>
      <text:p text:style-name="P526">And the most important question:</text:p>
      <text:p text:style-name="P505"/>
      <text:p text:style-name="P506"><text:span text:style-name="T65">What are we </text:span><text:span text:style-name="T66">su</text:span><text:span text:style-name="T67">p</text:span><text:span text:style-name="T66">posed</text:span><text:span text:style-name="T65"> to do, </text:span><text:span text:style-name="T66">what’s ou</text:span><text:span text:style-name="T68">r</text:span><text:span text:style-name="T66"> me</text:span><text:span text:style-name="T69">a</text:span><text:span text:style-name="T66">ning</text:span><text:span text:style-name="T65">?</text:span> Our bodies are biologically programmed to try to survive and <text:span text:style-name="T396">feel happiness executing patterns</text:span>. <text:span text:style-name="T450">We are meant to do exactly that.</text:span></text:p>
      <text:p text:style-name="P506"/>
      <text:p text:style-name="P505"><text:span text:style-name="T110">Now</text:span> if survival is statistically granted like in lots of nowadays societies, <text:span text:style-name="T101">and you find </text:span>enough patterns to <text:span text:style-name="T111">experience</text:span> <text:span text:style-name="T101">without getting bored of them, happiness will occur in you </text:span><text:span text:style-name="T112">and you will feel realized</text:span>. <text:span text:style-name="T396">Which is basically, one of the needs religions satisfy. </text:span><text:span text:style-name="T397">Therefore, to adopt a more flexible and potentially happier life, </text:span><text:span text:style-name="T64">don’t get too bored</text:span><text:span text:style-name="T397">.</text:span></text:p>
      <text:p text:style-name="P516"/>
      <text:p text:style-name="P539">1.1.- <text:span text:style-name="T486">The classi</text:span><text:span text:style-name="T487">c </text:span><text:span text:style-name="T486">answer to the third question: </text:span>Good and evil</text:p>
      <text:p text:style-name="P539"/>
      <text:p text:style-name="P516"><text:span text:style-name="T483">N</text:span><text:span text:style-name="T451">ow lets</text:span> mention that religions <text:span text:style-name="T484">generally </text:span>answer <text:span text:style-name="T403">to</text:span> the <text:span text:style-name="T62">what are we supposed to do </text:span><text:span text:style-name="T340">question</text:span> with: We are supposed to do good and not bad. In summarized terms. Now you might <text:span text:style-name="T404">b</text:span>e wondering how you define good and bad <text:span text:style-name="T1497">without being </text:span>based on beliefs <text:span text:style-name="T401">or subjective ethics</text:span>? <text:span text:style-name="T402">Here is what I propose as </text:span><text:span text:style-name="T485">a neutral </text:span><text:span text:style-name="T402">definition:</text:span></text:p>
      <text:p text:style-name="P516"/>
      <text:p text:style-name="P547">``<text:span text:style-name="T404">Good and bad </text:span><text:span text:style-name="T113">are those patter</text:span><text:span text:style-name="T404">n</text:span><text:span text:style-name="T113">s that have seemed to grant this better </text:span><text:span text:style-name="T918">or worse</text:span><text:span text:style-name="T113"> likelihood of survival </text:span><text:span text:style-name="T919">and happiness </text:span><text:span text:style-name="T113">according to a group of people’</text:span><text:span text:style-name="T452">s</text:span><text:span text:style-name="T113"> personalities and their nature around them.``</text:span></text:p>
      <text:p text:style-name="P516"/>
      <text:p text:style-name="P516"><text:span text:style-name="T113">Thus you can conclude that good </text:span><text:span text:style-name="T405">is the adjective chosen to describe those pattern executions that increased the likelihood of survival and happiness of a community and bad is vice-versa, those patterns which decreased that likelihood.</text:span></text:p>
      <text:p text:style-name="P516"/>
      <text:p text:style-name="P519">The needs of human communities vary a lot because they depend on a lot of factors <text:span text:style-name="T920">like</text:span> the nature surrounding them: weather, fauna, flora, day light available, water available… It also varies with each individual’s personality in the community which is a “constant change” as new humans are born and others die.</text:p>
      <text:p text:style-name="P519"><text:soft-page-break/></text:p>
      <text:p text:style-name="P538">Notice<text:span text:style-name="T308"> if we understand and embrace this unavoidable constant changes, specially the individual’s personality one, we can better arrange ou</text:span><text:span text:style-name="T311">r</text:span><text:span text:style-name="T308"> desires so everyone needs are satisfied. </text:span><text:span text:style-name="T309">Thus an </text:span><text:span text:style-name="T310">individual journey on</text:span><text:span text:style-name="T309"> quit</text:span><text:span text:style-name="T310">ting</text:span><text:span text:style-name="T309"> beliefs can be </text:span><text:span text:style-name="T310">beneficial </text:span><text:span text:style-name="T309">for </text:span><text:span text:style-name="T310">the greater community </text:span><text:span text:style-name="T312">if done </text:span><text:span text:style-name="T314">intel</text:span><text:span text:style-name="T315">li</text:span><text:span text:style-name="T314">gently</text:span><text:span text:style-name="T309">. </text:span><text:span text:style-name="T313">More on this later.</text:span></text:p>
      <text:p text:style-name="P520"/>
      <text:p text:style-name="P530"><text:span text:style-name="T89">2</text:span><text:span text:style-name="T85">. <text:s/></text:span><text:span text:style-name="T90">A</text:span><text:span text:style-name="T91"> s</text:span><text:span text:style-name="T92">ubstitute to</text:span><text:span text:style-name="T85"> the </text:span><text:span text:style-name="T90">second</text:span><text:span text:style-name="T85"> benefit </text:span><text:span text:style-name="T93">of religion:</text:span><text:span text:style-name="T104"> </text:span><text:span text:style-name="T122">find </text:span><text:span text:style-name="T123">freer</text:span><text:span text:style-name="T122"> “communities </text:span><text:span text:style-name="T489">of </text:span><text:span text:style-name="T124">pattern enjoyers</text:span><text:span text:style-name="T122">” </text:span><text:span text:style-name="T124">(hobbies)</text:span><text:span text:style-name="T103">.</text:span></text:p>
      <text:p text:style-name="P528"/>
      <text:p text:style-name="P508"><text:span text:style-name="T398">Regarding the</text:span> <text:span text:style-name="T398">need of </text:span>belonging <text:span text:style-name="T399">to a </text:span>community I recommend finding people who experience patterns you like in a more freer way away from dogma and belief. This could be joining meetings of people that do activities you like.</text:p>
      <text:p text:style-name="P508"/>
      <text:p text:style-name="P508">A<text:span text:style-name="T1498">s</text:span> examples of communities that interact with each other experiencing patter<text:span text:style-name="T460">n</text:span>s they like without recurring to <text:span text:style-name="T461">strict </text:span>beliefs is for example social dancing encounters for the dancing pattern lovers, book clubs for the reading pattern lovers, couple swinger places for people who enjoy the sex pattern that wa<text:span text:style-name="T125">y</text:span> and so on.</text:p>
      <text:p text:style-name="P507"/>
      <text:p text:style-name="P509">Of course, each community might have some “beliefs”, you <text:span text:style-name="T409">can </text:span><text:span text:style-name="T1498">actually see or understand</text:span> as a belief the rules of a sport. The key is now <text:span text:style-name="T490">to safely distance</text:span> <text:span text:style-name="T490">yourself </text:span>from beliefs <text:span text:style-name="T410">that don’t fit you</text:span>, <text:span text:style-name="T410">and</text:span> find the ones that fit you the most. <text:span text:style-name="T400">This is an individual journey each one of us has to take </text:span><text:span text:style-name="T462">and I will keep insisting, together with friends it gets easier. This is the power of friendship, might sound corny but it is the purest of reality since with had to survive as cavemen </text:span><text:span text:style-name="T921">all together</text:span><text:span text:style-name="T462">.</text:span></text:p>
      <text:p text:style-name="P509"/>
      <text:p text:style-name="P522"><text:span text:style-name="T464">Some beliefs</text:span> clearly put limits to the freedom of exploration you can make or to the things you can search, therefore they limit your chances of being happy. It’s essential to <text:span text:style-name="T465">remember </text:span>I’m not talking about <text:span text:style-name="T102">a </text:span>given processes that provide<text:span text:style-name="T102">s</text:span> assured results, I’m talking about <text:span text:style-name="T465">how</text:span> to maximize the chances of a goal, in this case <text:span text:style-name="T491">the goal</text:span> <text:s/><text:span text:style-name="T922">of </text:span>living a happier life.</text:p>
      <text:p text:style-name="P522"/>
      <text:p text:style-name="P532"><text:span text:style-name="T94">3</text:span><text:span text:style-name="T85">. <text:s/></text:span><text:span text:style-name="T90">A </text:span><text:span text:style-name="T95">complement</text:span><text:span text:style-name="T94"> </text:span><text:span text:style-name="T96">for</text:span><text:span text:style-name="T94"> the </text:span><text:span text:style-name="T97">third</text:span><text:span text:style-name="T94"> benefit of religion:</text:span><text:span text:style-name="T339"> </text:span><text:span text:style-name="T324">get </text:span><text:span text:style-name="T326">literally </text:span><text:span text:style-name="T325">stronger </text:span><text:span text:style-name="T326">and </text:span><text:span text:style-name="T324">scientifically wiser</text:span></text:p>
      <text:p text:style-name="P153"/>
      <text:p text:style-name="P531"><text:span text:style-name="T175">When people find themselves in vulnerable situations, the figure of a god or a religion’s belief you can help </text:span><text:span text:style-name="T176">them</text:span><text:span text:style-name="T175"> feel more hope for a better future.</text:span></text:p>
      <text:p text:style-name="P153"/>
      <text:p text:style-name="P537"><text:span text:style-name="T191">When</text:span><text:span text:style-name="T169"> people find themselves in a vulnerable situation where they are not strong enough to understand or act upon the problem they happen to be involved, it makes sense to cling onto even the most non rational hopes as some kind of natural instinct for not giving up and surviving.</text:span></text:p>
      <text:p text:style-name="P154"/>
      <text:p text:style-name="P535"><text:span text:style-name="T169">I don’t </text:span><text:span text:style-name="T184">think </text:span><text:span text:style-name="T169">this benefit can really be substituted in all cases that is why I said </text:span><text:span text:style-name="T177">it is a complement</text:span><text:span text:style-name="T169">.</text:span><text:span text:style-name="T180"> </text:span></text:p>
      <text:p text:style-name="P155"/>
      <text:p text:style-name="P535"><text:soft-page-break/><text:span text:style-name="T177">There is always an enough amount of f</text:span><text:span text:style-name="T169">ear </text:span><text:span text:style-name="T177">when in</text:span><text:span text:style-name="T169"> weak positions, </text:span><text:span text:style-name="T180">regardless of where the fear comes from </text:span><text:span text:style-name="T185">(</text:span><text:span text:style-name="T177">towards loneliness or extreme physical danger </text:span><text:span text:style-name="T180">for example</text:span><text:span text:style-name="T185">)</text:span><text:span text:style-name="T177">, </text:span><text:span text:style-name="T185">it </text:span><text:span text:style-name="T177">will always trigger in you some of these 3 survival instincts: </text:span><text:span text:style-name="T178">paral</text:span><text:span text:style-name="T179">y</text:span><text:span text:style-name="T178">ze</text:span><text:span text:style-name="T177">, fight or flee. </text:span><text:span text:style-name="T178">And in any case, the idea of some super-powerful belief supporting you can help you carry out any of these actions better. A</text:span><text:span text:style-name="T186">s it is extreme and intrinsic to human nature this can’t be substituted.</text:span></text:p>
      <text:p text:style-name="P157"/>
      <text:p text:style-name="P536"><text:span text:style-name="T187">If you are lucky enough to find yourself not in a extreme situation. Doing the following, </text:span><text:span text:style-name="T188">if you fancy like </text:span><text:span text:style-name="T192">so, </text:span><text:span text:style-name="T187">can </text:span><text:span text:style-name="T188">help you to </text:span><text:span text:style-name="T187">limit your dependence on this other source of belief</text:span><text:span text:style-name="T169">: </text:span></text:p>
      <text:p text:style-name="P156"/>
      <text:p text:style-name="P536"><text:span text:style-name="T169">- Training </text:span><text:span text:style-name="T183">body and mind </text:span><text:span text:style-name="T189">(psychology)</text:span><text:span text:style-name="T183"> in a healthy way.</text:span></text:p>
      <text:p text:style-name="P156"/>
      <text:p text:style-name="P536"><text:span text:style-name="T169">- Reinforce your knowledge and your learning skills. The more you know and the more topics you decide to tackle and feel comfortable understanding, the stronger will be your attitude towards the unknown, as you have already been there before </text:span><text:span text:style-name="T181">with different kinds of </text:span><text:span text:style-name="T182">knowledge</text:span><text:span text:style-name="T169">. </text:span><text:span text:style-name="T182">More on this </text:span><text:span text:style-name="T190">in</text:span><text:span text:style-name="T182"> next chapter.</text:span></text:p>
      <text:p text:style-name="P522"/>
      <text:p text:style-name="P557"><text:span text:style-name="T493">2.4.</text:span>- <text:span text:style-name="T227">R</text:span><text:span text:style-name="T226">ationality and </text:span><text:span text:style-name="T227">F</text:span><text:span text:style-name="T226">aith, 2 faces of the same coin.</text:span></text:p>
      <text:p text:style-name="P436"/>
      <text:p text:style-name="P541">Aren’t religions against human adaptable nature <text:span text:style-name="T923">then</text:span>? <text:span text:style-name="T488">Why do they exist?</text:span></text:p>
      <text:p text:style-name="P542"/>
      <text:p text:style-name="P551">If religion is so against this intrinsic <text:span text:style-name="T406">adapt</text:span> to change <text:span text:style-name="T406">behavior</text:span> <text:span text:style-name="T406">of </text:span>human nature… why has it been so useful and influential? <text:span text:style-name="T406">My answer is:</text:span></text:p>
      <text:p text:style-name="P540"/>
      <text:p text:style-name="P517"><text:span text:style-name="T407">Because of mainly 2 thing</text:span><text:span text:style-name="T453">s.</text:span><text:span text:style-name="T407"> </text:span></text:p>
      <text:p text:style-name="P517"/>
      <text:p text:style-name="P518"><text:span text:style-name="T453">First, t</text:span><text:span text:style-name="T407">he belonging to a community feeling that </text:span><text:span text:style-name="T494">it </text:span><text:span text:style-name="T407">creates is actually aligned to human nature </text:span><text:span text:style-name="T923">and in some cases its positive weight counter</text:span><text:span text:style-name="T924">s</text:span><text:span text:style-name="T923"> the negative one </text:span><text:span text:style-name="T1499">of their beliefs</text:span><text:span text:style-name="T407">. </text:span></text:p>
      <text:p text:style-name="P518"/>
      <text:p text:style-name="P518"><text:span text:style-name="T407">And, as contradictory as it might result at first, </text:span>beliefs <text:span text:style-name="T453">are a </text:span>useful part of religion <text:span text:style-name="T407">as </text:span>they are part of another human intrinsic technique to solve problems, the above mentioned: <text:span text:style-name="T165">fixed variable resolution technique</text:span><text:span text:style-name="T168">.</text:span></text:p>
      <text:p text:style-name="P380"/>
      <text:p text:style-name="P548"><text:span text:style-name="T195">A</text:span><text:span text:style-name="T196">s said a</text:span><text:span text:style-name="T195"> human faces and processes lot</text:span><text:span text:style-name="T212">s</text:span><text:span text:style-name="T195"> of information, religion might be very helpful to fix answers to some questions while finding answers to others like: What would be the healthiest cookie to buy today in the supermarket? </text:span><text:span text:style-name="T196">Is there a healthy cookie in the first place? </text:span><text:span text:style-name="T207">How I’m </text:span><text:span text:style-name="T213">going </text:span><text:span text:style-name="T207">to find people who like </text:span><text:span text:style-name="T214">the same </text:span><text:span text:style-name="T207">humor </text:span><text:span text:style-name="T214">as me </text:span><text:span text:style-name="T207">in my zone?</text:span></text:p>
      <text:p text:style-name="P86"/>
      <text:p text:style-name="P521">Being in a religion would allow you to explore the world without answering complex metaphysical questions, maybe without doubting your sexuality or sexual behavior and other <text:span text:style-name="T496">potentially </text:span><text:span text:style-name="T495">time co</text:span><text:span text:style-name="T497">n</text:span><text:span text:style-name="T495">suming</text:span> topics.</text:p>
      <text:p text:style-name="P521"/>
      <text:p text:style-name="P550"><text:soft-page-break/><text:span text:style-name="T196">This </text:span><text:span text:style-name="T203">leads to</text:span><text:span text:style-name="T196"> the realization that </text:span><text:span text:style-name="T166">rational</text:span><text:span text:style-name="T167">ity</text:span><text:span text:style-name="T166"> and belief are 2 sides of the same coin</text:span><text:span text:style-name="T196">, </text:span><text:span text:style-name="T197">a </text:span><text:span text:style-name="T196">huma</text:span><text:span text:style-name="T208">n </text:span><text:span text:style-name="T196">problem solving </text:span><text:span text:style-name="T198">technique</text:span><text:span text:style-name="T196">. </text:span><text:span text:style-name="T199">Where thinking is the science that explores and allows improvement and belief create</text:span><text:span text:style-name="T209">s</text:span><text:span text:style-name="T199">, hopefully, a controlled environment that allows some peace to think better or easily </text:span><text:span text:style-name="T205">so as to</text:span><text:span text:style-name="T199"> </text:span><text:span text:style-name="T215">later </text:span><text:span text:style-name="T199">have better results.</text:span></text:p>
      <text:p text:style-name="P87"/>
      <text:p text:style-name="P549"><text:span text:style-name="T199">And this is why there is and there will always be beliefs but they are not essentially something bad but something that should be understood and addressed to change via </text:span><text:span text:style-name="T210">intelligent </text:span><text:span text:style-name="T199">rational </text:span><text:span text:style-name="T211">thinking</text:span><text:span text:style-name="T199"> if </text:span><text:span text:style-name="T204">necessary (a.k.a. if it </text:span><text:span text:style-name="T199">gets in the way of your happiness </text:span><text:span text:style-name="T206">or survival</text:span><text:span text:style-name="T204">)</text:span><text:span text:style-name="T199">. </text:span><text:span text:style-name="T204">I must add that i</text:span><text:span text:style-name="T199">f the change can be </text:span><text:span text:style-name="T204">carried out </text:span><text:span text:style-name="T199">pacific</text:span><text:span text:style-name="T200">ally </text:span><text:span text:style-name="T216">and progressively</text:span><text:span text:style-name="T200">,</text:span><text:span text:style-name="T199"> the better </text:span><text:span text:style-name="T201">for long term happiness </text:span><text:span text:style-name="T202">and prosperity</text:span><text:span text:style-name="T199">.</text:span></text:p>
      <text:p text:style-name="P521"><text:s/></text:p>
      <text:p text:style-name="P569"><text:span text:style-name="T459">Some might argue that being</text:span><text:span text:style-name="T408"> religious is a sign of being dumb because of not being capable of adapting or chang</text:span><text:span text:style-name="T1500">ing</text:span><text:span text:style-name="T408">. </text:span><text:span text:style-name="T459">B</text:span><text:span text:style-name="T408">ut </text:span><text:span text:style-name="T459">it is actually false. </text:span><text:span text:style-name="T498">R</text:span><text:span text:style-name="T408">ather the only thing that can be concluded </text:span><text:span text:style-name="T925">with just that information </text:span><text:span text:style-name="T408">is that the religious person probably has chosen to prioritize solving some variables </text:span><text:span text:style-name="T926">first </text:span><text:span text:style-name="T408">while fixing others. </text:span><text:span text:style-name="T463">W</text:span><text:span text:style-name="T459">hat makes you intelligent is not which variables you chose to solve </text:span><text:span text:style-name="T463">and fix</text:span><text:span text:style-name="T459"> but…</text:span></text:p>
      <text:p text:style-name="P521"/>
      <text:p text:style-name="P560">2.5.- On intelligence.</text:p>
      <text:p text:style-name="P504"/>
      <text:p text:style-name="P524">We have mentioned during this chapter <text:span text:style-name="T1501">the</text:span> “doing things intelligently”, but what is that?</text:p>
      <text:p text:style-name="P529"/>
      <text:p text:style-name="P512">Whether or not a religion <text:span text:style-name="T499">or something</text:span> is good for you will depend on what patterns <text:span text:style-name="T466">provide</text:span><text:span text:style-name="T927">s</text:span><text:span text:style-name="T466"> to</text:span> you <text:span text:style-name="T466">and how they affect your </text:span>happiness. <text:span text:style-name="T466">You have to be able to </text:span><text:span text:style-name="T500">use your </text:span>“intelligen<text:span text:style-name="T466">ce</text:span>” <text:span text:style-name="T500">for </text:span>handl<text:span text:style-name="T500">ing </text:span>those patterns. <text:span text:style-name="T501">When </text:span><text:span text:style-name="T72">handling a pattern I mean </text:span><text:span text:style-name="T65">discover</text:span><text:span text:style-name="T72">ing them, understanding its</text:span><text:span text:style-name="T65"> </text:span><text:span text:style-name="T73">influence </text:span><text:span text:style-name="T72">(limits), </text:span><text:span text:style-name="T65">and practic</text:span><text:span text:style-name="T72">ing them </text:span><text:span text:style-name="T73">so as to figure out </text:span><text:span text:style-name="T74">if they are a good maximizer of your happiness </text:span><text:span text:style-name="T75">at your current state</text:span><text:span text:style-name="T65">.</text:span></text:p>
      <text:p text:style-name="P511"/>
      <text:p text:style-name="P511"><text:span text:style-name="T466">So, </text:span><text:span text:style-name="T501">finally</text:span><text:span text:style-name="T466"> here it is, this is how I define intelligence:</text:span></text:p>
      <text:p text:style-name="P510"/>
      <text:p text:style-name="P544">``<text:span text:style-name="T466">Intelligence is the ability to </text:span><text:span text:style-name="T504">handle</text:span><text:span text:style-name="T468"> </text:span><text:span text:style-name="T466">patterns in such a way that maintains </text:span><text:span text:style-name="T467">survival </text:span><text:span text:style-name="T880">and later </text:span><text:span text:style-name="T466">happiness in </text:span><text:span text:style-name="T878">the longest</text:span><text:span text:style-name="T466"> term</text:span> <text:span text:style-name="T466">perspective.</text:span>``</text:p>
      <text:p text:style-name="P510"/>
      <text:p text:style-name="P543">2.5.1.- Are you dumb or are you intelligent?</text:p>
      <text:p text:style-name="P552"/>
      <text:p text:style-name="P513"><text:span text:style-name="T502">For example, </text:span><text:span text:style-name="T126">in </text:span>my <text:span text:style-name="T126">personal life my conclusion</text:span> is that I dislike <text:span text:style-name="T928">to apply </text:span>religion <text:span text:style-name="T1502">to it </text:span>because I’m capable enough of handling and adjusting better on my own <text:span text:style-name="T503">and for myself </text:span>the variables religion <text:span text:style-name="T127">would do for me</text:span>. <text:span text:style-name="T505">This doesn’t mean I’m smart nor dumb, this just means I’ve solved some variables on my own </text:span><text:span text:style-name="T929">first while </text:span><text:span text:style-name="T505">fixing others.</text:span></text:p>
      <text:p text:style-name="P510"/>
      <text:p text:style-name="P510"><text:soft-page-break/><text:span text:style-name="T76">Notice</text:span> that <text:span text:style-name="T468">even if</text:span> it’s undeniable that some religions create limits to exploration and searching therefore making <text:span text:style-name="T930">it </text:span>more difficult for more intelligent individuals to be happy, <text:span text:style-name="T468">following a religion doesn’t conclude your lack of intelligence or dumbness</text:span>.</text:p>
      <text:p text:style-name="P510"/>
      <text:p text:style-name="P515"><text:span text:style-name="T468">B</text:span>elieving doesn’t necessarily makes you dumb. As I explained before, I see it as a converting variables to constants in order to explore other variables in life. What variables you decide to turn into constants doesn’t make you <text:span text:style-name="T931">necessarily </text:span>less intelligent. </text:p>
      <text:p text:style-name="P515"/>
      <text:p text:style-name="P515">A clear example are professions where a clear amount of intelligence is required like doctors, lawyers, engineers etc and still there are believers among them. They are clearly not <text:span text:style-name="T469">stupid</text:span> but for <text:span text:style-name="T1502">different </text:span>reasons they decided to fix some variables through religion. <text:span text:style-name="T1503">Examples of reasons are</text:span>: because that religion limitations are enough for their happiness, because maybe they never pondered alternatives, because they did <text:span text:style-name="T932">ponder alternatives </text:span>and found out <text:span text:style-name="T932">they </text:span>d<text:span text:style-name="T932">idn’t </text:span>work for them etc etc. Belief doesn’t imply stupidity the same way freedom <text:span text:style-name="T506">(less limits)</text:span> doesn’t imply intelligence.</text:p>
      <text:p text:style-name="P514"/>
      <text:p text:style-name="P523">Free individuals can act in stupid ways and end up worse than before, or they can act intelligently and end up better than before. The same way a believer can act as it preaches and be better of that way, or maybe, worse off. </text:p>
      <text:p text:style-name="P523"/>
      <text:p text:style-name="P570"><text:span text:style-name="T128">I </text:span><text:span text:style-name="T507">understand an </text:span><text:span text:style-name="T128">individual’s intelligence as its capability to survive and find the patterns to enjoy their li</text:span><text:span text:style-name="T129">ves </text:span><text:span text:style-name="T879">plus preserving the </text:span><text:span text:style-name="T933">essential </text:span><text:span text:style-name="T879">ability to go </text:span><text:span text:style-name="T129">out there to explore in case you don’t succeed in your </text:span><text:span text:style-name="T1505">quest </text:span><text:span text:style-name="T1504">for being happy</text:span><text:span text:style-name="T129">. </text:span><text:span text:style-name="T132">And the </text:span><text:span text:style-name="T131">faster you achieve this </text:span><text:span text:style-name="T130">and the more long term sustainable your patterns are, </text:span><text:span text:style-name="T131">the more intelligent you are.</text:span></text:p>
      <text:p text:style-name="P570"/>
      <text:p text:style-name="P565">2.6.- The Math Examples as Analogies</text:p>
      <text:p text:style-name="P534"/>
      <text:p text:style-name="P16">----------------------------------------------------------------------------------------------------------------------</text:p>
      <text:p text:style-name="P429"><text:span text:style-name="T237">Disclaimer:</text:span><text:span text:style-name="T327"> </text:span><text:span text:style-name="T266">If you know basic high-school math the first example will be very straightforward to you, but keep in mind that I write this text trying to reach the maximum people I can so I’ve explained even the most “basic things”.</text:span></text:p>
      <text:p text:style-name="P68">----------------------------------------------------------------------------------------------------------------------</text:p>
      <text:p text:style-name="P534"/>
      <text:p text:style-name="P571">I think you might have already a sort of feeling and understanding of what I mean <text:span text:style-name="T1506">by</text:span> the fixed variable resolution technique, but, to make it as clear as math here are 2 problems, one realistic and other one filled with analogies.</text:p>
      <text:p text:style-name="P571"/>
      <text:p text:style-name="P571">To understand this you need to understand what a variable is, and what is a function in math. I’m going to explain the first problem with a lot of detail for those of you who know very little about math, hope everyone finds this examples useful.</text:p>
      <text:p text:style-name="P527"/>
      <text:p text:style-name="P620">2.6.1.- <text:span text:style-name="T1042">A realistic f</text:span>irst problem: The Carpenter Problem</text:p>
      <text:p text:style-name="P545"/>
      <text:p text:style-name="P578"><text:soft-page-break/>You own a small workshop that manufactures wooden chairs and tables.</text:p>
      <text:p text:style-name="P578"/>
      <text:p text:style-name="P587">- X will be any number that represents the amount of chairs you have crafted.</text:p>
      <text:p text:style-name="P587">- Y will be any number that represents the amount of tables you have crafted.</text:p>
      <text:p text:style-name="P578"/>
      <text:p text:style-name="P578">- Each chair (<text:span text:style-name="T1043">X</text:span>) requires 3 <text:span text:style-name="T1044">planks</text:span> of wood.</text:p>
      <text:p text:style-name="P578">- Each table (<text:span text:style-name="T1043">Y</text:span>) requires 5 <text:span text:style-name="T1044">planks</text:span> of wood.</text:p>
      <text:p text:style-name="P578">- You have a stock of 40 <text:span text:style-name="T1044">planks</text:span> of wood.</text:p>
      <text:p text:style-name="P579"/>
      <text:p text:style-name="P583"><text:span text:style-name="T1045">G</text:span>iven the constraint o<text:span text:style-name="T1045">f 40 planks of </text:span>wood <text:span text:style-name="T1046">and given that </text:span>you've already promised a customer you'd make 5 chairs, <text:span text:style-name="T1062">you would like to know how much tables you can still craft after spending that 5 chairs’ wood. </text:span><text:span text:style-name="T1510">This is </text:span><text:span text:style-name="T1062">so next time client come</text:span><text:span text:style-name="T1507">s</text:span><text:span text:style-name="T1062"> asking </text:span><text:span text:style-name="T1508">you to craft </text:span><text:span text:style-name="T1062">some tables </text:span><text:span text:style-name="T1510">you are informed to </text:span><text:span text:style-name="T1062">make a decision </text:span><text:span text:style-name="T1510">on whether you have enough wood left</text:span><text:span text:style-name="T1062">. So now, how much tables can you </text:span><text:span text:style-name="T1511">craft </text:span><text:span text:style-name="T1062">given that you have 40 planks and 5 cha</text:span><text:span text:style-name="T1509">i</text:span><text:span text:style-name="T1062">rs are reserved?</text:span></text:p>
      <text:p text:style-name="P554"/>
      <text:p text:style-name="P546"><text:span text:style-name="T1059">Understanding</text:span> <text:span text:style-name="T1059">the problem</text:span>:</text:p>
      <text:p text:style-name="P555"/>
      <text:p text:style-name="P589">Now, <text:span text:style-name="T1047">notice this function represents our problem:</text:span></text:p>
      <text:p text:style-name="P589"/>
      <text:p text:style-name="P585">f(x,y) = 3 * <text:span text:style-name="T1047">X </text:span>+ 5 * <text:span text:style-name="T1047">Y</text:span></text:p>
      <text:p text:style-name="P590">( * → this symbol means multiplication)</text:p>
      <text:p text:style-name="P590"/>
      <text:p text:style-name="P593">This function is used to calculate the total number of products we have produced, tables plus chairs.</text:p>
      <text:p text:style-name="P593"/>
      <text:p text:style-name="P594">You can read this function as:</text:p>
      <text:p text:style-name="P594"/>
      <text:p text:style-name="P596">- f(x,y) =&gt; f stands for function. Its <text:span text:style-name="T1048">value </text:span><text:span text:style-name="T1053">is </text:span>any number that results from doing the operation <text:span text:style-name="T1049">written </text:span>on the right side of the equal sign after giving fixed values to the variables involved. X and Y in this case. So if, <text:span text:style-name="T1050">for any reason,</text:span> <text:span text:style-name="T1050">we fix the variable </text:span>X = 1 and Y = 2 <text:span text:style-name="T1050">so they are not anymore any </text:span><text:span text:style-name="T1512">variable</text:span><text:span text:style-name="T1050"> number but a very specific one, </text:span>then:</text:p>
      <text:p text:style-name="P595"/>
      <text:p text:style-name="P586">f(x,y) = 3 * <text:span text:style-name="T1047">X </text:span>+ 5 * <text:span text:style-name="T1047">Y </text:span><text:span text:style-name="T1050">/ </text:span><text:span text:style-name="T1514">1) </text:span><text:span text:style-name="T1513">Now we write X as 1 and Y as 2</text:span></text:p>
      <text:p text:style-name="P622"/>
      <text:p text:style-name="P597">f( x=<text:span text:style-name="T1050">1</text:span>, y<text:span text:style-name="T1050">=2 </text:span>) <text:span text:style-name="T1050">= 3 * 1 + 5 * 2 = 3 + 10 = 13 / </text:span><text:span text:style-name="T1514">2) </text:span><text:span text:style-name="T1051">Which is the same as writing</text:span></text:p>
      <text:p text:style-name="P623"/>
      <text:p text:style-name="P590">f(1, 2) = <text:s/><text:span text:style-name="T1050">3 * 1 + 5 * 2 = 3 + 10 = 13</text:span></text:p>
      <text:p text:style-name="P591"/>
      <text:p text:style-name="P613">Now you know what the elements of the equation mean. Lets see what they represent:</text:p>
      <text:p text:style-name="P613"/>
      <text:p text:style-name="P592">- <text:span text:style-name="T81">3 * X</text:span><text:span text:style-name="T1054"> : This mean</text:span><text:span text:style-name="T1056">s</text:span><text:span text:style-name="T1054">, for each </text:span><text:span text:style-name="T1056">chair</text:span><text:span text:style-name="T1054"> (X) we multiply that times 3, the amount of planks of wood required to make a </text:span><text:span text:style-name="T1056">chair</text:span><text:span text:style-name="T1054">. So the result of this operation is the total amount of wood consumed by all the </text:span><text:span text:style-name="T1056">chair</text:span><text:span text:style-name="T1515">s</text:span><text:span text:style-name="T1056"> </text:span><text:span text:style-name="T1054">we have produced. If we make X = 2, this means we have produced 2 </text:span><text:span text:style-name="T1056">chair</text:span><text:span text:style-name="T1516">s</text:span><text:span text:style-name="T1054">, and each </text:span><text:span text:style-name="T1056">chair </text:span><text:span text:style-name="T1054">consume</text:span><text:span text:style-name="T1056">s</text:span><text:span text:style-name="T1054"> 3 planks, the total planks consumed is </text:span><text:span text:style-name="T1055">3 * 2</text:span><text:span text:style-name="T1054"> = 6.</text:span></text:p>
      <text:p text:style-name="P591"/>
      <text:p text:style-name="P591">- <text:span text:style-name="T82">5 * Y </text:span><text:span text:style-name="T1056">: This means the same but for the tables</text:span></text:p>
      <text:p text:style-name="P591"><text:soft-page-break/></text:p>
      <text:p text:style-name="P591">- <text:span text:style-name="T1057">(3*X) </text:span><text:span text:style-name="T121">+</text:span><text:span text:style-name="T1057"> (5*Y)</text:span><text:span text:style-name="T1052">: </text:span><text:span text:style-name="T1057">This, therefore, is the sum of all the wood consumed by chairs and tables. </text:span><text:span text:style-name="T1058">Which as we can see we say its equal ( = ) to f(x,y). So f(x,y) = Total Sum Of Wood Consumed.</text:span></text:p>
      <text:p text:style-name="P578"/>
      <text:p text:style-name="P578"><text:span text:style-name="T1517">T</text:span><text:span text:style-name="T1059">his is why t</text:span>his function represents the total wood used in terms of the number of chairs (x) and tables (y) produced.</text:p>
      <text:p text:style-name="P578"/>
      <text:p text:style-name="P578"><text:span text:style-name="T83">Solving the Problem</text:span><text:span text:style-name="T65">:</text:span></text:p>
      <text:p text:style-name="P578"/>
      <text:p text:style-name="P578">You have already promised to make 5 chairs, so <text:span text:style-name="T1060">you have some quantity of woods that are already used or reserved for use, that quantity is:</text:span></text:p>
      <text:p text:style-name="P578"/>
      <text:p text:style-name="P598">3 * X = <text:s/>3 planks per chair * 5 chairs = 15 planks of wood</text:p>
      <text:p text:style-name="P599"/>
      <text:p text:style-name="P599">Using this value in the overall f(x,y) that represents our total production:</text:p>
      <text:p text:style-name="P599"/>
      <text:p text:style-name="P600">(3*X now is = 3 * 5 = 15)</text:p>
      <text:p text:style-name="P624"/>
      <text:p text:style-name="P600">f(x, y) = 3 * X + 5 * Y = 15 + 5 * Y </text:p>
      <text:p text:style-name="P578"/>
      <text:p text:style-name="P614">Now we know that our wood planks can’t exceed 40 as we only have 40. So the total wood consumed = f(x,y) can’t be higher than 40.</text:p>
      <text:p text:style-name="P627"/>
      <text:p text:style-name="P615">f(x,y) &lt;= 40</text:p>
      <text:p text:style-name="P628"/>
      <text:p text:style-name="P616">The sign &lt;= means smaller or equal.</text:p>
      <text:p text:style-name="P629"/>
      <text:p text:style-name="P601">15 + 5 * Y &lt;<text:span text:style-name="T1061">= 40</text:span></text:p>
      <text:p text:style-name="P625"/>
      <text:p text:style-name="P604">Solving the equation we see that. <text:span text:style-name="T1063">To solve the equation you have to make the same operations in both sides until the only thing left is the variable (Y in this case) and a number</text:span>:</text:p>
      <text:p text:style-name="P602">15 + 5 * Y &lt;<text:span text:style-name="T1061">= 40</text:span></text:p>
      <text:p text:style-name="P626"/>
      <text:p text:style-name="P607">We subtract 15 from both sides</text:p>
      <text:p text:style-name="P630"/>
      <text:p text:style-name="P607">15 – 15 + 5 * Y &lt;= 40 – 15</text:p>
      <text:p text:style-name="P607">5 * Y &lt;= 25</text:p>
      <text:p text:style-name="P630"/>
      <text:p text:style-name="P607">Now we divide by 5 on both sides:</text:p>
      <text:p text:style-name="P630"/>
      <text:p text:style-name="P606"><text:span text:style-name="T1066">5</text:span>Y / <text:span text:style-name="T1066">5</text:span> &lt;= <text:span text:style-name="T1066">25</text:span> / 5</text:p>
      <text:p text:style-name="P606">Y &lt;= 5</text:p>
      <text:p text:style-name="P631"/>
      <text:p text:style-name="P605">This means that Y, the amount of tables we can produce is at most 5, given the limitation of 40 planks of wood <text:span text:style-name="T1518">and having</text:span> bunch of it reserved for the chairs. </text:p>
      <text:p text:style-name="P605"/>
      <text:p text:style-name="P605"><text:span text:style-name="T1064">So next time someone comes asking for tables we can say, I can only make 5 tables </text:span><text:span text:style-name="T1065">as much</text:span><text:span text:style-name="T1064">.</text:span></text:p>
      <text:p text:style-name="P603"/>
      <text:p text:style-name="P608">Notice we fixed the X variable <text:span text:style-name="T1519">when</text:span> promising something to the costumer and then we solved a problem.</text:p>
      <text:p text:style-name="P556"><text:soft-page-break/></text:p>
      <text:p text:style-name="P17">----------------------------------------------------------------------------------------------------------------------</text:p>
      <text:p text:style-name="P430"><text:span text:style-name="T237">Disclaimer:</text:span><text:span text:style-name="T327"> </text:span><text:span text:style-name="T267">Last thing solved, 15 + 5 * Y &lt;= 40, is not an equation but an inequality and my explanation on how to solve them is not precise. What I did doesn’t apply for all inequalities, please do your research to really know how to solve them. </text:span><text:span text:style-name="T268">In this case, what we did is valid math and logic so don’t worry about this little detail </text:span><text:span text:style-name="T269">it doesn’t affect the narrative</text:span><text:span text:style-name="T268">.</text:span></text:p>
      <text:p text:style-name="P69">----------------------------------------------------------------------------------------------------------------------</text:p>
      <text:p text:style-name="P553"/>
      <text:p text:style-name="P621">2.6.<text:span text:style-name="T1067">2</text:span>.- <text:span text:style-name="T1042">A </text:span><text:span text:style-name="T1067">metaphoric </text:span>problem: The <text:span text:style-name="T1067">Happiness Production Problem</text:span></text:p>
      <text:p text:style-name="P580"/>
      <text:p text:style-name="P580">You <text:span text:style-name="T1067">are a human that uses energy to do stuff </text:span><text:span text:style-name="T1520">to try to </text:span><text:span text:style-name="T1067">survive and then </text:span><text:span text:style-name="T1521">be </text:span><text:span text:style-name="T1067">happy. And thanks to society and technological advancements you don’t have to worry about survival now </text:span><text:span text:style-name="T1522">so</text:span><text:span text:style-name="T1067"> you are just trying to be happy.</text:span></text:p>
      <text:p text:style-name="P580"/>
      <text:p text:style-name="P588">- X <text:span text:style-name="T1068">and Y </text:span>will be any <text:span text:style-name="T1068">activity</text:span> <text:span text:style-name="T1068">that you carry out to be happy</text:span>.</text:p>
      <text:p text:style-name="P588">- <text:span text:style-name="T1068">The numbers multiplying them will be the amount of energy required to carry </text:span><text:span text:style-name="T1523">out </text:span><text:span text:style-name="T1068">the activities.</text:span></text:p>
      <text:p text:style-name="P580"/>
      <text:p text:style-name="P580">- <text:span text:style-name="T1068">Activity </text:span><text:span text:style-name="T1043">X</text:span> requires 3 <text:span text:style-name="T1068">units of energy</text:span>.</text:p>
      <text:p text:style-name="P581">- <text:span text:style-name="T1068">Activity Y</text:span> requires <text:span text:style-name="T1068">5</text:span> <text:span text:style-name="T1068">units of energy</text:span>.</text:p>
      <text:p text:style-name="P582">- You <text:span text:style-name="T1068">have a total of 40 units of energy.</text:span></text:p>
      <text:p text:style-name="P582"/>
      <text:p text:style-name="P584"><text:span text:style-name="T1070">Notice that in real life e</text:span><text:span text:style-name="T1069">ach person has different amounts of energy and the </text:span><text:span text:style-name="T1070">same </text:span><text:span text:style-name="T1069">activit</text:span><text:span text:style-name="T1070">y </text:span><text:span text:style-name="T1069">consume</text:span><text:span text:style-name="T1070">s </text:span><text:span text:style-name="T1069">different amounts of energy </text:span><text:span text:style-name="T1070">for different people.</text:span></text:p>
      <text:p text:style-name="P584"/>
      <text:p text:style-name="P584"><text:span text:style-name="T1071">M</text:span><text:span text:style-name="T1069">aybe for someone else activity X only requires 2 units of energy because they are naturally build for it. Let’s </text:span><text:span text:style-name="T1071">simpl</text:span><text:span text:style-name="T1073">i</text:span><text:span text:style-name="T1071">f</text:span><text:span text:style-name="T1073">y </text:span><text:span text:style-name="T1525">the activity of </text:span><text:span text:style-name="T1524">playing </text:span><text:span text:style-name="T1069">basketball</text:span><text:span text:style-name="T1071"> to give a sense of what I mean: </text:span><text:span text:style-name="T1072">I</text:span><text:span text:style-name="T1069">f you are taller you will likely spend less energy throwing shots because you will nail most of them due to being closer to the basket. </text:span><text:span text:style-name="T1071">So as you fail less the ball will bounce less </text:span><text:span text:style-name="T1526">against </text:span><text:span text:style-name="T1071">the basket end</text:span><text:span text:style-name="T1526">ing</text:span><text:span text:style-name="T1071"> up far from you but, </text:span><text:span text:style-name="T1526">otherwise if you </text:span><text:span text:style-name="T1071">nail the shot the ball will be under the basket thus you will move less </text:span><text:span text:style-name="T1527">thus consume less energy</text:span><text:span text:style-name="T1071">.</text:span></text:p>
      <text:p text:style-name="P580"/>
      <text:p text:style-name="P582"><text:span text:style-name="T1045">G</text:span>iven the constraint o<text:span text:style-name="T1045">f 40 </text:span><text:span text:style-name="T1068">units of energy </text:span><text:span text:style-name="T1046">and given that </text:span>you already <text:span text:style-name="T1074">like and </text:span><text:span text:style-name="T1528">have done </text:span><text:span text:style-name="T1074">activity X that consumes 5 units every time you do it. Now you ponder how much times you can do another activity Y to keep being happy given the energy you have left.</text:span></text:p>
      <text:p text:style-name="P582"/>
      <text:p text:style-name="P609">Notice the amount of energy that consumes something also depends on your beliefs. If your beliefs do<text:span text:style-name="T1076">n</text:span>’t let you eat during the whole day and in that day you have to run, that run will be more exhausting for you. <text:span text:style-name="T1077">You can understand this as a variable inside the X variable, or maybe as another different variable Z, notice this is starting to get complex. </text:span><text:span text:style-name="T1078">And notice again, we put away survival from the equation </text:span><text:span text:style-name="T1529">at the beginning</text:span><text:span text:style-name="T1078">, that is another variable conformed of other variables, drinking, eating etc.</text:span></text:p>
      <text:p text:style-name="P582"/>
      <text:p text:style-name="P611">And this is it, th<text:span text:style-name="T1079">at</text:span> is life described as a math problem. <text:span text:style-name="T1075">But </text:span><text:span text:style-name="T1080">as explained, in </text:span><text:span text:style-name="T1075">life there are not just X and Y, there are more variables than </text:span><text:span text:style-name="T1080">letters </text:span><text:span text:style-name="T1075">in the English alphabet and that is why solving the equations turns out to be way much more difficult, even </text:span><text:span text:style-name="T1530">for the smartest mathematicians</text:span><text:span text:style-name="T1075">.</text:span></text:p>
      <text:p text:style-name="P611"><text:soft-page-break/><text:span text:style-name="T1081">This is also why solving some problems with just math and technology for now seem</text:span><text:span text:style-name="T1531">s</text:span><text:span text:style-name="T1081"> impossible too, we don’t have such an advanced technology </text:span><text:span text:style-name="T1082">or computers </text:span><text:span text:style-name="T1081">capable of solving that many variables </text:span><text:span text:style-name="T1082">in realistic time</text:span><text:span text:style-name="T1081">. </text:span></text:p>
      <text:p text:style-name="P610"/>
      <text:p text:style-name="P612">So, with time and trial and error trying to solve or maximize the equations fixing some variables from time to time is how we can manage to maximize <text:span text:style-name="T1531">the value returned by</text:span> our “happiness equation”.</text:p>
      <text:p text:style-name="P523"/>
      <text:p text:style-name="P566">Conclusion</text:p>
      <text:p text:style-name="P533"/>
      <text:p text:style-name="P572">Happiness clearly depends on intelligence and the limits <text:span text:style-name="T316">(beliefs) </text:span>you put yourself when executing the <text:span text:style-name="T65">fixed variable resolution technique</text:span><text:span text:style-name="T308">.</text:span></text:p>
      <text:p text:style-name="P617"/>
      <text:p text:style-name="P573"><text:span text:style-name="T308">This technique is intrinsically defined </text:span><text:span text:style-name="T316">and used</text:span><text:span text:style-name="T308"> in the “engineers way of thinking” </text:span><text:span text:style-name="T320">where you fix stuff with definitions and the</text:span><text:span text:style-name="T323">n</text:span><text:span text:style-name="T320"> explore</text:span><text:span text:style-name="T308">.</text:span></text:p>
      <text:p text:style-name="P617"/>
      <text:p text:style-name="P574"><text:span text:style-name="T308">Now that you know </text:span><text:span text:style-name="T318">this way of</text:span><text:span text:style-name="T308"> </text:span><text:span text:style-name="T319">defining</text:span><text:span text:style-name="T318"> </text:span><text:span text:style-name="T308">intelligence, what parts conform it (rationality and belief) and how this relates to and individual’s happiness </text:span><text:span text:style-name="T321">and nature</text:span><text:span text:style-name="T308">. </text:span><text:span text:style-name="T322">It is </text:span><text:span text:style-name="T317">time for explaining the “engineers way of thinking” in the next chapter.</text:span></text:p>
      <text:p text:style-name="P618"/>
      <text:p text:style-name="P619"><text:span text:style-name="T934">But first</text:span>, here I leave a step by step guide on how to maximize your happiness.</text:p>
      <text:p text:style-name="P575"><text:span text:style-name="T416">Iterative actions that will </text:span><text:span text:style-name="T1083">tend to</text:span><text:span text:style-name="T416"> result, </text:span><text:span text:style-name="T1083">sooner or later,</text:span><text:span text:style-name="T416"> in you </text:span>being happy:</text:p>
      <text:p text:style-name="P576"/>
      <text:p text:style-name="P576"><text:span text:style-name="T508">1.</text:span>- <text:span text:style-name="T133">If you are unhappy: </text:span>Find your patter<text:span text:style-name="T410">n</text:span>s, explore. <text:span text:style-name="T511">If it is with friends, the better. </text:span><text:span text:style-name="T512">If </text:span><text:span text:style-name="T515">you are </text:span><text:span text:style-name="T512">alone, don’t worry friends </text:span><text:span text:style-name="T1084">can</text:span><text:span text:style-name="T512"> come along the way. </text:span><text:span text:style-name="T935">I’m aware some humans don’t even have this basic freedom, in those cases, </text:span><text:span text:style-name="T937">bravery, </text:span><text:span text:style-name="T935">perseverance, </text:span><text:span text:style-name="T936">conviction</text:span><text:span text:style-name="T935"> and acting together </text:span><text:span text:style-name="T936">with others </text:span><text:span text:style-name="T935">for a better future is the key for success. </text:span><text:span text:style-name="T938">Good luck to all, specially to those with the hardest position</text:span><text:span text:style-name="T1085">s</text:span><text:span text:style-name="T938">.</text:span></text:p>
      <text:p text:style-name="P576"/>
      <text:p text:style-name="P576"><text:span text:style-name="T508">2.</text:span>- You found <text:span text:style-name="T513">the patterns</text:span>? Good, enjoy them <text:span text:style-name="T134">and find ways of sharing them with other people who likes them too. </text:span><text:span text:style-name="T939">This step helps </text:span><text:span text:style-name="T135">satisf</text:span><text:span text:style-name="T939">y </text:span><text:span text:style-name="T135">the natural need for a community</text:span><text:span text:style-name="T514">.</text:span></text:p>
      <text:p text:style-name="P576"/>
      <text:p text:style-name="P576"><text:span text:style-name="T508">3.</text:span>- Getting bored? <text:span text:style-name="T136">E</text:span>xplore <text:span text:style-name="T411">and </text:span>execute other <text:span text:style-name="T411">patterns</text:span>. <text:span text:style-name="T508">(Back to point 1) </text:span><text:span text:style-name="T509">But this time maybe the new friends </text:span><text:span text:style-name="T1532">found on the exploring </text:span><text:span text:style-name="T509">can go along </text:span><text:span text:style-name="T510">with </text:span><text:span text:style-name="T509">you.</text:span></text:p>
      <text:p text:style-name="P576"/>
      <text:p text:style-name="P577">Tip: <text:span text:style-name="T413">P</text:span>onder more <text:span text:style-name="T940">about or </text:span><text:span text:style-name="T516">be extra cautious</text:span> when executing patterns <text:span text:style-name="T414">or joining a c</text:span><text:span text:style-name="T415">o</text:span><text:span text:style-name="T414">mmunity</text:span> that would limit your exploring <text:span text:style-name="T412">capabilities.</text:span> <text:span text:style-name="T412">A</text:span>s this exploring capability is what allows you to adapt against <text:span text:style-name="T1086">expected or unexpected </text:span>changes in the future.</text:p>
      <text:p text:style-name="P525"/>
      <text:p text:style-name="P45">----------------------------------------------------------------------------------------------------------------------</text:p>
      <text:p text:style-name="P42">----------------------------------------------------------------------------------------------------------------------</text:p>
      <text:p text:style-name="P42"/>
      <text:p text:style-name="P395">Transition from chapter <text:span text:style-name="T517">2</text:span> to chapter <text:span text:style-name="T517">3</text:span></text:p>
      <text:p text:style-name="P355"/>
      <text:p text:style-name="P85"><text:soft-page-break/>Lets explain the “engineers way of thinking” and how they use the <text:span text:style-name="T65">fixed variable resolution technique</text:span> to analyze and solve complex problems. </text:p>
      <text:p text:style-name="P85"/>
      <text:p text:style-name="P158">This technique is very useful nowadays <text:span text:style-name="T1533">as a mean to achieve intellectual strength which serves as a </text:span>complement on the third benefit of religion I mentioned in the previous chapter.</text:p>
      <text:p text:style-name="P84"/>
      <text:p text:style-name="P90">This might be the hardest part of this whole text. Read it, reflex <text:span text:style-name="T625">and research on </text:span>it as much as you want until <text:span text:style-name="T941">you understand it</text:span> <text:span text:style-name="T1533">and </text:span>make sense.</text:p>
      <text:p text:style-name="P42"/>
      <text:p text:style-name="P44">----------------------------------------------------------------------------------------------------------------------</text:p>
      <text:p text:style-name="P42">----------------------------------------------------------------------------------------------------------------------</text:p>
      <text:p text:style-name="P42"/>
      <text:p text:style-name="P468"><text:bookmark-start text:name="Chapter3"/>3.- How to analyze complex systems: The engineers’ way of thinking<text:bookmark-end text:name="Chapter3"/></text:p>
      <text:p text:style-name="P438"/>
      <text:p text:style-name="P291">If you are an engineer or already know this technique, congratulations, keep doing <text:s/><text:span text:style-name="T942">it </text:span>and <text:s/><text:span text:style-name="T942">keep </text:span>getting better at it. If you have never heard of this, please keep in mind <text:span text:style-name="T755">the key fact </text:span><text:span text:style-name="T1534">is that</text:span><text:span text:style-name="T755"> </text:span>this is not just a technique <text:span text:style-name="T943">that </text:span>you learn and you instantly are good at using it.</text:p>
      <text:p text:style-name="P291"/>
      <text:p text:style-name="P291">It is like playing football; you won’t be good at it just because someone explains the rules to you and tells you how to kick a ball. You need time to practice that goes along with <text:span text:style-name="T756">the </text:span>knowledge to be good at it. With time, you will get better and it will get easier. I would recommend focusing on learning one topic with <text:span text:style-name="T757">the technique</text:span> (like mathematics) and then going to an “opposite” topic, like literature, and <text:span text:style-name="T1535">try</text:span> to apply i<text:span text:style-name="T944">t on it</text:span> too. Variety after some specificity will make your brain able to get used to this method, and eventually, you will be able to apply it to every kind of question in life.</text:p>
      <text:p text:style-name="P291"/>
      <text:p text:style-name="P292">Personally, I’m a computer scientist/software engineer, so I have experience with this thinking process, and it has been useful during my whole life. I was lucky to figure this process out <text:span text:style-name="T945">around</text:span> the age of 7, but it wasn’t until a few weeks ago <text:span text:style-name="T621">at the age of 20</text:span> that I came across <text:span text:style-name="T946">with an</text:span><text:span text:style-name="T758"> explanation on </text:span>how I had been learning stuff my whole life. It turned out to <text:span text:style-name="T1091">one of</text:span> the best <text:span text:style-name="T1091">if not the best </text:span>way of <text:span text:style-name="T621">learning </text:span>according to <text:span text:style-name="T759">some </text:span>experts (<text:span text:style-name="T1092">one of them </text:span>from renowned universities like <text:span text:style-name="T1091">Stanford</text:span><text:span text:style-name="T1">).</text:span> Names <text:span text:style-name="T759">on the acknowledgments’ section</text:span>.</text:p>
      <text:p text:style-name="P291"/>
      <text:p text:style-name="P291">I will do my best to explain my view on this learning process <text:span text:style-name="T760">now let’s begin.</text:span></text:p>
      <text:p text:style-name="P477"/>
      <text:p text:style-name="P420">3.1.- The steps of thinking like an engineer</text:p>
      <text:p text:style-name="P480"/>
      <text:p text:style-name="P291">You can generally define the process in these 10 steps. <text:span text:style-name="T947">L</text:span>ater, I will show specific examples in different areas of knowledge where I apply this general explanation:</text:p>
      <text:p text:style-name="P477"/>
      <text:p text:style-name="P22">----------------------------------------------------------------------------------------------------------------------</text:p>
      <text:p text:style-name="P428"><text:soft-page-break/><text:span text:style-name="T238">Note</text:span><text:span text:style-name="T237">:</text:span><text:span text:style-name="T327"> </text:span><text:span text:style-name="T259">With a system I refer to basically “anything”. A system is “something that is conformed of other things that work together to create a result”. A computer is a system, mathematics is a system, social behavior is a system, religions are systems, </text:span><text:span text:style-name="T264">every single person is a </text:span><text:span text:style-name="T263">system</text:span><text:span text:style-name="T259">...</text:span></text:p>
      <text:p text:style-name="P63">----------------------------------------------------------------------------------------------------------------------</text:p>
      <text:p text:style-name="P477"/>
      <text:list xml:id="list1837087691" text:style-name="L3">
        <text:list-item>
          <text:p text:style-name="P636">Choose a system.</text:p>
          <text:p text:style-name="P636"/>
        </text:list-item>
        <text:list-item>
          <text:p text:style-name="P636">Define what the system is with the information you have so far. If you know nothing <text:span text:style-name="T1536">about it</text:span>, use your imagination.</text:p>
          <text:p text:style-name="P636"/>
        </text:list-item>
        <text:list-item>
          <text:p text:style-name="P636">Write down what you are trying to achieve by analyzing the system.</text:p>
          <text:p text:style-name="P636"/>
        </text:list-item>
        <text:list-item>
          <text:p text:style-name="P636">Divide the system into sub-modules with different functionalities. <text:span text:style-name="T1537">If you had to use your imagination to define the system, then research about the system a bit and create </text:span><text:span text:style-name="T1538">a better </text:span><text:span text:style-name="T1537">definition </text:span><text:span text:style-name="T1538">before dividing the system on its modules</text:span><text:span text:style-name="T1537">.</text:span></text:p>
          <text:p text:style-name="P636"/>
        </text:list-item>
        <text:list-item>
          <text:p text:style-name="P636">Choose one <text:span text:style-name="T1539">module</text:span> and analyze <text:span text:style-name="T1540">it </text:span><text:span text:style-name="T761">by</text:span> executing steps 1 <text:span text:style-name="T948">to </text:span>4 but for the module.</text:p>
          <text:p text:style-name="P636"/>
        </text:list-item>
        <text:list-item>
          <text:p text:style-name="P636">Check and redefine the system’s definition if necessary according to the new insight<text:span text:style-name="T1541">s</text:span> the analysis of the module gave you. And update the “what are you trying to achieve” section if necessary.</text:p>
          <text:p text:style-name="P636"/>
        </text:list-item>
        <text:list-item>
          <text:p text:style-name="P637">Write down in a list any interesting thing you have learned or noticed so far.</text:p>
          <text:p text:style-name="P636"/>
        </text:list-item>
        <text:list-item>
          <text:p text:style-name="P636">Choose and analyze another module and repeat steps 5-8, but this time in step 6, you have to check if you need to alter or redefine not only the system's general understanding but also the <text:span text:style-name="T1542">one of the </text:span>modules analyzed previously.</text:p>
          <text:p text:style-name="P636"/>
        </text:list-item>
        <text:list-item>
          <text:p text:style-name="P636">Repeat all these steps until you have analyzed all the system <text:span text:style-name="T762">or the desired amount of it</text:span>.</text:p>
          <text:p text:style-name="P636"/>
        </text:list-item>
        <text:list-item>
          <text:p text:style-name="P636">Read and process any conclusions you have arrived at during the process to consolidate the learning.</text:p>
        </text:list-item>
      </text:list>
      <text:p text:style-name="P291"/>
      <text:p text:style-name="P291">When I said write down, do it as you please, writing, highlighting, drawing diagrams or figures, or any mix of the previously mentioned. Use and experiment with the most comfortable way for your brain to understand information.</text:p>
      <text:p text:style-name="P291"/>
      <text:p text:style-name="P293">That's why mastering this technique requires time. Individuals tend to adopt distinct approaches and strategies when applying these principles, <text:span text:style-name="T622">changing little details on</text:span> their analysis based on comfort and preference.</text:p>
      <text:p text:style-name="P293"/>
      <text:p text:style-name="P293">For instance, some might opt to delve into unfamiliar modules within a system first, finding that <text:span text:style-name="T763">the</text:span> unknown <text:span text:style-name="T623">promotes </text:span>their analytical skills more <text:soft-page-break/>effectively. In contrast, others may <text:span text:style-name="T622">prefer </text:span>modules they're already <text:span text:style-name="T622">familiar </text:span>with, easing themselves into the analytical process. </text:p>
      <text:p text:style-name="P293"/>
      <text:p text:style-name="P303">Additionally, it takes time to discern which form of information representation enhances your comprehension: diagrams, texts, a combination thereof, etc.</text:p>
      <text:p text:style-name="P303"/>
      <text:p text:style-name="P303"><text:span text:style-name="T624">The</text:span> choice of tools <text:span text:style-name="T624">also requires time to analyze and experience, </text:span>whether you process information better through handwriting, digital diagrams, or graphical software on computers, <text:span text:style-name="T763">etc</text:span>. </text:p>
      <text:p text:style-name="P293"/>
      <text:p text:style-name="P293">Ultimately, it's about exploring and embracing the methods that resonate with you <text:span text:style-name="T949">plus </text:span><text:span text:style-name="T624">applying the steps explained above </text:span><text:span text:style-name="T763">constantly through time and different topics to develop mastery</text:span>.</text:p>
      <text:p text:style-name="P291"/>
      <text:p text:style-name="P421"><text:span text:style-name="T764">3.2.- </text:span>Examples</text:p>
      <text:p text:style-name="P477"/>
      <text:p text:style-name="P305">The following examples are <text:span text:style-name="T765">from different branches of human experience </text:span>and t<text:span text:style-name="T765">he</text:span>ir<text:span text:style-name="T765"> purpose is not to teach you the topic they are about, </text:span><text:span text:style-name="T766">their purpose </text:span><text:span text:style-name="T765">is to give you a sense on how to ask questions, how to modularize the information and how to go back and forth within systems.</text:span></text:p>
      <text:p text:style-name="P291"/>
      <text:p text:style-name="P388"><text:span text:style-name="T766">- Example 1:</text:span> Solving a first-degree math equation</text:p>
      <text:p text:style-name="P291"/>
      <text:p text:style-name="P306">You found yourself with this equation:</text:p>
      <text:p text:style-name="P306"/>
      <text:p text:style-name="P312">78x + (34/2) = 88 – log(3^x)</text:p>
      <text:p text:style-name="P312"/>
      <text:p text:style-name="P307">And for some reason you want or need to solve it, but you only know the numbers, the equal sign, and basic operations, you don’t even know what that “x” is <text:span text:style-name="T950">and</text:span> what <text:span text:style-name="T1543">that “</text:span>log” means. </text:p>
      <text:p text:style-name="P307"/>
      <text:p text:style-name="P308"><text:span text:style-name="T766">In that case this is a p</text:span>retty complex thing you got in front, but, how would you start tackling the problem?</text:p>
      <text:p text:style-name="P306"/>
      <text:p text:style-name="P308">First define it. You have yourself a system here <text:span text:style-name="T768">which this time </text:span><text:span text:style-name="T951">c</text:span><text:span text:style-name="T768">an be</text:span> called <text:span text:style-name="T768">as “An</text:span> Equation”. <text:span text:style-name="T769">Furthermore y</text:span>ou have<text:span text:style-name="T767"> </text:span>to “solve” the equation, but you don’t know what that means. <text:span text:style-name="T771">This, </text:span><text:span text:style-name="T78">what means to solve</text:span><text:span text:style-name="T952"> </text:span><text:span text:style-name="T771">question can be understood as a sub-module to analyze </text:span><text:span text:style-name="T772">within the “An Equation” system</text:span><text:span text:style-name="T771">.</text:span></text:p>
      <text:p text:style-name="P309"/>
      <text:p text:style-name="P311">You might have an idea of the final goal and you have heard the word “solve” before <text:span text:style-name="T770">in other contexts</text:span> so you can try to define yourself what solving means<text:span text:style-name="T770">:</text:span> it means finding some solution to a problem. <text:span text:style-name="T770">Now you might realize that </text:span>in this case we are handling stuff with numbers, so that solution might be a number. <text:span text:style-name="T770">At this point you </text:span>got yourself a definition of the problem, even if you knew nothing you should try to define it and then, its time to research. Lets <text:span text:style-name="T861">re</text:span>search to see what solving an equation means.</text:p>
      <text:p text:style-name="P309"/>
      <text:p text:style-name="P310">After your research you <text:span text:style-name="T953">find</text:span> that solving an equation means <text:span text:style-name="T862">something like</text:span>: </text:p>
      <text:p text:style-name="P310"/>
      <text:p text:style-name="P310"><text:soft-page-break/>F<text:span text:style-name="T518">inding the value(s) of the variable(s) that make the equation true. It involves performing the same operations on both sides of the equation to maintain equality. The solution is verified when substituting the value back into the equation balances it.</text:span></text:p>
      <text:p text:style-name="P489"/>
      <text:p text:style-name="P294">Then you <text:span text:style-name="T773">will probably be a bit confused and</text:span> have more stuff to learn and define. <text:span text:style-name="T954">K</text:span>eep track in notes <text:span text:style-name="T773">in a </text:span>comfortab<text:span text:style-name="T773">le format about </text:span>the stuff you are defining and understanding so you don’t get lost, <text:span text:style-name="T773">systems can get pretty complex real quick</text:span>.</text:p>
      <text:p text:style-name="P294"/>
      <text:p text:style-name="P295"><text:span text:style-name="T774">You realize in the answer found that</text:span> the concept of a variable appears, and that is something you don’t know. Now you can do 2 things, try do define the concepts you don’t understand <text:span text:style-name="T775">in the new information found</text:span>, like variable, or go back to your main system and fin<text:span text:style-name="T777">d</text:span> <text:span text:style-name="T776">or analyze </text:span>more parts.</text:p>
      <text:p text:style-name="P296"/>
      <text:p text:style-name="P304">Lets <text:span text:style-name="T778">just</text:span> go back and find more parts. Now you kinda have a feeling of what solving is, but there is another thing catching your attention, what is that x? So you research about it. </text:p>
      <text:p text:style-name="P304"/>
      <text:p text:style-name="P304">Fortunately this research should take you to the concept of variable and you would <text:span text:style-name="T955">accidentally </text:span>join two modules of the system together, <text:span text:style-name="T778">making it simpler to grasp your head around it</text:span>.</text:p>
      <text:p text:style-name="P297"/>
      <text:p text:style-name="P297">So once you understand what that X is, you have already <text:span text:style-name="T779">divided</text:span> the system equation in 2 <text:span text:style-name="T779">sub-modules</text:span>, <text:span text:style-name="T779">a </text:span>module <text:span text:style-name="T780">about “</text:span>what solve means” and module <text:span text:style-name="T780">of “</text:span>what is X?”. Luckily they correlated <text:span text:style-name="T781">and </text:span>the question<text:span text:style-name="T781">s</text:span> you <text:span text:style-name="T781">had to</text:span> keep asking g<text:span text:style-name="T781">ot </text:span>narrowed down. <text:span text:style-name="T782">Notice</text:span> this doesn’t always happen, <text:span text:style-name="T782">usually the system gets more complex and as said before this is why you should </text:span>keep track of stuff in some kind of notes <text:span text:style-name="T783">or maybe, </text:span><text:span text:style-name="T956">keep track of </text:span><text:span text:style-name="T783">part of it, in your </text:span><text:span text:style-name="T1544">own </text:span><text:span text:style-name="T783">memory </text:span><text:span text:style-name="T784">to go faster</text:span>. <text:span text:style-name="T957">But don’t put too much in memory, you should be able to recall, to remember, what you put there.</text:span></text:p>
      <text:p text:style-name="P296"/>
      <text:p text:style-name="P298">Notice we defined a system, “<text:span text:style-name="T785">An Equation”</text:span>, we defined sub-modules that define that system. But the key part is that after the definition you could <text:span text:style-name="T958">either </text:span>keep getting deeper in the understanding of <text:span text:style-name="T786">each </text:span>part or go back and forth with the other modules to keep understanding and learning <text:span text:style-name="T787">everything better as a whole</text:span>. It depends a lot, sometimes going back instead of getting as deep as po<text:span text:style-name="T788">s</text:span>sible results in a more efficient and easy learning <text:span text:style-name="T788">and sometimes </text:span><text:span text:style-name="T959">it does </text:span><text:span text:style-name="T788">not</text:span>. </text:p>
      <text:p text:style-name="P298"/>
      <text:p text:style-name="P298">Notice if we focus <text:span text:style-name="T789">o</text:span><text:span text:style-name="T960">n </text:span><text:span text:style-name="T961">analyzing </text:span><text:span text:style-name="T789">another sub-module </text:span><text:span text:style-name="T962">we could have gone the path of </text:span><text:span text:style-name="T789">“</text:span>what is a log?” then the answer would be more complex and we would have felt confusion for a longer period of time. But <text:span text:style-name="T790">eventually </text:span>you would step back and go th<text:span text:style-name="T790">r</text:span>ough the other <text:span text:style-name="T791">simpler </text:span>pa<text:span text:style-name="T791">rts that </text:span><text:span text:style-name="T963">also </text:span><text:span text:style-name="T791">eventually will help in understanding, one way or another, the harder sub-module we just define</text:span><text:span text:style-name="T792">d</text:span>. <text:span text:style-name="T1545">As knowing what a variable is helps when understanding what is a that “log” in the equation.</text:span></text:p>
      <text:p text:style-name="P299"/>
      <text:p text:style-name="P300"><text:soft-page-break/>This <text:span text:style-name="T964">get deeper but also go back and forth part is </text:span>something you gotta master <text:span text:style-name="T793">and that takes time. </text:span><text:span text:style-name="T965">C</text:span>ho<text:span text:style-name="T793">o</text:span>sing what’s the wisest option to be efficient analyzing systems <text:span text:style-name="T965">has not a go to answer</text:span>. </text:p>
      <text:p text:style-name="P300"/>
      <text:p text:style-name="P301"><text:span text:style-name="T966">W</text:span>ith time you will develop some kind of intuition for it, if <text:span text:style-name="T794">something </text:span>seems to<text:span text:style-name="T795">o </text:span>complex and needs to be <text:span text:style-name="T796">broken </text:span>down even more <text:span text:style-name="T1546">while</text:span> there are other parts in the system tha<text:span text:style-name="T796">t</text:span> <text:span text:style-name="T796">might </text:span>be less complex, <text:span text:style-name="T796">most </text:span>of the times is better to retreat and come back to the complex topic later. <text:span text:style-name="T1547">This is</text:span> <text:span text:style-name="T796">because </text:span>sometimes, as with the <text:span text:style-name="T966">X</text:span> example the parts of the system correlate and you learn simple stuff that conforms parts of more complex modules, <text:span text:style-name="T796">so latter, when you tackle that module, it feels easier</text:span>. <text:span text:style-name="T967">Or who knows, maybe you are more familiar with the topics on the complex module and delving into it feels better.</text:span></text:p>
      <text:p text:style-name="P301"/>
      <text:p text:style-name="P313">Choosing to delve deeper or go back depends on your knowledge, on what you are trying to achieve etc etc <text:span text:style-name="T1548">T</text:span>his dependence on such unique variables makes it so there is no go to answer as we said.</text:p>
      <text:p text:style-name="P301"/>
      <text:p text:style-name="P302"><text:span text:style-name="T968">O</text:span><text:span text:style-name="T797">ptimizing how to efficiently tackle a system based on your knowledge its a complex thing or system on itself if you like</text:span>. <text:span text:style-name="T797">And, as we are so many people and so different</text:span> <text:span text:style-name="T797">from each other in small aspects like this one, </text:span><text:span text:style-name="T969">t</text:span><text:span text:style-name="T797">his </text:span><text:span text:style-name="T969">decisions </text:span><text:span text:style-name="T797">kind of </text:span><text:span text:style-name="T971">curiously </text:span><text:span text:style-name="T797">converge </text:span><text:span text:style-name="T972">into </text:span><text:span text:style-name="T1549">this </text:span><text:span text:style-name="T797">being “an art, </text:span><text:span text:style-name="T973">there is no right answer”</text:span><text:span text:style-name="T797">. </text:span><text:span text:style-name="T970">L</text:span><text:span text:style-name="T797">ike a painter that gets better at painting through time but that follows some rules on how to paint shapes, shadows etc.</text:span></text:p>
      <text:p text:style-name="P302"/>
      <text:p text:style-name="P302"><text:span text:style-name="T797">So</text:span>, <text:span text:style-name="T797">when analyzing systems, </text:span><text:span text:style-name="T1549">despite of </text:span><text:span text:style-name="T797">the “art” on it,</text:span> if you <text:span text:style-name="T974">pay attention </text:span><text:span text:style-name="T797">everything comes down to:</text:span> divide, define, ask, <text:span text:style-name="T797">answer </text:span>and go back and forth. <text:span text:style-name="T797">With this, sooner or later, you will </text:span>eventually be<text:span text:style-name="T798">come a </text:span>master.</text:p>
      <text:p text:style-name="P314"/>
      <text:p text:style-name="P389"><text:span text:style-name="T799">- Example two:</text:span><text:span text:style-name="T747"> Understanding the literature of a Spanish author, Federico García Lorca</text:span></text:p>
      <text:p text:style-name="P306"/>
      <text:p text:style-name="P315">I myself know almost nothing about thi<text:span text:style-name="T801">s one. </text:span>I’m <text:span text:style-name="T801">just </text:span>going to show my thought process and how I would define and analyze this sy<text:span text:style-name="T800">s</text:span>tem <text:span text:style-name="T800">to conclude on its broader implications</text:span>.</text:p>
      <text:p text:style-name="P315"/>
      <text:p text:style-name="P316">Okay so we know that this guy is a person, <text:span text:style-name="T1550">a person</text:span> ha<text:span text:style-name="T1550">s </text:span>feelings, <text:span text:style-name="T802">literature implies </text:span>writing, <text:span text:style-name="T802">writing </text:span>is an art and thus can express feelings. Maybe “understanding” is being able to express what the author meant in his books <text:span text:style-name="T803">which </text:span>is correlated to <text:span text:style-name="T803">his </text:span>feelings. So <text:span text:style-name="T804">now that I have a feeling of what understanding an author could be then I </text:span>would <text:span text:style-name="T975">start </text:span>research<text:span text:style-name="T975">ing:</text:span> what does it mean to understand an author? <text:span text:style-name="T805">After that</text:span>, according to <text:span text:style-name="T805">what </text:span>I would <text:span text:style-name="T805">figure out </text:span><text:span text:style-name="T1552">that </text:span><text:span text:style-name="T805">the </text:span>different parts of <text:span text:style-name="T1551">the “</text:span>understanding <text:span text:style-name="T976">an author” </text:span>process <text:span text:style-name="T1553">are something like</text:span><text:span text:style-name="T805">:</text:span> knowing its historical context, feelings, personality and why he too<text:span text:style-name="T805">k </text:span>the artistic choices he <text:span text:style-name="T806">did</text:span>. <text:span text:style-name="T806">I would start researching about those, </text:span><text:span text:style-name="T977">going back and forth and so on</text:span><text:span text:style-name="T806">.</text:span></text:p>
      <text:p text:style-name="P316"/>
      <text:p text:style-name="P390">- End of the example, <text:span text:style-name="T807">it’s broader implications</text:span></text:p>
      <text:p text:style-name="P316"/>
      <text:p text:style-name="P317"><text:soft-page-break/><text:span text:style-name="T748">Notice the second example was like </text:span>like understanding a person, indeed he is a person. <text:span text:style-name="T978">W</text:span>hen you try to understand someone you can modularize <text:span text:style-name="T813">it </text:span><text:span text:style-name="T979">in different ways. A way would be, just for </text:span><text:span text:style-name="T813">example</text:span>:</text:p>
      <text:p text:style-name="P317"/>
      <text:p text:style-name="P317"><text:tab/>- <text:span text:style-name="T808">P</text:span>ersonality: how extroverted is he, how does he react against <text:span text:style-name="T980">some</text:span> scenario<text:span text:style-name="T980">s</text:span>… what does extroversion mean in the first place?</text:p>
      <text:p text:style-name="P317"/>
      <text:p text:style-name="P317"><text:tab/>- <text:span text:style-name="T811">E</text:span>nvironmen<text:span text:style-name="T811">t</text:span>: does he live in a country at war, is it peaceful, what’s the main religion there, what do they do in their free time, what economical system do they use?.</text:p>
      <text:p text:style-name="P317"/>
      <text:p text:style-name="P317"><text:tab/>- <text:span text:style-name="T812">His </text:span>family, its relations, <text:span text:style-name="T808">its desires, </text:span>and so on.</text:p>
      <text:p text:style-name="P317"/>
      <text:p text:style-name="P317"><text:span text:style-name="T808">D</text:span>efine <text:span text:style-name="T808">them</text:span>, go back and forth. And eventually if you analyze someone, and then the ones next to them, and keep going back and forth finding definitions in common you might end up defining what is known as a culture. And, as with the previous math example, sometimes some answer<text:span text:style-name="T809">s</text:span> will overlap and there you got yourself more knowledge or unexpected links in information <text:span text:style-name="T810">which enrich and facilitate yourself your mastery of different parts of human knowledge</text:span>.</text:p>
      <text:p text:style-name="P475"/>
      <text:p text:style-name="P411">3.3.- A glimpse into <text:span text:style-name="T982">the</text:span> <text:span text:style-name="T981">current </text:span>situation of thinking <text:span text:style-name="T982">in society</text:span></text:p>
      <text:p text:style-name="P474"/>
      <text:p text:style-name="P318">This is what is called understanding, and, at least in my society <text:span text:style-name="T855">and current world</text:span>, people don’t <text:span text:style-name="T855">seem to </text:span>understand things enough <text:span text:style-name="T856">or, sometimes, they don’t even seem capable of analyzing them in the fist place</text:span>. Its a thing that takes time to master and to apply to big complex systems<text:span text:style-name="T814">. Mastering </text:span><text:span text:style-name="T983">analysis</text:span><text:span text:style-name="T814"> is </text:span>neither easy neither fast <text:span text:style-name="T814">to do</text:span>.</text:p>
      <text:p text:style-name="P318"/>
      <text:p text:style-name="P318"><text:span text:style-name="T814">P</text:span>art of people lack <text:span text:style-name="T814">proficiency </text:span>in this ability because they are not trained <text:span text:style-name="T814">for it</text:span> since they are kids. They are usually trained to memorize information, copy-paste, eat information and vomit it in a sheet of paper in an exam thus leading to <text:span text:style-name="T814">way more </text:span>simple<text:span text:style-name="T814">r</text:span> and “less <text:span text:style-name="T984">capable</text:span><text:span text:style-name="T814">” </text:span>individuals.</text:p>
      <text:p text:style-name="P318"/>
      <text:p text:style-name="P326">Of course memorization is also important, but at least nowadays it has been given to much attention. <text:span text:style-name="T815">A useful case of memorization has been shown </text:span><text:span text:style-name="T985">above: </text:span><text:span text:style-name="T815">when analyzing a system, instead of taking notes that consumes times you can memorize and keep your understanding journey for ex</text:span><text:span text:style-name="T824">a</text:span><text:span text:style-name="T815">mple.</text:span></text:p>
      <text:p text:style-name="P316"/>
      <text:p text:style-name="P316">The “<text:span text:style-name="T816">engineers’ way of thinking” </text:span>can be applied to anything <text:span text:style-name="T817">thus allowing you to </text:span><text:s/>mastery <text:span text:style-name="T817">anything</text:span>. Whet<text:span text:style-name="T818">h</text:span>er the sy<text:span text:style-name="T818">s</text:span>tem <text:span text:style-name="T986">is</text:span> math<text:span text:style-name="T818">ematics</text:span>, literature, economy, or you <text:span text:style-name="T819">as a per</text:span><text:span text:style-name="T820">so</text:span><text:span text:style-name="T819">n</text:span> and your loved ones. If we keep focusing education in simple “copy-paste”, “action-reaction”, we take the risk<text:span text:style-name="T821">s</text:span> that ignorance <text:span text:style-name="T822">and lack of intellectual flexibility carry with them</text:span>. <text:span text:style-name="T987">I think they </text:span><text:span text:style-name="T823">are not risks we should keep long term</text:span>.</text:p>
      <text:p text:style-name="P316"/>
      <text:p text:style-name="P316">So, <text:span text:style-name="T1555">because </text:span><text:span text:style-name="T988">today “the educational systems” are not </text:span><text:span text:style-name="T1554">adapted enough</text:span><text:span text:style-name="T988">,</text:span> I encourage you to start defining stuff, research about its current definition, <text:soft-page-break/>break it down, define the parts and keep doing it until you are <text:span text:style-name="T825">satisfied</text:span>. Find something you would like to understand and thus control better, maybe <text:span text:style-name="T1555">it</text:span>s your personal physical <text:span text:style-name="T826">health</text:span>, maybe your financial situation, maybe your own psychological well being.</text:p>
      <text:p text:style-name="P316"/>
      <text:p text:style-name="P324">But <text:span text:style-name="T827">keep in mind you will have to</text:span> <text:span text:style-name="T1555">dare </text:span>to redefine previous concepts or already old established ones <text:span text:style-name="T864">in a</text:span><text:span text:style-name="T865">n order or way </text:span><text:span text:style-name="T864">they sustain your happiness </text:span><text:span text:style-name="T866">long-term</text:span><text:span text:style-name="T864">. </text:span><text:span text:style-name="T989">M</text:span><text:span text:style-name="T865">anaging this is what I define </text:span><text:span text:style-name="T866">as an </text:span><text:span text:style-name="T865">intelligent human </text:span><text:span text:style-name="T866">and thinking like an engineer can help a lot </text:span><text:span text:style-name="T867">due to life being a complex system </text:span><text:span text:style-name="T874">and due to this method basically applying the previously mentioned “fixed-variable-resolution” technique </text:span><text:span text:style-name="T1556">which </text:span><text:span text:style-name="T874">we all use to manage through life</text:span><text:span text:style-name="T865">. </text:span><text:span text:style-name="T874">Due to t</text:span><text:span text:style-name="T869">his </text:span><text:span text:style-name="T874">natural connection with human nature I think this is</text:span><text:span text:style-name="T869"> the </text:span>way to <text:span text:style-name="T874">go for </text:span>the purest truth <text:span text:style-name="T868">and happiness </text:span><text:span text:style-name="T870">in </text:span><text:span text:style-name="T1557">a </text:span><text:span text:style-name="T870">long-term lasting </text:span><text:span text:style-name="T1557">manner</text:span>.</text:p>
      <text:p text:style-name="P319"/>
      <text:p text:style-name="P319"><text:span text:style-name="T990">It is intrinsically uncomfortable and y</text:span><text:span text:style-name="T854">ou </text:span><text:span text:style-name="T875">will </text:span><text:span text:style-name="T854">need to be </text:span><text:span text:style-name="T871">smart and brave </text:span><text:span text:style-name="T854">because </text:span><text:span text:style-name="T991">redefining </text:span><text:span text:style-name="T854">certain topics will imply certain big or small changes in your life, </text:span><text:span text:style-name="T864">which, sometimes, might be better to delay in order to be happier </text:span><text:span text:style-name="T871">long-term</text:span><text:span text:style-name="T864">, </text:span><text:span text:style-name="T871">and sometimes won’t. </text:span><text:span text:style-name="T992">Indeed its complex.</text:span><text:span text:style-name="T871"> </text:span><text:span text:style-name="T992">N</text:span><text:span text:style-name="T871">ow its your turn to analyze your situation, </text:span><text:span text:style-name="T993">your system,</text:span><text:span text:style-name="T871"> </text:span><text:span text:style-name="T1558">if you feel like</text:span><text:span text:style-name="T871">, in the way an engineer would.</text:span></text:p>
      <text:p text:style-name="P320"/>
      <text:p text:style-name="P320">Use <text:span text:style-name="T872">assumed truths or </text:span>definitions <text:span text:style-name="T873">on concepts </text:span>because they are necessary but treat them as less statically as you can. Don’t take one definition for granted <text:span text:style-name="T828">forever</text:span>, learn, explore, adapt. Don’t fall into dogmas <text:span text:style-name="T1559">too frequently</text:span>, be a <text:span text:style-name="T829">scientist </text:span>agains<text:span text:style-name="T829">t </text:span>everything, question <text:span text:style-name="T830">even</text:span> the most awkward or unpleasant questions. I know it’s not easy, just telling you that with time and effort, <text:span text:style-name="T831">trial and error, </text:span>you <text:s/><text:span text:style-name="T832">will </text:span>eventually feel <text:span text:style-name="T832">more and more </text:span>strong <text:span text:style-name="T833">and </text:span><text:span text:style-name="T1560">it </text:span><text:span text:style-name="T833">will likely lead you </text:span>to tackle the questions that you though<text:span text:style-name="T834">t</text:span> you would never defy,<text:span text:style-name="T835"> </text:span>technical and moral <text:span text:style-name="T1560">ones</text:span><text:span text:style-name="T836">. </text:span><text:span text:style-name="T994">The </text:span><text:span text:style-name="T997">more </text:span><text:span text:style-name="T994">strength you gather the </text:span><text:span text:style-name="T998">lesser the</text:span><text:span text:style-name="T994"> </text:span><text:span text:style-name="T996">discomfort</text:span><text:span text:style-name="T994"> </text:span><text:span text:style-name="T998">or the </text:span><text:span text:style-name="T994">more bearable </text:span><text:span text:style-name="T998">it becomes</text:span><text:span text:style-name="T994">. </text:span><text:span text:style-name="T999">I wish you again, g</text:span><text:span text:style-name="T876">ood luck.</text:span></text:p>
      <text:p text:style-name="P474"/>
      <text:p text:style-name="P412">3.<text:span text:style-name="T857">4</text:span>.- A glimpse o<text:span text:style-name="T1562">f </text:span>the <text:span text:style-name="T1561">role </text:span><text:span text:style-name="T1562">that nowadays </text:span><text:span text:style-name="T995">technology </text:span><text:span text:style-name="T1562">has </text:span><text:span text:style-name="T1563">in thinking</text:span>.</text:p>
      <text:p text:style-name="P478"/>
      <text:p text:style-name="P321"><text:span text:style-name="T877">G</text:span><text:span text:style-name="T837">ood news, </text:span><text:span text:style-name="T877">all </text:span><text:span text:style-name="T837">t</text:span>his is specially useful thanks to the world we live in with the tech we <text:span text:style-name="T838">currently have</text:span>. Previously it made sense to memorize more than analyze because we didn’t have computers to <text:span text:style-name="T838">easily </text:span>compute and store information, now we do, and even more recently we have AI which is capable of not just computing and storing information but arranging <text:span text:style-name="T1000">or digesting it </text:span>in incredibly useful ways <text:span text:style-name="T1564">really fast</text:span>.</text:p>
      <text:p text:style-name="P321"/>
      <text:p text:style-name="P321"><text:span text:style-name="T1001">Thanks to these advancements t</text:span>he process of research has accelerated dramatically <text:span text:style-name="T1002">thus our capabilities for understanding systems have ben strengthen dramatically too.</text:span> <text:span text:style-name="T1002">I</text:span>t wouldn’t su<text:span text:style-name="T839">r</text:span>prise me if my grandson at 1<text:span text:style-name="T863">5</text:span> years old, with proper training in the engineers way of thinking plus the aid of the new tech would be smarter that all current 20 year old <text:span text:style-name="T1565">people</text:span> of today. <text:span text:style-name="T1003">The same way as me, thanks to internet and the flow of information, I’m wiser than my parents at my age.</text:span></text:p>
      <text:p text:style-name="P316"/>
      <text:p text:style-name="P325"><text:soft-page-break/>In the past wouldn’t hav<text:span text:style-name="T842">e</text:span> been po<text:span text:style-name="T842">s</text:span>sible <text:span text:style-name="T842">for everyone to</text:span> <text:span text:style-name="T1005">apply </text:span>this technique and thus you could eventually conclude that this is not the best “way of thinking”. <text:span text:style-name="T1566">This is </text:span>because we didn’t have such an easy way to store <text:span text:style-name="T843">information </text:span>and search it. But now we do.</text:p>
      <text:p text:style-name="P322"/>
      <text:p text:style-name="P322"><text:span text:style-name="T1098">That is why </text:span>I truly think the better we get at analyzing problems with this dynamic way the better we will get at solving even the hardest <text:span text:style-name="T1006">ones </text:span>like world hunger, wars and moral <text:span text:style-name="T844">dile</text:span><text:span text:style-name="T847">m</text:span><text:span text:style-name="T844">ma</text:span><text:span text:style-name="T845">s. </text:span><text:span text:style-name="T1098">A</text:span><text:span text:style-name="T1093">s this technique is designed and complies with the nature and current state of human’</text:span><text:span text:style-name="T1097">s</text:span><text:span text:style-name="T1093"> boredom </text:span><text:span text:style-name="T1094">and happines</text:span><text:span text:style-name="T1095">s</text:span><text:span text:style-name="T1093">, survival </text:span><text:span text:style-name="T1096">needs </text:span><text:span text:style-name="T1093">and information processing.</text:span></text:p>
      <text:p text:style-name="P476"/>
      <text:p text:style-name="P413">Conclusion</text:p>
      <text:p text:style-name="P479"/>
      <text:p text:style-name="P323">Summin<text:span text:style-name="T840">g</text:span> up, this chapter was meant to show how we should think of problems <text:span text:style-name="T840">in the modern world</text:span>, how we should analyze them to truly understand them and make the most of ou<text:span text:style-name="T841">r</text:span> brain <text:span text:style-name="T1004">and technology in order to facilitate the search for happiness</text:span>.</text:p>
      <text:p text:style-name="P370"/>
      <text:p text:style-name="P327">From here I encourage you to go out there and use this to analyze anyt<text:span text:style-name="T846">h</text:span>ing: how can I bake this tasty lemon pie? Why are these 2 countries at war? How can I cure this disease? Why do objects fall to the ground? How did my baker bake that lemon pie? oh my god it was so tasty. <text:span text:style-name="T1567">W</text:span>hy do I love this person? What is love? <text:span text:style-name="T1567">Etc etc</text:span></text:p>
      <text:p text:style-name="P327"/>
      <text:p text:style-name="P328">The more systems you analyze, the better you will get at it and <text:span text:style-name="T848">the </text:span>closer to the truth you will be in each step you take. Combine this with:</text:p>
      <text:p text:style-name="P328"/>
      <text:p text:style-name="P328"><text:span text:style-name="T749">- </text:span><text:span text:style-name="T851">S</text:span><text:span text:style-name="T749">tarting at a young age so we can manage </text:span><text:span text:style-name="T849">through</text:span> <text:span text:style-name="T749">life better </text:span><text:span text:style-name="T851">a</text:span><text:span text:style-name="T1007">s</text:span><text:span text:style-name="T851"> adults </text:span><text:span text:style-name="T850">thanks to </text:span><text:span text:style-name="T1007">the </text:span><text:span text:style-name="T850">practic</text:span><text:span text:style-name="T1007">e </text:span><text:span text:style-name="T850">in ou</text:span><text:span text:style-name="T851">r </text:span><text:span text:style-name="T850">childhood and teenage times.</text:span></text:p>
      <text:p text:style-name="P328"/>
      <text:p text:style-name="P329"><text:span text:style-name="T850">- </text:span><text:span text:style-name="T851">L</text:span>ear<text:span text:style-name="T858">n</text:span> not always alone but <text:span text:style-name="T859">along </text:span>others <text:span text:style-name="T860">too</text:span>.</text:p>
      <text:p text:style-name="P329"/>
      <text:p text:style-name="P329"><text:span text:style-name="T852">A</text:span>nd I truly believe this is the way to go for having the most prosperous human kind <text:span text:style-name="T852">we </text:span><text:span text:style-name="T853">ever had</text:span>.</text:p>
      <text:p text:style-name="P417"/>
      <text:p text:style-name="P47">----------------------------------------------------------------------------------------------------------------------</text:p>
      <text:p text:style-name="P43">----------------------------------------------------------------------------------------------------------------------</text:p>
      <text:p text:style-name="P43"/>
      <text:p text:style-name="P396">Transition from chapter <text:span text:style-name="T617">3</text:span> to <text:span text:style-name="T616">the following </text:span>chapter<text:span text:style-name="T616">s</text:span></text:p>
      <text:p text:style-name="P356"/>
      <text:p text:style-name="P88">So far I’ve explained how to tackle and manage life in the most efficient way possible at an individual level. In the following chapters I will explore the possible consequences of this behavior if a majority of us adopt <text:span text:style-name="T1568">this way</text:span> and get good at it.</text:p>
      <text:p text:style-name="P88"/>
      <text:p text:style-name="P88">Thus now it comes a part o<text:span text:style-name="T1568">f</text:span> the text which is more speculative, you can see the following chapters as a way of making sense of society from the <text:span text:style-name="T742">Cheerfulism </text:span>perspective.</text:p>
      <text:p text:style-name="P88"/>
      <text:p text:style-name="P89"><text:soft-page-break/>I’ve been thinking and analyzing society based on the <text:span text:style-name="T618">principles</text:span> already explained and these have been my conclusions so far. <text:span text:style-name="T619">O</text:span>f course, as an engineer, I’m applying <text:span text:style-name="T619">it’s way of thinking </text:span>and changes in the explanations can be carried out in the future as new experiences and hypothesis prove me wrong. But that is the beauty of this philosophy, being able to guide yourself towards the truth without fearing the acceptance of being wrong.</text:p>
      <text:p text:style-name="P89"/>
      <text:p text:style-name="P106">With this being said, here are my thoughts on societies and how, “the perfect society” would look like. I <text:span text:style-name="T1008">don’t aim for </text:span>this <text:span text:style-name="T1008">text </text:span>to be <text:span text:style-name="T1569">filled with </text:span><text:span text:style-name="T620">theory</text:span>, I’m going to propose individual changes <text:span text:style-name="T742">based on Cheefulism </text:span><text:span text:style-name="T1569">that </text:span><text:span text:style-name="T742">I believe </text:span>if we all do <text:span text:style-name="T1569">them </text:span>together and helping each other, <text:span text:style-name="T620">they </text:span>will bring us closer to this “utopia”.</text:p>
      <text:p text:style-name="P106"/>
      <text:p text:style-name="P108">Please remember, a real world problem can have different solutions and maybe some of them can be deducted from the same principles. The following part <text:span text:style-name="T1570">are</text:span> MY thoughts on real world stuff, Cheerfulism is the building block to think about this thoughts, these are not what Cheerfulism thinks about the following topics. Its just what me, trying to apply <text:span text:style-name="T1009">i</text:span>t, has come to con<text:span text:style-name="T1009">c</text:span>lude. </text:p>
      <text:p text:style-name="P108"/>
      <text:p text:style-name="P108">Different authors have conclu<text:span text:style-name="T1010">d</text:span>e<text:span text:style-name="T1010">d</text:span> different things along history being based on the same ideology, ones having better results than others. Don’t take what you read as the <text:span text:style-name="T1011">summit</text:span> of truth when applying Cheerfulism’<text:span text:style-name="T1571">s</text:span> philosophy, its just what its creator <text:span text:style-name="T1012">concluded.</text:span> <text:span text:style-name="T1571">A</text:span>nd just because I’m “the creator” in the way of putti<text:span text:style-name="T1012">n</text:span>g its pieces together, <text:span text:style-name="T1013">it</text:span> doesn’t mean I’m right, as you should already noticed if you think like a “cheerful” person.</text:p>
      <text:p text:style-name="P107"/>
      <text:p text:style-name="P107">Yes here I de<text:span text:style-name="T1014">c</text:span>lare that someone who affronts life with Cheerfulism in mind can self-identify himself <text:span text:style-name="T1571">or herself</text:span> as “cheerful”. <text:span text:style-name="T746">I’m aware some problems are not cheerful, indeed they are the </text:span><text:span text:style-name="T1014">complete </text:span><text:span text:style-name="T746">opposite,</text:span><text:span text:style-name="T1014"> </text:span><text:span text:style-name="T746">intricate serious life or death situations where the word cheerful might seem like an idiots choice. I chose it as a hope that </text:span><text:span text:style-name="T1014">it </text:span><text:span text:style-name="T746">will serve as a little little bright </text:span><text:span text:style-name="T1014">at the end </text:span><text:span text:style-name="T746">o</text:span><text:span text:style-name="T1014">f</text:span><text:span text:style-name="T746"> the tunnel for those who are facing the toughest of </text:span><text:span text:style-name="T1014">situations</text:span><text:span text:style-name="T746"> to solve.</text:span></text:p>
      <text:p text:style-name="P107"/>
      <text:p text:style-name="P107">Now without further do, lets go to my “cheerful” perspective on different essential topics o<text:span text:style-name="T1572">f</text:span> human societies.</text:p>
      <text:p text:style-name="P43"/>
      <text:p text:style-name="P43">----------------------------------------------------------------------------------------------------------------------</text:p>
      <text:p text:style-name="P43"/>
      <text:p text:style-name="P471"><text:bookmark-start text:name="FinalChap4"/>4.- Thoughts on the ideal society, part 1: On power dynamics, morality plus the influence of Cheerfulism and new tech on them.<text:bookmark-end text:name="FinalChap4"/></text:p>
      <text:p text:style-name="P372"/>
      <text:p text:style-name="P400"><text:span text:style-name="T55">In all </text:span><text:span text:style-name="T56">societies of humans </text:span><text:span text:style-name="T55">who co-exists for living the situation of conflict arises when at least 2 beings want to solve a problem in different opposing ways. So what happens then? </text:span><text:span text:style-name="T57">Assuming </text:span><text:span text:style-name="T59">the beings </text:span><text:span text:style-name="T57">have no where else to go. </text:span><text:span text:style-name="T59">T</text:span><text:span text:style-name="T58">he world is finite and you can’t be running to uncharted lands forever</text:span><text:span text:style-name="T57">.</text:span></text:p>
      <text:p text:style-name="P125"/>
      <text:p text:style-name="P127">The answer to what happens is always one of this two or some combination of both:</text:p>
      <text:p text:style-name="P126"><text:soft-page-break/></text:p>
      <text:p text:style-name="P127">1.- They talk and decide an <text:span text:style-name="T1573">outcome</text:span>.</text:p>
      <text:p text:style-name="P127">2.- They <text:span text:style-name="T1122">physically </text:span>fight and <text:span text:style-name="T1574">the winner decides an outcome</text:span>.</text:p>
      <text:p text:style-name="P127"/>
      <text:p text:style-name="P137">We could say that the first option is the peaceful one and the other one is the violent one. </text:p>
      <text:p text:style-name="P94"/>
      <text:p text:style-name="P95"><text:span text:style-name="T640">Despite all these, there are conflicts unsolvable by peace, like lack of enough food for everyone. </text:span><text:span text:style-name="T641">I can not prove it, but if you have no food and you and your neighbor h</text:span><text:span text:style-name="T1123">ave</text:span><text:span text:style-name="T640"> </text:span><text:span text:style-name="T641">to chose between their child or yours, you will </text:span><text:span text:style-name="T1123">eventually</text:span><text:span text:style-name="T641"> </text:span><text:span text:style-name="T1123">most likely </text:span><text:span text:style-name="T641">end up </text:span><text:span text:style-name="T642">physically </text:span><text:span text:style-name="T641">fighting </text:span><text:span text:style-name="T1123">for the survival of your children</text:span><text:span text:style-name="T641">.</text:span></text:p>
      <text:p text:style-name="P95"/>
      <text:p text:style-name="P96"><text:span text:style-name="T646">That is where strength comes in, the winner </text:span><text:span text:style-name="T1125">decides, or in other words, </text:span><text:span text:style-name="T1575">the winner </text:span><text:span text:style-name="T1125">rules</text:span><text:span text:style-name="T646">.</text:span></text:p>
      <text:p text:style-name="P96"/>
      <text:p text:style-name="P95"><text:span text:style-name="T643">Given our advanced technology th</text:span><text:span text:style-name="T1124">ese</text:span><text:span text:style-name="T643"> </text:span><text:span text:style-name="T1124">kind of </text:span><text:span text:style-name="T643">problem</text:span><text:span text:style-name="T1124">s</text:span><text:span text:style-name="T643"> </text:span><text:span text:style-name="T644">might seem</text:span><text:span text:style-name="T643"> alien for </text:span><text:span text:style-name="T644">some </text:span><text:span text:style-name="T645">of</text:span><text:span text:style-name="T643"> us but its as real as our origins </text:span><text:span text:style-name="T1022">so we shouldn’t forget about </text:span><text:span text:style-name="T1576">them</text:span><text:span text:style-name="T643">.</text:span></text:p>
      <text:p text:style-name="P93"/>
      <text:p text:style-name="P97"><text:span text:style-name="T1126">Anyway, w</text:span><text:span text:style-name="T646">hen societies grow </text:span><text:span text:style-name="T1577">and when</text:span><text:span text:style-name="T1126"> violent conflict arises</text:span><text:span text:style-name="T646"> </text:span><text:span text:style-name="T1577">on them, it </text:span><text:span text:style-name="T646">is not </text:span><text:span text:style-name="T1023">anymore </text:span><text:span text:style-name="T646">about pure fighting strength but coordinating strength</text:span><text:span text:style-name="T1577">s</text:span><text:span text:style-name="T646"> of people who agree with you, thus we create arm</text:span><text:span text:style-name="T647">ie</text:span><text:span text:style-name="T646">s. </text:span><text:span text:style-name="T1126">An</text:span><text:span text:style-name="T1577">d</text:span><text:span text:style-name="T1126"> whoever becomes the one who rules, the ruler,</text:span><text:span text:style-name="T1024"> </text:span><text:span text:style-name="T648">you need strength and coordination of that strength so you keep being the ruler. </text:span><text:span text:style-name="T1127">To coordinate strength you need to communicate, to transmit information.</text:span></text:p>
      <text:p text:style-name="P97"/>
      <text:p text:style-name="P97"><text:span text:style-name="T1127">As a ruler, for example y</text:span><text:span text:style-name="T649">ou can opt </text:span><text:span text:style-name="T1127">to</text:span><text:span text:style-name="T649"> rule by fear or by </text:span><text:span text:style-name="T1577">other different </text:span><text:span text:style-name="T649">means.</text:span></text:p>
      <text:p text:style-name="P93"/>
      <text:p text:style-name="P109"><text:span text:style-name="T1578">But i</text:span>t feels natural for blood to be shed in <text:span text:style-name="T1128">early </text:span>history<text:span text:style-name="T1150"> </text:span><text:span text:style-name="T1025">so</text:span> someone rises <text:span text:style-name="T1129">at</text:span> the top. <text:span text:style-name="T1128">And then, </text:span><text:span text:style-name="T1129">if they are intelligent enough to implement a proper ruling order </text:span><text:span text:style-name="T1158">for their population</text:span><text:span text:style-name="T1129">, the</text:span> <text:span text:style-name="T1129">society thrives </text:span><text:span text:style-name="T1130">for long time</text:span><text:span text:style-name="T1129">.</text:span></text:p>
      <text:p text:style-name="P109"/>
      <text:p text:style-name="P113"><text:span text:style-name="T1151">I’m </text:span><text:span text:style-name="T1150">not so sure </text:span><text:span text:style-name="T1151">about</text:span><text:span text:style-name="T1150"> </text:span><text:span text:style-name="T1151">this naturalness in all parts of human history though, for example </text:span><text:span text:style-name="T1159">in </text:span><text:span text:style-name="T1151">the future </text:span><text:span text:style-name="T1159">with enough technological advancement </text:span><text:span text:style-name="T1395">maybe humans can coordinate in a very optimal way thanks to AI and in a trustless manner thanks to blockchain </text:span><text:span text:style-name="T1579">bringing </text:span><text:span text:style-name="T1395">peaceful </text:span><text:span text:style-name="T1579">outcomes</text:span><text:span text:style-name="T1151">. </text:span><text:span text:style-name="T1395">More on this in the next chapter.</text:span></text:p>
      <text:p text:style-name="P109"/>
      <text:p text:style-name="P109"><text:span text:style-name="T1152">Despite of the naturalness question,</text:span><text:span text:style-name="T1130"> what is a ruling order? </text:span><text:span text:style-name="T1153">W</text:span><text:span text:style-name="T1130">ell an order </text:span><text:span text:style-name="T1153">is </text:span><text:span text:style-name="T1130">a </text:span><text:span text:style-name="T1131">set of rules</text:span><text:span text:style-name="T1130">, </text:span><text:span text:style-name="T1153">and the order </text:span><text:span text:style-name="T1130">allows for someone to decide the outcomes of problems, in </text:span><text:span text:style-name="T1154">slightly different </text:span><text:span text:style-name="T1130">words: its a set of rules that dictate the power dynamics. </text:span><text:span text:style-name="T1155">D</text:span><text:span text:style-name="T1131">ynamics </text:span><text:span text:style-name="T1155">are how the </text:span><text:span text:style-name="T1131">outputs </text:span><text:span text:style-name="T1155">correlate with </text:span><text:span text:style-name="T1131">the</text:span><text:span text:style-name="T1130"> </text:span><text:span text:style-name="T1131">inputs. </text:span><text:span text:style-name="T1130">Those dynamics </text:span><text:span text:style-name="T1580">in this case </text:span><text:span text:style-name="T1132">come from the moving</text:span><text:span text:style-name="T1130"> muscle and information </text:span><text:span text:style-name="T1580">management </text:span><text:span text:style-name="T1581">or </text:span><text:span text:style-name="T1582">transmi</text:span><text:span text:style-name="T1583">ss</text:span><text:span text:style-name="T1582">ion</text:span><text:span text:style-name="T1581"> </text:span><text:span text:style-name="T1130">which conform power.</text:span></text:p>
      <text:p text:style-name="P109"/>
      <text:p text:style-name="P133">As exposed on chapter three <text:span text:style-name="T1582">life </text:span>can be seen as a very complex mathematical function. <text:span text:style-name="T1583">Power dynamics can be represented that way too.</text:span> <text:span text:style-name="T1583">W</text:span>here muscle and information management are the operands (sum, multiplication, division etc) that operate over the variables. <text:span text:style-name="T1156">The dynamics of power can be seen </text:span><text:span text:style-name="T1157">reflected </text:span><text:span text:style-name="T1156">in this function:</text:span></text:p>
      <text:p text:style-name="P132"/>
      <text:p text:style-name="P134"><text:soft-page-break/>f(m, y) = m + m * y = m * (1 + y)</text:p>
      <text:p text:style-name="P134"/>
      <text:p text:style-name="P135">Where f(m,y) value is the amount of power, and “m” is the amount of strength people have and “y” is how good they manage information.</text:p>
      <text:p text:style-name="P135"/>
      <text:p text:style-name="P334">The function encapsulates the principle that a smaller group of individuals, if they possess superior information management skills, which often translates into advanced technology, can exert greater influence or power than a larger group.</text:p>
      <text:p text:style-name="P334"/>
      <text:p text:style-name="P392"><text:span text:style-name="T342">At the same time t</text:span><text:span text:style-name="T341">he function also recognizes that there is a natural scaling limit to this principle. As “m”, the variable representing the size of the group, increases, there comes a point where the sheer volume of individuals can compensate for less efficient information management.</text:span></text:p>
      <text:p text:style-name="P334"/>
      <text:p text:style-name="P392"><text:span text:style-name="T341">In other words, beyond a certain threshold, the quantity of people can offset the disadvantage in information processing, allowing a larger but less informed group to surpass a smaller, more technologically </text:span><text:span text:style-name="T342">superior </text:span><text:span text:style-name="T341">one in terms of power. </text:span></text:p>
      <text:p text:style-name="P334"/>
      <text:p text:style-name="P334">This balance between the quantity of a group and the quality of its information management is a central theme in the dynamics of power.</text:p>
      <text:p text:style-name="P135"/>
      <text:p text:style-name="P24">----------------------------------------------------------------------------------------------------------------------</text:p>
      <text:p text:style-name="P432"><text:span text:style-name="T240">Notice</text:span><text:span text:style-name="T237">:</text:span><text:span text:style-name="T327"> </text:span><text:span text:style-name="T328">If you understand the text but not the equation don’t worry, as long as you understand </text:span><text:span text:style-name="T330">one</text:span><text:span text:style-name="T328"> is enough. I just added it for those who </text:span><text:span text:style-name="T331">like math and </text:span><text:span text:style-name="T328">might </text:span><text:span text:style-name="T331">find it </text:span><text:span text:style-name="T328">help</text:span><text:span text:style-name="T331">ful</text:span><text:span text:style-name="T328">. </text:span></text:p>
      <text:p text:style-name="P343">----------------------------------------------------------------------------------------------------------------------</text:p>
      <text:p text:style-name="P343"/>
      <text:p text:style-name="P343">----------------------------------------------------------------------------------------------------------------------</text:p>
      <text:p text:style-name="P432"><text:span text:style-name="T241">Curious fact:</text:span><text:span text:style-name="T329"> </text:span><text:span text:style-name="T332">I’ve designed the function such as the power value is directly proportional to “y” </text:span><text:span text:style-name="T338">and “m”</text:span><text:span text:style-name="T332"> and also in a way that “</text:span><text:span text:style-name="T333">y”</text:span><text:span text:style-name="T332"> has more weight in the </text:span><text:span text:style-name="T334">size of the output</text:span><text:span text:style-name="T332">. </text:span><text:span text:style-name="T335">I could have made the relation of information management with people’s strength even more weighted towards “y” via exponentiation </text:span><text:span text:style-name="T336">for example</text:span><text:span text:style-name="T335">. But I have no data to back this up so as long as “y” has a greater weight </text:span><text:span text:style-name="T337">than “m”</text:span><text:span text:style-name="T335">, the equation makes sense despite how much heavier “y” is.</text:span></text:p>
      <text:p text:style-name="P344">----------------------------------------------------------------------------------------------------------------------</text:p>
      <text:p text:style-name="P109"/>
      <text:p text:style-name="P419"><text:span text:style-name="T118">4</text:span><text:span text:style-name="T114">.</text:span><text:span text:style-name="T119">1</text:span><text:span text:style-name="T114">.- </text:span><text:span text:style-name="T120">O</text:span><text:span text:style-name="T114">n power dynamics.</text:span></text:p>
      <text:p text:style-name="P415"/>
      <text:p text:style-name="P138">As we have discussed, power depends on how strong you are and how well you coordinate the information among different strong allied individuals so as to win the opponent. </text:p>
      <text:p text:style-name="P110"/>
      <text:p text:style-name="P562"><text:span text:style-name="T170">Th</text:span><text:span text:style-name="T171">ose group</text:span><text:span text:style-name="T193">s</text:span><text:span text:style-name="T171"> of strong humans</text:span><text:span text:style-name="T170"> </text:span><text:span text:style-name="T171">coordinated is </text:span><text:span text:style-name="T170">what we call armies, </text:span><text:span text:style-name="T171">and when an army can do what</text:span><text:span text:style-name="T172">ever</text:span><text:span text:style-name="T171"> they decide upon a territory </text:span><text:span text:style-name="T173">by physical force </text:span><text:span text:style-name="T171">and no-one can fight back successfully, that is what we call a state. <text:s/></text:span><text:span text:style-name="T174">This is why </text:span><text:span text:style-name="T234">German sociologist </text:span><text:span text:style-name="T235">Max Weber</text:span><text:span text:style-name="T194"> </text:span><text:span text:style-name="T174">define</text:span><text:span text:style-name="T194">d</text:span><text:span text:style-name="T174"> the sate as the one who holds the monopoly on violence.</text:span></text:p>
      <text:p text:style-name="P336"/>
      <text:p text:style-name="P129"><text:span text:style-name="T26">Some a</text:span><text:span text:style-name="T1">narchist think</text:span><text:span text:style-name="T6">ers think</text:span><text:span text:style-name="T1"> this is avoidable, all the other think</text:span><text:span text:style-name="T26">ers outside any type of anarchism</text:span><text:span text:style-name="T1"> </text:span><text:span text:style-name="T26">think it is</text:span><text:span text:style-name="T1"> not. Either way, once some power dynamic</text:span><text:span text:style-name="T7">s</text:span><text:span text:style-name="T1"> </text:span><text:soft-page-break/><text:span text:style-name="T1">ha</text:span><text:span text:style-name="T7">ve</text:span><text:span text:style-name="T1"> been established, here </text:span><text:span text:style-name="T5">it </text:span><text:span text:style-name="T3">appears and </text:span><text:span text:style-name="T36">its</text:span><text:span text:style-name="T4"> applied the other answer on how to solve a problem</text:span><text:span text:style-name="T1">, the dialogue way, the solving problems via talking.</text:span></text:p>
      <text:p text:style-name="P335"/>
      <text:p text:style-name="P128"><text:span text:style-name="T5">And how do people solve things when talking? </text:span><text:span text:style-name="T11">In chapter 2 w</text:span><text:span text:style-name="T5">e saw how humans use good and evil as an answer to the what am I supposed to do question, </text:span><text:span text:style-name="T8">which a </text:span><text:span text:style-name="T9">useful</text:span><text:span text:style-name="T8"> question to </text:span><text:span text:style-name="T10">answer </text:span><text:span text:style-name="T8">when in conflict with others</text:span><text:span text:style-name="T5">. </text:span><text:span text:style-name="T9">This is how ethics </text:span><text:span text:style-name="T11">ends up </text:span><text:span text:style-name="T9">influenc</text:span><text:span text:style-name="T11">ing</text:span><text:span text:style-name="T9"> power.</text:span></text:p>
      <text:p text:style-name="P337"/>
      <text:p text:style-name="P439"><text:span text:style-name="T9">4.</text:span><text:span text:style-name="T14">1</text:span><text:span text:style-name="T1">.</text:span><text:span text:style-name="T14">1</text:span><text:span text:style-name="T1">- The static-dynamic dilemma of good and evil and its role in power dynamics.</text:span></text:p>
      <text:p text:style-name="P338"/>
      <text:p text:style-name="P115">From previous deductions in chapter <text:span text:style-name="T1133">2 </text:span>we came to define good and evil (bad) as:</text:p>
      <text:p text:style-name="P114"/>
      <text:p text:style-name="P116">``<text:span text:style-name="T65">Good and bad are those patterns that have seemed to grant this better </text:span><text:span text:style-name="T79">or worse</text:span><text:span text:style-name="T65"> likelihood of survival according to a group of people’s personalities and their nature around them.`</text:span>`</text:p>
      <text:p text:style-name="P418"/>
      <text:p text:style-name="P120">I will refer as ethics to <text:span text:style-name="T1134">the</text:span> <text:span text:style-name="T1118">labeling</text:span> <text:span text:style-name="T1118">method</text:span> <text:span text:style-name="T1118">that humans use to define what is </text:span>good and <text:span text:style-name="T1118">what is </text:span>evil.</text:p>
      <text:p text:style-name="P120"/>
      <text:p text:style-name="P161"><text:span text:style-name="T5">So when it comes the time to solve a dispute </text:span><text:span text:style-name="T12">by talk </text:span><text:span text:style-name="T5">between two parties living as society, ethics tends to </text:span><text:span text:style-name="T12">be </text:span><text:span text:style-name="T5">the resolving factor, </text:span><text:span text:style-name="T13">and this factor has an intrinsic dynamic nature. </text:span><text:span text:style-name="T37">A</text:span><text:span text:style-name="T13">s it lies on a lot of </text:span><text:span text:style-name="T37">always </text:span><text:span text:style-name="T13">changing variables like human personalities and the</text:span><text:span text:style-name="T37"> </text:span><text:span text:style-name="T38">very same natural</text:span><text:span text:style-name="T13"> environment </text:span></text:p>
      <text:p text:style-name="P340"/>
      <text:p text:style-name="P162">Here is a little example of what <text:span text:style-name="T1143">the</text:span> dynamic ethic looks like:</text:p>
      <text:p text:style-name="P162"/>
      <text:p text:style-name="P119"><text:span text:style-name="T39">Bob sees Alice’s son driving their family’</text:span><text:span text:style-name="T40">s</text:span><text:span text:style-name="T39"> tractor just being 10 years old. Technically illegal and maybe bad (evil), but in that small group from within the society they belong to, </text:span><text:span text:style-name="T41">it’s </text:span><text:span text:style-name="T42">considered </text:span><text:span text:style-name="T39">completely fine and good as the kid is doing something useful and might even be having fun with a big tractor that does cool big noisy stuff. </text:span><text:span text:style-name="T43">But, maybe in another village in the same society Bob would consider this as evil and </text:span><text:span text:style-name="T40">as</text:span><text:span text:style-name="T43"> some kind of negative child labor.</text:span></text:p>
      <text:p text:style-name="P111"/>
      <text:p text:style-name="P122">Now check this interesting extract from a story:</text:p>
      <text:p text:style-name="P122"/>
      <text:p text:style-name="P130">“Pirates are evil? The Marines are righteous? These terms have always changed throughout the course of history! Kids who have never seen peace and kids who have never seen war have different values! Those who stand at the top determine what's wrong and what's right! This very place is neutral ground! Justice will prevail, you say? But of course it will! Whoever wins this war becomes justice!”. </text:p>
      <text:p text:style-name="P122"/>
      <text:p text:style-name="P122"><text:span text:style-name="T678">- Eiichiro Oda, </text:span><text:span text:style-name="T677">from its manga </text:span><text:span text:style-name="T678">One Piece, </text:span><text:span text:style-name="T677">through the fictional character </text:span><text:span text:style-name="T678">Donquixote Doflamingo. -</text:span></text:p>
      <text:p text:style-name="P117"/>
      <text:p text:style-name="P117"><text:span text:style-name="T1109">N</text:span><text:span text:style-name="T626">owadays and throughout history m</text:span>orality <text:span text:style-name="T1135">and ethics</text:span> <text:span text:style-name="T626">ha</text:span><text:span text:style-name="T1135">ve</text:span><text:span text:style-name="T626"> been </text:span>defined <text:span text:style-name="T627">at a greater scale </text:span>by <text:span text:style-name="T1110">indeed </text:span><text:span text:style-name="T626">who holds the </text:span>power. <text:span text:style-name="T1110">B</text:span><text:span text:style-name="T627">ut </text:span><text:span text:style-name="T626">when tackling small groups </text:span><text:soft-page-break/><text:span text:style-name="T627">inside the same society controlled by a power, morality also acquires a new actor to play into it’s definition which is what </text:span><text:span text:style-name="T626">people </text:span><text:span text:style-name="T627">of this small sample group (a small town of 200 people for example) feel</text:span><text:span text:style-name="T1015">s</text:span><text:span text:style-name="T627"> or thinks as of their </text:span><text:span text:style-name="T626">own sense of good and evil </text:span><text:span text:style-name="T1110">(ethics) </text:span><text:span text:style-name="T1136">or what </text:span><text:span text:style-name="T1138">they think </text:span><text:span text:style-name="T1136">is even able to be judged </text:span><text:span text:style-name="T1137">(moral)</text:span>.</text:p>
      <text:p text:style-name="P117"/>
      <text:p text:style-name="P23">----------------------------------------------------------------------------------------------------------------------</text:p>
      <text:p text:style-name="P431"><text:span text:style-name="T239">Disclaimer</text:span><text:span text:style-name="T237">:</text:span><text:span text:style-name="T327"> </text:span><text:span text:style-name="T270">Ethics and moral</text:span><text:span text:style-name="T271">ity</text:span><text:span text:style-name="T270"> are different. </text:span><text:span text:style-name="T271">The lack of </text:span><text:span text:style-name="T272">mentioning</text:span><text:span text:style-name="T271"> the nuances of morality comes from the second disclaimer of the text, this text aims to be as accessible as possible without compromising clarity. And, I think the morality part just adds unnecessary complexity to the explanation d</text:span><text:span text:style-name="T270">ue to the fact that humans, whether </text:span><text:span text:style-name="T271">it </text:span><text:span text:style-name="T270">is moral or not, they will eventually </text:span><text:span text:style-name="T271">likely </text:span><text:span text:style-name="T270">act and do what they think is good for them, </text:span><text:span text:style-name="T271">thus ethical</text:span><text:span text:style-name="T270">.</text:span></text:p>
      <text:p text:style-name="P345">----------------------------------------------------------------------------------------------------------------------</text:p>
      <text:p text:style-name="P117"/>
      <text:p text:style-name="P118"><text:span text:style-name="T1144">Despite the intrinsic dynamic nature, </text:span><text:span text:style-name="T1139">there </text:span><text:span text:style-name="T1353">is</text:span><text:span text:style-name="T1139"> </text:span><text:span text:style-name="T1140">another intrinsic, </text:span><text:span text:style-name="T628">general </text:span><text:span text:style-name="T1145">and</text:span><text:span text:style-name="T628"> “</text:span><text:span text:style-name="T1111">static” ethic</text:span><text:span text:style-name="T628"> </text:span><text:span text:style-name="T1139">in societies too, </text:span><text:span text:style-name="T1141">it is the </text:span><text:span text:style-name="T628">justice defined by </text:span><text:span text:style-name="T1139">the </text:span><text:span text:style-name="T628">power, the law. </text:span><text:span text:style-name="T1142">Again, some anarchist might think this is not truly intrin</text:span><text:span text:style-name="T27">sic </text:span><text:span text:style-name="T44">as some think society can work as small communities without law but common neighborhood agreements based on every day decisions rather than fixed texts as laws</text:span><text:span text:style-name="T28">.</text:span></text:p>
      <text:p text:style-name="P118"/>
      <text:p text:style-name="P131">Whether is truly intrinsic or not, a fact is that nowadays, all societies have both, the static and dynamic <text:span text:style-name="T1145">manifestations</text:span> of ethics.</text:p>
      <text:p text:style-name="P118"/>
      <text:p text:style-name="P375"><text:span text:style-name="T289">Due to these opposite </text:span><text:span text:style-name="T292">but intrins</text:span><text:span text:style-name="T293">ic</text:span><text:span text:style-name="T292"> </text:span><text:span text:style-name="T290">static and dynamic </text:span><text:span text:style-name="T289">natures of the same concept of justice (good and evil) there are times where </text:span><text:span text:style-name="T292">this leads to </text:span><text:span text:style-name="T289">big problems and injustice</text:span><text:span text:style-name="T291">s</text:span><text:span text:style-name="T289">. </text:span></text:p>
      <text:p text:style-name="P165"/>
      <text:p text:style-name="P375"><text:span text:style-name="T300">As </text:span><text:span text:style-name="T294">with</text:span><text:span text:style-name="T296"> ou</text:span><text:span text:style-name="T297">r</text:span><text:span text:style-name="T296"> technology of today </text:span><text:span text:style-name="T295">this static-dynamic source of good and evil is </text:span><text:span text:style-name="T298">unbelievably </text:span><text:span text:style-name="T296">hard </text:span><text:span text:style-name="T298">or impossible</text:span><text:span text:style-name="T296"> </text:span><text:span text:style-name="T298">to </text:span><text:span text:style-name="T296">coordinate, specially </text:span><text:span text:style-name="T294">if like nowadays</text:span><text:span text:style-name="T296"> there are lots of nations </text:span><text:span text:style-name="T299">and </text:span><text:span text:style-name="T294">each one </text:span><text:span text:style-name="T299">of them has</text:span><text:span text:style-name="T294"> its </text:span><text:span text:style-name="T299">own </text:span><text:span text:style-name="T294">unique static </text:span><text:span text:style-name="T299">ethic </text:span><text:span text:style-name="T294">and dynamic ethics</text:span><text:span text:style-name="T296">, and that is </text:span><text:span text:style-name="T295">why I believe anarchism to be imposs</text:span><text:span text:style-name="T301">ible </text:span><text:span text:style-name="T302">yet</text:span><text:span text:style-name="T301">. </text:span><text:span text:style-name="T303">Because the variables involved in solving the static-dynamic nature of ethics dilemma are too much for us to optimize to the extent of not causing too much chaos.</text:span></text:p>
      <text:p text:style-name="P117"/>
      <text:p text:style-name="P117"><text:span text:style-name="T629">Its clear that the </text:span><text:span text:style-name="T1112">system</text:span><text:span text:style-name="T629"> should </text:span><text:span text:style-name="T1112">be build upon</text:span><text:span text:style-name="T629"> some kind of </text:span><text:span text:style-name="T77">adaptive </text:span><text:span text:style-name="T65">morality</text:span> <text:span text:style-name="T1113">to better function according to its</text:span> <text:span text:style-name="T1115">unavoidable </text:span><text:span text:style-name="T1114">nature.</text:span></text:p>
      <text:p text:style-name="P117"/>
      <text:p text:style-name="P117"><text:span text:style-name="T630">At a village level we can see that morality is kind of adaptive due to the close relations of the villagers itself, as long as they talk to each other about their problems peacefully </text:span><text:span text:style-name="T1116">and the problem</text:span><text:span text:style-name="T1584">s</text:span><text:span text:style-name="T1116"> </text:span><text:span text:style-name="T1584">are</text:span><text:span text:style-name="T1116"> not a </text:span><text:span text:style-name="T1584">related to a </text:span><text:span text:style-name="T1116">lack of an</text:span><text:span text:style-name="T1584">y</text:span><text:span text:style-name="T1116"> essential resource</text:span><text:span text:style-name="T1146">s</text:span><text:span text:style-name="T1116"> </text:span><text:span text:style-name="T1146">(</text:span><text:span text:style-name="T1116">food, water and security</text:span><text:span text:style-name="T1146">), </text:span><text:span text:style-name="T1116">then it </text:span><text:span text:style-name="T630">should be resolved successfully enough </text:span><text:span text:style-name="T1147">in a peaceful and thriving manner</text:span><text:span text:style-name="T630">.</text:span></text:p>
      <text:p text:style-name="P117"/>
      <text:p text:style-name="P123">But what do you do when you lose <text:span text:style-name="T1016">that proximity factor</text:span>? What do you do when your society has too many individuals so they all can’<text:span text:style-name="T633">t</text:span> take into account each other’<text:span text:style-name="T1585">s</text:span> needs <text:span text:style-name="T1117">in a closer day to day basis</text:span>? </text:p>
      <text:p text:style-name="P123"/>
      <text:p text:style-name="P123"><text:span text:style-name="T631">That is</text:span><text:span text:style-name="T1017"> </text:span><text:span text:style-name="T631">where the state comes in </text:span><text:span text:style-name="T1120">with its monopoly on violence and the nationalism phenomena</text:span><text:span text:style-name="T631">.</text:span></text:p>
      <text:p text:style-name="P117"/>
      <text:p text:style-name="P440"><text:soft-page-break/><text:span text:style-name="T9">4.</text:span><text:span text:style-name="T14">1</text:span><text:span text:style-name="T15">.</text:span><text:span text:style-name="T14">2.</text:span>- <text:span text:style-name="T1119">T</text:span>he static-dynamic dilemma <text:span text:style-name="T1119">on </text:span><text:span text:style-name="T1148">large </text:span>societies: <text:span text:style-name="T1121">democracy, the balanced method.</text:span></text:p>
      <text:p text:style-name="P117"/>
      <text:p text:style-name="P151"><text:span text:style-name="T1162">For a society </text:span>to work as best as possible <text:span text:style-name="T1162">its undeniable intrinsic dynamic nature of ethics should </text:span><text:span text:style-name="T1586">be respected</text:span><text:span text:style-name="T1162">, or in other words, </text:span>power shouldn’t be abused. <text:span text:style-name="T1163">I</text:span>t’s justice should be flexible but at the same time clear <text:span text:style-name="T634">and a have some degree of “static-ness” </text:span>so we have an order to guide us <text:span text:style-name="T635">t</text:span><text:span text:style-name="T636">h</text:span><text:span text:style-name="T635">rough. </text:span><text:span text:style-name="T1018">I </text:span>hope this starts <text:span text:style-name="T637">reminding</text:span> you <text:span text:style-name="T637">to </text:span>the fixed variable resolution technique.</text:p>
      <text:p text:style-name="P339"/>
      <text:p text:style-name="P124"><text:span text:style-name="T1352">Now</text:span> what is the best technique humans have came up with in order to strike this balance? Democracy. <text:span text:style-name="T632">A few rulers with limited power </text:span><text:span text:style-name="T1149">due to the</text:span><text:span text:style-name="T632"> </text:span><text:span text:style-name="T1149">independence </text:span><text:span text:style-name="T632">from </text:span><text:span text:style-name="T1149">one another </text:span><text:span text:style-name="T632">that set a bunch of rules for </text:span><text:span text:style-name="T1149">co-existing </text:span><text:span text:style-name="T632">but if detected evil, the rulers or the rules, can be changed via the mechanism of voting and district representation </text:span><text:span text:style-name="T1019">by the very same individuals in each ones’ small group</text:span><text:span text:style-name="T632">. </text:span><text:span text:style-name="T638">This is brilliant </text:span><text:span text:style-name="T1020">as</text:span><text:span text:style-name="T638"> it links the static stability with the voters that </text:span><text:span text:style-name="T1020">are</text:span><text:span text:style-name="T638"> </text:span><text:span text:style-name="T1020">the </text:span><text:span text:style-name="T1021">source </text:span><text:span text:style-name="T1020">of </text:span><text:span text:style-name="T638">the dynamic </text:span><text:span text:style-name="T1020">part </text:span><text:span text:style-name="T1587">of ethics</text:span><text:span text:style-name="T1020">. All these while </text:span><text:span text:style-name="T638">prevent</text:span><text:span text:style-name="T1020">ing </text:span><text:span text:style-name="T638">abuse of power. Of course, </text:span><text:span text:style-name="T639">if applied</text:span><text:span text:style-name="T638"> ideally.</text:span></text:p>
      <text:p text:style-name="P124"/>
      <text:p text:style-name="P136"><text:span text:style-name="T1165">Now in the case of</text:span> smaller societies <text:span text:style-name="T1164">some</text:span> anarchist might <text:span text:style-name="T1166">interestingly </text:span>argue that there will be no law and need for democracy as the closeness of intelligent neighbor bonds, motivated by the promise of prosperity through peace, will be enough to encourage peaceful arrangement <text:span text:style-name="T1588">of </text:span>problems that do not imply the absence of basic needs. <text:span text:style-name="T1354">And I think they are right in that hypothetical scenario, but reality is conformed of big societies and our information management capabilities are too “rudimentary” for coordinating and have under control the lots and lots of different variables that affect the urge of conflict. More about the amount of variables and technological challenges in the next chapter.</text:span></text:p>
      <text:p text:style-name="P112"/>
      <text:p text:style-name="P143">Now regardless of the power dynamic chosen by <text:span text:style-name="T1355">a </text:span>society, whether democratic, authoritarian etc you need a way to manage the information in order to make the muscle (the people) move, act.</text:p>
      <text:p text:style-name="P112"/>
      <text:p text:style-name="P442"><text:span text:style-name="T1403">4.</text:span><text:span text:style-name="T1173">1</text:span>.<text:span text:style-name="T1173">3</text:span>.- The information management role in power <text:span text:style-name="T1404">dynamics</text:span></text:p>
      <text:p text:style-name="P150"/>
      <text:p text:style-name="P200"><text:span text:style-name="T549">I</text:span><text:span text:style-name="T538">n the past, to get easy support from </text:span><text:span text:style-name="T559">big amounts </text:span><text:span text:style-name="T538">people, you </text:span><text:span text:style-name="T549">could </text:span><text:span text:style-name="T538">use religion. </text:span><text:span text:style-name="T550">P</text:span><text:span text:style-name="T538">eople see good things in religion</text:span><text:span text:style-name="T560">s</text:span><text:span text:style-name="T538"> </text:span><text:span text:style-name="T550">and they just needed to speak a language to understand </text:span><text:span text:style-name="T601">them</text:span><text:span text:style-name="T550">, not even reading was necessary </text:span><text:span text:style-name="T538">so they might as well do </text:span><text:span text:style-name="T550">what the </text:span><text:span text:style-name="T602">thing that they</text:span><text:span text:style-name="T550"> understand and perceive is bringing them good </text:span><text:span text:style-name="T602">says</text:span><text:span text:style-name="T538">. </text:span></text:p>
      <text:p text:style-name="P163"/>
      <text:p text:style-name="P205"><text:span text:style-name="T538">Religion was </text:span><text:span text:style-name="T550">among, if not </text:span><text:span text:style-name="T538">the fastest, </text:span><text:span text:style-name="T550">quicker </text:span><text:span text:style-name="T538">option</text:span><text:span text:style-name="T550">s</text:span><text:span text:style-name="T538"> for information flow and moving masses in a “</text:span><text:span text:style-name="T539">primitive</text:span><text:span text:style-name="T538">” world </text:span><text:span text:style-name="T561">where </text:span><text:span text:style-name="T538">info</text:span><text:span text:style-name="T541">rmation cou</text:span><text:span text:style-name="T551">l</text:span><text:span text:style-name="T541">d</text:span><text:span text:style-name="T542">n’t </text:span><text:span text:style-name="T538">flow fast <text:s/></text:span><text:span text:style-name="T603">but</text:span><text:span text:style-name="T561"> where </text:span><text:span text:style-name="T539">big </text:span><text:span text:style-name="T538">societies </text:span><text:span text:style-name="T561">had to </text:span><text:span text:style-name="T538">cooperate </text:span><text:span text:style-name="T540">or dispute </text:span><text:span text:style-name="T580">o</text:span><text:span text:style-name="T585">ver</text:span><text:span text:style-name="T580"> things</text:span><text:span text:style-name="T538">. </text:span></text:p>
      <text:p text:style-name="P164"/>
      <text:p text:style-name="P205"><text:span text:style-name="T551">N</text:span><text:span text:style-name="T543">ow we got internet and </text:span><text:span text:style-name="T551">even more recently </text:span><text:span text:style-name="T543">powerful AI </text:span><text:span text:style-name="T551">plus</text:span><text:span text:style-name="T543"> blockchain </text:span><text:span text:style-name="T561">that bring very important factor</text:span><text:span text:style-name="T581">s</text:span><text:span text:style-name="T561"> to power dynamics:</text:span><text:span text:style-name="T543"> </text:span><text:span text:style-name="T561">faster access to information (internet), faster search of information (AI) and verifiability and trustless </text:span><text:soft-page-break/><text:span text:style-name="T561">systems that require t</text:span><text:span text:style-name="T582">he minimal to no</text:span><text:span text:style-name="T561"> trust between individuals (blockchain), so, </text:span><text:span text:style-name="T551">what are the implications</text:span><text:span text:style-name="T543">? </text:span><text:span text:style-name="T548">More on this on the next </text:span><text:span text:style-name="T29">chapter. </text:span></text:p>
      <text:p text:style-name="P140"/>
      <text:p text:style-name="P200"><text:span text:style-name="T582">Thing is i</text:span><text:span text:style-name="T544">t </text:span><text:span text:style-name="T582">is</text:span><text:span text:style-name="T544"> easier to move people by religion, easier to move people is easier to move “information” and people and information are power and power determines who owns an uncharted or disputed land </text:span><text:span text:style-name="T552">or </text:span><text:span text:style-name="T604">rules over it</text:span><text:span text:style-name="T544">. </text:span><text:span text:style-name="T545">Maybe this is </text:span><text:span text:style-name="T552">an essential part on </text:span><text:span text:style-name="T545">why religions play quite a role</text:span><text:span text:style-name="T561"> in </text:span><text:span text:style-name="T582">lots of </text:span><text:span text:style-name="T561">humanit</text:span><text:span text:style-name="T582">ies’ </text:span><text:span text:style-name="T561">problems</text:span><text:span text:style-name="T545"> along history so far. </text:span><text:span text:style-name="T546">But nowadays people are less religious </text:span><text:span text:style-name="T553">and maybe that is a natural consequence to the enhanced access to </text:span><text:span text:style-name="T546">information </text:span><text:span text:style-name="T553">and its understanding.</text:span></text:p>
      <text:p text:style-name="P141"/>
      <text:p text:style-name="P200"><text:span text:style-name="T553">So now</text:span><text:span text:style-name="T562">adays</text:span><text:span text:style-name="T553"> that religion is not enough to control </text:span><text:span text:style-name="T557">the biggest</text:span><text:span text:style-name="T553"> crowds due to more information available with a better understanding of it from people. </text:span><text:span text:style-name="T605">N</text:span><text:span text:style-name="T553">ew things have to be used to accumulate big amounts of power. G</text:span><text:span text:style-name="T546">ood and evil, the communist vs freedom, the (insert right wing) vs (insert left wing), packages of simpl</text:span><text:span text:style-name="T553">ified </text:span><text:span text:style-name="T546">information to move people and get power </text:span><text:span text:style-name="T562">is what seems to be </text:span><text:span text:style-name="T563">joining </text:span><text:span text:style-name="T562">religion </text:span><text:span text:style-name="T586">in</text:span><text:span text:style-name="T563"> this quest for powe</text:span><text:span text:style-name="T605">r.</text:span></text:p>
      <text:p text:style-name="P141"/>
      <text:p text:style-name="P200"><text:span text:style-name="T553">Which due to the complex topics this labels embrace, its simplifications e</text:span><text:span text:style-name="T546">ventually </text:span><text:span text:style-name="T553">make them be </text:span><text:span text:style-name="T546">based on arbitrary truths </text:span><text:span text:style-name="T553">that people believe applicable in general context but </text:span><text:span text:style-name="T564">they are not</text:span><text:span text:style-name="T553">, they are adapted to a reduced, often wrong, vision of reality. Which through history it has been seen that lead</text:span><text:span text:style-name="T554">s</text:span><text:span text:style-name="T553"> to </text:span><text:span text:style-name="T546">conflict in complex scenarios </text:span><text:span text:style-name="T565">as life </text:span><text:span text:style-name="T587">itself</text:span><text:span text:style-name="T546">.</text:span></text:p>
      <text:p text:style-name="P141"/>
      <text:p text:style-name="P201"><text:span text:style-name="T566">When seeing this phenomena </text:span><text:span text:style-name="T546">from </text:span><text:span text:style-name="T588">an </text:span><text:span text:style-name="T546">individual point of view </text:span><text:span text:style-name="T566">seems quite absurd</text:span><text:span text:style-name="T546">, because </text:span><text:span text:style-name="T567">it </text:span><text:span text:style-name="T546">is designed </text:span><text:span text:style-name="T567">or </text:span><text:span text:style-name="T587">it is</text:span><text:span text:style-name="T567"> </text:span><text:span text:style-name="T589">a </text:span><text:span text:style-name="T567">consequence</text:span><text:span text:style-name="T546"> t</text:span><text:span text:style-name="T567">hat only</text:span><text:span text:style-name="T546"> make</text:span><text:span text:style-name="T567">s</text:span><text:span text:style-name="T546"> sense from </text:span><text:span text:style-name="T567">a </text:span><text:span text:style-name="T546">crowd </text:span><text:span text:style-name="T547">flow </text:span><text:span text:style-name="T546">point of view. </text:span><text:span text:style-name="T567">It’s the little “mistakes” made upon this simplified truth that get aggregated and with time conclude in some kind of conflict.</text:span></text:p>
      <text:p text:style-name="P159"/>
      <text:p text:style-name="P202"><text:span text:style-name="T568">So we can see that</text:span><text:span text:style-name="T546"> religion is not </text:span><text:span text:style-name="T555">as big of an </text:span><text:span text:style-name="T546">excuse to move information anymore but now </text:span><text:span text:style-name="T606">the flow of </text:span><text:span text:style-name="T546">information is </text:span><text:span text:style-name="T606">carried out in other ways </text:span><text:span text:style-name="T546">to fight agains</text:span><text:span text:style-name="T555">t</text:span><text:span text:style-name="T546"> disputed deci</text:span><text:span text:style-name="T555">s</text:span><text:span text:style-name="T546">ions </text:span><text:span text:style-name="T568">or to fight against who gets more power</text:span><text:span text:style-name="T546">.</text:span></text:p>
      <text:p text:style-name="P142"/>
      <text:p text:style-name="P202"><text:span text:style-name="T579">Some e</text:span><text:span text:style-name="T569">xamples </text:span><text:span text:style-name="T607">simplifications used in the flow of information are</text:span><text:span text:style-name="T569">:</text:span></text:p>
      <text:p text:style-name="P145"/>
      <text:p text:style-name="P145">- Simplifying the feminism movement to confront men vs women.</text:p>
      <text:p text:style-name="P145">- Simplifying the resource allocation problem to confront libertarians vs communist <text:span text:style-name="T1426">for example</text:span>.</text:p>
      <text:p text:style-name="P145">- Simplifying renewable sources of energy and adaptation to confront ecologist vs “planet killers”.</text:p>
      <text:p text:style-name="P145">- Simplifying human sexual desires and love to confront heterosexual people vs whatever other more words people wanna make to express what they wanna love.</text:p>
      <text:p text:style-name="P145"/>
      <text:p text:style-name="P212"><text:span text:style-name="T572">Artificial r</text:span><text:span text:style-name="T538">ivals </text:span><text:span text:style-name="T572">deduced from a </text:span><text:span text:style-name="T590">real</text:span><text:span text:style-name="T572"> intellectual effort to describe a problem which might be true and real but that both </text:span><text:span text:style-name="T608">of its </text:span><text:span text:style-name="T572">simplified dichotomies </text:span><text:span text:style-name="T591">derived </text:span><text:span text:style-name="T572">are </text:span><text:span text:style-name="T538">wrong </text:span><text:span text:style-name="T591">to some extent</text:span><text:span text:style-name="T538"> as they have been created </text:span><text:span text:style-name="T592">through </text:span><text:span text:style-name="T538">a </text:span><text:span text:style-name="T592">simplification of reality.</text:span><text:span text:style-name="T538"> </text:span><text:span text:style-name="T592">A</text:span><text:span text:style-name="T538">nd when simplifying you always miss little details </text:span><text:span text:style-name="T594">that in complex systems </text:span><text:span text:style-name="T596">tend to be crucial</text:span><text:span text:style-name="T538">. </text:span><text:span text:style-name="T595">W</text:span><text:span text:style-name="T572">hat is worse, usually they are not </text:span><text:soft-page-break/><text:span text:style-name="T572">dichotomies but different faces of the same coin, like faith and </text:span><text:span text:style-name="T593">reason, </text:span><text:span text:style-name="T595">which </text:span><text:span text:style-name="T596">usually </text:span><text:span text:style-name="T595">leads to the feeling of absurdism and the feeling of “this could have been avoided” after some conflict ends or diminishes</text:span><text:span text:style-name="T572">.</text:span><text:span text:style-name="T538"> </text:span></text:p>
      <text:p text:style-name="P146"/>
      <text:p text:style-name="P212"><text:span text:style-name="T572">All these “dichotomization</text:span><text:span text:style-name="T582">s</text:span><text:span text:style-name="T572">”</text:span><text:span text:style-name="T538">, for learning </text:span><text:span text:style-name="T596">purposes are</text:span><text:span text:style-name="T538"> not bad, but for solving real life complex systems, those little details are as important as the whole as a small perturbation in </text:span><text:span text:style-name="T596">the</text:span><text:span text:style-name="T538"> complex system</text:span><text:span text:style-name="T596">s we live in </text:span><text:span text:style-name="T538">can cause unpredicted, and probably undesired, consequences </text:span><text:span text:style-name="T597">as butterfly effects</text:span><text:span text:style-name="T538">.</text:span></text:p>
      <text:p text:style-name="P145"/>
      <text:p text:style-name="P213"><text:span text:style-name="T573">But </text:span><text:span text:style-name="T538">the people </text:span><text:span text:style-name="T573">nowadays seems to </text:span><text:span text:style-name="T538">use this simplified truths to guide themselves and don’t usually adapt or it takes them lots of years or a big catastrophic event to change their minds or maybe </text:span><text:span text:style-name="T609">just </text:span><text:span text:style-name="T538">extend their vision </text:span><text:span text:style-name="T598">just </text:span><text:span text:style-name="T538">a bit to</text:span><text:span text:style-name="T570"> encapsulate</text:span><text:span text:style-name="T538"> </text:span><text:span text:style-name="T574">parts of the </text:span><text:span text:style-name="T538">omitted truths </text:span><text:span text:style-name="T571">inside of </text:span><text:span text:style-name="T538">their simplified one.</text:span></text:p>
      <text:p text:style-name="P152"/>
      <text:p text:style-name="P214"><text:span text:style-name="T573">Politicians </text:span><text:span text:style-name="T575">and whoever is fighting for power in this world </text:span><text:span text:style-name="T576">(maybe some </text:span><text:span text:style-name="T610">others </text:span><text:span text:style-name="T576">with lots of money) </text:span><text:span text:style-name="T573">know this, people demand simplified actions for complex truths.</text:span></text:p>
      <text:p text:style-name="P160"/>
      <text:p text:style-name="P214"><text:span text:style-name="T598">A</text:span><text:span text:style-name="T573">nd as they are </text:span><text:span text:style-name="T575">often </text:span><text:span text:style-name="T573">fighting for power not by conviction but out of necessity </text:span><text:span text:style-name="T598">as their economical earnings depend on it</text:span><text:span text:style-name="T573">, the world leaders tend to act </text:span><text:span text:style-name="T599">like in a market, there is a demand for a product and they just offer it. Leading to</text:span><text:span text:style-name="T573"> </text:span><text:span text:style-name="T599">them acting in </text:span><text:span text:style-name="T573">stupid ways out of the simplified demands of its people, </text:span><text:span text:style-name="T576">and, if any politician or powerful indiv</text:span><text:span text:style-name="T577">i</text:span><text:span text:style-name="T576">dual dares to act </text:span><text:span text:style-name="T599">in a </text:span><text:span text:style-name="T576">reasonab</text:span><text:span text:style-name="T599">le manner</text:span><text:span text:style-name="T576"> abstracted away from the simplified truths, people won’t understand and for sure the powerful person will gain unpopularity due to most of people not being able to understand what just happened. </text:span><text:span text:style-name="T611">Then they </text:span><text:span text:style-name="T576">will label </text:span><text:span text:style-name="T599">the powerful</text:span><text:span text:style-name="T576"> as good or bad and that is it. </text:span><text:span text:style-name="T599">T</text:span><text:span text:style-name="T576">hey won’t change </text:span><text:span text:style-name="T599">short or medium term</text:span><text:span text:style-name="T576">, if </text:span><text:span text:style-name="T611">labeled </text:span><text:span text:style-name="T576">good they will praise the powerful and if bad they will hate him.</text:span></text:p>
      <text:p text:style-name="P148"/>
      <text:p text:style-name="P215"><text:span text:style-name="T576">In this polarized mindset people live, making someone hate you can have horrible extreme consequences, from the most extreme ones like live or death to </text:span><text:span text:style-name="T583">weaker but disgusting ones like </text:span><text:span text:style-name="T576">social bullying. So, even assuming some powerful people might be doing this out of malice and self-enrichment, their motivations to stop will be little as for sure, due to the simplified truths, they have gathered hatred from people and they won’t feel physically safe coming out of power </text:span><text:span text:style-name="T612">which </text:span><text:span text:style-name="T584">this creates a vicious cycle </text:span><text:span text:style-name="T612">and an alienation feeling from the powerful to the citizens and vice-versa</text:span><text:span text:style-name="T576">.</text:span></text:p>
      <text:p text:style-name="P149"/>
      <text:p text:style-name="P282"><text:span text:style-name="T613">To sum up so far, </text:span><text:span text:style-name="T614">the </text:span><text:span text:style-name="T613">p</text:span><text:span text:style-name="T538">owerful ones are not incentivize to renounce to the</text:span><text:span text:style-name="T600">se</text:span><text:span text:style-name="T538"> simple actions due to </text:span><text:span text:style-name="T615">3</text:span><text:span text:style-name="T538"> different reasons:</text:span></text:p>
      <text:p text:style-name="P282"/>
      <text:p text:style-name="P282">1.- Their economical dependence from it <text:span text:style-name="T1427">as they must remain in power </text:span><text:span text:style-name="T1589">to </text:span><text:span text:style-name="T1590">keep having earnings</text:span>. <text:span text:style-name="T1428">Wether they are clinging to it because they don’t know how to do anything else </text:span><text:span text:style-name="T1437">with their life to earn money </text:span><text:span text:style-name="T1428">or </text:span><text:span text:style-name="T1438">out</text:span><text:span text:style-name="T1428"> to malice and short-term benefit in spite of long term common well being, the demand of people is ultimately what keeps them doing what they do.</text:span></text:p>
      <text:p text:style-name="P282"/>
      <text:p text:style-name="P283"><text:soft-page-break/>2.- The fear against returning to a polarized society that curiously enough has cerated itself in a vicious cycle. This resulting in the alienation from the powerful to the citizens and vice-versa.</text:p>
      <text:p text:style-name="P283"/>
      <text:p text:style-name="P287">3.- It is easier to guide and rule out of simplified truths rather than affronting reality. Thus some powerful people might be also just “lazy” to adapt their workflow.</text:p>
      <text:p text:style-name="P283"/>
      <text:p text:style-name="P284">Powerful people find themselves in a tricky situation, whether they keep doing what people demand and thus result in hate and thus in the impossibility to adapt to a life more aligned with everyone else or they renounce to simple solutions and risk their power and money to go back living around “normal” people which are polarized an are dangerous for them. Curiously enough that polarization is sourced in the people themselves but catal<text:span text:style-name="T1432">y</text:span>zed by the powerful <text:span text:style-name="T1591">ones’</text:span> <text:span text:style-name="T1432">decisions</text:span>. It’s a tale of destined doom.</text:p>
      <text:p text:style-name="P284"/>
      <text:p text:style-name="P285">This vicious cycle of simplification and polarization hinders progress and creates a disconnect between the people and those in power. The prevalent reliance on simplified truths, which people cling to like <text:span text:style-name="T1591">as they don’t require much complex analysis but more </text:span>memorization <text:span text:style-name="T1591">of messages, action-reactions, like the ones mainly </text:span>rewarded in school, impedes adaptability. It leads to <text:span text:style-name="T1592">wrong</text:span> actions by those in power, who, caught in a cycle, lack the incentive<text:span text:style-name="T1432">s</text:span> to pursue genuine solutions whether they are <text:span text:style-name="T1433">doing it out of malice</text:span><text:span text:style-name="T1429"> or not</text:span>.</text:p>
      <text:p text:style-name="P285"/>
      <text:p text:style-name="P285">The challenge for advanced societies is to overcome this cycle and bridge the alienation gap between the <text:span text:style-name="T1434">citizens</text:span> and its leaders. Cheerfulism offers a path forward, fostering a more understanding and connected society <text:span text:style-name="T1430">via efficient critical thinking and empathy</text:span>.</text:p>
      <text:p text:style-name="P285"/>
      <text:p text:style-name="P289">This critical thinking reduces the first incentive for powerful to hang onto simplified truths. The empathy reduces their risk of co-existing with non powerful individuals over time. And, assuming new power people will also be or raised cheerfully, the lazy solution shouldn’t appeal to them as <text:span text:style-name="T1593">much as </text:span>they will also be equipped by the efficient thinking leveraged by nowadays technologies to finds solutions. <text:span text:style-name="T1593">Plus, if they are ever tempted by the easy solution, a cheerful population will notice and take them out of power.</text:span></text:p>
      <text:p text:style-name="P288"/>
      <text:p text:style-name="P341"><text:span text:style-name="T1435">As a call for empathy I must add that maybe we all, powerful or not, are natural victims of a necessary consequence of </text:span>the industrial revolution when memorization was needed, automated actions where needed for progress, thus lots people grew up with this tendency of acting based on action-reaction <text:span text:style-name="T1594">on simple concepts</text:span> without <text:span text:style-name="T1594">requiring </text:span>much <text:span text:style-name="T1594">or zero </text:span>analysis. <text:span text:style-name="T1435">Add this to a world where religion </text:span><text:span text:style-name="T1595">was </text:span><text:span text:style-name="T1435">still </text:span><text:span text:style-name="T1595">pretty </text:span><text:span text:style-name="T1435">influential which leads to beliefs and less tendency for change and we got ourselves a pretty high likelihood of craving for simplified truths.</text:span> <text:span text:style-name="T1431">Whether out of malice or not, this lead</text:span><text:span text:style-name="T1596">s</text:span><text:span text:style-name="T1431"> to the quest for power to be a matter of simplification and polarization as explained.</text:span></text:p>
      <text:p text:style-name="P285"/>
      <text:p text:style-name="P286"><text:span text:style-name="T1436">The goal for advan</text:span><text:span text:style-name="T1597">cing our </text:span><text:span text:style-name="T1436">civilization is to change the rules on the game for power </text:span><text:span text:style-name="T1597">so they don’t depend that much on simplified truths</text:span><text:span text:style-name="T1436">. </text:span>The conclusion of <text:soft-page-break/>this chapter will outline the steps toward this goal, but first, let us revisit the concept of nationalism, which was touched upon earlier.</text:p>
      <text:p text:style-name="P147"/>
      <text:p text:style-name="P441">4.<text:span text:style-name="T1160">1</text:span>.<text:span text:style-name="T1173">4</text:span><text:span text:style-name="T1160">.</text:span>- <text:span text:style-name="T1161">On nationalism.</text:span></text:p>
      <text:p text:style-name="P98"/>
      <text:p text:style-name="P139">Coming back to big societies where this physical closeness to neighbors doesn’t exist, nationalism urges as the need for one, the need for something to coordinate us all.</text:p>
      <text:p text:style-name="P99"/>
      <text:p text:style-name="P99">All the <text:span text:style-name="T1167">big societies so called </text:span>countries use as a glue <text:span text:style-name="T1026">to stick the different dynamic parts of the </text:span><text:span text:style-name="T1167">ethics and ways of living from a diverse</text:span><text:span text:style-name="T1026"> nation</text:span>. A try of creating a shared identity <text:span text:style-name="T650">among societies’ citizens </text:span><text:span text:style-name="T1167">which allows them to </text:span>have bigger terrain to rule over. <text:span text:style-name="T651">Now here you might notice you got a static concept trying to rule the dynamic human exist</text:span><text:span text:style-name="T663">e</text:span><text:span text:style-name="T651">nce. Exactly, that also lead to problems </text:span><text:span text:style-name="T1167">through</text:span><text:span text:style-name="T651"> </text:span><text:span text:style-name="T1174">old and current </text:span><text:span text:style-name="T651">history. </text:span><text:span text:style-name="T652">So, whats the fixed variable resolution technique that </text:span><text:span text:style-name="T1027">allows us to adapt along with</text:span><text:span text:style-name="T652"> nationalism?</text:span></text:p>
      <text:p text:style-name="P98"/>
      <text:p text:style-name="P103">This a pretty new question in my mind, so I don’t have clear answers. This <text:span text:style-name="T1028">is an example of how an individual </text:span><text:span text:style-name="T1029">(me) </text:span><text:span text:style-name="T1028">applying </text:span>Cheerfulism <text:span text:style-name="T1028">is making sense of the </text:span>world. <text:span text:style-name="T1168">I still don’t have clear understanding of everything, I’m just 20. I plan to release more versions of this book with extra explanations </text:span><text:span text:style-name="T1598">as </text:span><text:span text:style-name="T1168">I learn along the way.</text:span></text:p>
      <text:p text:style-name="P103"/>
      <text:p text:style-name="P404"><text:span text:style-name="T741">4</text:span>.<text:span text:style-name="T1169">2</text:span>.- <text:s/>Cheerfulism <text:span text:style-name="T1187">and new tech </text:span>on power dyna<text:span text:style-name="T1">mics</text:span></text:p>
      <text:p text:style-name="P209"/>
      <text:p text:style-name="P210"><text:span text:style-name="T549">N</text:span><text:span text:style-name="T538">ow given the understanding I’ve presented on power dynamics I’m going to conclude how I think cheerful individuals (those who think in the Cheerfulism way) would change society </text:span><text:span text:style-name="T578">in relation to the power dynamics </text:span><text:span text:style-name="T538">if most of </text:span><text:span text:style-name="T558">the </text:span><text:span text:style-name="T538">people </text:span><text:span text:style-name="T558">acted </text:span><text:span text:style-name="T538">like </text:span><text:span text:style-name="T556">them</text:span><text:span text:style-name="T538">.</text:span></text:p>
      <text:p text:style-name="P210"/>
      <text:p text:style-name="P443"><text:span text:style-name="T1187">4.2.1</text:span>.- First, regarding to the “<text:span text:style-name="T1175">dichotomization” of society.</text:span></text:p>
      <text:p text:style-name="P211"/>
      <text:p text:style-name="P211"><text:span text:style-name="T739">Cheerfulism, as it is a mix of critical thinking adapta</text:span><text:span text:style-name="T1101">t</text:span><text:span text:style-name="T739">ion and empathy might </text:span><text:span text:style-name="T1102">make the effectiveness of this techniques o</text:span><text:span text:style-name="T1175">r</text:span><text:span text:style-name="T1102"> phenomena reduced maybe even to the point of </text:span><text:span text:style-name="T739">end</text:span><text:span text:style-name="T1102">ing them.</text:span><text:span text:style-name="T739"> </text:span><text:span text:style-name="T1102">T</text:span><text:span text:style-name="T739">his crow</text:span><text:span text:style-name="T1101">d</text:span><text:span text:style-name="T739"> movement techniques </text:span><text:span text:style-name="T1102">or phenomena </text:span><text:span text:style-name="T739">polarize </text:span><text:span text:style-name="T1102">people </text:span><text:span text:style-name="T739">and result in </text:span><text:span text:style-name="T1102">conflicts and even </text:span><text:span text:style-name="T739">wars </text:span><text:span text:style-name="T1103">which, sadly, sometimes, as the truth they are based on, make no sense </text:span><text:span text:style-name="T1175">or seem avoidable </text:span><text:span text:style-name="T1103">when analyzed </text:span><text:span text:style-name="T1175">generally</text:span><text:span text:style-name="T739">.</text:span></text:p>
      <text:p text:style-name="P199"/>
      <text:p text:style-name="P203"><text:span text:style-name="T739">We, finally as species got the technology </text:span><text:span text:style-name="T1104">for allowing ourselves the luxury on focusing on the critical thinking part of our behavior more </text:span><text:span text:style-name="T1176">intensively </text:span><text:span text:style-name="T1104">rather </text:span><text:span text:style-name="T1176">than </text:span><text:span text:style-name="T1104">the memorization one</text:span><text:span text:style-name="T739">. The </text:span><text:span text:style-name="T1105">focus on </text:span><text:span text:style-name="T739">critical thinking and </text:span><text:span text:style-name="T1599">on an </text:span><text:span text:style-name="T739">adaptation tendency will make people adapt </text:span><text:span text:style-name="T1599">faster and reliably </text:span><text:span text:style-name="T1105">thanks to </text:span><text:span text:style-name="T739">new technologies to digest and verify information (AI and blockchain</text:span><text:span text:style-name="T1177">)</text:span><text:span text:style-name="T739">. </text:span><text:span text:style-name="T1105">A</text:span><text:span text:style-name="T739">nd at the same time, </text:span><text:span text:style-name="T1105">thanks to the </text:span><text:span text:style-name="T739"><text:s/></text:span><text:span text:style-name="T1105">emphasis on </text:span><text:span text:style-name="T1600">the </text:span><text:span text:style-name="T739">empathetic </text:span><text:span text:style-name="T1105">view </text:span><text:span text:style-name="T1600">as not</text:span><text:span text:style-name="T1105"> </text:span><text:span text:style-name="T1600">only </text:span><text:span text:style-name="T1105">improving </text:span><text:span text:style-name="T1600">ourselves towards happiness </text:span><text:span text:style-name="T1177">but also </text:span><text:span text:style-name="T1600">other with us</text:span><text:span text:style-name="T1105">, </text:span><text:span text:style-name="T1600">we will all </text:span><text:span text:style-name="T1177">walk more synchronized and peacefully</text:span><text:span text:style-name="T739">. </text:span><text:span text:style-name="T1105">Like that, we will reduce conflict at its purest minimum.</text:span></text:p>
      <text:p text:style-name="P203"/>
      <text:p text:style-name="P204"><text:soft-page-break/><text:span text:style-name="T1178">As a personal note, when changing along people is super important to respect each others’ learning timing to avoid conflict. An abrupt change will bring more chaos than a gradual one along your friends, I hope the empathy people will eventually develop will allow the pace of change to be as peaceful as possible. And, I hope if </text:span><text:span text:style-name="T1179">Cheerfulism principles</text:span><text:span text:style-name="T1178"> get enough </text:span><text:span text:style-name="T1179">popularity </text:span><text:span text:style-name="T1178">that people with power will also change slowly with their friends and without fear of being killed or </text:span><text:span text:style-name="T1180">being</text:span><text:span text:style-name="T1178"> punished </text:span><text:span text:style-name="T1180">very hard </text:span><text:span text:style-name="T1178">for their stupid decisions. </text:span><text:span text:style-name="T1180">Some of them might have been truly evil but other</text:span><text:span text:style-name="T1181">s</text:span><text:span text:style-name="T1180"> are just a victim of this focus on simplification just as normal people are.</text:span></text:p>
      <text:p text:style-name="P199"/>
      <text:p text:style-name="P199"><text:span text:style-name="T1601">T</text:span><text:span text:style-name="T739">his empathy and co</text:span><text:span text:style-name="T1102">m</text:span><text:span text:style-name="T739">munity involvement (specially in diverse communities) </text:span><text:span text:style-name="T1182">can also be expected to reduce hate levels. For example when </text:span><text:span text:style-name="T1105">virtual </text:span><text:span text:style-name="T739">social media spread</text:span><text:span text:style-name="T1182">s </text:span><text:span text:style-name="T739">hate, </text:span><text:span text:style-name="T1105">which quite a bunch of times is fake hate from bots, </text:span><text:span text:style-name="T739">can be reduced by seen your very same neighbors every day as a healthy reminder that someone </text:span><text:span text:style-name="T1601">having </text:span><text:span text:style-name="T739">X nationality or religion </text:span><text:span text:style-name="T1105">or whatever idea </text:span><text:span text:style-name="T739">doesn’t imply </text:span><text:span text:style-name="T1182">him or her </text:span><text:span text:style-name="T739">being an enemy </text:span><text:span text:style-name="T1105">that hates you or deserve</text:span><text:span text:style-name="T1182">s </text:span><text:span text:style-name="T1105">to be hated</text:span><text:span text:style-name="T739">.</text:span></text:p>
      <text:p text:style-name="P206"/>
      <text:p text:style-name="P207">Ultimately, whether this phenomena of confrontation is natural or induced by some capitalist power <text:span text:style-name="T1183">or </text:span><text:span text:style-name="T1602">any</text:span><text:span text:style-name="T1183"> kind of power </text:span>like some people say, Cheerfulism adoption should be able to reduce its appearance in society to the purest minimum <text:span text:style-name="T1184">and the conflicts that arise I think will be </text:span><text:span text:style-name="T1602">mainly </text:span><text:span text:style-name="T1184">consequence of making mistakes in the pace of change.</text:span></text:p>
      <text:p text:style-name="P207"/>
      <text:p text:style-name="P207">Now notice <text:span text:style-name="T1185">all this</text:span> idea<text:span text:style-name="T1185">s</text:span> can be generalized to a sort of “abuse of power” from someones to others due to lack of information processing capabilities or as a more friendly term, ignorance <text:span text:style-name="T1106">reinforced by belief</text:span>. <text:span text:style-name="T1186">And that is why the mastery on the engineers way of thinking will make any people, power holding ones too, feel stronger and safer when confronting change in the search of a common better future.</text:span></text:p>
      <text:p text:style-name="P207"/>
      <text:p text:style-name="P444"><text:span text:style-name="T1187">4.2.</text:span><text:span text:style-name="T1203">2</text:span><text:span text:style-name="T1188">.- </text:span><text:span text:style-name="T1189">Second,</text:span><text:span text:style-name="T1188"> regarding to </text:span><text:span text:style-name="T1190">democracy and raw power dynamics</text:span><text:span text:style-name="T1175">.</text:span></text:p>
      <text:p text:style-name="P383"/>
      <text:p text:style-name="P217">I think due to the <text:span text:style-name="T1603">rationale</text:span> and empathetic nature of cheerful individuals we will all, sooner or later, end up on a democracy. </text:p>
      <text:p text:style-name="P217"/>
      <text:p text:style-name="P217"><text:span text:style-name="T1191">But actually it will be </text:span>whatever system is the best to coordinate the human natural static-dynamic ethic dilemmas plus the raw military dispute on extreme problems <text:span text:style-name="T1191">and territory distribution</text:span>.</text:p>
      <text:p text:style-name="P216"/>
      <text:p text:style-name="P331">I got a feeling that democracy in small <text:span text:style-name="T1356">libertarian</text:span> countries will be the way, more on why <text:span text:style-name="T1604">this </text:span>on ne<text:span text:style-name="T1">xt chapter. </text:span></text:p>
      <text:p text:style-name="P342"/>
      <text:p text:style-name="P331"><text:span text:style-name="T17">The thing I want to point out in this section is the adaptability of rational thinking and the tendency for it to find the most optimal solution </text:span><text:span text:style-name="T46">long-term when taking into account others’ happiness too</text:span><text:span text:style-name="T17">. </text:span><text:span text:style-name="T45">W</text:span><text:span text:style-name="T17">hich is something Cheerfulism promotes via the self quest for happiness next to your loved ones.</text:span></text:p>
      <text:p text:style-name="P207"/>
      <text:p text:style-name="P445"><text:span text:style-name="T1187">4.2.</text:span><text:span text:style-name="T1203">3</text:span><text:span text:style-name="T1188">.- </text:span><text:span text:style-name="T1192">Third</text:span><text:span text:style-name="T1189">,</text:span><text:span text:style-name="T1188"> regarding </text:span><text:span text:style-name="T1189">nationalism</text:span><text:span text:style-name="T1175">.</text:span></text:p>
      <text:p text:style-name="P121"/>
      <text:p text:style-name="P218"><text:soft-page-break/><text:span text:style-name="T1405">F</text:span>or larger nations as explained above you require what is called nationalism.</text:p>
      <text:p text:style-name="P261"/>
      <text:p text:style-name="P208"><text:span text:style-name="T1405">I really cant </text:span><text:span text:style-name="T1192">wrap my head around </text:span><text:span text:style-name="T1405">what could happen to nationalism in a cheerful society. </text:span><text:span text:style-name="T1605">C</text:span><text:span text:style-name="T1405">ou</text:span><text:span text:style-name="T1108">n</text:span><text:span text:style-name="T1405">try borders are defined by how strong is your army relative to your neighbors’ one</text:span><text:span text:style-name="T1606">s</text:span><text:span text:style-name="T1405"> but also </text:span><text:span text:style-name="T1606">it </text:span><text:span text:style-name="T1405">is defined by how cohesive you have you</text:span><text:span text:style-name="T1108">r </text:span><text:span text:style-name="T1405">people under the feeling of their </text:span><text:span text:style-name="T1192">belonging to the same, </text:span><text:span text:style-name="T1606">nationalism</text:span><text:span text:style-name="T1192">.</text:span></text:p>
      <text:p text:style-name="P261"/>
      <text:p text:style-name="P261">Cheerfulism flexibility really seems like <text:span text:style-name="T1194">aiming </text:span><text:span text:style-name="T1195">for </text:span>a world without <text:span text:style-name="T1170">boundaries. </text:span><text:span text:style-name="T1195">But I don’t think so, it might lead to a world </text:span><text:span text:style-name="T1107">with very flexible ones. </text:span><text:span text:style-name="T1607">I’m not sure about how the dynamics will be army-wise as </text:span><text:span text:style-name="T1193">boundaries </text:span><text:span text:style-name="T1607">evolve. Both are </text:span>essential for <text:span text:style-name="T1194">stable </text:span><text:span text:style-name="T1193">development </text:span><text:span text:style-name="T1196">as they are crucial to solve some extreme </text:span><text:span text:style-name="T1197">but realistic </text:span><text:span text:style-name="T1196">problems </text:span><text:span text:style-name="T1198">that can eventually happen </text:span><text:span text:style-name="T1607">as</text:span><text:span text:style-name="T1199"> life </text:span><text:span text:style-name="T1607">is </text:span><text:span text:style-name="T1199">complex and not always ha</text:span><text:span text:style-name="T1607">s</text:span><text:span text:style-name="T1199"> </text:span><text:span text:style-name="T1607">a predictable </text:span><text:span text:style-name="T1199">out</text:span><text:span text:style-name="T1607">come</text:span><text:span text:style-name="T1199">.</text:span></text:p>
      <text:p text:style-name="P267"/>
      <text:p text:style-name="P268">This being said lets continue to explore how to make nationalism more adaptive. <text:span text:style-name="T1200">I really don’t know yet.</text:span></text:p>
      <text:p text:style-name="P268"/>
      <text:p text:style-name="P262"><text:span text:style-name="T1200">But a guess I have is related to what can happen to the </text:span><text:span text:style-name="T1608">distribution</text:span><text:span text:style-name="T1200"> on </text:span>military <text:span text:style-name="T1200">armies around the globe</text:span>. </text:p>
      <text:p text:style-name="P262"/>
      <text:p text:style-name="P263">Nowadays we got a very strong army player, <text:span text:style-name="T1200">the</text:span> <text:span text:style-name="T1200">US, </text:span>and the rest <text:span text:style-name="T1200">of armies </text:span>are small compared to it. Bu<text:span text:style-name="T1201">t, </text:span>eventually <text:span text:style-name="T1201">the US</text:span> is this <text:span text:style-name="T1201">powerful </text:span>army-wise because they are like “the controlling part of <text:span text:style-name="T1201">a </text:span>couple”. They don’t trust others deci<text:span text:style-name="T1108">s</text:span>ion and information management enough so as to let them free and cooperate honestly <text:span text:style-name="T1202">thus they send their power to influence and ultimately sort of control them </text:span><text:span text:style-name="T1608">clinging to short-term benefit</text:span>.</text:p>
      <text:p text:style-name="P263"/>
      <text:p text:style-name="P263"><text:span text:style-name="T1202">But, which cheerful individuals, the empathy and adaptability will lead to a “greater trust in your couple” thus </text:span>armies, will really really slowly redistribute more evenly across the world.</text:p>
      <text:p text:style-name="P263"/>
      <text:p text:style-name="P271">The need for a powerful police force only gets reinforced when you don’t trust your neighbor, this is the same <text:span text:style-name="T1609">at</text:span> global s<text:span text:style-name="T1609">cales</text:span>. And, as I expect Cheerfulism and blockchain to increase the trust among neighbors and cooperating parties, I expect the police power and concentration of armies around the world to <text:span text:style-name="T1610">be distributed more evenly.</text:span></text:p>
      <text:p text:style-name="P271"/>
      <text:p text:style-name="P271"><text:span text:style-name="T1610">But this will happen </text:span>very very very slowly, due to the intrinsic need that security is for human nature, <text:span text:style-name="T1610">a</text:span>nd thus any small mistake can lead to catastrophic consequences. But indeed eventually distributing <text:span text:style-name="T1610">the</text:span> arm<text:span text:style-name="T1610">y power</text:span> around the world.</text:p>
      <text:p text:style-name="P270"/>
      <text:p text:style-name="P270">Thus this new distribution of armies will clearly affect nations and its shape and who knows, maybe the nations will get smaller and there will be no need for a nationalist glue to stick <text:span text:style-name="T1612">one </text:span><text:span text:style-name="T1611">together</text:span>. Only time will tell.</text:p>
      <text:p text:style-name="P270"/>
      <text:p text:style-name="P238"><text:span text:style-name="T1">Using awareness and constant </text:span><text:span text:style-name="T30">improvement</text:span><text:span text:style-name="T1"> with our </text:span><text:span text:style-name="T30">neighbors and friends </text:span><text:span text:style-name="T1">is the way to go. </text:span><text:span text:style-name="T31">And if eve</text:span><text:span text:style-name="T30">r</text:span><text:span text:style-name="T31">yone takes this action, we all can have something in common, brotherhood, a intrinsic human friendship </text:span><text:span text:style-name="T32">that who knows, maybe </text:span><text:soft-page-break/><text:span text:style-name="T32">eliminates the need for nationalism</text:span><text:span text:style-name="T31">. </text:span><text:span text:style-name="T32">The w</text:span><text:span text:style-name="T33">orld </text:span><text:span text:style-name="T32">might reach the greatest </text:span><text:span text:style-name="T33">amount </text:span><text:span text:style-name="T32">of </text:span><text:span text:style-name="T33">peace </text:span><text:span text:style-name="T32">ever </text:span><text:span text:style-name="T33">achieved. </text:span><text:span text:style-name="T47">But I must admit, this is a topic I haven’t explored much yet.</text:span></text:p>
      <text:p text:style-name="P457"/>
      <text:p text:style-name="P460">4.2.3.1.- Nationalism after the army <text:span text:style-name="T1204">is distributed</text:span>, the prisoners dilem<text:span text:style-name="T1">ma.</text:span></text:p>
      <text:p text:style-name="P457"/>
      <text:p text:style-name="P264"><text:span text:style-name="T1205">M</text:span>y guess is that if people become cheerful the world problems <text:span text:style-name="T1205">of </text:span>independence <text:span text:style-name="T1613">movements</text:span> <text:span text:style-name="T1205">due to nationalism feelings </text:span>will resolve according to what<text:span text:style-name="T1213"> </text:span>economical<text:span text:style-name="T1205">ly</text:span> benefits <text:span text:style-name="T1213">long-term </text:span>both parties the most.</text:p>
      <text:p text:style-name="P265"/>
      <text:p text:style-name="P373"><text:span text:style-name="T304">I came to this conclusion in part from the prisoners dilemma. </text:span><text:span text:style-name="T525">The prisoner's dilemma is a standard example of a game analyzed in game theory that shows why two individuals might not cooperate, even if it appears that it is in their best interests to do so. </text:span></text:p>
      <text:p text:style-name="P492"/>
      <text:p text:style-name="P492">If both prisoners cooperate in an interrogation (stay silent), they both serve a short sentence. If one betrays and the other stays silent, the betrayer goes free while the silent one serves a long sentence. If both betray each other, they both serve a medium-length sentence. Despite cooperation (staying silent) being mutually beneficial, the risk of betrayal often leads both to choose betrayal, resulting in a worse outcome for both.</text:p>
      <text:p text:style-name="P492"/>
      <text:p text:style-name="P374"><text:span text:style-name="T524">This thinking process can be interpreted when asking the question on whether to increase your army or not in case your neighbor attacks. </text:span><text:span text:style-name="T526">If you don’t do it you take the risk of the neighbor “betraying” but if you do it, all the wealth and money invested in army could be used to improve society in other ways and </text:span><text:span text:style-name="T528">so </text:span><text:span text:style-name="T526">if both co-existing states trusted that the other won’t “betray” they could focus their economical efforts </text:span><text:span text:style-name="T528">in </text:span><text:span text:style-name="T526">other stuff that can be seen more useful </text:span><text:span text:style-name="T527">at first like social welfare</text:span><text:span text:style-name="T526">.</text:span></text:p>
      <text:p text:style-name="P265"/>
      <text:p text:style-name="P265"><text:span text:style-name="T1214">Thus</text:span><text:span text:style-name="T1206"> increasing the military or not eventually i</text:span>s a philosophy of trust <text:span text:style-name="T1206">which can be seen as a</text:span> prisoners dilem<text:span text:style-name="T1206">m</text:span>a. <text:span text:style-name="T1206">I</text:span>f we assume both parties are <text:span text:style-name="T1206">rational but also empathetic, </text:span>they <text:span text:style-name="T1216">might </text:span><text:span text:style-name="T1425">probably</text:span> chose those paths w<text:span text:style-name="T1217">h</text:span>ere both maximize their mutual profit <text:span text:style-name="T1206">instead of the more “egoistic” </text:span><text:span text:style-name="T1215">or betrayal path</text:span><text:span text:style-name="T1614">s</text:span><text:span text:style-name="T1206">.</text:span></text:p>
      <text:p text:style-name="P266"/>
      <text:p text:style-name="P269"><text:span text:style-name="T653">It’s a complicated topic because nationalism </text:span><text:span text:style-name="T655">(</text:span><text:span text:style-name="T654">and the law system</text:span><text:span text:style-name="T655">) </text:span><text:span text:style-name="T653">is </text:span><text:span text:style-name="T656">part of what </text:span><text:span text:style-name="T653">avoids having to fight </text:span><text:span text:style-name="T1171">or even </text:span><text:span text:style-name="T653">shed blood every time some small amount of people disagree. </text:span><text:span text:style-name="T657">Pretty complex, as life, a “cure” </text:span><text:span text:style-name="T1615">for maintaining a bigger nation </text:span><text:span text:style-name="T657">that </text:span><text:span text:style-name="T1030">can </text:span><text:span text:style-name="T657">also cause secondary effects like </text:span><text:span text:style-name="T1030">hate which leads to </text:span><text:span text:style-name="T658">international </text:span><text:span text:style-name="T657">wars or civil wars.</text:span></text:p>
      <text:p text:style-name="P269"/>
      <text:p text:style-name="P272">I’m not specialized in politics (the “science” on the fight for power), the understanding of it’s dynamics is just a ho<text:span text:style-name="T1031">b</text:span>by in my young life. A hob<text:span text:style-name="T1031">b</text:span>y that I felt myself forced to learn <text:span text:style-name="T1172">to some degree</text:span> if I ever wanted to draw the <text:span text:style-name="T659">life </text:span>path that would make me happy <text:span text:style-name="T661">in </text:span><text:span text:style-name="T660">the longest and more sustainable </text:span><text:span text:style-name="T661">manner</text:span>. <text:span text:style-name="T1206">I hope other people adopting this philosophy feel this too and get better and empathetic and critical treatment among each others and lead us all to that mutual benefit of the prisoners dilemma.</text:span></text:p>
      <text:p text:style-name="P100"><text:soft-page-break/></text:p>
      <text:p text:style-name="P410">Conclusion</text:p>
      <text:p text:style-name="P371"/>
      <text:p text:style-name="P101"><text:span text:style-name="T1207">H</text:span>ere <text:span text:style-name="T1207">are </text:span>the key<text:span text:style-name="T1207">s</text:span>, maybe Cheerfulism with its focus on the fixed variable resolution technique and emphasis on <text:span text:style-name="T664">peaceful and cooperative </text:span>exploration and critique will allow for the humans <text:span text:style-name="T1357">(holding power or not)</text:span> that try it to be more aware of the static powers that govern their society but at the same time having a better quality o<text:span text:style-name="T1616">n</text:span> its control and a better adaptab<text:span text:style-name="T1616">le</text:span> responsiveness to their bad decisions <text:span text:style-name="T1208">or decisions in general</text:span>.</text:p>
      <text:p text:style-name="P101"/>
      <text:p text:style-name="P102">Creating a more robust society but at the same time flexible on its parts that adapts to change as it comes.</text:p>
      <text:p text:style-name="P102"/>
      <text:p text:style-name="P144">Anyway this is the point I’m trying to get across, adaptability based on cooperation and self-awareness <text:span text:style-name="T665">is what I’m trying to reinforce or add to <text:s/>society and people’s life. </text:span><text:span text:style-name="T1209">And now, with the technological advancements, its more doable than ever before.</text:span></text:p>
      <text:p text:style-name="P144"/>
      <text:p text:style-name="P144"><text:span text:style-name="T1208">In this chapter I’ve explored possible</text:span><text:span text:style-name="T665"> “</text:span><text:span text:style-name="T1210">cheerful</text:span><text:span text:style-name="T665">” </text:span><text:span text:style-name="T1208">consequences on power dynamics. </text:span><text:span text:style-name="T1210">And, w</text:span><text:span text:style-name="T1099">hat I’m more confident about is that the transition or evolution </text:span><text:span text:style-name="T1617">can</text:span><text:span text:style-name="T1208"> </text:span><text:span text:style-name="T1099">be carried out in a more peaceful way than </text:span><text:span text:style-name="T1618">ever </text:span><text:span text:style-name="T1099">before </text:span><text:span text:style-name="T1100">due to </text:span><text:span text:style-name="T1208">the explained principles </text:span><text:span text:style-name="T1100">Cheerfulism promotes</text:span><text:span text:style-name="T1099">.</text:span></text:p>
      <text:p text:style-name="P92"/>
      <text:p text:style-name="P92">----------------------------------------------------------------------------------------------------------------------</text:p>
      <text:p text:style-name="P167"/>
      <text:p text:style-name="P405">Transition from chapter 4 to chapter 5 <text:span text:style-name="T679">plus </text:span>a little personal note</text:p>
      <text:p text:style-name="P166"/>
      <text:p text:style-name="P381">Little note: Why do you call this Cheerfulism?</text:p>
      <text:p text:style-name="P166"/>
      <text:p text:style-name="P166">I will get a bit personal in this explanation. Well, I am Spanish, and <text:span text:style-name="T1619">one of my</text:span> last name<text:span text:style-name="T1619">s</text:span> means <text:span text:style-name="T1619">c</text:span>heerful.</text:p>
      <text:p text:style-name="P166"/>
      <text:p text:style-name="P174">Carlos Alegre == Charles Cheerful</text:p>
      <text:p text:style-name="P166"/>
      <text:p text:style-name="P166">And I’m the one writing and thinking this, so why not. Furthermore, those who have this flexibility in life, try, fail, get up, talk to people, cooperate, and never stop living tend to be happy; happiness creates smiles, smiles define a cheerful person. My last name being that one was just a happy accident, but it adds some romance to it, doesn’t it? Am I JoyBoy from OnePiece, whatever that means? Don’t think so, but at least I’m a bit of it. If you haven’t read the series One Piece, don’t worry, I’m just recommending it to you.</text:p>
      <text:p text:style-name="P166"/>
      <text:p text:style-name="P168"><text:span text:style-name="T80">Sorry, n</text:span><text:span text:style-name="T65">ow let's step back from me and transition to chapter 5.</text:span></text:p>
      <text:p text:style-name="P168"/>
      <text:p text:style-name="P170">In the following chapter, I will emphasize the use of “I believe”. Please notice, I’m saying I believe, I can’t affirm it, I don’t have the data. <text:span text:style-name="T1211">I think is healthy to reiterate on this: </text:span>I’m tackling a problem with a Cheerfulism approach, but <text:span text:style-name="T743">as mentioned long before </text:span>this doesn’t define what Cheerfulism thinks of <text:soft-page-break/>socialism or liberalism <text:span text:style-name="T1032">or any other -ism mentioned</text:span>. <text:span text:style-name="T1033">I reiterate</text:span> Cheerfulism is a base <text:span text:style-name="T1212">for</text:span> thinking <text:span text:style-name="T1212">and living</text:span>, and any conclusion people arrive at by applying it is not Cheerfulism itself. </text:p>
      <text:p text:style-name="P170"/>
      <text:p text:style-name="P170"><text:span text:style-name="T743">Conclusions are based on</text:span> system<text:span text:style-name="T743">s </text:span><text:span text:style-name="T1034">that</text:span> <text:span text:style-name="T1034">are</text:span> analyzed and <text:span text:style-name="T743">are meant to be </text:span>changed if necessary, as Cheerfulism says. <text:span text:style-name="T1035">A bunch of bad </text:span>things have been done <text:span text:style-name="T1036">though history </text:span>because of trying to apply philosophical knowledge inconsistently or <text:span text:style-name="T1037">not </text:span>adapted to real-world specific circumstances.<text:span text:style-name="T743"> Cheerfulism can mitigate the damage when this pattern </text:span><text:span text:style-name="T1040">happens</text:span><text:span text:style-name="T743">, </text:span><text:span text:style-name="T1038">not completely remove </text:span><text:span text:style-name="T1212">it </text:span><text:span text:style-name="T1039">though</text:span><text:span text:style-name="T1038"> because trial and error </text:span><text:span text:style-name="T1620">are</text:span><text:span text:style-name="T1038"> </text:span><text:span text:style-name="T1212">intrinsic </text:span><text:span text:style-name="T1039">to humans.</text:span></text:p>
      <text:p text:style-name="P170"/>
      <text:p text:style-name="P220">Here is a little note on trial and error avoidance:</text:p>
      <text:p text:style-name="P220"/>
      <text:p text:style-name="P391">“We gotta look at the past sometimes to try to predict ou<text:span text:style-name="T662">r </text:span>present path, but not for creating it. For that we should look at the present itself and think of the future.”</text:p>
      <text:p text:style-name="P170"/>
      <text:p text:style-name="P219">Now from power dynamics, once a nation is build <text:span text:style-name="T1344">and satisfies the natural needs of food, water and sec</text:span><text:span text:style-name="T34">urity</text:span><text:span text:style-name="T1">, y</text:span>ou need to find a way to allocate the <text:span text:style-name="T1345">rest of </text:span>resource<text:span text:style-name="T1346">s</text:span> so everyone is satisfied, that is what next chapter is about. L<text:span text:style-name="T743">et’s step into chapter 5.</text:span></text:p>
      <text:p text:style-name="P166"/>
      <text:p text:style-name="P92">----------------------------------------------------------------------------------------------------------------------</text:p>
      <text:p text:style-name="P92"/>
      <text:p text:style-name="P469"><text:bookmark-start text:name="Chapter511"/><text:bookmark-start text:name="FinalChap5"/><text:bookmark text:name="Chapter5"/><text:span text:style-name="T16">5.- </text:span><text:span text:style-name="T18">Thoughts on the ideal society, part </text:span><text:span text:style-name="T19">2: </text:span><text:span text:style-name="T20">On o</text:span><text:span text:style-name="T16">rganizing </text:span><text:span text:style-name="T21">resources </text:span><text:span text:style-name="T23">plus</text:span><text:span text:style-name="T22"> the </text:span><text:span text:style-name="T25">potential </text:span><text:span text:style-name="T23">influence of </text:span><text:span text:style-name="T16">Cheerfulism and </text:span><text:span text:style-name="T22">new</text:span><text:span text:style-name="T16"> tech </text:span><text:span text:style-name="T24">on it</text:span><text:span text:style-name="T16">.</text:span><text:bookmark-end text:name="Chapter511"/><text:bookmark-end text:name="FinalChap5"/></text:p>
      <text:p text:style-name="P346"/>
      <text:p text:style-name="P166">The technologies I am talking about are <text:span text:style-name="T1219">the most recent ones:</text:span> AI (Artificial Intelligence) and blockchain (<text:span text:style-name="T1621">a technology that allows for </text:span><text:span text:style-name="T1218">distributed, decentralized </text:span>database<text:span text:style-name="T1621">s, like the one</text:span> Bitcoin uses). <text:span text:style-name="T1358">Despite this more recent advancements </text:span><text:span text:style-name="T1219">it is worth noting that internet is also a technology that marks an inflection point in the information management history.</text:span></text:p>
      <text:p text:style-name="P166"/>
      <text:p text:style-name="P166">But before getting into technical stuff <text:span text:style-name="T1219">related to resource allocation</text:span>, technologically speaking or sociologically speaking, let's talk about some other more day-to-day human things that caught my attention.</text:p>
      <text:p text:style-name="P166"/>
      <text:p text:style-name="P405">5.1.- Politicians, citizens, and their <text:span text:style-name="T1251">mistakes</text:span></text:p>
      <text:p text:style-name="P166"/>
      <text:p text:style-name="P166">It's somewhat ironic that politicians, equipped with enough intelligence to manipulate, <text:span text:style-name="T1220">convince or </text:span>control <text:span text:style-name="T1220">people</text:span>, often fail to recognize the long-term value of the common good. Setting aside technicalities, I believe their <text:span text:style-name="T1220">mistakes</text:span> lie on a personal level. <text:span text:style-name="T1221">I contrast to the major citizens’ problem, t</text:span>hey aren't <text:span text:style-name="T1221">that much </text:span>ignorant; they <text:span text:style-name="T1623">rather </text:span>misuse their intell<text:span text:style-name="T1622">ect</text:span>. At the end of the day, if they can't grasp the significance of a future where we all thrive, I must conclude that <text:span text:style-name="T673">I </text:span><text:span text:style-name="T1223">believe</text:span><text:span text:style-name="T1221"> </text:span>they are<text:span text:style-name="T1222">, </text:span>indeed, dumb. <text:span text:style-name="T1224">Or a</text:span>t least dumb in that part of life.</text:p>
      <text:p text:style-name="P12"><text:soft-page-break/></text:p>
      <text:p text:style-name="P12">----------------------------------------------------------------------------------------------------------------------</text:p>
      <text:p text:style-name="P424"><text:span text:style-name="T236">Disclaimer</text:span>: As mentioned in the transition, (this is a key aspect, that is why I’m repeating myself) notice I <text:span text:style-name="T671">will say:</text:span> I believe, I can’t <text:span text:style-name="T672">check and affirm some stuff</text:span>, I don’t have the statistics (Hey! Little Cheerfulism call <text:s/><text:span text:style-name="T1222">to explore </text:span>here, I encourage you to search them, and if they don’t exist, go and gather them).</text:p>
      <text:p text:style-name="P12">----------------------------------------------------------------------------------------------------------------------</text:p>
      <text:p text:style-name="P166"/>
      <text:p text:style-name="P166">I said believe, I can’t affirm it either because there's a chance that these politicians, despite their intelligence, are fully aware and choose to act “short-sig<text:span text:style-name="T1739">h</text:span>tedly” out of malice. However, <text:span text:style-name="T1225">even if they are intelligent malicious individuals, </text:span>they're <text:span text:style-name="T1225">still making </text:span>dumb <text:span text:style-name="T1225">actions thus I think them as dumb</text:span>. <text:span text:style-name="T1226">A</text:span>cting with malice doesn’t disregard the fact that they are being or acting dumb.</text:p>
      <text:p text:style-name="P166"/>
      <text:p text:style-name="P166">Clearly, an institutional framework to regulate such behaviors is crucial, something that's currently lacking in a lot of countries in the world. As someone with liberal inclinations, I prefer to focus on individual mistakes to highlight the direction of change.</text:p>
      <text:p text:style-name="P166"/>
      <text:p text:style-name="P166">I'm an advocate for liberalism, but I acknowledge its imperfections. It operates on the assumption that individuals will act wisely when shaping their life's path, which isn't always the case. Hence, I believe there should be a 'socialist touch' <text:span text:style-name="T1227">when</text:span> educat<text:span text:style-name="T1227">ing </text:span>people, <text:span text:style-name="T1227">whether in public school or in the family household, </text:span>about the importance of considering others and the medium to long-term consequences of <text:span text:style-name="T1228">your</text:span> actions and proper ways of cooperation.</text:p>
      <text:p text:style-name="P166"/>
      <text:p text:style-name="P171">A nation declines <text:span text:style-name="T1229">too </text:span>when its population is less educated <text:span text:style-name="T1230">and/</text:span>or intelligent than its neighboring nations. As I’m Spanish, I will use the Spanish example.</text:p>
      <text:p text:style-name="P171"/>
      <text:p text:style-name="P172">The average Spaniard should be more educated in economics and geopolitics, especially in universal concepts that transcend ideologies. This includes understanding the principle that power abhors a vacuum, the technical nature of money, how personal debt operates, interest rates, and the long-term consequences of economic and political decisions. <text:span text:style-name="T1231">They also lack </text:span><text:span text:style-name="T1624">of </text:span><text:span text:style-name="T1231">personal finance </text:span><text:span text:style-name="T1624">and </text:span><text:span text:style-name="T1231">planning wisdom and lack of knowledge about the laws </text:span><text:span text:style-name="T1625">that regulate the taxes thus their money</text:span><text:span text:style-name="T1231">. </text:span><text:span text:style-name="T1232">An over-age Spanish can become an adult without no-one ever explain</text:span><text:span text:style-name="T1233">ing</text:span><text:span text:style-name="T1232"> to him how to pay his taxes and having no idea how much he will pay or how the laws underneath work. </text:span><text:span text:style-name="T1234">Something pretty essential for personal finance planning and for the search of a better future if desired. Thus creating lost people and unable to guide themselves </text:span><text:span text:style-name="T1235">or that guide themselves in very poor ways </text:span><text:span text:style-name="T1626">like </text:span><text:span text:style-name="T1235">following leaders without questioning them</text:span><text:span text:style-name="T1234">.</text:span></text:p>
      <text:p text:style-name="P172"/>
      <text:p text:style-name="P173">Apart from <text:span text:style-name="T1236">this lack of knowledge</text:span>, our education system centers around memorization and knowing allegedly “useful” information too much, instead of embracing the “engineer’s way of thinking”. So not only the knowledge my society is getting <text:span text:style-name="T1237">mostly </text:span>“useless” and incomplete <text:span text:style-name="T1627">for</text:span> the current world state and for current life needs, but also the methods they use to get knowledge are on the wrong track if we aim for an efficient, thriving society. <text:span text:style-name="T1238">Both the knowledge and the methodology give raise to weak</text:span><text:span text:style-name="T1239">er and more</text:span><text:span text:style-name="T1238"> dependent </text:span><text:soft-page-break/><text:span text:style-name="T1238">humans in the psychological point of view. </text:span>This will be hard to change as we are raised wrongly and with a lot of useless information <text:span text:style-name="T1239">since we are kids</text:span>. Spanish people have a big challenge ahead of them; they must overcome it or slowly deteriorate and get enslaved <text:span text:style-name="T1628">or </text:span>extinguished.</text:p>
      <text:p text:style-name="P166"/>
      <text:p text:style-name="P166"><text:span text:style-name="T1240">Coming back to the general case, t</text:span>he citizens have part of the blame, but you shouldn’t be too harsh on yourself. It's not entirely your fault; you have been in a “trap”, a system that molds you that way. <text:span text:style-name="T1240">The hope relies in the fact that </text:span>we are kind of like water; our shape can mold; it's not fixed. So I really encourage you to improve yourself and encourage those around you to improve that inefficient, non-sustainable part of you <text:span text:style-name="T1241">that has been imposed </text:span><text:span text:style-name="T1629">in order to</text:span> get a better future. More on how to do this later <text:span text:style-name="T1241">but for now let’s say Bruce Lee was right: Be water my friend</text:span>.</text:p>
      <text:p text:style-name="P166"/>
      <text:p text:style-name="P166">Now, while the average citizen holds some blame <text:span text:style-name="T1242">due to ignorance and weak </text:span><text:span text:style-name="T1244">in</text:span><text:span text:style-name="T1242">efficient learning capabilities</text:span>, we can't overlook the individual responsibility of politicians, who are, after all, our neighbors and compatriots <text:span text:style-name="T1243">too</text:span>. From here, I encourage politicians to <text:span text:style-name="T680">use their intelligence in </text:span>embrac<text:span text:style-name="T680">ing </text:span>and <text:span text:style-name="T681">get</text:span> persuaded by the medium and long-term benefits of communal well-being, which are: greater collective wealth (even their personal wealth will be greater long-term than their short-term benefits of today), reduced crime, more enjoyment, better parties, and so on.</text:p>
      <text:p text:style-name="P166"/>
      <text:p text:style-name="P221">I’m talking to politicians but I’m generally refer<text:span text:style-name="T1245">ring </text:span>to anyone who has power and influence on decision making in the institutions, <text:span text:style-name="T1630">specially in the education related ones</text:span>. <text:span text:style-name="T1245">I encourage you to apply Cheerfulism in you and your influence slowly </text:span><text:span text:style-name="T1630">so change leads to little to no trauma and, </text:span><text:span text:style-name="T1245">as explained in the chapter of power dynamics, we </text:span><text:span text:style-name="T1630">will </text:span><text:span text:style-name="T1245">all walk together to a better future </text:span><text:span text:style-name="T1246">and then... we will throw the biggest party ever. </text:span><text:span text:style-name="T1247">I personally find the party argument super exciting.</text:span></text:p>
      <text:p text:style-name="P166"/>
      <text:p text:style-name="P166"><text:span text:style-name="T1248">Before getting more technical, </text:span>I'd like to conclude with my vision of the 'perfect society'. A liber<text:span text:style-name="T1249">tarian</text:span> society, both ethically and economically, that focuses on allowing individuals to live and shape their life's journey. In this society, families should educate each other on respect and the importance of communal well-being. For example, if you're knowledgeable about nutrition, why not occasionally assist your family or friends in that regard? I believe the world will reach its pinnacle of happiness and resource distribution optimization if we achieve this.</text:p>
      <text:p text:style-name="P166"/>
      <text:p text:style-name="P166">I must declare I understand family as not just your DNA sharing relatives, I understand family vaguely speaking as those humans you enjoy hanging around with. This might include people with similar DNA or not.</text:p>
      <text:p text:style-name="P166"/>
      <text:p text:style-name="P384">How to improve the world:</text:p>
      <text:p text:style-name="P384"/>
      <text:p text:style-name="P166">So, coming back to getting a better future, how do we transition from where we are now to where we should be? It all starts with self-change. Take a ham sandwich (or something else if you're vegetarian). Then, energized, take a walk, the first one try to <text:span text:style-name="T1631">take</text:span> it alone, and then take another walk with those <text:soft-page-break/>around you, reflecting on your desires, who surrounds you, their desires, how you can achieve your goals, how you can be assisted, and how you can help others achieve theirs. If most or all of us adopt this mindset, I genuinely believe we can make it. It's about taking those small but significant steps, day by day, decision by decision, that compound into a collective journey toward a society that's more conscious, empathetic, and, ultimately, more harmonious.</text:p>
      <text:p text:style-name="P166"/>
      <text:p text:style-name="P254">That is the <text:span text:style-name="T1424">essence</text:span> on how you can improve the world.</text:p>
      <text:p text:style-name="P254"/>
      <text:p text:style-name="P253"><text:span text:style-name="T35">Some of you might even be in a place where you don’t have much in common with the people around you and you might have to find a way to move somewhere else in the quest for <text:s/>happiness. </text:span><text:span text:style-name="T48">The</text:span><text:span text:style-name="T35"> </text:span><text:span text:style-name="T48">t</text:span><text:span text:style-name="T35">hing is people can be very different and that is why in these talks,</text:span> tolerate others, respectful speech <text:span text:style-name="T1359">and not to use violence is essential. A key for this might relay in awakening </text:span>a feeling of we both <text:span text:style-name="T1359">are different but no matter how different you are you </text:span>want to cooperate for the same ultimate goal <text:span text:style-name="T1359">on the quest for </text:span><text:span text:style-name="T1632">sustainable </text:span><text:span text:style-name="T1359">happiness. </text:span><text:span text:style-name="T1632">T</text:span><text:span text:style-name="T1359">hus there you got something in common to calm you down and tend to </text:span><text:span text:style-name="T1633">see or feel</text:span><text:span text:style-name="T1359"> different people less like “the other”, “the enemy”. </text:span></text:p>
      <text:p text:style-name="P253"/>
      <text:p text:style-name="P253"><text:span text:style-name="T1359">Hopefully this long-term happiness common quest </text:span>creates a bond <text:span text:style-name="T1359">that calms down the waters </text:span>no matter the <text:span text:style-name="T1359">amount </text:span>differences. Of course ph<text:span text:style-name="T1359">y</text:span>sical or verbal fights can <text:span text:style-name="T1360">happen </text:span>when discussing, the key is in those moments to rem<text:span text:style-name="T738">e</text:span>mber we are here for the same reason and we are <text:span text:style-name="T1361">all</text:span> moved by the same human nature we act upon, <text:span text:style-name="T675">we all want the best for ourselves and families despite the tags and descriptions we are using to try to solve some conflicting points, </text:span><text:span text:style-name="T676">this</text:span> <text:span text:style-name="T1635">will probably</text:span><text:span text:style-name="T1634"> </text:span>creat<text:span text:style-name="T676">e </text:span>a sense of brotherhood that calms down the situation to keep debating and solving <text:span text:style-name="T1636">the</text:span> problems.</text:p>
      <text:p text:style-name="P253"/>
      <text:p text:style-name="P255">I’m assuming, as said <text:span text:style-name="T1362">in the transition from chapters</text:span>, <text:span text:style-name="T1363">that</text:span> water, food and security are assured. <text:span text:style-name="T1363">If that is not the case let me doubt about a high likelihood for this feeling of brotherhood to appear.</text:span></text:p>
      <text:p text:style-name="P166"/>
      <text:p text:style-name="P166">Regarding the society I live in, Spain, I think we're already quite good at this. <text:span text:style-name="T1364">The main </text:span>issue <text:span text:style-name="T1364">I perceive </text:span>is that we're <text:span text:style-name="T1250">very ignorant in the parts of human knowledge I explained above</text:span>, and we use really bad learning techniques <text:span text:style-name="T1365">which raise us up with reduced curiosity as all we do is not </text:span><text:span text:style-name="T1637">to</text:span><text:span text:style-name="T1365"> </text:span><text:span text:style-name="T1366">intellectually </text:span><text:span text:style-name="T1365">explore but mostly memorize </text:span><text:span text:style-name="T1637">during </text:span><text:span text:style-name="T1366">the golden years of childhood and teenage </text:span><text:span text:style-name="T1638">where most of our character will be developed</text:span>. <text:span text:style-name="T1250">T</text:span>his leads us to make poor decisions or be easily deceived or scammed <text:span text:style-name="T1639">or dominated by people or shyness</text:span>. It's like we're stuck in a cycle, but it's not an unbreakable one. We can learn, adapt, and grow both individually and together as a society.</text:p>
      <text:p text:style-name="P166"/>
      <text:p text:style-name="P166">A big hug to everyone and stay strong; it won't be easy, but it's certainly worth it. (:D<text:span text:style-name="T670">)</text:span></text:p>
      <text:p text:style-name="P166"/>
      <text:p text:style-name="P406">5.2.- <text:span text:style-name="T669">The implications </text:span><text:span text:style-name="T1252">of Cheerfulism, </text:span><text:span text:style-name="T669">AI </text:span><text:span text:style-name="T674">and</text:span><text:span text:style-name="T669"> blockchain on this future I envision.</text:span></text:p>
      <text:p text:style-name="P459"/>
      <text:p text:style-name="P104"><text:soft-page-break/>Before getting into technology we must try to understand <text:span text:style-name="T682">and analyze</text:span> the most famous organization methods human have in their societies: liberalism, socialism and communism. <text:span text:style-name="T1253">I will talk briefly about anarchism too.</text:span></text:p>
      <text:p text:style-name="P104"/>
      <text:p text:style-name="P105"><text:span text:style-name="T1270">T</text:span>he key <text:span text:style-name="T1270">resides in</text:span>, you might have heard this in some economy class, satisfy unlimited desires with limited resources. The three methods mentioned above are a try to mange the resources as best as possible to create the best outcome. But what is the best outcome? The best society? I define that as follows:</text:p>
      <text:p text:style-name="P105"/>
      <text:p text:style-name="P382">`A society where everyone has survival statistically granted and is as happy as they can be. And, <text:span text:style-name="T683">for that</text:span>, each individual has enough tools to imagine and pursue a way to find its peak of happiness.``</text:p>
      <text:p text:style-name="P382"/>
      <text:p text:style-name="P180"/>
      <text:p text:style-name="P181">So, after this long we understand how happiness work and we can conclude that for an individual to be happy it needs to have enough money, relationships and health to be entertained, plus basic biological survival needs covered, plus enough freedom to pursue all the things it lacks by birth <text:span text:style-name="T1641">due to </text:span><text:span text:style-name="T1642">some possible </text:span><text:span text:style-name="T1641">limitations on its default </text:span>environment <text:span text:style-name="T1255">the</text:span><text:span text:style-name="T1254"> human was born in</text:span><text:span text:style-name="T1640">to</text:span>.</text:p>
      <text:p text:style-name="P169"/>
      <text:p text:style-name="P181">Thanks to all the technological advance<text:span text:style-name="T1271">ment</text:span> <text:span text:style-name="T684">a lot of us </text:span>can be less worried about the survival part. But what about the rest? How can we organize society so everyone can try to be happy <text:span text:style-name="T530">and succeed on its mission</text:span>?</text:p>
      <text:p text:style-name="P181"/>
      <text:p text:style-name="P183">Well, as repeated all along, its all statistics and it might be, sometimes, <text:span text:style-name="T685">quite </text:span>impossible. </text:p>
      <text:p text:style-name="P181"/>
      <text:p text:style-name="P446">5.2.1.- The <text:span text:style-name="T1272">first</text:span> core problem: too much varia<text:span text:style-name="T1">bles</text:span></text:p>
      <text:p text:style-name="P182"/>
      <text:p text:style-name="P183"><text:span text:style-name="T686">There are multiple variables affecting this system for example h</text:span>ow much resources we consume <text:span text:style-name="T687">and</text:span> how much each of us need to satisfy <text:span text:style-name="T686">our</text:span> desires.</text:p>
      <text:p text:style-name="P183"/>
      <text:p text:style-name="P183">Consider the global population: with over 8 billion individuals, each with their unique desires and needs, the number of variables quickly becomes astronomical. If we conservatively estimate that each person has at least one unique desire, we're already dealing with 16 billion variables. Furthermore, these desires can change at varying rates, adding another layer of complexity.</text:p>
      <text:p text:style-name="P182"/>
      <text:p text:style-name="P186">So we got ourselves 8 * <text:span text:style-name="T698">(</text:span>10^9<text:span text:style-name="T698">)</text:span> <text:span text:style-name="T1387">humans, times</text:span> 8 * <text:span text:style-name="T698">(</text:span>10^9<text:span text:style-name="T698">) </text:span><text:span text:style-name="T1387">desires at least</text:span> * <text:s/>someRateOfChange. <text:span text:style-name="T698">This is </text:span><text:span text:style-name="T1390">64</text:span><text:span text:style-name="T1387"> </text:span><text:span text:style-name="T698">* 10^</text:span><text:span text:style-name="T1388">18</text:span><text:span text:style-name="T698">. </text:span></text:p>
      <text:p text:style-name="P186"/>
      <text:p text:style-name="P187">Modern AI, even the most advanced models, are not solely defined by their neuron count. The quality and quantity of data they're trained on are equally crucial. While it's true that the largest AI models have <text:span text:style-name="T1373">around the </text:span>order of <text:span text:style-name="T519">175</text:span><text:span text:style-name="T698"> * 10^</text:span><text:span text:style-name="T1373">12 </text:span>parameters, this doesn't directly correlate to managing 1 parameter to 1 human live or societal structure. <text:span text:style-name="T1370">And </text:span><text:span text:style-name="T1645">some of </text:span><text:span text:style-name="T1370">this b</text:span><text:span text:style-name="T1371">ig</text:span><text:span text:style-name="T1370"> AIs can only do 1 task and are not close to </text:span><text:span text:style-name="T1645">being </text:span><text:span text:style-name="T1370">AIs </text:span><text:span text:style-name="T1371">to </text:span><text:span text:style-name="T1644">purposely </text:span><text:span text:style-name="T1371">guide people </text:span><text:span text:style-name="T1643">precisely on </text:span><text:span text:style-name="T1371">everyday life decisions</text:span><text:span text:style-name="T1370">.</text:span> Even in that unreal super <text:span text:style-name="T1370">powerful </text:span>case <text:span text:style-name="T1646">of 1 </text:span><text:soft-page-break/><text:span text:style-name="T1646">parameter to 1 people correlation</text:span>, we would still be short <text:span text:style-name="T1372">as the number of parameters must increase </text:span><text:span text:style-name="T1388">by:</text:span></text:p>
      <text:p text:style-name="P188"/>
      <text:p text:style-name="P259">(minimum number of variables – current number of parameters = parameters we still need in the unreal <text:span text:style-name="T1393">scenario</text:span>)</text:p>
      <text:p text:style-name="P259"/>
      <text:p text:style-name="P188"><text:span text:style-name="T1392">64*10^18 – 175*10^12 =&gt;</text:span><text:span text:style-name="T1388"> </text:span><text:span text:style-name="T1389">10^12 * (6</text:span><text:span text:style-name="T1391">4</text:span><text:span text:style-name="T1389"> * 10^6 – 172), a.k.a. a lot </text:span><text:span text:style-name="T1647">even while </text:span><text:span text:style-name="T1394">being incredibly optimistic and simplistic</text:span>.</text:p>
      <text:p text:style-name="P186"/>
      <text:p text:style-name="P258"><text:span text:style-name="T1374">AI is not </text:span><text:span text:style-name="T1648">just</text:span><text:span text:style-name="T1374"> about number of neurons </text:span>and parameters<text:span text:style-name="T1374">, its about quantity of data too. </text:span>To all this you must add that historically, we've struggled with global challenges like hunger and sustainable happiness. Training an AI on our current data might result in a model that inherits our limitations and biases.</text:p>
      <text:p text:style-name="P185"/>
      <text:p text:style-name="P175">And, as explained in chapter 3… All complex systems can be manged by humans when broken down in smaller parts. <text:span text:style-name="T688">But, how do break up such a big problem? </text:span><text:span text:style-name="T1648">Libertarianism </text:span><text:span text:style-name="T688">does this pretty </text:span><text:span text:style-name="T691">gracefully</text:span><text:span text:style-name="T699">.</text:span></text:p>
      <text:p text:style-name="P175"/>
      <text:p text:style-name="P175"><text:span text:style-name="T689">Now here is </text:span><text:span text:style-name="T531">the main problem with socialism and communism and why it will never be as optimal as </text:span><text:span text:style-name="T1648">libertarianism </text:span><text:span text:style-name="T532">at global scales </text:span><text:span text:style-name="T700">or relatively big scales</text:span><text:span text:style-name="T531">. </text:span><text:span text:style-name="T1649">Only in</text:span><text:span text:style-name="T533"> </text:span><text:span text:style-name="T701">really </text:span><text:span text:style-name="T533">small communities and </text:span><text:span text:style-name="T1256">if </text:span><text:span text:style-name="T1375">we keep having </text:span><text:span text:style-name="T1649">in the future </text:span><text:span text:style-name="T1375">the</text:span><text:span text:style-name="T533"> incredible advancements in AI we are seeing today, </text:span><text:span text:style-name="T1649">then we might see</text:span><text:span text:style-name="T533"> in a few decades </text:span><text:span text:style-name="T690">or centur</text:span><text:span text:style-name="T1257">ies</text:span><text:span text:style-name="T533">, </text:span><text:span text:style-name="T1651">pretty </text:span><text:span text:style-name="T1650">small communities</text:span><text:span text:style-name="T1649"> </text:span><text:span text:style-name="T1376">where</text:span><text:span text:style-name="T533"> socialism </text:span><text:span text:style-name="T690">or communism </text:span><text:span text:style-name="T533">ends up beating libertarianism in.</text:span></text:p>
      <text:p text:style-name="P175"/>
      <text:p text:style-name="P184">This is the core reason why socialism and communism have been so inefficient in resource allocation and have brought poverty, or less wealth than places with more liberal systems. <text:span text:style-name="T692">Sometimes a human can’t handle the struggles and intricacies of their own life. The smartest of us can do it and help a few of their friends on the way. But, how </text:span><text:span text:style-name="T702">to</text:span><text:span text:style-name="T692"> expect a government conformed by </text:span><text:span text:style-name="T703">a small group of </text:span><text:span text:style-name="T692">people to be able to allocate resources effectively when the amount of variables they gotta take into account </text:span><text:span text:style-name="T703">escalates so rapidly </text:span><text:span text:style-name="T1652">and easily creates butterfly effect</text:span><text:span text:style-name="T692">. There is just a very high chance they mess up on the try. Even if th</text:span><text:span text:style-name="T704">e</text:span><text:span text:style-name="T1258">y are</text:span><text:span text:style-name="T704"> </text:span><text:span text:style-name="T1653">the </text:span><text:span text:style-name="T704">smartest </text:span><text:span text:style-name="T692">people, there is no way they can govern resources effectively for populations that are X times bigger </text:span><text:span text:style-name="T705">as the number of variables </text:span><text:span text:style-name="T706">doesn’t escalate linearly, neither quadratically, it escalates, at least, cubically as </text:span><text:span text:style-name="T1654">seen</text:span><text:span text:style-name="T706"> before.</text:span><text:span text:style-name="T692"> </text:span><text:span text:style-name="T693">Then increase the state size you might be thinking, but at this point, if most of the population are the state and </text:span><text:span text:style-name="T695">have the power to take </text:span><text:span text:style-name="T693">decisions, isn’t that </text:span><text:span text:style-name="T694">a sort of</text:span><text:span text:style-name="T693"> </text:span><text:span text:style-name="T1377">libertarianism</text:span><text:span text:style-name="T693"> </text:span><text:span text:style-name="T1258">or anarchism</text:span><text:span text:style-name="T693">?</text:span></text:p>
      <text:p text:style-name="P184"/>
      <text:p text:style-name="P176"><text:span text:style-name="T696">Now</text:span> <text:span text:style-name="T696">if the talk about </text:span><text:span text:style-name="T1655">the</text:span><text:span text:style-name="T696"> scale of the </text:span>whole world, let me doubt if AI will even be <text:span text:style-name="T1259">able</text:span> of handling such quantity of parameters <text:span text:style-name="T697">with its artificial neurons, </text:span><text:span text:style-name="T1378">its parameters,</text:span><text:span text:style-name="T697"> architectures</text:span><text:span text:style-name="T1259"> and datasets that come from people who couldn’t </text:span><text:span text:style-name="T1378">d</text:span><text:span text:style-name="T1259">o it themselves</text:span>.</text:p>
      <text:p text:style-name="P176"/>
      <text:p text:style-name="P178"><text:span text:style-name="T534">Maybe the future is made of </text:span><text:span text:style-name="T707">very </text:span><text:span text:style-name="T534">small communities of </text:span><text:span text:style-name="T708">people that use</text:span><text:span text:style-name="T534"> AI </text:span><text:span text:style-name="T708">and traditional methods to </text:span><text:span text:style-name="T534">coordinate each other with </text:span><text:span text:style-name="T709">their</text:span><text:span text:style-name="T534"> </text:span><text:span text:style-name="T1260">closest </text:span><text:span text:style-name="T534">neighbors information and then, </text:span><text:span text:style-name="T709">if someone takes damage, </text:span><text:span text:style-name="T1379">in the shape of </text:span><text:span text:style-name="T534">someone can’t satisfy its boredom in a good frequency </text:span><text:span text:style-name="T1260">or lack of essential resources, </text:span><text:span text:style-name="T534">we </text:span><text:span text:style-name="T709">will </text:span><text:soft-page-break/><text:span text:style-name="T1379">just </text:span><text:span text:style-name="T534">accept the bad in the world as unavoidable thus we don’t feel anger against the system but ourselves, </text:span><text:span text:style-name="T1656">blaming ourselves for our deisres</text:span><text:span text:style-name="T534">. </text:span></text:p>
      <text:p text:style-name="P178"/>
      <text:p text:style-name="P178"><text:span text:style-name="T1423">Allow</text:span><text:span text:style-name="T1380"> me go a crazier </text:span><text:span text:style-name="T1422">just</text:span><text:span text:style-name="T1380"> in this paragraph. </text:span><text:span text:style-name="T1657">M</text:span><text:span text:style-name="T1380">aybe </text:span><text:span text:style-name="T534">our neighbors </text:span><text:span text:style-name="T1380">or us </text:span><text:span text:style-name="T534">then </text:span><text:span text:style-name="T1380">start</text:span><text:span text:style-name="T534"> kill</text:span><text:span text:style-name="T1380">ing</text:span><text:span text:style-name="T534"> people to try to adjust the AI parameters so it satisfies our own </text:span><text:span text:style-name="T1381">desires</text:span><text:span text:style-name="T534">. </text:span><text:span text:style-name="T710">And then, who knows, humanit</text:span><text:span text:style-name="T1657">y’s</text:span><text:span text:style-name="T710"> problem will be to learn that killing variables (humans) has also unpredictable consequences and thus its not a guarantee of your </text:span><text:span text:style-name="T1658">suffering</text:span><text:span text:style-name="T710"> being erased and thus </text:span><text:span text:style-name="T1659">killing </text:span><text:span text:style-name="T710">is not worthy. </text:span><text:span text:style-name="T1659">This could be a </text:span><text:span text:style-name="T1260">future form of terrorism</text:span><text:span text:style-name="T710">. Maybe a futuristic AI terrorist group base their acts on that. Who knows, I’m just speculating about the future </text:span><text:span text:style-name="T1660">too freely</text:span><text:span text:style-name="T710"> at this point. </text:span><text:span text:style-name="T1382">Maybe the AI tells us to kill people to optimize happiness, will we obey or will we add killing as a constrain in the happiness function? </text:span><text:span text:style-name="T1383">I hope the second one. </text:span><text:span text:style-name="T1384">Or maybe </text:span><text:span text:style-name="T1661">nothing of that happens as</text:span><text:span text:style-name="T1384"> the AI detects that killing is not optimal and it never suggests murder, I think this is the most probable </text:span><text:span text:style-name="T1385">scenario </text:span><text:span text:style-name="T1662">as our current data and experience tells us that killing tends to bring poverty and d</text:span><text:span text:style-name="T1739">e</text:span><text:span text:style-name="T1662">spair and not prosperity</text:span><text:span text:style-name="T1384">.</text:span></text:p>
      <text:p text:style-name="P197"><text:s/></text:p>
      <text:p text:style-name="P177"><text:span text:style-name="T1385">Stepping back from crazy futuristic speculations. </text:span><text:span text:style-name="T710">The main point </text:span><text:span text:style-name="T711">is that I see a possible reality in hundreds and hundreds of year for humans to live in </text:span><text:span text:style-name="T1663">libertarian </text:span><text:span text:style-name="T711">societies where they take decisions with the aid of AI and communicat</text:span><text:span text:style-name="T1663">e</text:span><text:span text:style-name="T711"> with their neighbors </text:span><text:span text:style-name="T712">more </text:span><text:span text:style-name="T711">peacefully </text:span><text:span text:style-name="T713">and transparently </text:span><text:span text:style-name="T711">with the trustless blockchain technology as databases </text:span><text:span text:style-name="T1385">and the use of their decentralized <text:s/>protocols</text:span><text:span text:style-name="T711">. </text:span><text:span text:style-name="T720">And who knows, maybe if AI is intelligent enough society is not liberal anymore but controlled in some sort of communist </text:span><text:span text:style-name="T721">style</text:span><text:span text:style-name="T720"> by these technologies.</text:span></text:p>
      <text:p text:style-name="P177"/>
      <text:p text:style-name="P447">5.2.<text:span text:style-name="T1412">1</text:span>.<text:span text:style-name="T1412">1.</text:span>- The possible futures of this societies: the <text:span text:style-name="T1386">anarchist</text:span> one, the <text:span text:style-name="T1386">libertarian </text:span>one, the <text:span text:style-name="T1386">socialist </text:span>one and the <text:span text:style-name="T1386">communist </text:span>one.</text:p>
      <text:p text:style-name="P177"/>
      <text:p text:style-name="P229">All this scenarios assume a future where, via use of technology and human intelligence plus the resource management protocol they choose, lead to the most efficient resource allocation and also assumes that, <text:span text:style-name="T1285">in case of the most efficient allocation </text:span><text:span text:style-name="T1286">resulting in an</text:span><text:span text:style-name="T1285"> unavoidabl</text:span><text:span text:style-name="T1286">e</text:span><text:span text:style-name="T1285"> war, the humans and tech among different communities will be enough to </text:span><text:span text:style-name="T1287">organize </text:span><text:span text:style-name="T1285">the arm</text:span><text:span text:style-name="T1287">ies</text:span><text:span text:style-name="T1285"> without the need to create new nations out of 2 independent ones</text:span><text:span text:style-name="T1284">.</text:span></text:p>
      <text:p text:style-name="P229"/>
      <text:p text:style-name="P256">Now this is the main way <text:span text:style-name="T1664">these</text:span> new technologies will be used:</text:p>
      <text:p text:style-name="P256"/>
      <text:p text:style-name="P256">- Internet: faster and cheaper access to information.</text:p>
      <text:p text:style-name="P256"/>
      <text:p text:style-name="P256">- AI: helps <text:span text:style-name="T1665">to </text:span>search for information and digest (understand) it very rapidly due to its incredibly high and fast capabilities for explaining concepts.</text:p>
      <text:p text:style-name="P256"/>
      <text:p text:style-name="P256">- Blockchain: all the cryptography advancements, networks and protocols that this technique is leading to will <text:span text:style-name="T1368">and currently</text:span> allow humans to force to be private whatever <text:span text:style-name="T1368">data </text:span>they need, and force to be public whatever <text:span text:style-name="T1368">data </text:span>must be. <text:span text:style-name="T1368">T</text:span>his data <text:span text:style-name="T1368">is also</text:span> unalterable thus creates promises that if are <text:span text:style-name="T1666">ever</text:span> broken <text:span text:style-name="T1666">they </text:span>will be <text:span text:style-name="T1367">immediately </text:span>detected. <text:span text:style-name="T1368">All this leads to more trust on different parties cooperating or associating, or even more </text:span><text:span text:style-name="T1667">in some cases</text:span><text:span text:style-name="T1368">, not even the </text:span><text:soft-page-break/><text:span text:style-name="T1368">need for trust as the code assures </text:span><text:span text:style-name="T1668">that </text:span><text:span text:style-name="T1368">whatever asset or promise happens as it is programmed to do so</text:span>.</text:p>
      <text:p text:style-name="P461"/>
      <text:p text:style-name="P257">Now, the four main different futures <text:span text:style-name="T1369">and its use of </text:span><text:span text:style-name="T1669">these</text:span><text:span text:style-name="T1369"> new technologies </text:span>are:</text:p>
      <text:p text:style-name="P385"/>
      <text:p text:style-name="P385">The anarchist</text:p>
      <text:p text:style-name="P222"/>
      <text:p text:style-name="P222">The only way I see a future that might be labeled as anarchist is if these futuristic communities communicate with each other with blockchain trustless guarantees <text:span text:style-name="T1274">plus</text:span> analyze and process information with AI help and classic human brain <text:span text:style-name="T1273">processes</text:span>. <text:span text:style-name="T1275">All this combined with </text:span><text:span text:style-name="T1261">the communities </text:span><text:span text:style-name="T1276">being</text:span><text:span text:style-name="T1261"> as small as </text:span><text:span text:style-name="T1277">possible, lets say as</text:span><text:span text:style-name="T1261"> neighborhoods, where you all know each other and decisions are made with the help of tech and personal feelings like you </text:span><text:span text:style-name="T1278">take</text:span><text:span text:style-name="T1261"> </text:span><text:span text:style-name="T1278">decisions with your </text:span><text:span text:style-name="T1261">friend</text:span><text:span text:style-name="T1278">s</text:span><text:span text:style-name="T1261"> thus with the absence of a classic law-system. </text:span><text:span text:style-name="T1262">A non-</text:span><text:span text:style-name="T1278">law</text:span><text:span text:style-name="T1262"> future.</text:span></text:p>
      <text:p text:style-name="P222"/>
      <text:p text:style-name="P385">The libertarian</text:p>
      <text:p text:style-name="P385"/>
      <text:p text:style-name="P225">The blockchain and AI usage for trustless and efficient information management remains the same in <text:span text:style-name="T1673">this</text:span> possible future. They key difference is that in this alternative, communities will be big enough so as to have to rely on some laws <text:span text:style-name="T1280">due to lack of powerful enough </text:span><text:span text:style-name="T1670">tech</text:span>. <text:span text:style-name="T1279">The laws will be made with minimal state intervention </text:span><text:span text:style-name="T1280">in mind and in a transparent way thanks to blockchains and decentralized networks</text:span><text:span text:style-name="T1281">.</text:span></text:p>
      <text:p text:style-name="P224"/>
      <text:p text:style-name="P386">The socialist</text:p>
      <text:p text:style-name="P223"/>
      <text:p text:style-name="P226">This future will happen if the communities end up having a size manageable by humans with the previously mention aid of technologies. <text:span text:style-name="T1282">And, as the machines are good enough in combination yet with human brains this will result in better management </text:span><text:span text:style-name="T1674">where the </text:span><text:span text:style-name="T1282">small communities </text:span><text:span text:style-name="T1675">are capable of </text:span><text:span text:style-name="T1282">act</text:span><text:span text:style-name="T1675">ing</text:span><text:span text:style-name="T1282"> as a unit instead of what they are, a</text:span><text:span text:style-name="T1676">n</text:span><text:span text:style-name="T1282"> aggregation of multiple individuals. </text:span><text:span text:style-name="T1671">But as technology lacks creativity human brains will still be needed for some tasks.</text:span></text:p>
      <text:p text:style-name="P226"/>
      <text:p text:style-name="P387">The communist</text:p>
      <text:p text:style-name="P387"/>
      <text:p text:style-name="P227">This is like the socialist future but, in this one, AI has reached singularity thus allowing the technology to create new information and not to regurgitate the same data in original ways. <text:span text:style-name="T1677">T</text:span>hus as it creates that means it can adapt <text:span text:style-name="T1677">and </text:span>in this future the unique human capability to be bored and creative and adapt will be replaced by machines. <text:span text:style-name="T1283">I believe humans won’t fight back </text:span><text:span text:style-name="T1672">only</text:span><text:span text:style-name="T1283"> if the singular AI is powerful enough to recommend humans a better decisions than the ones they would take only using their brain with aid of other technologies.</text:span></text:p>
      <text:p text:style-name="P227"/>
      <text:p text:style-name="P228">Notice, in this scenario, if everything is decided by an AI, law would stop existing too and the main difference between anarchism and communism would be that the singularity has not been reached.</text:p>
      <text:p text:style-name="P228"/>
      <text:p text:style-name="P19"><text:soft-page-break/>----------------------------------------------------------------------------------------------------------------------</text:p>
      <text:p text:style-name="P433"><text:span text:style-name="T238">Note</text:span><text:span text:style-name="T237">:</text:span><text:span text:style-name="T327"> </text:span><text:span text:style-name="T259">AI with singularity refers to a hypothetical future point where artificial intelligence will surpass human intelligence, potentially leading to unprecedented technological growth and societal change. </text:span><text:span text:style-name="T260">This can be due to the possibility of AI, instead of </text:span><text:span text:style-name="T262">statistically </text:span><text:span text:style-name="T260">analyzing big amounts of data, could, somehow unpredictably create new data. </text:span><text:span text:style-name="T261">Not even the greatest experts have </text:span><text:span text:style-name="T275">the slightest</text:span><text:span text:style-name="T261"> clue on how this could happen, maybe it is impossible. </text:span><text:span text:style-name="T273">Singularity</text:span><text:span text:style-name="T261">, as of today, </text:span><text:span text:style-name="T273">is</text:span><text:span text:style-name="T261"> a thought experiment.</text:span></text:p>
      <text:p text:style-name="P70">----------------------------------------------------------------------------------------------------------------------</text:p>
      <text:p text:style-name="P222"/>
      <text:p text:style-name="P408"><text:span text:style-name="T1406">5.</text:span><text:span text:style-name="T1408">2</text:span><text:span text:style-name="T1407">.</text:span><text:span text:style-name="T1408">2.</text:span><text:span text:style-name="T1406">- The </text:span><text:span text:style-name="T1407">second </text:span><text:span text:style-name="T1406">core problem</text:span><text:span text:style-name="T521">: </text:span><text:span text:style-name="T522">p</text:span><text:span text:style-name="T520">arasit</text:span><text:span text:style-name="T522">ism behavior</text:span></text:p>
      <text:p text:style-name="P177"/>
      <text:p text:style-name="P198">Now, <text:span text:style-name="T1288">given the state of art of human nature and technology, </text:span>should we then embrace <text:span text:style-name="T1678">libertarianism</text:span> and reject <text:span text:style-name="T1288">any other protocol</text:span>?</text:p>
      <text:p text:style-name="P177"/>
      <text:p text:style-name="P191"><text:span text:style-name="T714">Well, </text:span><text:span text:style-name="T739">just </text:span><text:span text:style-name="T714">wait a second for that answer. First lets notice that </text:span><text:span text:style-name="T715">n</text:span>o matter which system you chose, someone <text:span text:style-name="T716">can </text:span>take advantage of others <text:span text:style-name="T1309">in one way or another </text:span><text:span text:style-name="T1289">by abusing </text:span>their ignorance or intelligence <text:span text:style-name="T1300">like parasites </text:span><text:span text:style-name="T1679">which </text:span><text:span text:style-name="T1301">take advantages of other bodies to survive</text:span>. <text:span text:style-name="T1301">Luckily </text:span><text:span text:style-name="T1302">us</text:span><text:span text:style-name="T1301"> humans are not parasites because we don’t ultimately depend on parasitism to survive as we can learn to change our lifestyle </text:span><text:span text:style-name="T1680">to a </text:span><text:span text:style-name="T1301">sustainable </text:span><text:span text:style-name="T1680">one </text:span><text:span text:style-name="T1301">by cooperation instead of parasitism.</text:span></text:p>
      <text:p text:style-name="P191"/>
      <text:p text:style-name="P192"><text:span text:style-name="T722">So far I</text:span> prefer <text:span text:style-name="T722">to vouch for </text:span>liber<text:span text:style-name="T1290">tarianism</text:span> cause it <text:span text:style-name="T1681">is</text:span> way much more realistic than <text:span text:style-name="T1290">any other protocol which would </text:span>require <text:span text:style-name="T717">unrealistic-futuristic</text:span> AI tech <text:span text:style-name="T723">and blockchain </text:span><text:span text:style-name="T718">just to coordinate some </text:span><text:span text:style-name="T1263">small </text:span>commun<text:span text:style-name="T718">i</text:span>ties, and <text:span text:style-name="T724">then, even more futuristic technology to be </text:span><text:span text:style-name="T719">able to coordinate a whole world</text:span>. </text:p>
      <text:p text:style-name="P192"/>
      <text:p text:style-name="P193"><text:span text:style-name="T1682">Furthermore </text:span><text:span text:style-name="T1291">libertarianism </text:span><text:span text:style-name="T1742">produced </text:span><text:span text:style-name="T1291">fails can be handled via education on the cheerful principles </text:span><text:span text:style-name="T1292">derived from human nature. </text:span><text:span text:style-name="T1682">T</text:span><text:span text:style-name="T1303">he</text:span><text:span text:style-name="T1291"> rational thinking with efficient complex systems analysis and empathetic long-term vision </text:span><text:span text:style-name="T1303">to sustain happiness</text:span><text:span text:style-name="T1291">.</text:span></text:p>
      <text:p text:style-name="P193"/>
      <text:p text:style-name="P249"><text:span text:style-name="T1742">The libertarianism fail is that </text:span><text:span text:style-name="T1743">it is a </text:span>double-edge sword <text:span text:style-name="T1744">due to being very efficient driving people’s desires. So, if people desire something that it is not good for them, it doesn’t matter, the negative consequences will appear in a very efficient way. Climate change is a nice example. As people didn’t value not having C02 in the atmosphere they made their lifestyle </text:span><text:span text:style-name="T1745">depend on it on an</text:span><text:span text:style-name="T1744"> unsustainable </text:span><text:span text:style-name="T1745">manner </text:span><text:span text:style-name="T1746">real quick</text:span><text:span text:style-name="T1744">.</text:span></text:p>
      <text:p text:style-name="P193"/>
      <text:p text:style-name="P193"><text:span text:style-name="T1292">This 2 realistic possibilities and advantages of libertarianism is what leads me to vouch for it, for now </text:span><text:span text:style-name="T1683">and if society tends to be cheerful</text:span><text:span text:style-name="T1292">.</text:span></text:p>
      <text:p text:style-name="P190"/>
      <text:p text:style-name="P190"><text:span text:style-name="T724">So coming back to </text:span><text:span text:style-name="T1293">the main point</text:span><text:span text:style-name="T724">, </text:span><text:span text:style-name="T725">people can take advantage of others. The </text:span><text:span text:style-name="T536">real question is not </text:span><text:span text:style-name="T726">much on </text:span><text:span text:style-name="T536">how to arrange the value and manage resources but </text:span><text:span text:style-name="T727">also </text:span><text:span text:style-name="T536">how to manage </text:span><text:span text:style-name="T728">a</text:span><text:span text:style-name="T536"> key resource, each ones own intelligence. </text:span><text:span text:style-name="T537">The key for </text:span><text:span text:style-name="T729">maximizing</text:span><text:span text:style-name="T537"> happiness and cooperation </text:span><text:span text:style-name="T1264">nowadays </text:span><text:span text:style-name="T537">is </text:span><text:span text:style-name="T720">intelligence</text:span><text:span text:style-name="T537">, empathy, and efficiency.</text:span></text:p>
      <text:p text:style-name="P189"/>
      <text:p text:style-name="P195">I think Cheerfulism maximizes those, thus <text:span text:style-name="T1684">it </text:span>can bring the best possible result to the world <text:span text:style-name="T1295">of today </text:span><text:span text:style-name="T1294">if introduced slowly into the education system so people can adapt wit</text:span><text:span text:style-name="T1295">h</text:span><text:span text:style-name="T1294"> the minimum amount of trauma due to revolutionary changes</text:span>.</text:p>
      <text:p text:style-name="P195"/>
      <text:p text:style-name="P196"><text:soft-page-break/>Being the best doesn’t mean there wouldn’t be any bad in the world, I just mean <text:span text:style-name="T1264">these are</text:span> the best principles to think and act upon I could think of <text:span text:style-name="T1296">that reach </text:span>mini<text:span text:style-name="T730">mi</text:span>z<text:span text:style-name="T730">a</text:span>tion of bad or maximization of goo<text:span text:style-name="T1685">d. D</text:span><text:span text:style-name="T1297">efining good and bad </text:span><text:span text:style-name="T1686">with the proposed definition </text:span><text:span text:style-name="T1687">in chapter 2 </text:span><text:span text:style-name="T1686">based on </text:span><text:span text:style-name="T1297">the human nature of happiness </text:span><text:span text:style-name="T1298">and survival</text:span><text:span text:style-name="T1297">.</text:span></text:p>
      <text:p text:style-name="P194"/>
      <text:p text:style-name="P230">So if we mix <text:span text:style-name="T1689">the</text:span><text:span text:style-name="T1688"> </text:span>versatility <text:span text:style-name="T1689">of libertarianism </text:span><text:span text:style-name="T1304">and </text:span><text:span text:style-name="T1689">its </text:span><text:span text:style-name="T1304">efficiency</text:span> with people <text:span text:style-name="T1690">having a</text:span><text:span text:style-name="T1304"> cheerful mindset</text:span>, that’s where humans will reach its peak of well-being <text:span text:style-name="T1690">given</text:span><text:span text:style-name="T1265"> nowadays </text:span><text:span text:style-name="T1691">state of </text:span><text:span text:style-name="T1265">technology</text:span>. </text:p>
      <text:p text:style-name="P230"/>
      <text:p text:style-name="P230"><text:span text:style-name="T1299">But as said in the previous section, </text:span><text:span text:style-name="T1696">and abstracting away the resource distribution protocol of choice</text:span><text:span text:style-name="T1299">, t</text:span><text:span text:style-name="T1266">o reach our peak of well-being we can also, with a lot of time and effort: </text:span><text:span text:style-name="T1695">G</text:span><text:span text:style-name="T731">et crazy good </text:span><text:span text:style-name="T732">efficient </text:span><text:span text:style-name="T731">AIs </text:span><text:span text:style-name="T733">and combin</text:span><text:span text:style-name="T1692">e </text:span><text:span text:style-name="T733">them with </text:span><text:span text:style-name="T1694">perfect size</text:span><text:span text:style-name="T733"> </text:span><text:span text:style-name="T1693">societies </text:span><text:span text:style-name="T733">that communicate in a trustless </text:span><text:span text:style-name="T1266">man</text:span><text:span text:style-name="T1267">n</text:span><text:span text:style-name="T1266">er </text:span><text:span text:style-name="T733">using blockchain </text:span><text:span text:style-name="T1692">and </text:span><text:span text:style-name="T1269">decentralized </text:span><text:span text:style-name="T1268">networks</text:span><text:span text:style-name="T733">.</text:span></text:p>
      <text:p text:style-name="P64"/>
      <text:p text:style-name="P409"><text:span text:style-name="T1406">5.</text:span><text:span text:style-name="T1409">3</text:span><text:span text:style-name="T1406">- </text:span><text:span text:style-name="T1410">The transition </text:span><text:span text:style-name="T1411">I envision</text:span></text:p>
      <text:p text:style-name="P488"/>
      <text:p text:style-name="P260">While scientist and engineers improve our technology, what can we all do to transition to this new society?</text:p>
      <text:p text:style-name="P231"/>
      <text:p text:style-name="P260">I’ve been giving advices during the book along the chapters: share knowledge, take a walk with people and chat, research, practice the engineers way of thinking, change the education to teach more useful knowledge etc etc All this little steps aggregated over time should eventually lead us there.</text:p>
      <text:p text:style-name="P231"/>
      <text:p text:style-name="P232"><text:span text:style-name="T1305">As a curiosity this libertarian cheerful society, due to its stability and emphasis on exploration, might accelerate research and technology advancements which could lead to any of the less libertarian like futures presented. This would make </text:span><text:span text:style-name="T1306">one of the conclusions</text:span><text:span text:style-name="T1305"> of Karl Marx </text:span><text:span text:style-name="T1306">(father of communism) correct, even though he arrived to it via different arguments. The conclusion of</text:span><text:span text:style-name="T1305"> that </text:span><text:span text:style-name="T1697">a</text:span><text:span text:style-name="T1305"> capitalist </text:span><text:span text:style-name="T1306">society </text:span><text:span text:style-name="T1305">is just a transition until we become </text:span><text:span text:style-name="T1306">a </text:span><text:span text:style-name="T1305">communist one. </text:span></text:p>
      <text:p text:style-name="P232"/>
      <text:p text:style-name="P234"><text:span text:style-name="T735">My take is that</text:span><text:span text:style-name="T734"> </text:span><text:span text:style-name="T1307">now </text:span><text:span text:style-name="T734">humans have to </text:span><text:span text:style-name="T1698">strive for </text:span><text:span text:style-name="T734">a </text:span><text:span text:style-name="T1698">libertarian</text:span><text:span text:style-name="T734"> chee</text:span><text:span text:style-name="T1307">r</text:span><text:span text:style-name="T734">ful society to </text:span><text:span text:style-name="T1699">slowly </text:span><text:span text:style-name="T734">come back with </text:span><text:span text:style-name="T1699">the aid of </text:span><text:span text:style-name="T734">tech and intelligence to small societies coordinated with blockchain </text:span><text:span text:style-name="T1307">and managed through AI</text:span><text:span text:style-name="T1700">s</text:span><text:span text:style-name="T1307"> and brains</text:span><text:span text:style-name="T734">. </text:span><text:span text:style-name="T1308">I don’t </text:span><text:span text:style-name="T1701">know </text:span><text:span text:style-name="T1308">if </text:span><text:span text:style-name="T1701">those societies will result in </text:span><text:span text:style-name="T1308">libertarian societies or socialist </text:span><text:span text:style-name="T1701">ones</text:span><text:span text:style-name="T1308">, that will depend on the size of communities and technological advancement. </text:span><text:span text:style-name="T1702">Also, </text:span><text:span text:style-name="T734"><text:s/></text:span><text:span text:style-name="T1307">until singularity stops being fantasy, </text:span><text:span text:style-name="T1705">those societies won’t be</text:span><text:span text:style-name="T1702"> communist </text:span><text:span text:style-name="T1703">as adaptation </text:span><text:span text:style-name="T1704">via creativity </text:span><text:span text:style-name="T1703">is intrinsic for survival</text:span><text:span text:style-name="T1702">.</text:span></text:p>
      <text:p text:style-name="P233"/>
      <text:p text:style-name="P448">5.4.1.- How to transition to Cheerfulism?</text:p>
      <text:p text:style-name="P364"/>
      <text:p text:style-name="P244">The ultimate goal is to shift the focus of education. Instead of primarily relying on memorization, we should emphasize system analysis and understanding. Furthermore, it's essential to prioritize learning useful knowledge, <text:span text:style-name="T1312">or in other words, </text:span>analyzing valuable systems. This approach should be complemented <text:soft-page-break/>with a strong emphasis on genuine teamwork, while still valuing <text:span text:style-name="T1706">an </text:span>individual’<text:span text:style-name="T1706">s capability to be and </text:span><text:span text:style-name="T1312">work alone </text:span><text:span text:style-name="T1707">when</text:span><text:span text:style-name="T1706"> necessary</text:span>.</text:p>
      <text:p text:style-name="P244"/>
      <text:p text:style-name="P244">However, implementing <text:span text:style-name="T1314">a </text:span>change, <text:span text:style-name="T1314">no matter of which kind, </text:span>requires careful planning. To avoid causing <text:span text:style-name="T1313">unnecessary</text:span> stress or trauma, these changes should be introduced gradually. Yet, the pace shouldn't be too slow, especially if there's an imminent threat or challenge.</text:p>
      <text:p text:style-name="P244"/>
      <text:p text:style-name="P245">I'm not an expert in educational evaluation. Designing tests and assignments that prioritize analysis <text:span text:style-name="T1315">over memorization </text:span>is a challenge best left to professionals in the field. <text:span text:style-name="T1708">Same goes for making </text:span><text:span text:style-name="T1709">part of those</text:span><text:span text:style-name="T1708"> test foster genuine team collaboration. </text:span></text:p>
      <text:p text:style-name="P245"/>
      <text:p text:style-name="P245">However, I'd like to propose certain fundamental subjects that are often overlooked but are crucial for a prosperous society:</text:p>
      <text:p text:style-name="P244"/>
      <text:p text:style-name="P244">- <text:span text:style-name="T65">Nutrition and Exercise</text:span>: Understanding how to maintain <text:span text:style-name="T1315">or manipulate our body in a </text:span>healthy <text:span text:style-name="T1315">way</text:span>.</text:p>
      <text:p text:style-name="P244"/>
      <text:p text:style-name="P244">- <text:span text:style-name="T65">Goal Planning</text:span>: A<text:span text:style-name="T1316">n </text:span>overview of setting and achieving objectives <text:span text:style-name="T1319">short, medium and </text:span><text:span text:style-name="T1318">long-term</text:span>, often requiring <text:span text:style-name="T1317">the </text:span><text:span text:style-name="T1320">latter ones a necessary focus on the</text:span><text:span text:style-name="T1317"> engineers way of thinking</text:span>.</text:p>
      <text:p text:style-name="P244"/>
      <text:p text:style-name="P244">- <text:span text:style-name="T65">Self-Financial Planning</text:span>: Grasping personal finance, understanding money's mechanics, and familiarizing oneself with taxation laws.</text:p>
      <text:p text:style-name="P244"/>
      <text:p text:style-name="P244">- <text:span text:style-name="T65">Power Dynamics</text:span>: Delving into the essence of politics and understanding the constant <text:span text:style-name="T1321">fight</text:span> for power, irrespective of the resource distribution <text:span text:style-name="T1710">protocol</text:span> in place.</text:p>
      <text:p text:style-name="P244"/>
      <text:p text:style-name="P244">- <text:span text:style-name="T65">Philosophical Foundations</text:span>: Grasping the philosophical principles that <text:span text:style-name="T1322">build the </text:span>the society <text:span text:style-name="T1322">an individual lives in</text:span>. <text:span text:style-name="T1323">Promote inside this subject the understanding o</text:span><text:span text:style-name="T1711">f</text:span><text:span text:style-name="T1323"> other philosophical approaches </text:span><text:span text:style-name="T1712">that </text:span><text:span text:style-name="T1323">other societies might work upon.</text:span></text:p>
      <text:p text:style-name="P244"/>
      <text:p text:style-name="P244">- <text:span text:style-name="T84">Mastery of statistics</text:span><text:span text:style-name="T1349">: This area of mathematics is essential so as to understand the big data we are exposed a</text:span><text:span text:style-name="T1713">nd</text:span><text:span text:style-name="T1349"> all studies we carry out are based on. Misinterpretations on statistics concepts are often a source for sensationalism which can </text:span><text:span text:style-name="T1350">affect </text:span><text:span text:style-name="T1351">on the </text:span><text:span text:style-name="T1350">acknowledgment of illogical conclusions</text:span><text:span text:style-name="T1349">.</text:span></text:p>
      <text:p text:style-name="P244"/>
      <text:p text:style-name="P244">From my perspective, which <text:span text:style-name="T1324">is</text:span> influenced by the Spanish <text:span text:style-name="T1715">mandatory part of the </text:span>education system, these subjects are often <text:span text:style-name="T1324">left as an optional choice </text:span><text:span text:style-name="T1714">or they directly don’t exist</text:span>. In contrast, they should be as central to the curriculum as subjects like mathematics.</text:p>
      <text:p text:style-name="P244"/>
      <text:p text:style-name="P244">To ensure a thriving society, there should be a greater emphasis on these areas of knowledge. Critical thinking should be at the forefront of educational assessments. <text:span text:style-name="T1716">Don’t dismiss memorization, it is also useful and necessary even though its main influence must be reduced.</text:span></text:p>
      <text:p text:style-name="P244"><text:soft-page-break/></text:p>
      <text:p text:style-name="P244">To integrate these changes into the educational system, I propose a phased approach. Once the new evaluation methods are designed, they can be introduced gradually. For instance, the weight of these new concepts <text:span text:style-name="T1325">and techniques </text:span>could increase by 10% each year. This gradual increase ensures that students can adapt without feeling overwhelmed.</text:p>
      <text:p text:style-name="P244"/>
      <text:p text:style-name="P244">While I <text:span text:style-name="T1325">said</text:span> a 10% increase, it's essential to note that different age groups might have varying levels of adaptability. Experts, familiar with the intricacies of young minds, should determine the appropriate rate of introduction for each age group. The overarching principle is to balance the pace of change with the urgency of the nation's needs.</text:p>
      <text:p text:style-name="P244"/>
      <text:p text:style-name="P244">Lastly, for adults keen on <text:span text:style-name="T1326">changing</text:span>, it would be beneficial to offer <text:span text:style-name="T1326">free </text:span>tutorials tailored to their age, psychological profile, and cultural background. These resources can guide them in embracing this new approach to life <text:span text:style-name="T1717">and </text:span><text:span text:style-name="T1718">allow them </text:span><text:span text:style-name="T1719">to</text:span><text:span text:style-name="T1718"> make a greater impact on </text:span><text:span text:style-name="T1717">the construction </text:span><text:span text:style-name="T1718">of this</text:span><text:span text:style-name="T1717"> better society</text:span>.</text:p>
      <text:p text:style-name="P236"/>
      <text:p text:style-name="P449">5.4.<text:span text:style-name="T1311">2</text:span>.- <text:span text:style-name="T1311">Trying to predict </text:span><text:span text:style-name="T1327">some </text:span><text:span text:style-name="T1311">consequences</text:span></text:p>
      <text:p text:style-name="P235"/>
      <text:p text:style-name="P273">If people become more cheerful, regardless of their interest on libertarianism, I believe society will tend to it.</text:p>
      <text:p text:style-name="P274"/>
      <text:p text:style-name="P274"><text:span text:style-name="T1413">T</text:span><text:span text:style-name="T1414">he </text:span><text:span text:style-name="T1415">old</text:span><text:span text:style-name="T1414"> art of war </text:span><text:span text:style-name="T1416">might </text:span><text:span text:style-name="T1415">now</text:span><text:span text:style-name="T1414"> </text:span><text:span text:style-name="T1416">have become </text:span><text:span text:style-name="T1414">the art of bargain. </text:span><text:span text:style-name="T1720">T</text:span><text:span text:style-name="T1416">he nee</text:span><text:span text:style-name="T1310">d</text:span><text:span text:style-name="T1416">s for workers to </text:span><text:span text:style-name="T1414">unioniz</text:span><text:span text:style-name="T1722">e</text:span><text:span text:style-name="T1416">.</text:span><text:span text:style-name="T1414"> </text:span>A<text:span text:style-name="T1416"> lot of times gives the feeling like this is some kind of battle, don’t get me wrong, it is. </text:span>It <text:span text:style-name="T1416">is like if there was food </text:span>scarcity and <text:span text:style-name="T1416">you </text:span><text:span text:style-name="T1721">had to</text:span><text:span text:style-name="T1416"> </text:span>fight for it<text:span text:style-name="T1416">. Is a sort of fight or </text:span>competition <text:span text:style-name="T1416">for money this time though, </text:span>a sort of race to satisfy your desires with limited resources just in case there is not enough for all<text:span text:style-name="T1416">. </text:span></text:p>
      <text:p text:style-name="P458"/>
      <text:p text:style-name="P463"><text:span text:style-name="T667">5.</text:span><text:span text:style-name="T666">4.2.1.- The class </text:span><text:span text:style-name="T668">conflict</text:span></text:p>
      <text:p text:style-name="P458"/>
      <text:p text:style-name="P274">If you use the word<text:span text:style-name="T1416"> </text:span>fight it will <text:span text:style-name="T1416">sound more harsh, </text:span>if you use the word <text:span text:style-name="T1416">competition </text:span>it will sound less harsh<text:span text:style-name="T1416">, and both will be righ</text:span>t<text:span text:style-name="T1416"> as fights can be </text:span>competitions<text:span text:style-name="T1416">.</text:span><text:span text:style-name="T1414"> </text:span></text:p>
      <text:p text:style-name="P275"/>
      <text:p text:style-name="P274">M<text:span text:style-name="T1416">y point is to mention that I also wonder if cheerful people with its e</text:span><text:span text:style-name="T1417">mpathy </text:span><text:span text:style-name="T1723">will</text:span><text:span text:style-name="T1417"> not assum</text:span><text:span text:style-name="T1723">e </text:span><text:span text:style-name="T1417">evil </text:span><text:span text:style-name="T1723">at first </text:span><text:span text:style-name="T1417">but unde</text:span><text:span text:style-name="T1418">r</text:span><text:span text:style-name="T1417">stand complex intricacies </text:span>of systems <text:span text:style-name="T1723">which will lead to </text:span><text:span text:style-name="T1726">accept</text:span><text:span text:style-name="T1417"> </text:span><text:span text:style-name="T1723">their</text:span><text:span text:style-name="T1417"> destiny and use </text:span><text:span text:style-name="T1723">their</text:span><text:span text:style-name="T1417"> analytic system skills to adapt and help each other adapt, boss and worker wise </text:span>for example<text:span text:style-name="T1417">. </text:span><text:span text:style-name="T1419">If you add this with the </text:span>verifiability<text:span text:style-name="T1419"> trustless nature of blockchain </text:span>technology <text:span text:style-name="T1420">plus the </text:span>enhanced <text:span text:style-name="T1420">information digestion AI should bring to everyone, th</text:span><text:span text:style-name="T1724">i</text:span><text:span text:style-name="T1420">s </text:span><text:span text:style-name="T1724">should </text:span>mitigat<text:span text:style-name="T1724">e the </text:span><text:span text:style-name="T1420">abuse </text:span><text:span text:style-name="T1726">of power on deals </text:span><text:span text:style-name="T1420">due to ignorance </text:span><text:span text:style-name="T1725">from </text:span><text:span text:style-name="T1421">any party </text:span><text:span text:style-name="T1725">to </text:span>any party. <text:span text:style-name="T1419">I think</text:span><text:span text:style-name="T1417"> </text:span><text:span text:style-name="T1727">i</text:span><text:span text:style-name="T1416">t will lead to better deals for both and thus help to calm this tension</text:span><text:span text:style-name="T1414"> </text:span><text:span text:style-name="T1726">from the </text:span><text:span text:style-name="T1416">competition </text:span><text:span text:style-name="T1726">for resources</text:span><text:span text:style-name="T1416">.</text:span></text:p>
      <text:p text:style-name="P484"/>
      <text:p text:style-name="P274"><text:span text:style-name="T518">The importance of flexibility, adaptability, and understanding “the enemy”. Similar to the principles Sun Tzu, the author of "The Art of War," believed in, understanding and employing these principles can lead to victory in war. In </text:span><text:soft-page-break/><text:span text:style-name="T518">this context, it</text:span><text:span text:style-name="T529">s used in </text:span><text:span text:style-name="T518">negotiating better working conditions, </text:span><text:span text:style-name="T523">the art of bargain</text:span><text:span text:style-name="T518">.</text:span></text:p>
      <text:p text:style-name="P491"/>
      <text:p text:style-name="P493">Well, <text:span text:style-name="T1328">understanding</text:span> your worker or boss and understanding the system were you both are in and how complex <text:span text:style-name="T1728">they</text:span> <text:span text:style-name="T1728">are</text:span>, can lead to “the victory” of money distribution so people <text:span text:style-name="T1728">with </text:span><text:span text:style-name="T1328">unlimited or dynamic needs </text:span>are<text:span text:style-name="T1328"> </text:span>satisfied <text:span text:style-name="T1343">in a dynamic basis</text:span>. <text:span text:style-name="T1328">All this plus taking a first approach of not assuming malice from the other party but </text:span><text:span text:style-name="T1343">acknowledging</text:span><text:span text:style-name="T1328"> that it might just be a very intricate system consequence as a butterfly effect, might lead to more peaceful results.</text:span></text:p>
      <text:p text:style-name="P493"/>
      <text:p text:style-name="P494"><text:span text:style-name="T1729">O</text:span><text:span text:style-name="T1328">f course you shouldn’t be a fool, not assuming malice doesn’t mean not taking </text:span><text:span text:style-name="T1730">it </text:span><text:span text:style-name="T1328">into account, if malice is detected </text:span><text:span text:style-name="T1329">I think </text:span><text:span text:style-name="T1328">you should get a bit </text:span><text:span text:style-name="T1731">less peaceful</text:span><text:span text:style-name="T1328"> on the bargain. </text:span><text:span text:style-name="T1736">G</text:span><text:span text:style-name="T1735">etting less peaceful </text:span><text:span text:style-name="T1736">meaning </text:span><text:span text:style-name="T1735">using the law to sue the other or punish them</text:span><text:span text:style-name="T1732">.</text:span><text:span text:style-name="T1328"> </text:span><text:span text:style-name="T1736">H</text:span><text:span text:style-name="T1732">opefully </text:span><text:span text:style-name="T1733">people being aware of this will have created a</text:span><text:span text:style-name="T1732"> law </text:span><text:span text:style-name="T1733">that </text:span><text:span text:style-name="T1732">will be good enough to protect people from the </text:span><text:span text:style-name="T1734">malice of others.</text:span></text:p>
      <text:p text:style-name="P179"/>
      <text:p text:style-name="P330">These are the ways I expect cheerful individuals to improve the world <text:span text:style-name="T1329">in this classic dilemma of “worker vs boss”</text:span>.</text:p>
      <text:p text:style-name="P235"/>
      <text:p text:style-name="P462">5.4.2.2.- The reduction of socialism</text:p>
      <text:p text:style-name="P235"/>
      <text:p text:style-name="P250">Another consequence will be the reduction of socialism, why? First lets take a look at some of the reasons why socialism exists or persists <text:span text:style-name="T1737">despite its inefficien</text:span><text:span text:style-name="T1738">t nature</text:span>.</text:p>
      <text:p text:style-name="P250"/>
      <text:p text:style-name="P248">I think these <text:span text:style-name="T1334">reasons are just </text:span>parts of the why socialism exists <text:span text:style-name="T1334">or persists</text:span>. I don’t think though <text:span text:style-name="T1334">they are </text:span>all <text:span text:style-name="T1334">of the reasons why</text:span>.</text:p>
      <text:p text:style-name="P250"/>
      <text:p text:style-name="P247"><text:span text:style-name="T1335">1.- </text:span>I think socialism might be a natural consequence to human nature in part due to the double-edge sword libertarianism <text:span text:style-name="T1740">is</text:span>. <text:span text:style-name="T1333">Some kind of natural phenomena to avoid rapid spread of bad decisions under the efficiency of libertarianism </text:span><text:span text:style-name="T1741">methodologies</text:span><text:span text:style-name="T1333">.</text:span> </text:p>
      <text:p text:style-name="P247"/>
      <text:p text:style-name="P247"><text:span text:style-name="T1335">2.- </text:span><text:span text:style-name="T1330">Another part would be the </text:span><text:span text:style-name="T1747">class conflict dynamics </text:span><text:span text:style-name="T1330">explained </text:span><text:span text:style-name="T1333">in previous section</text:span><text:span text:style-name="T1330">.</text:span></text:p>
      <text:p text:style-name="P246"/>
      <text:p text:style-name="P240"><text:span text:style-name="T1335">3.- </text:span><text:span text:style-name="T1331">Another take </text:span><text:span text:style-name="T1332">on </text:span><text:span text:style-name="T1335">how</text:span><text:span text:style-name="T535"> </text:span><text:span text:style-name="T1310">socialism </text:span><text:span text:style-name="T1335">exists </text:span><text:span text:style-name="T1310">is </text:span><text:span text:style-name="T1748">that </text:span><text:span text:style-name="T1749">it </text:span><text:span text:style-name="T1750">may</text:span><text:span text:style-name="T1748"> </text:span><text:span text:style-name="T1310">also </text:span><text:span text:style-name="T1751">be </text:span><text:span text:style-name="T1310">intrinsic to humans </text:span><text:span text:style-name="T1335">because the</text:span><text:span text:style-name="T1752">re</text:span><text:span text:style-name="T1335"> are humans not capable of living by their own even inside a </text:span><text:span text:style-name="T1759">survival assured </text:span><text:span text:style-name="T1335">society.</text:span><text:span text:style-name="T535"> </text:span><text:span text:style-name="T1753">Libertarianism </text:span><text:span text:style-name="T535">implies “the maximum amount of freedom” someone can have, and as explained in the intelligence chapter, not everyone is intelligent enough to handle that freedom. From this gap is where </text:span><text:span text:style-name="T1335">socialism emerges</text:span><text:span text:style-name="T535">, a way of ruling where a few rule </text:span><text:span text:style-name="T1335">over others who can’t rule themselves </text:span><text:span text:style-name="T535">like if the individual wasn’t able to take care of itself, indeed, </text:span><text:span text:style-name="T1335">for some reason on another </text:span><text:span text:style-name="T1754">sometimes </text:span><text:span text:style-name="T535">it isn’t. </text:span><text:span text:style-name="T1754">A</text:span><text:span text:style-name="T740">nd that </text:span><text:span text:style-name="T1754">i</text:span><text:span text:style-name="T740">s why it delegates this power </text:span><text:span text:style-name="T1335">sacrific</text:span><text:span text:style-name="T1760">ing </text:span><text:span text:style-name="T1335">its freedom </text:span><text:span text:style-name="T740">to others, </text:span><text:span text:style-name="T1335">or in other words, then get a bit more enslaved. </text:span><text:span text:style-name="T1336">I don’t mean it in a negative connotation, </text:span><text:span text:style-name="T1337">some people need </text:span><text:span text:style-name="T1757">or </text:span><text:span text:style-name="T1756">have some </text:span><text:span text:style-name="T1337">degree of slavery </text:span><text:span text:style-name="T1755">(lack of freedom) </text:span><text:span text:style-name="T1758">in </text:span><text:span text:style-name="T1337">life due to lack of physical or cognitive capabilities</text:span><text:span text:style-name="T1336">.</text:span></text:p>
      <text:p text:style-name="P240"><text:soft-page-break/></text:p>
      <text:p text:style-name="P332">Now Cheerfulism mitigates or reduces the appearance of reasons why people would adopt socialist measure as: <text:span text:style-name="T1761">One, Cheerfulism would reduce the reaction time against mistakes by ignorance which would result in less damage thus less people would lean for policies </text:span>that imply less individual freedom<text:span text:style-name="T1761">. Two, if you got better deals </text:span><text:span text:style-name="T1338">and bosses are more empathetic too, </text:span><text:span text:style-name="T1761">workers won’t care about socialism that much. And th</text:span><text:span text:style-name="T1762">ree</text:span><text:span text:style-name="T1761">, critical thinking and a more useful knowledge since childhood should allow for a better capability of each individual too be able to manage their own freedom thus leading to less socialist behavior.</text:span></text:p>
      <text:p text:style-name="P251"/>
      <text:p text:style-name="P251">These are reasons why I expect <text:span text:style-name="T1339">socialism to decrease</text:span>, but who knows, I’m just predicting.</text:p>
      <text:p text:style-name="P239"/>
      <text:p text:style-name="P407">Conclusion</text:p>
      <text:p text:style-name="P365"/>
      <text:p text:style-name="P241">We have delve into the dilemma of resource distribution, how traditional protocols <text:span text:style-name="T1763">confront </text:span>them and <text:span text:style-name="T1763">then </text:span>contrasted their viability in the current modern world.</text:p>
      <text:p text:style-name="P241"/>
      <text:p text:style-name="P242">Then I’ve explained why I think a cheerful libertarianism is where we should aim for, for now. Due to their efficiency and synergy <text:span text:style-name="T1764">while </text:span>both being based on basic human nature, specially the one of adaptation and exploring that has lead to our survival though all human history.</text:p>
      <text:p text:style-name="P241"/>
      <text:p text:style-name="P243">Later I’ve explored ideas on how to transition from where we are now to this better future I envision. <text:span text:style-name="T1766">And t</text:span><text:span text:style-name="T1765">hen I explained possible consequences on the application of such philosophy.</text:span></text:p>
      <text:p text:style-name="P241"/>
      <text:p text:style-name="P243">As from here I hope you found this thoughts interesting and made you rethink parts of life you didn’t think of or helped you saw a bigger picture <text:span text:style-name="T1341">or different point of thought </text:span><text:span text:style-name="T1767">and view</text:span>.</text:p>
      <text:p text:style-name="P252"/>
      <text:p text:style-name="P237">Using awareness and constant <text:span text:style-name="T1339">improvement</text:span> with our <text:span text:style-name="T1339">neighbors and friends </text:span>is the way to go. <text:span text:style-name="T736">And if eve</text:span><text:span text:style-name="T1339">r</text:span><text:span text:style-name="T736">yone takes this action, we all can have something in common, brotherhood, a intrinsic human friendship </text:span><text:span text:style-name="T1340">that who knows, maybe eliminates the need for nationalism </text:span><text:span text:style-name="T1342">or at least part of the conflicts nationalism creates</text:span><text:span text:style-name="T736">. </text:span><text:span text:style-name="T1340">The w</text:span><text:span text:style-name="T737">orld </text:span><text:span text:style-name="T1340">might reach the greatest </text:span><text:span text:style-name="T737">amount </text:span><text:span text:style-name="T1340">of </text:span><text:span text:style-name="T737">peace </text:span><text:span text:style-name="T1340">ever </text:span><text:span text:style-name="T737">achieved.</text:span></text:p>
      <text:p text:style-name="P483"/>
      <text:p text:style-name="P485">---------------------------------------------------------------------------------------------------------------</text:p>
      <text:p text:style-name="P91">----------------------------------------------------------------------------------------------------------------------</text:p>
      <text:p text:style-name="P437"/>
      <text:p text:style-name="P470"><text:span text:style-name="T1347">6</text:span><text:bookmark-start text:name="Chapter7Conclusion"/>.- Conclusion<text:bookmark-end text:name="Chapter7Conclusion"/></text:p>
      <text:p text:style-name="P453"/>
      <text:p text:style-name="P366"><text:span text:style-name="T137">My name is Carlos Alegre Urquizú, this is how I think about life, this is so far </text:span><text:span text:style-name="T152">par</text:span><text:span text:style-name="T153">t</text:span><text:span text:style-name="T152"> of </text:span><text:span text:style-name="T137">what I will </text:span><text:span text:style-name="T161">show to</text:span><text:span text:style-name="T137"> my children. And these thoughts are </text:span><text:span text:style-name="T152">part of </text:span><text:span text:style-name="T137">what ha</text:span><text:span text:style-name="T162">s </text:span><text:span text:style-name="T137">driven my life to be a successful and happy one </text:span><text:span text:style-name="T144">(so far)</text:span><text:span text:style-name="T137">.</text:span></text:p>
      <text:p text:style-name="P276"/>
      <text:p text:style-name="P277"><text:soft-page-break/>Acknowledging the benefits and challenges of change <text:span text:style-name="T884">while </text:span>abstracting them from good and evil <text:span text:style-name="T885">and instead seeing them as the consequences of </text:span><text:span text:style-name="T881">our natural instinct </text:span><text:span text:style-name="T885">of </text:span><text:span text:style-name="T881">boredom after granted survival </text:span>has lead me to have a <text:span text:style-name="T882">more empathetic and </text:span>pretty cheerful energy towards life. Hope it does <text:span text:style-name="T883">it</text:span> for you too.</text:p>
      <text:p text:style-name="P277"/>
      <text:p text:style-name="P278"><text:span text:style-name="T744">It</text:span> is your time now, read this text again if you feel like, think about it, give it a try on your life, whatever. I just want to party with happier people (:D).</text:p>
      <text:p text:style-name="P278"/>
      <text:p text:style-name="P279">I’m aware of that not all of us have the same starting point.</text:p>
      <text:p text:style-name="P279"/>
      <text:p text:style-name="P367"><text:span text:style-name="T137">If you feel like, give it a try, it won’t be easy, better do it with someone. </text:span><text:span text:style-name="T148">Create friends, </text:span><text:span text:style-name="T154">a sort of </text:span><text:span text:style-name="T148">community please, it is way much better than going alone </text:span><text:span text:style-name="T149">like I did.</text:span><text:span text:style-name="T148"> </text:span><text:span text:style-name="T147">I </text:span><text:span text:style-name="T150">strongly</text:span><text:span text:style-name="T147"> recommend this specially for those with the hardest starting points, </text:span><text:span text:style-name="T152">I’m aware mine is not the hardest, not even close</text:span><text:span text:style-name="T147">.</text:span><text:span text:style-name="T137"> </text:span><text:span text:style-name="T151">You might be faster alone, but together you will arrive further, and sometimes, even faster.</text:span></text:p>
      <text:p text:style-name="P280"/>
      <text:p text:style-name="P368"><text:span text:style-name="T154">My understanding of happiness and c</text:span><text:span text:style-name="T145">ritical thinking </text:span><text:span text:style-name="T155">thanks to </text:span><text:span text:style-name="T145">complex system analysis and its application through the years have lead me to </text:span><text:span text:style-name="T156">a </text:span><text:span text:style-name="T145">safe </text:span><text:span text:style-name="T156">and </text:span><text:span text:style-name="T145">sustainable state </text:span><text:span text:style-name="T154">that seems to be applicable to any human</text:span><text:span text:style-name="T145">. </text:span><text:span text:style-name="T154">I hope it is, this is another reason </text:span><text:span text:style-name="T157">why </text:span><text:span text:style-name="T154">I’m writing this text.</text:span></text:p>
      <text:p text:style-name="P281"/>
      <text:p text:style-name="P369"><text:span text:style-name="T146">G</text:span><text:span text:style-name="T137">ood luck to everyone whatever you decide to do and I wish you a great happy life.</text:span></text:p>
      <text:p text:style-name="P454"/>
      <text:p text:style-name="P455">-------------------------------------------------------------------------------------------------------------</text:p>
      <text:p text:style-name="P456">-------------------------------------------------------------------------------------------------------------</text:p>
      <text:p text:style-name="P454"/>
      <text:p text:style-name="P502"><text:span text:style-name="T305">7</text:span><text:bookmark-start text:name="Chapter8Ack"/><text:span text:style-name="T306">.- </text:span>Acknowledgments<text:bookmark-end text:name="Chapter8Ack"/></text:p>
      <text:p text:style-name="P481"/>
      <text:p text:style-name="P490">I’ve arrived to these conclusions not only thinking but also researching. Thanks to all people which its free to consume material on the internet made this text possible. <text:span text:style-name="T745">I believe sharing free knowledge is a form of empathy and it kinda makes you </text:span><text:span text:style-name="T1768">a</text:span><text:span text:style-name="T745"> sort of little hero.</text:span></text:p>
      <text:p text:style-name="P490"/>
      <text:p text:style-name="P561"><text:span text:style-name="T228">For example </text:span><text:span text:style-name="T229">the </text:span><text:span text:style-name="T228">people who helped me understand what I’ve been doing my whole life when I was studying </text:span><text:span text:style-name="T230">were</text:span><text:span text:style-name="T228">: </text:span><text:a xlink:type="simple" xlink:href="https://www.youtube.com/@benjaminkeep" text:style-name="Internet_20_link" text:visited-style-name="Visited_20_Internet_20_Link"><text:span text:style-name="T231">Benjamin Kee</text:span></text:a><text:span text:style-name="T232">p</text:span><text:span text:style-name="T231"> and Justin Sung. </text:span><text:span text:style-name="T233">You can find them on YouTube.</text:span></text:p>
      <text:p text:style-name="P486"/>
      <text:p text:style-name="P18">----------------------------------------------------------------------------------------------------------------------</text:p>
      <text:p text:style-name="P435"><text:span text:style-name="T243">Disclaimer:</text:span><text:span text:style-name="T276"> </text:span><text:span text:style-name="T277">I only watched a total of 3 videos from them </text:span><text:span text:style-name="T278">to create the engineers way of thinking chapter</text:span><text:span text:style-name="T277">. I </text:span><text:span text:style-name="T278">can not </text:span><text:span text:style-name="T277">completely </text:span><text:span text:style-name="T278">as</text:span><text:span text:style-name="T277">sure their </text:span><text:span text:style-name="T278">complete professional reliability so do your own research on them</text:span><text:span text:style-name="T277">. They seemed logical people on those 3 videos and what </text:span><text:span text:style-name="T279">they explained</text:span><text:span text:style-name="T277"> made </text:span><text:span text:style-name="T280">enough </text:span><text:span text:style-name="T277">sense to me and </text:span><text:span text:style-name="T278">to my life experience and thoughts </text:span><text:span text:style-name="T282">on huma</text:span><text:span text:style-name="T285">n</text:span><text:span text:style-name="T282"> nature </text:span><text:span text:style-name="T279">so far </text:span><text:span text:style-name="T281">so as to link </text:span><text:span text:style-name="T283">them</text:span><text:span text:style-name="T281"> to </text:span><text:span text:style-name="T284">the </text:span><text:span text:style-name="T282">text.</text:span></text:p>
      <text:p text:style-name="P487">---------------------------------------------------------------------------------------------------------------</text:p>
      <text:p text:style-name="P481"/>
      <text:p text:style-name="P499"><text:span text:style-name="T287">Thanks to all of them and a</text:span><text:span text:style-name="T286">nd </text:span><text:span text:style-name="T287">thanks to all </text:span><text:span text:style-name="T286">historic figures that </text:span><text:span text:style-name="T287">la</text:span><text:span text:style-name="T288">i</text:span><text:span text:style-name="T287">d-</text:span><text:span text:style-name="T286">out the knowledge</text:span><text:span text:style-name="T287">.</text:span></text:p>
      <text:p text:style-name="P495"/>
      <text:p text:style-name="P496"><text:soft-page-break/>I kind of lied, I was not fully alone, <text:span text:style-name="T1439">multiple</text:span> people, even if they don’t know it thanks to the power of internet, where there with me <text:span text:style-name="T886">at diverse times</text:span>.</text:p>
      <text:p text:style-name="P496"/>
      <text:p text:style-name="P497">It is the human nature to build with each other, to share our knowledge and points of view. Millions have lived and died, suffered and enjoyed in order for this text to become a reality. </text:p>
      <text:p text:style-name="P498"/>
      <text:p text:style-name="P500"><text:span text:style-name="T60">Thanks for reading this far, lets work on ourselves but with each other </text:span><text:span text:style-name="T61">at the same time</text:span><text:span text:style-name="T60"> to keep improving this world.</text:span></text:p>
      <text:p text:style-name="P482"/>
      <text:p text:style-name="P481"/>
      <text:p text:style-name="P481"/>
      <text:p text:style-name="P4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text:page-number text:select-page="current">9</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0:45:02.399868412</meta:creation-date>
    <dc:date>2023-11-02T21:52:39.273892594</dc:date>
    <meta:editing-duration>P2DT19H55M47S</meta:editing-duration>
    <meta:editing-cycles>2734</meta:editing-cycles>
    <meta:generator>LibreOffice/7.3.7.2$Linux_X86_64 LibreOffice_project/30$Build-2</meta:generator>
    <meta:document-statistic meta:table-count="0" meta:image-count="0" meta:object-count="0" meta:page-count="55" meta:paragraph-count="629" meta:word-count="23208" meta:character-count="139889" meta:non-whitespace-character-count="117214"/>
  </office:meta>
</office:document-meta>
</file>